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969696"/>
    </style:style>
    <style:style style:name="gr2" style:family="graphic">
      <style:graphic-properties style:protect="size"/>
    </style:style>
    <style:style style:name="gr3"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4" style:family="graphic">
      <style:graphic-properties draw:stroke="solid" svg:stroke-width="0.071cm" svg:stroke-color="#ff0000" draw:marker-start="msArrowOpenEnd_20_5" draw:marker-start-width="0.319cm" draw:marker-start-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5" style:family="graphic">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6"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969696"/>
    </style:style>
    <style:style style:name="gr7"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draw:shadow-color="#969696"/>
    </style:style>
    <style:style style:name="gr8" style:family="graphic">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9" style:family="graphic">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0" style:family="graphic">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11" style:family="graphic">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2" style:family="graphic">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13"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14" style:family="graphic">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16" style:family="graphic">
      <style:graphic-properties draw:stroke="none" draw:fill="solid" draw:fill-color="#016734" draw:textarea-horizontal-align="left" draw:textarea-vertical-align="top" draw:auto-grow-height="false" fo:padding-top="0.13cm" fo:padding-bottom="0.13cm" fo:padding-left="0.25cm" fo:padding-right="0.25cm" fo:wrap-option="wrap" draw:shadow="hidden"/>
    </style:style>
    <style:style style:name="gr17" style:family="graphic">
      <style:graphic-properties draw:stroke="none" draw:fill="solid" draw:fill-color="#676767" draw:textarea-horizontal-align="left" draw:textarea-vertical-align="top" draw:auto-grow-height="false" fo:padding-top="0.13cm" fo:padding-bottom="0.13cm" fo:padding-left="0.25cm" fo:padding-right="0.25cm" fo:wrap-option="wrap" draw:shadow="hidden"/>
    </style:style>
    <style:style style:name="gr18" style:family="graphic">
      <style:graphic-properties draw:stroke="none" draw:fill="solid" draw:fill-color="#cccccc" draw:textarea-horizontal-align="left" draw:textarea-vertical-align="top" draw:auto-grow-height="false" fo:padding-top="0.13cm" fo:padding-bottom="0.13cm" fo:padding-left="0.25cm" fo:padding-right="0.25cm" fo:wrap-option="wrap" draw:shadow="hidden"/>
    </style:style>
    <style:style style:name="gr19" style:family="graphic">
      <style:graphic-properties draw:stroke="solid" svg:stroke-width="0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graphic-properties draw:stroke="none" draw:fill="solid" draw:fill-color="#fffff8" draw:textarea-horizontal-align="left" draw:textarea-vertical-align="top" draw:auto-grow-height="false" fo:padding-top="0.13cm" fo:padding-bottom="0.13cm" fo:padding-left="0.25cm" fo:padding-right="0.25cm" fo:wrap-option="wrap" draw:shadow="hidden"/>
    </style:style>
    <style:style style:name="gr22" style:family="graphic">
      <style:graphic-properties draw:stroke="none" draw:fill="solid" draw:fill-color="#f3f3ec" draw:textarea-horizontal-align="left" draw:textarea-vertical-align="top" draw:auto-grow-height="false" fo:padding-top="0.13cm" fo:padding-bottom="0.13cm" fo:padding-left="0.25cm" fo:padding-right="0.25cm" fo:wrap-option="wrap" draw:shadow="hidden"/>
    </style:style>
    <style:style style:name="gr23" style:family="graphic">
      <style:graphic-properties draw:stroke="solid" svg:stroke-width="0.093cm" svg:stroke-color="#d2d9d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graphic-properties draw:stroke="none" draw:fill="solid" draw:fill-color="#0000e7" draw:textarea-horizontal-align="left" draw:textarea-vertical-align="top" draw:auto-grow-height="false" fo:padding-top="0.13cm" fo:padding-bottom="0.13cm" fo:padding-left="0.25cm" fo:padding-right="0.25cm" fo:wrap-option="wrap" draw:shadow="hidden"/>
    </style:style>
    <style:style style:name="gr25" style:family="graphic">
      <style:graphic-properties draw:stroke="none" draw:fill="solid" draw:fill-color="#67ffcc" draw:textarea-horizontal-align="left" draw:textarea-vertical-align="top" draw:auto-grow-height="false" fo:padding-top="0.13cm" fo:padding-bottom="0.13cm" fo:padding-left="0.25cm" fo:padding-right="0.25cm" fo:wrap-option="wrap" draw:shadow="hidden"/>
    </style:style>
    <style:style style:name="gr26" style:family="graphic">
      <style:graphic-properties draw:stroke="none" draw:fill="solid" draw:fill-color="#5bf3c0" draw:textarea-horizontal-align="left" draw:textarea-vertical-align="top" draw:auto-grow-height="false" fo:padding-top="0.13cm" fo:padding-bottom="0.13cm" fo:padding-left="0.25cm" fo:padding-right="0.25cm" fo:wrap-option="wrap" draw:shadow="hidden"/>
    </style:style>
    <style:style style:name="gr27" style:family="graphic">
      <style:graphic-properties draw:stroke="solid" svg:stroke-width="0.009cm" svg:stroke-color="#34cc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8" style:family="graphic">
      <style:graphic-properties draw:stroke="none" draw:fill="solid" draw:fill-color="#f3c08d"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none" draw:fill="solid" draw:fill-color="#e6b380"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solid" svg:stroke-width="0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none" draw:fill="solid" draw:fill-color="#f3c398" draw:textarea-horizontal-align="left" draw:textarea-vertical-align="top" draw:auto-grow-height="false" fo:padding-top="0.13cm" fo:padding-bottom="0.13cm" fo:padding-left="0.25cm" fo:padding-right="0.25cm" fo:wrap-option="wrap" draw:shadow="hidden"/>
    </style:style>
    <style:style style:name="gr32" style:family="graphic">
      <style:graphic-properties draw:stroke="solid" svg:stroke-width="0.049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none" draw:fill="solid" draw:fill-color="#ffcc99" draw:textarea-horizontal-align="left" draw:textarea-vertical-align="top" draw:auto-grow-height="false" fo:padding-top="0.13cm" fo:padding-bottom="0.13cm" fo:padding-left="0.25cm" fo:padding-right="0.25cm" fo:wrap-option="wrap" draw:shadow="hidden"/>
    </style:style>
    <style:style style:name="gr34" style:family="graphic">
      <style:graphic-properties draw:stroke="none" draw:fill="solid" draw:fill-color="#4d1a00" draw:textarea-horizontal-align="left" draw:textarea-vertical-align="top" draw:auto-grow-height="false" fo:padding-top="0.13cm" fo:padding-bottom="0.13cm" fo:padding-left="0.25cm" fo:padding-right="0.25cm" fo:wrap-option="wrap" draw:shadow="hidden"/>
    </style:style>
    <style:style style:name="gr35" style:family="graphic">
      <style:graphic-properties draw:stroke="none" draw:fill="solid" draw:fill-color="#0000ff" draw:textarea-horizontal-align="left" draw:textarea-vertical-align="top" draw:auto-grow-height="false" fo:padding-top="0.13cm" fo:padding-bottom="0.13cm" fo:padding-left="0.25cm" fo:padding-right="0.25cm" fo:wrap-option="wrap" draw:shadow="hidden"/>
    </style:style>
    <style:style style:name="gr36" style:family="graphic">
      <style:graphic-properties draw:stroke="solid" svg:stroke-width="0.009cm" svg:stroke-color="#3301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graphic-properties draw:stroke="none" draw:fill="solid" draw:fill-color="#ffff00" draw:textarea-horizontal-align="left" draw:textarea-vertical-align="top" draw:auto-grow-height="false" fo:padding-top="0.13cm" fo:padding-bottom="0.13cm" fo:padding-left="0.25cm" fo:padding-right="0.25cm" fo:wrap-option="wrap" draw:shadow="hidden"/>
    </style:style>
    <style:style style:name="gr38" style:family="graphic">
      <style:graphic-properties draw:stroke="none" draw:fill="solid" draw:fill-color="#f3ee00" draw:textarea-horizontal-align="left" draw:textarea-vertical-align="top" draw:auto-grow-height="false" fo:padding-top="0.13cm" fo:padding-bottom="0.13cm" fo:padding-left="0.25cm" fo:padding-right="0.25cm" fo:wrap-option="wrap" draw:shadow="hidden"/>
    </style:style>
    <style:style style:name="gr39" style:family="graphic">
      <style:graphic-properties draw:stroke="solid" svg:stroke-width="0.071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40" style:family="graphic">
      <style:graphic-properties draw:stroke="none" draw:fill="solid" draw:fill-color="#ffcc66"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41" style:family="graphic">
      <style:graphic-properties draw:stroke="none" draw:fill="none" draw:fill-color="#00cc99" draw:textarea-horizontal-align="justify" draw:textarea-vertical-align="top" draw:auto-grow-height="true" fo:padding-top="0.128cm" fo:padding-bottom="0.128cm" fo:padding-left="0.256cm" fo:padding-right="0.256cm" fo:wrap-option="no-wrap" draw:shadow="hidden" draw:shadow-color="#969696"/>
    </style:style>
    <style:style style:name="gr42"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43" style:family="graphic">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44"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45" style:family="graphic">
      <style:graphic-properties draw:stroke="none" draw:fill="none" draw:fill-color="#ffffff" draw:textarea-horizontal-align="justify" draw:textarea-vertical-align="top" draw:auto-grow-height="true" fo:min-height="2.754cm" fo:padding-top="0.123cm" fo:padding-bottom="0.123cm" fo:padding-left="0.251cm" fo:padding-right="0.251cm" fo:wrap-option="wrap" draw:shadow="hidden" draw:shadow-color="#969696"/>
    </style:style>
    <style:style style:name="gr46" style:family="graphic">
      <style:graphic-properties draw:stroke="none" draw:fill="none" draw:fill-color="#00cc99" draw:textarea-horizontal-align="justify" draw:textarea-vertical-align="top" draw:auto-grow-height="true" fo:min-height="3.24cm" fo:padding-top="0.13cm" fo:padding-bottom="0.13cm" fo:padding-left="0.25cm" fo:padding-right="0.25cm" fo:wrap-option="wrap" draw:shadow="hidden" draw:shadow-color="#969696"/>
    </style:style>
    <style:style style:name="gr47" style:family="graphic">
      <style:graphic-properties draw:stroke="none" draw:fill="none" draw:fill-color="#00cc99" draw:textarea-horizontal-align="justify" draw:textarea-vertical-align="top" draw:auto-grow-height="true" fo:min-height="0.633cm" fo:padding-top="0.13cm" fo:padding-bottom="0.13cm" fo:padding-left="0.25cm" fo:padding-right="0.25cm" fo:wrap-option="wrap" draw:shadow="hidden" draw:shadow-color="#969696"/>
    </style:style>
    <style:style style:name="gr48" style:family="graphic" style:parent-style-name="standard">
      <style:graphic-properties svg:stroke-width="0.07cm" svg:stroke-color="#ff0000" draw:marker-start-width="0.41cm" draw:marker-end-width="0.41cm" draw:textarea-horizontal-align="center" draw:textarea-vertical-align="middle" fo:padding-top="0.16cm" fo:padding-bottom="0.16cm" fo:padding-left="0.285cm" fo:padding-right="0.285cm"/>
    </style:style>
    <style:style style:name="gr49" style:family="graphic">
      <style:graphic-properties draw:stroke="solid" svg:stroke-width="0.035cm" svg:stroke-color="#000000" draw:stroke-linejoin="miter" draw:fill="solid" draw:fill-color="#ccffff" draw:textarea-horizontal-align="left" draw:textarea-vertical-align="middle" draw:auto-grow-height="false" fo:padding-top="0.127cm" fo:padding-bottom="0.127cm" fo:padding-left="0.255cm" fo:padding-right="0.255cm" fo:wrap-option="no-wrap" draw:shadow="hidden" draw:shadow-color="#969696"/>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0.982cm" fo:min-width="0cm" fo:padding-top="0.13cm" fo:padding-bottom="0.13cm" fo:padding-left="0.25cm" fo:padding-right="0.25cm" fo:wrap-option="wrap" draw:shadow="hidden"/>
    </style:style>
    <style:style style:name="pr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969696"/>
    </style:style>
    <style:style style:name="pr4" style:family="presentation" style:parent-style-name="Default-notes">
      <style:graphic-properties draw:stroke="none" draw:fill="none" draw:fill-color="#00cc99" draw:auto-grow-height="true" fo:min-height="11.243cm" draw:shadow="hidden" draw:shadow-color="#969696"/>
    </style:style>
    <style:style style:name="pr5" style:family="presentation" style:parent-style-name="Default-outline1">
      <style:graphic-properties draw:stroke="none" draw:fill="none" draw:fill-color="#00cc99" fo:min-height="16.935cm" draw:shadow="hidden" draw:shadow-color="#969696"/>
    </style:style>
    <style:style style:name="pr6"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margin-top="0.211cm" fo:margin-bottom="0cm" fo:text-indent="0cm"/>
    </style:style>
    <style:style style:name="P6" style:family="paragraph">
      <style:paragraph-properties fo:margin-left="0cm" fo:margin-right="0cm" fo:line-height="80%" fo:text-indent="0cm"/>
    </style:style>
    <style:style style:name="P7" style:family="paragraph">
      <style:paragraph-properties fo:text-align="center" style:writing-mode="lr-tb"/>
      <style:text-properties fo:font-size="24pt"/>
    </style:style>
    <style:style style:name="P8" style:family="paragraph">
      <style:paragraph-properties fo:margin-left="1.27cm" fo:margin-right="0cm" fo:line-height="100%" fo:text-indent="-1.27cm"/>
    </style:style>
    <style:style style:name="P9" style:family="paragraph">
      <style:paragraph-properties fo:margin-left="0cm" fo:margin-right="0cm" fo:line-height="100%" fo:text-indent="0cm"/>
    </style:style>
    <style:style style:name="P10" style:family="paragraph">
      <style:paragraph-properties fo:margin-left="2.063cm" fo:margin-right="0cm" fo:margin-top="0.211cm" fo:margin-bottom="0cm" fo:text-indent="-0.793cm"/>
    </style:style>
    <style:style style:name="P11" style:family="paragraph">
      <style:paragraph-properties fo:margin-left="3.175cm" fo:margin-right="0cm" fo:margin-top="0.211cm" fo:margin-bottom="0cm" fo:line-height="100%" fo:text-indent="-0.635cm"/>
    </style:style>
    <style:style style:name="P12" style:family="paragraph">
      <style:paragraph-properties fo:margin-left="1.27cm" fo:margin-right="0cm" fo:line-height="100%" fo:text-align="center" fo:text-indent="-1.27cm"/>
    </style:style>
    <style:style style:name="P13" style:family="paragraph">
      <style:paragraph-properties fo:margin-left="0cm" fo:margin-right="0cm" fo:line-height="100%" fo:text-indent="0cm" style:writing-mode="lr-tb" style:font-independent-line-spacing="true"/>
    </style:style>
    <style:style style:name="P14" style:family="paragraph">
      <style:paragraph-properties fo:margin-left="1.27cm" fo:margin-right="0cm" fo:line-height="100%" fo:text-indent="-1.27cm" style:writing-mode="lr-tb" style:font-independent-line-spacing="true"/>
    </style:style>
    <style:style style:name="T1" style:family="text">
      <style:text-properties fo:color="#ffff00" fo:font-family="Arial" style:font-pitch="variable" fo:font-size="72pt" fo:text-shadow="1pt 1pt" fo:font-weight="bold" style:font-size-asian="72pt" style:font-weight-asian="bold" style:font-size-complex="72pt" style:font-weight-complex="bold"/>
    </style:style>
    <style:style style:name="T2" style:family="text">
      <style:text-properties fo:font-size="40pt" style:font-size-asian="40pt" style:font-size-complex="40pt"/>
    </style:style>
    <style:style style:name="T3" style:family="text">
      <style:text-properties fo:language="en" fo:country="GB"/>
    </style:style>
    <style:style style:name="T4" style:family="text">
      <style:text-properties fo:language="en" fo:country="GB" fo:font-style="italic" style:text-underline-style="solid" style:text-underline-width="auto" style:text-underline-color="font-color" style:font-style-asian="italic" style:font-style-complex="italic"/>
    </style:style>
    <style:style style:name="T5" style:family="text">
      <style:text-properties fo:language="en" fo:country="GB" style:text-underline-style="solid" style:text-underline-width="auto" style:text-underline-color="font-color"/>
    </style:style>
    <style:style style:name="T6" style:family="text">
      <style:text-properties fo:color="#000066" fo:font-family="'Courier New'" style:font-family-generic="modern" style:font-pitch="fixed" fo:language="en" fo:country="GB" fo:font-weight="bold" style:font-weight-asian="bold" style:font-weight-complex="bold"/>
    </style:style>
    <style:style style:name="T7" style:family="text">
      <style:text-properties fo:color="#000000" fo:font-family="'Courier New'" style:font-family-generic="modern" style:font-pitch="fixed" fo:language="en" fo:country="GB" fo:font-weight="bold" style:font-weight-asian="bold" style:font-weight-complex="bold"/>
    </style:style>
    <style:style style:name="T8" style:family="text">
      <style:text-properties fo:color="#ffffff" fo:font-family="Arial" style:font-pitch="variable" fo:font-size="18pt" fo:text-shadow="1pt 1pt" style:font-size-asian="18pt" style:font-size-complex="18pt"/>
    </style:style>
    <style:style style:name="T9" style:family="text">
      <style:text-properties fo:color="#00cc00" fo:font-family="Wingdings" style:font-pitch="variable" style:font-charset="x-symbol" fo:font-size="72pt" fo:language="en" fo:country="US" fo:text-shadow="1pt 1pt" style:font-size-asian="72pt" style:font-size-complex="72pt"/>
    </style:style>
    <style:style style:name="T10" style:family="text">
      <style:text-properties fo:color="#ffff00" fo:font-family="Wingdings" style:font-pitch="variable" style:font-charset="x-symbol" fo:font-size="60pt" fo:text-shadow="1pt 1pt" style:font-size-asian="60pt" style:font-size-complex="60pt"/>
    </style:style>
    <style:style style:name="T11" style:family="text">
      <style:text-properties fo:color="#ffffff" fo:font-family="Arial" style:font-pitch="variable" fo:font-size="18pt" fo:language="en" fo:country="GB" fo:text-shadow="1pt 1pt" style:font-size-asian="18pt" style:font-size-complex="18pt"/>
    </style:style>
    <style:style style:name="T12" style:family="text">
      <style:text-properties fo:font-family="Wingdings" style:font-pitch="variable" style:font-charset="x-symbol" fo:language="en" fo:country="GB"/>
    </style:style>
    <style:style style:name="T13" style:family="text">
      <style:text-properties fo:font-family="'Courier New'" style:font-family-generic="modern" style:font-pitch="fixed" fo:language="en" fo:country="GB"/>
    </style:style>
    <style:style style:name="T14" style:family="text">
      <style:text-properties fo:color="#ffffff" fo:font-family="Arial" style:font-pitch="variable" fo:language="en" fo:country="GB" fo:text-shadow="1pt 1pt" fo:font-weight="bold" style:font-weight-asian="bold" style:font-weight-complex="bold"/>
    </style:style>
    <style:style style:name="T15" style:family="text">
      <style:text-properties fo:font-family="'Courier New'" style:font-family-generic="modern" style:font-pitch="fixed" fo:language="en" fo:country="GB" fo:font-weight="bold" style:font-weight-asian="bold" style:font-weight-complex="bold"/>
    </style:style>
    <style:style style:name="T16" style:family="text">
      <style:text-properties fo:color="#ff3300" fo:font-family="Wingdings" style:font-pitch="variable" style:font-charset="x-symbol" fo:font-size="60pt" fo:language="en" fo:country="US" fo:text-shadow="1pt 1pt" style:font-size-asian="60pt" style:font-size-complex="60pt"/>
    </style:style>
    <style:style style:name="T17" style:family="text">
      <style:text-properties fo:font-family="Arial" style:font-pitch="variable" fo:font-size="20pt" fo:font-weight="bold" style:font-size-asian="20pt" style:font-weight-asian="bold" style:font-size-complex="20pt" style:font-weight-complex="bold"/>
    </style:style>
    <style:style style:name="T18" style:family="text">
      <style:text-properties fo:font-family="Arial" style:font-pitch="variable"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9" style:family="text">
      <style:text-properties fo:color="#00ff00" fo:font-family="Wingdings" style:font-pitch="variable" style:font-charset="x-symbol" fo:font-size="72pt" fo:language="en" fo:country="US" fo:text-shadow="1pt 1pt" style:font-size-asian="72pt" style:font-size-complex="72pt"/>
    </style:style>
    <style:style style:name="T20" style:family="text">
      <style:text-properties fo:color="#00ff00" fo:font-family="Wingdings" style:font-pitch="variable" style:font-charset="x-symbol" fo:font-size="40pt" fo:language="en" fo:country="US" fo:text-shadow="1pt 1pt" style:font-size-asian="40pt" style:font-size-complex="40pt"/>
    </style:style>
    <style:style style:name="T21" style:family="text">
      <style:text-properties fo:color="#ff3300" fo:font-family="Wingdings" style:font-pitch="variable" style:font-charset="x-symbol" fo:font-size="40pt" fo:language="en" fo:country="US" fo:text-shadow="1pt 1pt" style:font-size-asian="40pt" style:font-size-complex="40pt"/>
    </style:style>
    <style:style style:name="T22" style:family="text">
      <style:text-properties fo:font-size="40pt" fo:language="en" fo:country="GB" style:font-size-asian="40pt" style:font-size-complex="40pt"/>
    </style:style>
    <style:style style:name="T23"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24"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25"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26" style:family="text">
      <style:text-properties fo:color="#ff0000" fo:font-size="60pt" fo:text-shadow="1pt 1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office:automatic-styles>
  <office:body>
    <office:presentation>
      <presentation:footer-decl presentation:name="ftr1">© { JSL }</presentation:footer-decl>
      <draw:page draw:name="C Foundation Part 2" draw:style-name="dp1" draw:master-page-name="Default" presentation:use-footer-name="ftr1">
        <office:forms form:automatic-focus="false" form:apply-design-mode="false"/>
        <draw:custom-shape draw:style-name="gr1" draw:text-style-name="P2" draw:layer="layout" svg:width="13.91cm" svg:height="6.357cm" svg:x="7.914cm" svg:y="6.526cm">
          <text:p text:style-name="P1"><text:span text:style-name="T1">Incomplete</text:span></text:p>
          <text:p text:style-name="P1"><text:span text:style-name="T1">Types</text:span></text:p>
          <draw:enhanced-geometry svg:viewBox="0 0 21600 21600" draw:type="mso-spt202" draw:enhanced-path="M 0 0 L 21600 0 21600 21600 0 21600 0 0 Z N"/>
        </draw:custom-shape>
        <draw:frame presentation:style-name="pr1" draw:text-style-name="P2" draw:layer="layout" svg:width="15.24cm" svg:height="2.329cm" draw:transform="rotate (1.5707963267946) translate (0.635cm 17.992cm)" presentation:class="title" presentation:user-transformed="true">
          <draw:text-box>
            <text:p text:style-name="P3"><text:span text:style-name="T2">C Foundation Part 2</text:span></text:p>
          </draw:text-box>
        </draw:frame>
        <presentation:notes draw:style-name="dp2">
          <draw:page-thumbnail draw:style-name="gr2" draw:layer="layout" svg:width="13.472cm" svg:height="9.327cm" svg:x="3.126cm" svg:y="1.896cm" draw:page-number="1" presentation:class="page"/>
          <draw:frame presentation:style-name="pr2" draw:text-style-name="P2" draw:layer="layout" svg:width="14.394cm" svg:height="11.242cm" svg:x="2.963cm" svg:y="11.861cm" presentation:class="notes" presentation:user-transformed="true">
            <draw:text-box>
              <text:p/>
            </draw:text-box>
          </draw:frame>
        </presentation:notes>
      </draw:page>
      <draw:page draw:name="Type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ype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6.2.5 Types</text:span></text:p>
                <text:list text:style-name="L4">
                  <text:list-item>
                    <text:p text:style-name="P5"><text:span text:style-name="T3">para 1 - Types are partitioned into</text:span></text:p>
                    <text:list>
                      <text:list-item>
                        <text:p text:style-name="P5"><text:span text:style-name="T4">object types</text:span><text:span text:style-name="T3"> (types that fully describe objects),</text:span></text:p>
                      </text:list-item>
                      <text:list-item>
                        <text:p text:style-name="P5"><text:span text:style-name="T4">function types</text:span><text:span text:style-name="T3"> (types that describe functions),</text:span></text:p>
                      </text:list-item>
                      <text:list-item>
                        <text:p text:style-name="P5"><text:span text:style-name="T4">incomplete types</text:span><text:span text:style-name="T3"> (types that describe objects but lack information needed to determine their sizes).</text:span></text:p>
                      </text:list-item>
                    </text:list>
                  </text:list-item>
                </text:list>
              </text:list-item>
              <text:list-item>
                <text:p text:style-name="P4"><text:span text:style-name="T3">6.2.5 Types</text:span></text:p>
                <text:list text:style-name="L4">
                  <text:list-item>
                    <text:p text:style-name="P5"><text:span text:style-name="T3">para 19 – The void type ... is an </text:span><text:span text:style-name="T4">incomplete type</text:span><text:span text:style-name="T3"> that cannot be completed. </text:span></text:p>
                  </text:list-item>
                  <text:list-item>
                    <text:p text:style-name="P5"><text:span text:style-name="T3">para 22 – An array of unknown size is an </text:span><text:span text:style-name="T4">incomplete type</text:span><text:span text:style-name="T3">. </text:span></text:p>
                  </text:list-item>
                  <text:list-item>
                    <text:p text:style-name="P5"><text:span text:style-name="T3">para 22 – A structure or union type of unknown content is an </text:span><text:span text:style-name="T4">incomplete type</text:span><text:span text:style-name="T3">.</text:span></text:p>
                  </text:list-item>
                </text:list>
              </text:list-item>
            </text:list>
          </draw:text-box>
        </draw:frame>
        <presentation:notes draw:style-name="dp2">
          <draw:page-thumbnail draw:style-name="gr2" draw:layer="layout" svg:width="13.472cm" svg:height="9.327cm" svg:x="3.126cm" svg:y="1.896cm" draw:page-number="2" presentation:class="page"/>
          <draw:frame presentation:style-name="pr4" draw:layer="layout" svg:width="14.394cm" svg:height="11.499cm" svg:x="2.963cm" svg:y="11.861cm" presentation:class="notes" presentation:placeholder="true">
            <draw:text-box/>
          </draw:frame>
        </presentation:notes>
      </draw:page>
      <draw:page draw:name="void"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void</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6.7.5.3 Function declarators</text:span></text:p>
                <text:list text:style-name="L4">
                  <text:list-item>
                    <text:p text:style-name="P5"><text:span text:style-name="T3">para 14 – An empty list in a function declarator that is part of a definition of that function specifies that the function has no parameters.</text:span></text:p>
                    <text:p text:style-name="P5"><text:span text:style-name="T3"/></text:p>
                    <text:p text:style-name="P5"><text:span text:style-name="T3"/></text:p>
                    <text:p text:style-name="P5"><text:span text:style-name="T3"/></text:p>
                  </text:list-item>
                  <text:list-item>
                    <text:p text:style-name="P5"><text:span text:style-name="T3">para 14 – The empty list in a function declarator that is </text:span><text:span text:style-name="T5">not</text:span><text:span text:style-name="T3"> part of a definition of that function specifies that no information about the number or types of the parameters is supplied.</text:span></text:p>
                  </text:list-item>
                </text:list>
              </text:list-item>
            </text:list>
          </draw:text-box>
        </draw:frame>
        <draw:custom-shape draw:style-name="gr3" draw:text-style-name="P2" draw:layer="layout" svg:width="12.003cm" svg:height="1.881cm" svg:x="5.358cm" svg:y="6.645cm">
          <text:p text:style-name="P6"><text:span text:style-name="T6">int </text:span><text:span text:style-name="T7">f(</text:span><text:span text:style-name="T6">void</text:span><text:span text:style-name="T7">) { ... }</text:span></text:p>
          <text:p text:style-name="P6"><text:span text:style-name="T6">int</text:span><text:span text:style-name="T7"> f() <text:s text:c="4"/>{ ... }</text:span></text:p>
          <draw:enhanced-geometry svg:viewBox="0 0 21600 21600" draw:type="mso-spt202" draw:enhanced-path="M 0 0 L 21600 0 21600 21600 0 21600 0 0 Z N"/>
        </draw:custom-shape>
        <draw:custom-shape draw:style-name="gr3" draw:text-style-name="P2" draw:layer="layout" svg:width="12.003cm" svg:height="1.881cm" svg:x="5.759cm" svg:y="14.446cm">
          <text:p text:style-name="P6"><text:span text:style-name="T6">int </text:span><text:span text:style-name="T7">f(</text:span><text:span text:style-name="T6">void</text:span><text:span text:style-name="T7">);</text:span></text:p>
          <text:p text:style-name="P6"><text:span text:style-name="T6">int</text:span><text:span text:style-name="T7"> f();</text:span></text:p>
          <draw:enhanced-geometry svg:viewBox="0 0 21600 21600" draw:type="mso-spt202" draw:enhanced-path="M 0 0 L 21600 0 21600 21600 0 21600 0 0 Z N"/>
        </draw:custom-shape>
        <draw:line draw:style-name="gr4" draw:text-style-name="P7" draw:layer="layout" svg:x1="15.562cm" svg:y1="7.126cm" svg:x2="18.561cm" svg:y2="7.126cm">
          <text:p/>
        </draw:line>
        <draw:line draw:style-name="gr4" draw:text-style-name="P7" draw:layer="layout" svg:x1="15.562cm" svg:y1="7.924cm" svg:x2="18.561cm" svg:y2="7.924cm">
          <text:p/>
        </draw:line>
        <draw:line draw:style-name="gr5" draw:text-style-name="P7" draw:layer="layout" svg:x1="18.561cm" svg:y1="7.126cm" svg:x2="18.561cm" svg:y2="7.924cm">
          <text:p/>
        </draw:line>
        <draw:line draw:style-name="gr4" draw:text-style-name="P7" draw:layer="layout" svg:x1="12.162cm" svg:y1="14.927cm" svg:x2="18.561cm" svg:y2="14.927cm">
          <text:p/>
        </draw:line>
        <draw:line draw:style-name="gr4" draw:text-style-name="P7" draw:layer="layout" svg:x1="10.358cm" svg:y1="15.725cm" svg:x2="18.561cm" svg:y2="15.725cm">
          <text:p/>
        </draw:line>
        <draw:line draw:style-name="gr5" draw:text-style-name="P7" draw:layer="layout" svg:x1="18.561cm" svg:y1="14.927cm" svg:x2="18.561cm" svg:y2="15.725cm">
          <text:p/>
        </draw:line>
        <draw:custom-shape draw:style-name="gr6" draw:text-style-name="P2" draw:layer="layout" svg:width="4.392cm" svg:height="1.023cm" svg:x="18.763cm" svg:y="6.923cm">
          <text:p text:style-name="P8"><text:span text:style-name="T8">equivalent</text:span></text:p>
          <draw:enhanced-geometry svg:viewBox="0 0 21600 21600" draw:type="mso-spt202" draw:enhanced-path="M 0 0 L 21600 0 21600 21600 0 21600 0 0 Z N"/>
        </draw:custom-shape>
        <draw:custom-shape draw:style-name="gr6" draw:text-style-name="P2" draw:layer="layout" svg:width="6.2cm" svg:height="1.023cm" svg:x="18.763cm" svg:y="14.724cm">
          <text:p text:style-name="P8"><text:span text:style-name="T8">not equivalent</text:span></text:p>
          <draw:enhanced-geometry svg:viewBox="0 0 21600 21600" draw:type="mso-spt202" draw:enhanced-path="M 0 0 L 21600 0 21600 21600 0 21600 0 0 Z N"/>
        </draw:custom-shape>
        <draw:custom-shape draw:style-name="gr7" draw:text-style-name="P2" draw:layer="layout" svg:width="3.202cm" svg:height="3.295cm" svg:x="20.558cm" svg:y="15.033cm">
          <text:p text:style-name="P9"><text:span text:style-name="T9"></text:span></text:p>
          <draw:enhanced-geometry svg:viewBox="0 0 21600 21600" draw:type="rectangle" draw:enhanced-path="M 0 0 L 21600 0 21600 21600 0 21600 0 0 Z N"/>
        </draw:custom-shape>
        <draw:custom-shape draw:style-name="gr6" draw:text-style-name="P2" draw:layer="layout" svg:width="3.192cm" svg:height="2.801cm" svg:x="22.362cm" svg:y="15.227cm">
          <text:p text:style-name="P8"><text:span text:style-name="T10"></text:span></text:p>
          <draw:enhanced-geometry svg:viewBox="0 0 21600 21600" draw:type="mso-spt202" draw:enhanced-path="M 0 0 L 21600 0 21600 21600 0 21600 0 0 Z N"/>
        </draw:custom-shape>
        <draw:custom-shape draw:style-name="gr7" draw:text-style-name="P2" draw:layer="layout" svg:width="3.202cm" svg:height="3.295cm" svg:x="20.364cm" svg:y="6.725cm">
          <text:p text:style-name="P9"><text:span text:style-name="T9"></text:span></text:p>
          <draw:enhanced-geometry svg:viewBox="0 0 21600 21600" draw:type="rectangle" draw:enhanced-path="M 0 0 L 21600 0 21600 21600 0 21600 0 0 Z N"/>
        </draw:custom-shape>
        <draw:custom-shape draw:style-name="gr6" draw:text-style-name="P2" draw:layer="layout" svg:width="3.192cm" svg:height="2.801cm" svg:x="22.168cm" svg:y="6.919cm">
          <text:p text:style-name="P8"><text:span text:style-name="T10"></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3" presentation:class="page"/>
          <draw:frame presentation:style-name="pr4" draw:layer="layout" svg:width="14.394cm" svg:height="11.499cm" svg:x="2.963cm" svg:y="11.861cm" presentation:class="notes" presentation:placeholder="true">
            <draw:text-box/>
          </draw:frame>
        </presentation:notes>
      </draw:page>
      <draw:page draw:name="exercise-1"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1</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when do you get a diagnostic?</text:span></text:p>
                <text:list text:style-name="L4">
                  <text:list-item>
                    <text:p text:style-name="P5"><text:span text:style-name="T3">gcc clo.c </text:span></text:p>
                  </text:list-item>
                  <text:list-item>
                    <text:p text:style-name="P5"><text:span text:style-name="T3">gcc –Wall clo.c </text:span></text:p>
                  </text:list-item>
                  <text:list-item>
                    <text:p text:style-name="P5"><text:span text:style-name="T3">gcc –Wmissing-prototypes clo.c </text:span></text:p>
                  </text:list-item>
                </text:list>
              </text:list-item>
            </text:list>
            <text:p text:style-name="P10"><text:span text:style-name="T3"/></text:p>
            <text:list text:style-name="L4">
              <text:list-item>
                <text:list>
                  <text:list-header>
                    <text:p text:style-name="P5"><text:span text:style-name="T3"/></text:p>
                  </text:list-header>
                </text:list>
              </text:list-item>
            </text:list>
          </draw:text-box>
        </draw:frame>
        <draw:custom-shape draw:style-name="gr3" draw:text-style-name="P2" draw:layer="layout" svg:width="12.003cm" svg:height="9.189cm" svg:x="7.223cm" svg:y="8.145cm">
          <text:p text:style-name="P6"><text:span text:style-name="T6">int </text:span><text:span text:style-name="T7">f();</text:span></text:p>
          <text:p text:style-name="P6"><text:span text:style-name="T7"/></text:p>
          <text:p text:style-name="P6"><text:span text:style-name="T6">int</text:span><text:span text:style-name="T7"> main(</text:span><text:span text:style-name="T6">void</text:span><text:span text:style-name="T7">)</text:span></text:p>
          <text:p text:style-name="P6"><text:span text:style-name="T7">{</text:span></text:p>
          <text:p text:style-name="P6"><text:span text:style-name="T7"><text:s text:c="4"/></text:span><text:span text:style-name="T6">return</text:span><text:span text:style-name="T7"> f(4, 2);</text:span></text:p>
          <text:p text:style-name="P6"><text:span text:style-name="T7">}</text:span></text:p>
          <text:p text:style-name="P6"><text:span text:style-name="T7"/></text:p>
          <text:p text:style-name="P6"><text:span text:style-name="T6">int</text:span><text:span text:style-name="T7"> f(</text:span><text:span text:style-name="T6">int</text:span><text:span text:style-name="T7"> value)</text:span></text:p>
          <text:p text:style-name="P6"><text:span text:style-name="T7">{</text:span></text:p>
          <text:p text:style-name="P6"><text:span text:style-name="T7"><text:s text:c="4"/></text:span><text:span text:style-name="T6">return</text:span><text:span text:style-name="T7"> value;</text:span></text:p>
          <text:p text:style-name="P6"><text:span text:style-name="T7">}</text:span></text:p>
          <draw:enhanced-geometry svg:viewBox="0 0 21600 21600" draw:type="mso-spt202" draw:enhanced-path="M 0 0 L 21600 0 21600 21600 0 21600 0 0 Z N"/>
        </draw:custom-shape>
        <draw:g>
          <draw:custom-shape draw:style-name="gr8" draw:text-style-name="P2" draw:layer="layout" svg:width="0.812cm" svg:height="3.268cm" draw:transform="rotate (-2.3537510292403) translate (22.174cm 9.665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9" draw:text-style-name="P2" draw:layer="layout" svg:width="0.812cm" svg:height="3.268cm" draw:transform="rotate (-2.3537510292403) translate (22.174cm 9.665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8" draw:text-style-name="P2" draw:layer="layout" svg:width="0.759cm" svg:height="3.272cm" draw:transform="rotate (-2.3537510292403) translate (22.672cm 9.15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9" draw:text-style-name="P2" draw:layer="layout" svg:width="0.759cm" svg:height="3.272cm" draw:transform="rotate (-2.3537510292403) translate (22.672cm 9.15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0" draw:text-style-name="P2" draw:layer="layout" svg:width="0.294cm" svg:height="0.607cm" draw:transform="rotate (-2.3537510292403) translate (22.103cm 9.605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0" draw:text-style-name="P2" draw:layer="layout" svg:width="0.258cm" svg:height="0.522cm" draw:transform="rotate (-2.3537510292403) translate (22.277cm 9.341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0" draw:text-style-name="P2" draw:layer="layout" svg:width="0.52cm" svg:height="0.633cm" draw:transform="rotate (-2.3537510292403) translate (21.55cm 9.096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0" draw:text-style-name="P2" draw:layer="layout" svg:width="0.395cm" svg:height="0.245cm" draw:transform="rotate (-2.3537510292403) translate (20.875cm 8.578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0" draw:text-style-name="P2" draw:layer="layout" svg:width="0.759cm" svg:height="3.201cm" draw:transform="rotate (-2.3537510292403) translate (22.651cm 9.097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0" draw:text-style-name="P2" draw:layer="layout" svg:width="0.896cm" svg:height="3.273cm" draw:transform="rotate (-2.3537510292403) translate (22.198cm 9.604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0" draw:text-style-name="P2" draw:layer="layout" svg:width="0.589cm" svg:height="0.468cm" draw:transform="rotate (-2.3537510292403) translate (22.354cm 9.49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0" draw:text-style-name="P2" draw:layer="layout" svg:width="0.056cm" svg:height="0.03cm" draw:transform="rotate (-2.3537510292403) translate (22.132cm 9.663cm)">
            <text:p/>
            <draw:enhanced-geometry svg:viewBox="0 0 70 35" draw:type="non-primitive" draw:enhanced-path="M 0 0 L 9 5 17 9 26 15 34 20 43 24 52 29 61 32 70 35 0 0 Z N"/>
          </draw:custom-shape>
          <draw:custom-shape draw:style-name="gr10" draw:text-style-name="P2" draw:layer="layout" svg:width="0.25cm" svg:height="0.267cm" draw:transform="rotate (-2.3537510292403) translate (22.123cm 9.67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0" draw:text-style-name="P2" draw:layer="layout" svg:width="0.48cm" svg:height="0.196cm" draw:transform="rotate (-2.3537510292403) translate (21.533cm 9.569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0" draw:text-style-name="P2" draw:layer="layout" svg:width="0.197cm" svg:height="0.326cm" draw:transform="rotate (-2.3537510292403) translate (21.428cm 10.0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0" draw:text-style-name="P2" draw:layer="layout" svg:width="0.157cm" svg:height="0.316cm" draw:transform="rotate (-2.3537510292403) translate (21.409cm 10.0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0" draw:text-style-name="P2" draw:layer="layout" svg:width="0.141cm" svg:height="0.218cm" draw:transform="rotate (-2.3537510292403) translate (21.341cm 10.015cm)">
            <text:p/>
            <draw:enhanced-geometry svg:viewBox="0 0 175 243" draw:type="non-primitive" draw:enhanced-path="M 0 243 L 11 229 22 213 32 198 42 182 54 167 64 152 74 136 84 120 96 105 106 89 117 73 129 59 140 44 151 29 163 14 175 0 0 243 Z N"/>
          </draw:custom-shape>
          <draw:custom-shape draw:style-name="gr10" draw:text-style-name="P2" draw:layer="layout" svg:width="0.213cm" svg:height="0.316cm" draw:transform="rotate (-2.3537510292403) translate (21.396cm 10.049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0" draw:text-style-name="P2" draw:layer="layout" svg:width="0.124cm" svg:height="0.187cm" draw:transform="rotate (-2.3537510292403) translate (21.375cm 10.113cm)">
            <text:p/>
            <draw:enhanced-geometry svg:viewBox="0 0 157 211" draw:type="non-primitive" draw:enhanced-path="M 157 0 L 147 14 137 26 127 39 115 51 104 64 94 76 82 89 72 102 61 115 51 127 40 141 31 154 22 168 14 182 6 196 0 211 157 0 Z N"/>
          </draw:custom-shape>
          <draw:custom-shape draw:style-name="gr10" draw:text-style-name="P2" draw:layer="layout" svg:width="0.056cm" svg:height="0.187cm" draw:transform="rotate (-2.3537510292403) translate (21.321cm 10.036cm)">
            <text:p/>
            <draw:enhanced-geometry svg:viewBox="0 0 70 209" draw:type="non-primitive" draw:enhanced-path="M 0 209 L 5 197 10 183 14 171 19 157 22 144 27 131 31 118 36 104 40 91 44 78 48 65 53 52 57 38 61 26 65 12 70 0 0 209 Z N"/>
          </draw:custom-shape>
          <draw:custom-shape draw:style-name="gr10" draw:text-style-name="P2" draw:layer="layout" svg:width="0.497cm" svg:height="0.625cm" draw:transform="rotate (-2.3537510292403) translate (21.055cm 9.373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0" draw:text-style-name="P2" draw:layer="layout" svg:width="0.157cm" svg:height="0.044cm" draw:transform="rotate (-2.3537510292403) translate (20.918cm 9.332cm)">
            <text:p/>
            <draw:enhanced-geometry svg:viewBox="0 0 193 50" draw:type="non-primitive" draw:enhanced-path="M 193 0 L 181 3 168 7 156 11 143 17 131 23 117 27 105 33 92 38 79 42 66 46 55 49 42 50 31 49 21 46 11 43 0 36 193 0 Z N"/>
          </draw:custom-shape>
          <draw:custom-shape draw:style-name="gr10" draw:text-style-name="P2" draw:layer="layout" svg:width="0.222cm" svg:height="0.155cm" draw:transform="rotate (-2.3537510292403) translate (21.047cm 9.347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0" draw:text-style-name="P2" draw:layer="layout" svg:width="0.646cm" svg:height="0.893cm" draw:transform="rotate (-2.3537510292403) translate (20.209cm 8.735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0" draw:text-style-name="P2" draw:layer="layout" svg:width="0.497cm" svg:height="0.625cm" draw:transform="rotate (-2.3537510292403) translate (22.163cm 8.24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0" draw:text-style-name="P2" draw:layer="layout" svg:width="0.658cm" svg:height="0.888cm" draw:transform="rotate (-2.3537510292403) translate (21.649cm 7.27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0" draw:text-style-name="P2" draw:layer="layout" svg:width="0.181cm" svg:height="0.151cm" draw:transform="rotate (-2.3537510292403) translate (21.933cm 8.4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0" draw:text-style-name="P2" draw:layer="layout" svg:width="0.581cm" svg:height="0.442cm" draw:transform="rotate (-2.3537510292403) translate (22.639cm 8.807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0" draw:text-style-name="P2" draw:layer="layout" svg:width="0.016cm" svg:height="0.004cm" draw:transform="rotate (-2.3537510292403) translate (21.935cm 8.886cm)">
            <text:p/>
            <draw:enhanced-geometry svg:viewBox="0 0 17 0" draw:type="non-primitive" draw:enhanced-path="M 0 0 L 4 0 9 0 12 0 17 0 0 0 Z N"/>
          </draw:custom-shape>
          <draw:custom-shape draw:style-name="gr10" draw:text-style-name="P2" draw:layer="layout" svg:width="0.338cm" svg:height="0.214cm" draw:transform="rotate (-2.3537510292403) translate (22.45cm 8.762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8" draw:text-style-name="P2" draw:layer="layout" svg:width="0.629cm" svg:height="0.213cm" draw:transform="rotate (-2.3537510292403) translate (21.314cm 8.149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8" draw:text-style-name="P2" draw:layer="layout" svg:width="0.658cm" svg:height="0.25cm" draw:transform="rotate (-2.3537510292403) translate (21.171cm 7.914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8" draw:text-style-name="P2" draw:layer="layout" svg:width="0.577cm" svg:height="0.027cm" draw:transform="rotate (-2.3537510292403) translate (20.873cm 7.7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8" draw:text-style-name="P2" draw:layer="layout" svg:width="0.686cm" svg:height="0.218cm" draw:transform="rotate (-2.3537510292403) translate (20.949cm 7.70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8" draw:text-style-name="P2" draw:layer="layout" svg:width="0.726cm" svg:height="0.2cm" draw:transform="rotate (-2.3537510292403) translate (20.758cm 7.5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8" draw:text-style-name="P2" draw:layer="layout" svg:width="0.338cm" svg:height="0.37cm" draw:transform="rotate (-2.3537510292403) translate (21.76cm 8.707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8" draw:text-style-name="P2" draw:layer="layout" svg:width="0.068cm" svg:height="0.061cm" draw:transform="rotate (-2.3537510292403) translate (21.615cm 8.853cm)">
            <text:p/>
            <draw:enhanced-geometry svg:viewBox="0 0 86 72" draw:type="non-primitive" draw:enhanced-path="M 0 0 L 10 9 21 18 32 27 43 35 54 44 65 53 76 62 86 72 0 0 Z N"/>
          </draw:custom-shape>
          <draw:custom-shape draw:style-name="gr8" draw:text-style-name="P2" draw:layer="layout" svg:width="0.213cm" svg:height="0.451cm" draw:transform="rotate (-2.3537510292403) translate (22.265cm 9.398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8" draw:text-style-name="P2" draw:layer="layout" svg:width="0.169cm" svg:height="0.196cm" draw:transform="rotate (-2.3537510292403) translate (21.243cm 9.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8" draw:text-style-name="P2" draw:layer="layout" svg:width="0.218cm" svg:height="0.852cm" draw:transform="rotate (-2.3537510292403) translate (20.522cm 8.801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8" draw:text-style-name="P2" draw:layer="layout" svg:width="0.839cm" svg:height="0.191cm" draw:transform="rotate (-2.3537510292403) translate (20.53cm 7.32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1" draw:text-style-name="P2" draw:layer="layout" svg:width="0.762cm" svg:height="0.102cm" draw:transform="rotate (-2.3537510292403) translate (21.948cm 8.96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1" draw:text-style-name="P2" draw:layer="layout" svg:width="0.395cm" svg:height="0.688cm" draw:transform="rotate (-2.3537510292403) translate (22.019cm 8.713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1" draw:text-style-name="P2" draw:layer="layout" svg:width="0.395cm" svg:height="0.749cm" draw:transform="rotate (-2.3537510292403) translate (21.471cm 9.308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1" draw:text-style-name="P2" draw:layer="layout" svg:width="1.077cm" svg:height="0.066cm" draw:transform="rotate (-2.3537510292403) translate (21.524cm 8.27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1" draw:text-style-name="P2" draw:layer="layout" svg:width="0.041cm" svg:height="0.004cm" draw:transform="rotate (-2.3537510292403) translate (20.743cm 9.021cm)">
            <text:p/>
            <draw:enhanced-geometry svg:viewBox="0 0 54 0" draw:type="non-primitive" draw:enhanced-path="M 0 0 L 0 0 6 0 13 0 20 0 27 0 34 0 41 0 47 0 54 0 N"/>
          </draw:custom-shape>
          <draw:custom-shape draw:style-name="gr11" draw:text-style-name="P2" draw:layer="layout" svg:width="1.049cm" svg:height="0.066cm" draw:transform="rotate (-2.3537510292403) translate (21.419cm 8.253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1" draw:text-style-name="P2" draw:layer="layout" svg:width="1.316cm" svg:height="0.098cm" draw:transform="rotate (-2.3537510292403) translate (21.328cm 7.94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1" draw:text-style-name="P2" draw:layer="layout" svg:width="0.003cm" svg:height="0.031cm" draw:transform="rotate (-2.3537510292403) translate (20.379cm 8.9cm)">
            <text:p/>
            <draw:enhanced-geometry svg:viewBox="0 0 0 36" draw:type="non-primitive" draw:enhanced-path="M 0 0 L 0 0 0 4 0 9 0 13 0 18 0 22 0 27 0 32 0 36 N"/>
          </draw:custom-shape>
          <draw:custom-shape draw:style-name="gr11" draw:text-style-name="P2" draw:layer="layout" svg:width="1.429cm" svg:height="0.133cm" draw:transform="rotate (-2.3537510292403) translate (21.137cm 7.69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1" draw:text-style-name="P2" draw:layer="layout" svg:width="1.485cm" svg:height="0.102cm" draw:transform="rotate (-2.3537510292403) translate (20.89cm 7.448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1" draw:text-style-name="P2" draw:layer="layout" svg:width="1.473cm" svg:height="0.102cm" draw:transform="rotate (-2.3537510292403) translate (20.711cm 7.23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1" draw:text-style-name="P2" draw:layer="layout" svg:width="1.356cm" svg:height="0.201cm" draw:transform="rotate (-2.3537510292403) translate (20.533cm 7.19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1" draw:text-style-name="P2" draw:layer="layout" svg:width="0.169cm" svg:height="0.004cm" draw:transform="rotate (-2.3537510292403) translate (19.968cm 7.311cm)">
            <text:p/>
            <draw:enhanced-geometry svg:viewBox="0 0 210 0" draw:type="non-primitive" draw:enhanced-path="M 0 0 L 0 0 14 0 27 0 40 0 53 0 67 0 80 0 93 0 106 0 119 0 132 0 145 0 158 0 171 0 184 0 198 0 210 0 N"/>
          </draw:custom-shape>
          <draw:custom-shape draw:style-name="gr11" draw:text-style-name="P2" draw:layer="layout" svg:width="0.024cm" svg:height="0.031cm" draw:transform="rotate (-2.3537510292403) translate (19.799cm 7.525cm)">
            <text:p/>
            <draw:enhanced-geometry svg:viewBox="0 0 34 35" draw:type="non-primitive" draw:enhanced-path="M 0 35 L 0 35 4 30 9 27 13 22 17 18 21 13 26 9 30 4 34 0 N"/>
          </draw:custom-shape>
          <draw:custom-shape draw:style-name="gr12" draw:text-style-name="P2" draw:layer="layout" svg:width="0.149cm" svg:height="0.307cm" draw:transform="rotate (-2.3537510292403) translate (22.155cm 9.37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2" draw:text-style-name="P2" draw:layer="layout" svg:width="0.173cm" svg:height="0.223cm" draw:transform="rotate (-2.3537510292403) translate (21.634cm 8.702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2" draw:text-style-name="P2" draw:layer="layout" svg:width="0.367cm" svg:height="0.089cm" draw:transform="rotate (-2.3537510292403) translate (21.192cm 8.20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2" draw:text-style-name="P2" draw:layer="layout" svg:width="0.044cm" svg:height="0.031cm" draw:transform="rotate (-2.3537510292403) translate (20.982cm 8.338cm)">
            <text:p/>
            <draw:enhanced-geometry svg:viewBox="0 0 54 35" draw:type="non-primitive" draw:enhanced-path="M 0 35 L 7 30 13 26 20 20 25 16 32 11 39 6 46 3 54 0 0 35 Z N"/>
          </draw:custom-shape>
          <draw:custom-shape draw:style-name="gr12" draw:text-style-name="P2" draw:layer="layout" svg:width="0.258cm" svg:height="0.142cm" draw:transform="rotate (-2.3537510292403) translate (20.894cm 8.09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2" draw:text-style-name="P2" draw:layer="layout" svg:width="0.202cm" svg:height="0.125cm" draw:transform="rotate (-2.3537510292403) translate (20.621cm 7.89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2" draw:text-style-name="P2" draw:layer="layout" svg:width="0.197cm" svg:height="0.125cm" draw:transform="rotate (-2.3537510292403) translate (20.482cm 7.726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2" draw:text-style-name="P2" draw:layer="layout" svg:width="0.04cm" svg:height="0.004cm" draw:transform="rotate (-2.3537510292403) translate (20.43cm 7.65cm)">
            <text:p/>
            <draw:enhanced-geometry svg:viewBox="0 0 53 0" draw:type="non-primitive" draw:enhanced-path="M 53 0 L 46 0 40 0 34 0 27 0 20 0 13 0 6 0 0 0 53 0 Z N"/>
          </draw:custom-shape>
          <draw:custom-shape draw:style-name="gr12" draw:text-style-name="P2" draw:layer="layout" svg:width="0.214cm" svg:height="0.098cm" draw:transform="rotate (-2.3537510292403) translate (20.205cm 7.52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9" draw:text-style-name="P2" draw:layer="layout" svg:width="0.027cm" svg:height="0.031cm" draw:transform="rotate (-2.3537510292403) translate (21.263cm 10.138cm)">
            <text:p/>
            <draw:enhanced-geometry svg:viewBox="0 0 35 36" draw:type="non-primitive" draw:enhanced-path="M 35 0 L 35 0 31 5 26 10 22 14 17 17 13 22 9 27 5 31 0 36 N"/>
          </draw:custom-shape>
          <draw:custom-shape draw:style-name="gr9" draw:text-style-name="P2" draw:layer="layout" svg:width="0.096cm" svg:height="0.07cm" draw:transform="rotate (-2.3537510292403) translate (22.087cm 9.722cm)">
            <text:p/>
            <draw:enhanced-geometry svg:viewBox="0 0 123 78" draw:type="non-primitive" draw:enhanced-path="M 0 9 L 0 9 14 8 28 6 41 4 55 1 69 0 81 0 93 4 104 9 104 9 109 15 114 23 117 31 118 40 120 50 121 59 122 69 123 78 N"/>
          </draw:custom-shape>
          <draw:custom-shape draw:style-name="gr9" draw:text-style-name="P2" draw:layer="layout" svg:width="0.112cm" svg:height="0.031cm" draw:transform="rotate (-2.3537510292403) translate (22.28cm 9.47cm)">
            <text:p/>
            <draw:enhanced-geometry svg:viewBox="0 0 140 34" draw:type="non-primitive" draw:enhanced-path="M 140 0 L 140 0 122 4 103 5 84 6 63 7 45 10 28 15 12 23 0 34 N"/>
          </draw:custom-shape>
          <draw:custom-shape draw:style-name="gr9" draw:text-style-name="P2" draw:layer="layout" svg:width="0.043cm" svg:height="0.094cm" draw:transform="rotate (-2.3537510292403) translate (22.258cm 9.448cm)">
            <text:p/>
            <draw:enhanced-geometry svg:viewBox="0 0 53 106" draw:type="non-primitive" draw:enhanced-path="M 0 106 L 0 106 6 92 13 79 20 66 27 53 33 40 39 27 46 14 53 0 N"/>
          </draw:custom-shape>
          <draw:custom-shape draw:style-name="gr9" draw:text-style-name="P2" draw:layer="layout" svg:width="0.008cm" svg:height="0.094cm" draw:transform="rotate (-2.3537510292403) translate (22.248cm 9.459cm)">
            <text:p/>
            <draw:enhanced-geometry svg:viewBox="0 0 11 106" draw:type="non-primitive" draw:enhanced-path="M 0 0 L 0 0 1 14 3 29 6 42 9 57 11 71 10 84 6 96 0 106 N"/>
          </draw:custom-shape>
          <draw:custom-shape draw:style-name="gr9" draw:text-style-name="P2" draw:layer="layout" svg:width="0.129cm" svg:height="0.079cm" draw:transform="rotate (-2.3537510292403) translate (22cm 9.732cm)">
            <text:p/>
            <draw:enhanced-geometry svg:viewBox="0 0 161 90" draw:type="non-primitive" draw:enhanced-path="M 0 20 L 0 20 21 18 44 14 67 8 89 3 111 0 130 1 146 7 157 20 157 20 161 32 160 43 155 56 147 67 138 76 128 84 117 88 105 90 N"/>
          </draw:custom-shape>
          <draw:custom-shape draw:style-name="gr9" draw:text-style-name="P2" draw:layer="layout" svg:width="0.028cm" svg:height="0.031cm" draw:transform="rotate (-2.3537510292403) translate (21.99cm 9.761cm)">
            <text:p/>
            <draw:enhanced-geometry svg:viewBox="0 0 35 35" draw:type="non-primitive" draw:enhanced-path="M 35 35 L 35 35 31 31 26 25 23 18 18 12 15 6 10 3 6 0 0 1 N"/>
          </draw:custom-shape>
          <draw:custom-shape draw:style-name="gr9" draw:text-style-name="P2" draw:layer="layout" svg:width="0.04cm" svg:height="0.094cm" draw:transform="rotate (-2.3537510292403) translate (22.287cm 9.42cm)">
            <text:p/>
            <draw:enhanced-geometry svg:viewBox="0 0 53 106" draw:type="non-primitive" draw:enhanced-path="M 53 0 L 53 0 46 10 37 17 28 25 19 33 11 41 4 50 0 59 0 70 0 70 3 78 7 83 14 88 22 91 30 95 38 98 46 101 53 106 N"/>
          </draw:custom-shape>
          <draw:custom-shape draw:style-name="gr9" draw:text-style-name="P2" draw:layer="layout" svg:width="1.247cm" svg:height="2.424cm" draw:transform="rotate (-2.3537510292403) translate (22.197cm 9.888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3" draw:text-style-name="P2" draw:layer="layout" svg:width="0.169cm" svg:height="0.468cm" draw:transform="rotate (-2.3537510292403) translate (22.297cm 9.2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9" draw:text-style-name="P2" draw:layer="layout" svg:width="0.169cm" svg:height="0.468cm" draw:transform="rotate (-2.3537510292403) translate (22.297cm 9.2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3" draw:text-style-name="P2" draw:layer="layout" svg:width="0.197cm" svg:height="0.441cm" draw:transform="rotate (-2.3537510292403) translate (22.309cm 9.219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9" draw:text-style-name="P2" draw:layer="layout" svg:width="0.197cm" svg:height="0.441cm" draw:transform="rotate (-2.3537510292403) translate (22.309cm 9.219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3" draw:text-style-name="P2" draw:layer="layout" svg:width="0.17cm" svg:height="0.281cm" draw:transform="rotate (-2.3537510292403) translate (22.312cm 9.26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9" draw:text-style-name="P2" draw:layer="layout" svg:width="0.17cm" svg:height="0.281cm" draw:transform="rotate (-2.3537510292403) translate (22.312cm 9.26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3" draw:text-style-name="P2" draw:layer="layout" svg:width="0.173cm" svg:height="0.437cm" draw:transform="rotate (-2.3537510292403) translate (21.85cm 9.72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9" draw:text-style-name="P2" draw:layer="layout" svg:width="0.173cm" svg:height="0.437cm" draw:transform="rotate (-2.3537510292403) translate (21.85cm 9.72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3" draw:text-style-name="P2" draw:layer="layout" svg:width="0.189cm" svg:height="0.277cm" draw:transform="rotate (-2.3537510292403) translate (21.709cm 9.601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9" draw:text-style-name="P2" draw:layer="layout" svg:width="0.189cm" svg:height="0.277cm" draw:transform="rotate (-2.3537510292403) translate (21.709cm 9.601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3" draw:text-style-name="P2" draw:layer="layout" svg:width="0.141cm" svg:height="0.031cm" draw:transform="rotate (-2.3537510292403) translate (21.772cm 9.583cm)">
            <text:p/>
            <draw:enhanced-geometry svg:viewBox="0 0 175 34" draw:type="non-primitive" draw:enhanced-path="M 175 0 L 153 4 132 9 109 13 87 17 66 21 43 26 22 30 0 34 175 0 Z N"/>
          </draw:custom-shape>
          <draw:custom-shape draw:style-name="gr9" draw:text-style-name="P2" draw:layer="layout" svg:width="0.141cm" svg:height="0.031cm" draw:transform="rotate (-2.3537510292403) translate (21.772cm 9.583cm)">
            <text:p/>
            <draw:enhanced-geometry svg:viewBox="0 0 175 34" draw:type="non-primitive" draw:enhanced-path="M 175 0 L 175 0 153 4 132 9 109 13 87 17 66 21 43 26 22 30 0 34 N"/>
          </draw:custom-shape>
          <draw:custom-shape draw:style-name="gr13" draw:text-style-name="P2" draw:layer="layout" svg:width="0.161cm" svg:height="0.322cm" draw:transform="rotate (-2.3537510292403) translate (22.112cm 8.93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9" draw:text-style-name="P2" draw:layer="layout" svg:width="0.161cm" svg:height="0.322cm" draw:transform="rotate (-2.3537510292403) translate (22.112cm 8.93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3" draw:text-style-name="P2" draw:layer="layout" svg:width="0.129cm" svg:height="0.316cm" draw:transform="rotate (-2.3537510292403) translate (21.574cm 9.60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9" draw:text-style-name="P2" draw:layer="layout" svg:width="0.129cm" svg:height="0.316cm" draw:transform="rotate (-2.3537510292403) translate (21.574cm 9.60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2" draw:text-style-name="P2" draw:layer="layout" svg:width="0.036cm" svg:height="0.018cm" draw:transform="rotate (-2.3537510292403) translate (21.229cm 10.331cm)">
            <text:p/>
            <draw:enhanced-geometry svg:viewBox="0 0 44 17" draw:type="non-primitive" draw:enhanced-path="M 44 17 L 38 15 33 13 28 10 23 8 17 7 11 5 6 2 0 0 44 17 Z N"/>
          </draw:custom-shape>
          <draw:custom-shape draw:style-name="gr9" draw:text-style-name="P2" draw:layer="layout" svg:width="0.036cm" svg:height="0.018cm" draw:transform="rotate (-2.3537510292403) translate (21.229cm 10.331cm)">
            <text:p/>
            <draw:enhanced-geometry svg:viewBox="0 0 44 17" draw:type="non-primitive" draw:enhanced-path="M 44 17 L 44 17 38 15 33 13 28 10 23 8 17 7 11 5 6 2 0 0 N"/>
          </draw:custom-shape>
          <draw:custom-shape draw:style-name="gr13" draw:text-style-name="P2" draw:layer="layout" svg:width="0.439cm" svg:height="0.33cm" draw:transform="rotate (-2.3537510292403) translate (21.489cm 10.37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9" draw:text-style-name="P2" draw:layer="layout" svg:width="0.439cm" svg:height="0.33cm" draw:transform="rotate (-2.3537510292403) translate (21.489cm 10.37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3" draw:text-style-name="P2" draw:layer="layout" svg:width="0.387cm" svg:height="0.298cm" draw:transform="rotate (-2.3537510292403) translate (20.318cm 9.28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9" draw:text-style-name="P2" draw:layer="layout" svg:width="0.387cm" svg:height="0.298cm" draw:transform="rotate (-2.3537510292403) translate (20.318cm 9.28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3" draw:text-style-name="P2" draw:layer="layout" svg:width="0.536cm" svg:height="0.455cm" draw:transform="rotate (-2.3537510292403) translate (19.198cm 8.57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9" draw:text-style-name="P2" draw:layer="layout" svg:width="0.536cm" svg:height="0.455cm" draw:transform="rotate (-2.3537510292403) translate (19.198cm 8.57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3" draw:text-style-name="P2" draw:layer="layout" svg:width="0.132cm" svg:height="0.094cm" draw:transform="rotate (-2.3537510292403) translate (19.714cm 7.8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9" draw:text-style-name="P2" draw:layer="layout" svg:width="0.132cm" svg:height="0.094cm" draw:transform="rotate (-2.3537510292403) translate (19.714cm 7.8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3" draw:text-style-name="P2" draw:layer="layout" svg:width="0.112cm" svg:height="0.075cm" draw:transform="rotate (-2.3537510292403) translate (20.386cm 7.15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9" draw:text-style-name="P2" draw:layer="layout" svg:width="0.112cm" svg:height="0.075cm" draw:transform="rotate (-2.3537510292403) translate (20.386cm 7.15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3" draw:text-style-name="P2" draw:layer="layout" svg:width="0.12cm" svg:height="0.174cm" draw:transform="rotate (-2.3537510292403) translate (19.765cm 7.71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9" draw:text-style-name="P2" draw:layer="layout" svg:width="0.12cm" svg:height="0.174cm" draw:transform="rotate (-2.3537510292403) translate (19.765cm 7.71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3" draw:text-style-name="P2" draw:layer="layout" svg:width="0.117cm" svg:height="0.174cm" draw:transform="rotate (-2.3537510292403) translate (20.275cm 7.21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9" draw:text-style-name="P2" draw:layer="layout" svg:width="0.117cm" svg:height="0.174cm" draw:transform="rotate (-2.3537510292403) translate (20.275cm 7.21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3" draw:text-style-name="P2" draw:layer="layout" svg:width="0.415cm" svg:height="0.298cm" draw:transform="rotate (-2.3537510292403) translate (22.006cm 7.562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9" draw:text-style-name="P2" draw:layer="layout" svg:width="0.415cm" svg:height="0.298cm" draw:transform="rotate (-2.3537510292403) translate (22.006cm 7.562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3" draw:text-style-name="P2" draw:layer="layout" svg:width="0.549cm" svg:height="0.46cm" draw:transform="rotate (-2.3537510292403) translate (21.416cm 6.33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9" draw:text-style-name="P2" draw:layer="layout" svg:width="0.549cm" svg:height="0.46cm" draw:transform="rotate (-2.3537510292403) translate (21.416cm 6.33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9" draw:text-style-name="P2" draw:layer="layout" svg:width="1.194cm" svg:height="2.424cm" draw:transform="rotate (-2.3537510292403) translate (23.249cm 8.86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3" draw:text-style-name="P2" draw:layer="layout" svg:width="0.432cm" svg:height="0.331cm" draw:transform="rotate (-2.3537510292403) translate (23.118cm 8.736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9" draw:text-style-name="P2" draw:layer="layout" svg:width="0.432cm" svg:height="0.331cm" draw:transform="rotate (-2.3537510292403) translate (23.118cm 8.736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9" draw:text-style-name="P2" draw:layer="layout" svg:width="0.004cm" svg:height="0.125cm" draw:transform="rotate (-2.3537510292403) translate (22.888cm 8.86cm)">
            <text:p/>
            <draw:enhanced-geometry svg:viewBox="0 0 0 140" draw:type="non-primitive" draw:enhanced-path="M 0 140 L 0 140 0 123 0 105 0 88 0 70 0 53 0 36 0 17 0 0 N"/>
          </draw:custom-shape>
          <draw:custom-shape draw:style-name="gr9" draw:text-style-name="P2" draw:layer="layout" svg:width="0.003cm" svg:height="0.125cm" draw:transform="rotate (-2.3537510292403) translate (22.808cm 8.896cm)">
            <text:p/>
            <draw:enhanced-geometry svg:viewBox="0 0 0 141" draw:type="non-primitive" draw:enhanced-path="M 0 141 L 0 141 0 123 0 106 0 88 0 71 0 54 0 36 0 19 0 0 N"/>
          </draw:custom-shape>
          <draw:custom-shape draw:style-name="gr9" draw:text-style-name="P2" draw:layer="layout" svg:width="0.008cm" svg:height="0.093cm" draw:transform="rotate (-2.3537510292403) translate (22.975cm 8.816cm)">
            <text:p/>
            <draw:enhanced-geometry svg:viewBox="0 0 9 105" draw:type="non-primitive" draw:enhanced-path="M 9 105 L 9 105 7 91 6 79 5 65 4 52 3 40 2 26 1 14 0 0 N"/>
          </draw:custom-shape>
          <draw:custom-shape draw:style-name="gr9" draw:text-style-name="P2" draw:layer="layout" svg:width="0.076cm" svg:height="0.005cm" draw:transform="rotate (-2.3537510292403) translate (22.937cm 8.659cm)">
            <text:p/>
            <draw:enhanced-geometry svg:viewBox="0 0 97 0" draw:type="non-primitive" draw:enhanced-path="M 97 0 L 97 0 84 0 72 0 59 0 48 0 35 0 24 0 12 0 0 0 N"/>
          </draw:custom-shape>
          <draw:custom-shape draw:style-name="gr9" draw:text-style-name="P2" draw:layer="layout" svg:width="0.121cm" svg:height="0.031cm" draw:transform="rotate (-2.3537510292403) translate (22.859cm 8.666cm)">
            <text:p/>
            <draw:enhanced-geometry svg:viewBox="0 0 149 35" draw:type="non-primitive" draw:enhanced-path="M 149 0 L 149 0 131 5 112 9 93 14 74 17 56 22 37 26 19 31 0 35 N"/>
          </draw:custom-shape>
          <draw:custom-shape draw:style-name="gr9" draw:text-style-name="P2" draw:layer="layout" svg:width="0.12cm" svg:height="0.048cm" draw:transform="rotate (-2.3537510292403) translate (22.769cm 8.668cm)">
            <text:p/>
            <draw:enhanced-geometry svg:viewBox="0 0 148 55" draw:type="non-primitive" draw:enhanced-path="M 148 0 L 148 0 129 7 111 14 92 21 74 27 54 34 36 41 18 48 0 55 N"/>
          </draw:custom-shape>
          <draw:custom-shape draw:style-name="gr9" draw:text-style-name="P2" draw:layer="layout" svg:width="0.003cm" svg:height="0.112cm" draw:transform="rotate (-2.3537510292403) translate (22.691cm 8.906cm)">
            <text:p/>
            <draw:enhanced-geometry svg:viewBox="0 0 0 121" draw:type="non-primitive" draw:enhanced-path="M 0 121 L 0 121 0 106 0 92 0 77 0 61 0 46 0 31 0 16 0 0 N"/>
          </draw:custom-shape>
          <draw:custom-shape draw:style-name="gr9" draw:text-style-name="P2" draw:layer="layout" svg:width="0.088cm" svg:height="0.035cm" draw:transform="rotate (-2.3537510292403) translate (22.685cm 8.733cm)">
            <text:p/>
            <draw:enhanced-geometry svg:viewBox="0 0 107 37" draw:type="non-primitive" draw:enhanced-path="M 107 0 L 107 0 93 5 80 9 66 14 54 18 40 23 26 26 14 32 0 37 N"/>
          </draw:custom-shape>
          <draw:custom-shape draw:style-name="gr9" draw:text-style-name="P2" draw:layer="layout" svg:width="0.011cm" svg:height="0.075cm" draw:transform="rotate (-2.3537510292403) translate (22.642cm 8.884cm)">
            <text:p/>
            <draw:enhanced-geometry svg:viewBox="0 0 17 87" draw:type="non-primitive" draw:enhanced-path="M 0 87 L 0 87 2 77 4 66 6 56 8 44 10 34 13 23 15 11 17 0 N"/>
          </draw:custom-shape>
          <draw:custom-shape draw:style-name="gr9" draw:text-style-name="P2" draw:layer="layout" svg:width="0.048cm" svg:height="0.013cm" draw:transform="rotate (-2.3537510292403) translate (22.614cm 8.737cm)">
            <text:p/>
            <draw:enhanced-geometry svg:viewBox="0 0 61 17" draw:type="non-primitive" draw:enhanced-path="M 61 0 L 61 0 53 2 46 4 38 6 30 8 22 10 16 12 8 14 0 17 N"/>
          </draw:custom-shape>
          <draw:custom-shape draw:style-name="gr9" draw:text-style-name="P2" draw:layer="layout" svg:width="0.016cm" svg:height="0.129cm" draw:transform="rotate (-2.3537510292403) translate (21.388cm 10.171cm)">
            <text:p/>
            <draw:enhanced-geometry svg:viewBox="0 0 18 141" draw:type="non-primitive" draw:enhanced-path="M 18 141 L 18 141 16 122 13 105 11 87 9 70 7 53 4 35 2 18 0 0 N"/>
          </draw:custom-shape>
          <draw:custom-shape draw:style-name="gr9" draw:text-style-name="P2" draw:layer="layout" svg:width="0.015cm" svg:height="0.124cm" draw:transform="rotate (-2.3537510292403) translate (21.378cm 10.2cm)">
            <text:p/>
            <draw:enhanced-geometry svg:viewBox="0 0 17 140" draw:type="non-primitive" draw:enhanced-path="M 0 140 L 0 140 2 123 4 105 7 88 9 70 11 52 12 35 15 17 17 0 N"/>
          </draw:custom-shape>
          <draw:custom-shape draw:style-name="gr9" draw:text-style-name="P2" draw:layer="layout" svg:width="0.105cm" svg:height="0.018cm" draw:transform="rotate (-2.3537510292403) translate (21.212cm 10.127cm)">
            <text:p/>
            <draw:enhanced-geometry svg:viewBox="0 0 131 17" draw:type="non-primitive" draw:enhanced-path="M 0 0 L 0 0 17 2 33 4 49 6 66 9 82 11 98 12 114 14 131 17 N"/>
          </draw:custom-shape>
          <draw:custom-shape draw:style-name="gr9" draw:text-style-name="P2" draw:layer="layout" svg:width="0.088cm" svg:height="0.031cm" draw:transform="rotate (-2.3537510292403) translate (21.218cm 10.075cm)">
            <text:p/>
            <draw:enhanced-geometry svg:viewBox="0 0 114 34" draw:type="non-primitive" draw:enhanced-path="M 0 0 L 0 0 14 4 27 9 42 13 57 18 70 21 85 26 100 30 114 34 N"/>
          </draw:custom-shape>
          <draw:custom-shape draw:style-name="gr9" draw:text-style-name="P2" draw:layer="layout" svg:width="0.016cm" svg:height="0.062cm" draw:transform="rotate (-2.3537510292403) translate (21.333cm 10.315cm)">
            <text:p/>
            <draw:enhanced-geometry svg:viewBox="0 0 17 71" draw:type="non-primitive" draw:enhanced-path="M 0 71 L 0 71 1 62 3 53 4 44 6 35 9 27 11 18 13 9 17 0 N"/>
          </draw:custom-shape>
          <draw:custom-shape draw:style-name="gr9" draw:text-style-name="P2" draw:layer="layout" svg:width="0.003cm" svg:height="0.107cm" draw:transform="rotate (-2.3537510292403) translate (21.293cm 10.419cm)">
            <text:p/>
            <draw:enhanced-geometry svg:viewBox="0 0 0 124" draw:type="non-primitive" draw:enhanced-path="M 0 124 L 0 124 0 108 0 93 0 78 0 62 0 47 0 31 0 16 0 0 N"/>
          </draw:custom-shape>
          <draw:custom-shape draw:style-name="gr9" draw:text-style-name="P2" draw:layer="layout" svg:width="0.007cm" svg:height="0.079cm" draw:transform="rotate (-2.3537510292403) translate (21.262cm 10.473cm)">
            <text:p/>
            <draw:enhanced-geometry svg:viewBox="0 0 12 87" draw:type="non-primitive" draw:enhanced-path="M 4 87 L 4 87 4 75 3 64 1 51 0 40 0 29 2 19 6 8 12 0 N"/>
          </draw:custom-shape>
          <draw:custom-shape draw:style-name="gr9" draw:text-style-name="P2" draw:layer="layout" svg:width="0.011cm" svg:height="0.093cm" draw:transform="rotate (-2.3537510292403) translate (21.248cm 10.533cm)">
            <text:p/>
            <draw:enhanced-geometry svg:viewBox="0 0 18 105" draw:type="non-primitive" draw:enhanced-path="M 9 105 L 9 105 9 90 11 74 14 56 17 39 18 24 15 12 10 3 0 0 N"/>
          </draw:custom-shape>
          <draw:custom-shape draw:style-name="gr9" draw:text-style-name="P2" draw:layer="layout" svg:width="0.068cm" svg:height="0.049cm" draw:transform="rotate (-2.3537510292403) translate (21.16cm 10.444cm)">
            <text:p/>
            <draw:enhanced-geometry svg:viewBox="0 0 88 52" draw:type="non-primitive" draw:enhanced-path="M 0 0 L 0 0 11 7 21 12 33 19 44 26 54 33 65 40 77 45 88 52 N"/>
          </draw:custom-shape>
          <draw:custom-shape draw:style-name="gr9" draw:text-style-name="P2" draw:layer="layout" svg:width="0.06cm" svg:height="0.031cm" draw:transform="rotate (-2.3537510292403) translate (21.181cm 10.352cm)">
            <text:p/>
            <draw:enhanced-geometry svg:viewBox="0 0 72 35" draw:type="non-primitive" draw:enhanced-path="M 0 0 L 0 0 9 5 18 9 27 14 36 17 44 22 53 26 63 31 72 35 N"/>
          </draw:custom-shape>
          <draw:custom-shape draw:style-name="gr9" draw:text-style-name="P2" draw:layer="layout" svg:width="0.076cm" svg:height="0.044cm" draw:transform="rotate (-2.3537510292403) translate (21.222cm 10.267cm)">
            <text:p/>
            <draw:enhanced-geometry svg:viewBox="0 0 96 52" draw:type="non-primitive" draw:enhanced-path="M 0 0 L 0 0 12 7 24 13 36 19 49 26 60 32 72 39 84 46 96 52 N"/>
          </draw:custom-shape>
          <draw:custom-shape draw:style-name="gr9" draw:text-style-name="P2" draw:layer="layout" svg:width="0.073cm" svg:height="0.048cm" draw:transform="rotate (-2.3537510292403) translate (21.258cm 10.212cm)">
            <text:p/>
            <draw:enhanced-geometry svg:viewBox="0 0 89 53" draw:type="non-primitive" draw:enhanced-path="M 0 0 L 0 0 11 7 22 13 33 19 45 26 55 33 66 40 77 47 89 53 N"/>
          </draw:custom-shape>
          <draw:custom-shape draw:style-name="gr9" draw:text-style-name="P2" draw:layer="layout" svg:width="0.048cm" svg:height="0.017cm" draw:transform="rotate (-2.3537510292403) translate (20.582cm 9.379cm)">
            <text:p/>
            <draw:enhanced-geometry svg:viewBox="0 0 62 20" draw:type="non-primitive" draw:enhanced-path="M 0 0 L 0 0 8 3 16 7 25 11 33 15 41 18 47 20 55 20 62 17 N"/>
          </draw:custom-shape>
          <draw:custom-shape draw:style-name="gr9" draw:text-style-name="P2" draw:layer="layout" svg:width="0.015cm" svg:height="0.018cm" draw:transform="rotate (-2.3537510292403) translate (20.56cm 9.427cm)">
            <text:p/>
            <draw:enhanced-geometry svg:viewBox="0 0 17 18" draw:type="non-primitive" draw:enhanced-path="M 0 18 L 0 18 5 13 8 9 13 4 17 0 N"/>
          </draw:custom-shape>
          <draw:custom-shape draw:style-name="gr9" draw:text-style-name="P2" draw:layer="layout" svg:width="0.064cm" svg:height="0.031cm" draw:transform="rotate (-2.3537510292403) translate (20.604cm 9.401cm)">
            <text:p/>
            <draw:enhanced-geometry svg:viewBox="0 0 79 35" draw:type="non-primitive" draw:enhanced-path="M 0 0 L 0 0 10 4 20 9 30 13 41 17 51 21 60 26 70 30 79 35 N"/>
          </draw:custom-shape>
          <draw:custom-shape draw:style-name="gr9" draw:text-style-name="P2" draw:layer="layout" svg:width="0.056cm" svg:height="0.017cm" draw:transform="rotate (-2.3537510292403) translate (20.423cm 9.342cm)">
            <text:p/>
            <draw:enhanced-geometry svg:viewBox="0 0 70 17" draw:type="non-primitive" draw:enhanced-path="M 0 17 L 0 17 9 15 17 13 26 11 35 8 43 6 52 5 60 3 70 0 N"/>
          </draw:custom-shape>
          <draw:custom-shape draw:style-name="gr9" draw:text-style-name="P2" draw:layer="layout" svg:width="0.073cm" svg:height="0.018cm" draw:transform="rotate (-2.3537510292403) translate (20.365cm 9.312cm)">
            <text:p/>
            <draw:enhanced-geometry svg:viewBox="0 0 88 17" draw:type="non-primitive" draw:enhanced-path="M 0 17 L 0 17 11 14 22 12 32 10 44 8 54 5 65 3 76 1 88 0 N"/>
          </draw:custom-shape>
          <draw:custom-shape draw:style-name="gr9" draw:text-style-name="P2" draw:layer="layout" svg:width="0.056cm" svg:height="0.031cm" draw:transform="rotate (-2.3537510292403) translate (20.461cm 9.26cm)">
            <text:p/>
            <draw:enhanced-geometry svg:viewBox="0 0 71 36" draw:type="non-primitive" draw:enhanced-path="M 71 0 L 71 0 62 5 53 10 44 14 36 19 27 23 18 27 9 31 0 36 N"/>
          </draw:custom-shape>
          <draw:custom-shape draw:style-name="gr9" draw:text-style-name="P2" draw:layer="layout" svg:width="0.056cm" svg:height="0.017cm" draw:transform="rotate (-2.3537510292403) translate (20.553cm 9.3cm)">
            <text:p/>
            <draw:enhanced-geometry svg:viewBox="0 0 72 19" draw:type="non-primitive" draw:enhanced-path="M 72 0 L 72 0 63 2 54 5 45 7 37 9 28 13 19 15 10 17 0 19 N"/>
          </draw:custom-shape>
          <draw:custom-shape draw:style-name="gr9" draw:text-style-name="P2" draw:layer="layout" svg:width="0.053cm" svg:height="0.013cm" draw:transform="rotate (-2.3537510292403) translate (20.619cm 9.342cm)">
            <text:p/>
            <draw:enhanced-geometry svg:viewBox="0 0 62 17" draw:type="non-primitive" draw:enhanced-path="M 62 17 L 62 17 54 15 47 12 39 10 31 8 23 6 16 4 8 2 0 0 N"/>
          </draw:custom-shape>
          <draw:custom-shape draw:style-name="gr9" draw:text-style-name="P2" draw:layer="layout" svg:width="0.056cm" svg:height="0.014cm" draw:transform="rotate (-2.3537510292403) translate (20.705cm 9.371cm)">
            <text:p/>
            <draw:enhanced-geometry svg:viewBox="0 0 69 17" draw:type="non-primitive" draw:enhanced-path="M 0 17 L 0 17 9 15 18 13 26 11 35 8 43 6 52 4 60 2 69 0 N"/>
          </draw:custom-shape>
          <draw:custom-shape draw:style-name="gr9" draw:text-style-name="P2" draw:layer="layout" svg:width="0.065cm" svg:height="0.062cm" draw:transform="rotate (-2.3537510292403) translate (19.734cm 8.724cm)">
            <text:p/>
            <draw:enhanced-geometry svg:viewBox="0 0 78 71" draw:type="non-primitive" draw:enhanced-path="M 78 0 L 78 0 68 9 59 18 48 28 38 35 28 45 19 54 9 62 0 71 N"/>
          </draw:custom-shape>
          <draw:custom-shape draw:style-name="gr9" draw:text-style-name="P2" draw:layer="layout" svg:width="0.072cm" svg:height="0.031cm" draw:transform="rotate (-2.3537510292403) translate (19.674cm 8.784cm)">
            <text:p/>
            <draw:enhanced-geometry svg:viewBox="0 0 88 37" draw:type="non-primitive" draw:enhanced-path="M 0 0 L 0 0 11 5 21 9 33 14 44 18 54 23 66 28 77 32 88 37 N"/>
          </draw:custom-shape>
          <draw:custom-shape draw:style-name="gr9" draw:text-style-name="P2" draw:layer="layout" svg:width="0.056cm" svg:height="0.049cm" draw:transform="rotate (-2.3537510292403) translate (19.624cm 8.683cm)">
            <text:p/>
            <draw:enhanced-geometry svg:viewBox="0 0 70 52" draw:type="non-primitive" draw:enhanced-path="M 70 0 L 70 0 60 7 47 12 35 18 24 22 12 29 4 35 0 43 1 52 N"/>
          </draw:custom-shape>
          <draw:custom-shape draw:style-name="gr9" draw:text-style-name="P2" draw:layer="layout" svg:width="0.08cm" svg:height="0.004cm" draw:transform="rotate (-2.3537510292403) translate (19.536cm 8.727cm)">
            <text:p/>
            <draw:enhanced-geometry svg:viewBox="0 0 97 0" draw:type="non-primitive" draw:enhanced-path="M 0 0 L 0 0 13 0 24 0 37 0 48 0 60 0 72 0 84 0 97 0 N"/>
          </draw:custom-shape>
          <draw:custom-shape draw:style-name="gr9" draw:text-style-name="P2" draw:layer="layout" svg:width="0.056cm" svg:height="0.048cm" draw:transform="rotate (-2.3537510292403) translate (19.509cm 8.62cm)">
            <text:p/>
            <draw:enhanced-geometry svg:viewBox="0 0 70 52" draw:type="non-primitive" draw:enhanced-path="M 70 0 L 70 0 61 7 52 13 44 20 35 26 26 33 18 40 9 46 0 52 N"/>
          </draw:custom-shape>
          <draw:custom-shape draw:style-name="gr9" draw:text-style-name="P2" draw:layer="layout" svg:width="0.076cm" svg:height="0.005cm" draw:transform="rotate (-2.3537510292403) translate (19.432cm 8.674cm)">
            <text:p/>
            <draw:enhanced-geometry svg:viewBox="0 0 97 0" draw:type="non-primitive" draw:enhanced-path="M 0 0 L 0 0 13 0 24 0 37 0 48 0 61 0 72 0 84 0 97 0 N"/>
          </draw:custom-shape>
          <draw:custom-shape draw:style-name="gr9" draw:text-style-name="P2" draw:layer="layout" svg:width="0.056cm" svg:height="0.031cm" draw:transform="rotate (-2.3537510292403) translate (19.363cm 8.565cm)">
            <text:p/>
            <draw:enhanced-geometry svg:viewBox="0 0 72 35" draw:type="non-primitive" draw:enhanced-path="M 72 0 L 72 0 61 4 50 7 38 10 25 12 15 16 6 20 1 27 0 35 N"/>
          </draw:custom-shape>
          <draw:custom-shape draw:style-name="gr9" draw:text-style-name="P2" draw:layer="layout" svg:width="0.097cm" svg:height="0.004cm" draw:transform="rotate (-2.3537510292403) translate (19.332cm 8.597cm)">
            <text:p/>
            <draw:enhanced-geometry svg:viewBox="0 0 122 0" draw:type="non-primitive" draw:enhanced-path="M 122 0 L 122 0 106 0 90 0 76 0 60 0 45 0 30 0 14 0 0 0 N"/>
          </draw:custom-shape>
          <draw:custom-shape draw:style-name="gr9" draw:text-style-name="P2" draw:layer="layout" svg:width="0.04cm" svg:height="0.013cm" draw:transform="rotate (-2.3537510292403) translate (19.355cm 8.528cm)">
            <text:p/>
            <draw:enhanced-geometry svg:viewBox="0 0 52 17" draw:type="non-primitive" draw:enhanced-path="M 52 0 L 52 0 46 2 40 5 33 7 26 9 20 11 13 14 7 15 0 17 N"/>
          </draw:custom-shape>
          <draw:custom-shape draw:style-name="gr9" draw:text-style-name="P2" draw:layer="layout" svg:width="0.048cm" svg:height="0.062cm" draw:transform="rotate (-2.3537510292403) translate (19.257cm 8.54cm)">
            <text:p/>
            <draw:enhanced-geometry svg:viewBox="0 0 61 71" draw:type="non-primitive" draw:enhanced-path="M 61 0 L 61 0 53 9 46 18 38 26 30 35 22 45 16 52 8 62 0 71 N"/>
          </draw:custom-shape>
          <draw:custom-shape draw:style-name="gr9" draw:text-style-name="P2" draw:layer="layout" svg:width="0.055cm" svg:height="0.013cm" draw:transform="rotate (-2.3537510292403) translate (19.221cm 8.595cm)">
            <text:p/>
            <draw:enhanced-geometry svg:viewBox="0 0 70 17" draw:type="non-primitive" draw:enhanced-path="M 0 17 L 0 17 9 15 18 13 26 12 35 9 44 7 52 5 61 3 70 0 N"/>
          </draw:custom-shape>
          <draw:custom-shape draw:style-name="gr9" draw:text-style-name="P2" draw:layer="layout" svg:width="0.088cm" svg:height="0.004cm" draw:transform="rotate (-2.3537510292403) translate (21.818cm 7.87cm)">
            <text:p/>
            <draw:enhanced-geometry svg:viewBox="0 0 107 0" draw:type="non-primitive" draw:enhanced-path="M 107 0 L 107 0 93 0 80 0 66 0 54 0 40 0 26 0 14 0 0 0 N"/>
          </draw:custom-shape>
          <draw:custom-shape draw:style-name="gr9" draw:text-style-name="P2" draw:layer="layout" svg:width="0.108cm" svg:height="0.017cm" draw:transform="rotate (-2.3537510292403) translate (21.872cm 7.975cm)">
            <text:p/>
            <draw:enhanced-geometry svg:viewBox="0 0 131 19" draw:type="non-primitive" draw:enhanced-path="M 131 0 L 131 0 114 2 98 5 81 7 65 9 49 13 32 15 17 17 0 19 N"/>
          </draw:custom-shape>
          <draw:custom-shape draw:style-name="gr9" draw:text-style-name="P2" draw:layer="layout" svg:width="0.064cm" svg:height="0.004cm" draw:transform="rotate (-2.3537510292403) translate (21.87cm 8.065cm)">
            <text:p/>
            <draw:enhanced-geometry svg:viewBox="0 0 78 0" draw:type="non-primitive" draw:enhanced-path="M 78 0 L 78 0 68 0 59 0 49 0 39 0 28 0 19 0 9 0 0 0 N"/>
          </draw:custom-shape>
          <draw:custom-shape draw:style-name="gr9" draw:text-style-name="P2" draw:layer="layout" svg:width="0.085cm" svg:height="0.004cm" draw:transform="rotate (-2.3537510292403) translate (21.919cm 8.175cm)">
            <text:p/>
            <draw:enhanced-geometry svg:viewBox="0 0 106 0" draw:type="non-primitive" draw:enhanced-path="M 106 0 L 106 0 97 0 87 0 78 0 70 0 61 0 52 0 43 0 34 0 34 0 30 0 26 0 22 0 17 0 13 0 8 0 5 0 0 0 N"/>
          </draw:custom-shape>
          <draw:custom-shape draw:style-name="gr9" draw:text-style-name="P2" draw:layer="layout" svg:width="0.044cm" svg:height="0.013cm" draw:transform="rotate (-2.3537510292403) translate (21.795cm 8.16cm)">
            <text:p/>
            <draw:enhanced-geometry svg:viewBox="0 0 53 17" draw:type="non-primitive" draw:enhanced-path="M 0 17 L 0 17 6 15 12 12 19 10 26 8 32 6 39 4 46 2 53 0 N"/>
          </draw:custom-shape>
          <draw:custom-shape draw:style-name="gr9" draw:text-style-name="P2" draw:layer="layout" svg:width="0.052cm" svg:height="0.017cm" draw:transform="rotate (-2.3537510292403) translate (21.769cm 8.033cm)">
            <text:p/>
            <draw:enhanced-geometry svg:viewBox="0 0 61 17" draw:type="non-primitive" draw:enhanced-path="M 0 0 L 0 0 7 3 15 5 23 7 31 9 38 12 46 13 54 15 61 17 N"/>
          </draw:custom-shape>
          <draw:custom-shape draw:style-name="gr9" draw:text-style-name="P2" draw:layer="layout" svg:width="0.085cm" svg:height="0.036cm" draw:transform="rotate (-2.3537510292403) translate (21.743cm 7.927cm)">
            <text:p/>
            <draw:enhanced-geometry svg:viewBox="0 0 105 39" draw:type="non-primitive" draw:enhanced-path="M 0 0 L 0 0 13 5 26 13 40 22 54 30 68 36 80 39 93 39 105 34 N"/>
          </draw:custom-shape>
          <draw:custom-shape draw:style-name="gr9" draw:text-style-name="P2" draw:layer="layout" svg:width="0.036cm" svg:height="0.004cm" draw:transform="rotate (-2.3537510292403) translate (20.662cm 9.437cm)">
            <text:p/>
            <draw:enhanced-geometry svg:viewBox="0 0 44 0" draw:type="non-primitive" draw:enhanced-path="M 0 0 L 0 0 5 0 11 0 16 0 21 0 27 0 33 0 38 0 44 0 N"/>
          </draw:custom-shape>
          <draw:custom-shape draw:style-name="gr9" draw:text-style-name="P2" draw:layer="layout" svg:width="0.068cm" svg:height="0.035cm" draw:transform="rotate (-2.3537510292403) translate (21.29cm 7.14cm)">
            <text:p/>
            <draw:enhanced-geometry svg:viewBox="0 0 88 36" draw:type="non-primitive" draw:enhanced-path="M 88 0 L 88 0 77 5 65 10 54 14 44 17 32 22 21 27 11 31 0 36 N"/>
          </draw:custom-shape>
          <draw:custom-shape draw:style-name="gr9" draw:text-style-name="P2" draw:layer="layout" svg:width="0.028cm" svg:height="0.075cm" draw:transform="rotate (-2.3537510292403) translate (21.213cm 7.194cm)">
            <text:p/>
            <draw:enhanced-geometry svg:viewBox="0 0 35 86" draw:type="non-primitive" draw:enhanced-path="M 0 0 L 0 0 4 11 7 22 9 35 11 47 15 59 19 69 26 78 35 86 N"/>
          </draw:custom-shape>
          <draw:custom-shape draw:style-name="gr9" draw:text-style-name="P2" draw:layer="layout" svg:width="0.108cm" svg:height="0.089cm" draw:transform="rotate (-2.3537510292403) translate (21.278cm 7.104cm)">
            <text:p/>
            <draw:enhanced-geometry svg:viewBox="0 0 133 104" draw:type="non-primitive" draw:enhanced-path="M 133 0 L 133 0 127 11 123 22 118 35 115 46 109 59 104 69 97 79 89 87 89 87 80 93 70 97 58 99 47 100 36 102 24 102 12 103 0 104 N"/>
          </draw:custom-shape>
          <draw:custom-shape draw:style-name="gr9" draw:text-style-name="P2" draw:layer="layout" svg:width="0.02cm" svg:height="0.075cm" draw:transform="rotate (-2.3537510292403) translate (21.133cm 7.052cm)">
            <text:p/>
            <draw:enhanced-geometry svg:viewBox="0 0 27 87" draw:type="non-primitive" draw:enhanced-path="M 0 0 L 0 0 3 10 7 22 10 33 13 43 17 55 20 66 24 77 27 87 N"/>
          </draw:custom-shape>
          <draw:custom-shape draw:style-name="gr9" draw:text-style-name="P2" draw:layer="layout" svg:width="0.08cm" svg:height="0.031cm" draw:transform="rotate (-2.3537510292403) translate (21.175cm 6.922cm)">
            <text:p/>
            <draw:enhanced-geometry svg:viewBox="0 0 97 35" draw:type="non-primitive" draw:enhanced-path="M 97 0 L 97 0 84 5 72 9 60 14 48 18 36 23 24 26 13 31 0 35 N"/>
          </draw:custom-shape>
          <draw:custom-shape draw:style-name="gr9" draw:text-style-name="P2" draw:layer="layout" svg:width="0.052cm" svg:height="0.089cm" draw:transform="rotate (-2.3537510292403) translate (21.083cm 6.945cm)">
            <text:p/>
            <draw:enhanced-geometry svg:viewBox="0 0 69 103" draw:type="non-primitive" draw:enhanced-path="M 0 0 L 0 0 9 12 17 26 26 38 35 51 43 64 52 77 60 90 69 103 N"/>
          </draw:custom-shape>
          <draw:custom-shape draw:style-name="gr9" draw:text-style-name="P2" draw:layer="layout" svg:width="0.108cm" svg:height="0.004cm" draw:transform="rotate (-2.3537510292403) translate (21.148cm 6.772cm)">
            <text:p/>
            <draw:enhanced-geometry svg:viewBox="0 0 138 0" draw:type="non-primitive" draw:enhanced-path="M 138 0 L 138 0 119 0 97 0 75 0 52 0 32 0 14 0 4 0 0 0 N"/>
          </draw:custom-shape>
          <draw:custom-shape draw:style-name="gr9" draw:text-style-name="P2" draw:layer="layout" svg:width="0.044cm" svg:height="0.093cm" draw:transform="rotate (-2.3537510292403) translate (21.052cm 6.868cm)">
            <text:p/>
            <draw:enhanced-geometry svg:viewBox="0 0 53 105" draw:type="non-primitive" draw:enhanced-path="M 0 0 L 0 0 7 14 14 26 21 40 27 53 33 67 40 79 46 93 53 105 N"/>
          </draw:custom-shape>
          <draw:custom-shape draw:style-name="gr12" draw:text-style-name="P2" draw:layer="layout" svg:width="0.113cm" svg:height="0.142cm" draw:transform="rotate (-2.3537510292403) translate (22.294cm 9.437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9" draw:text-style-name="P2" draw:layer="layout" svg:width="0.113cm" svg:height="0.142cm" draw:transform="rotate (-2.3537510292403) translate (22.294cm 9.437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3" draw:text-style-name="P2" draw:layer="layout" svg:width="0.129cm" svg:height="0.155cm" draw:transform="rotate (-2.3537510292403) translate (22.294cm 9.437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9" draw:text-style-name="P2" draw:layer="layout" svg:width="0.129cm" svg:height="0.155cm" draw:transform="rotate (-2.3537510292403) translate (22.294cm 9.437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3" draw:text-style-name="P2" draw:layer="layout" svg:width="0.075cm" svg:height="0.031cm" draw:transform="rotate (-2.3537510292403) translate (22.295cm 9.456cm)">
            <text:p/>
            <draw:enhanced-geometry svg:viewBox="0 0 95 35" draw:type="non-primitive" draw:enhanced-path="M 95 18 L 87 15 80 13 72 9 64 6 56 3 50 1 42 0 34 1 28 4 22 6 18 11 13 14 9 18 5 24 2 30 0 35 95 18 Z N"/>
          </draw:custom-shape>
          <draw:custom-shape draw:style-name="gr9" draw:text-style-name="P2" draw:layer="layout" svg:width="0.075cm" svg:height="0.031cm" draw:transform="rotate (-2.3537510292403) translate (22.295cm 9.456cm)">
            <text:p/>
            <draw:enhanced-geometry svg:viewBox="0 0 95 35" draw:type="non-primitive" draw:enhanced-path="M 95 18 L 95 18 87 15 80 13 72 9 64 6 56 3 50 1 42 0 34 1 34 1 28 4 22 6 18 11 13 14 9 18 5 24 2 30 0 35 N"/>
          </draw:custom-shape>
          <draw:custom-shape draw:style-name="gr13" draw:text-style-name="P2" draw:layer="layout" svg:width="0.04cm" svg:height="0.031cm" draw:transform="rotate (-2.3537510292403) translate (22.299cm 9.432cm)">
            <text:p/>
            <draw:enhanced-geometry svg:viewBox="0 0 53 36" draw:type="non-primitive" draw:enhanced-path="M 53 0 L 46 5 38 8 31 12 23 15 16 19 10 23 4 29 0 36 53 0 Z N"/>
          </draw:custom-shape>
          <draw:custom-shape draw:style-name="gr9" draw:text-style-name="P2" draw:layer="layout" svg:width="0.04cm" svg:height="0.031cm" draw:transform="rotate (-2.3537510292403) translate (22.299cm 9.432cm)">
            <text:p/>
            <draw:enhanced-geometry svg:viewBox="0 0 53 36" draw:type="non-primitive" draw:enhanced-path="M 53 0 L 53 0 46 5 38 8 31 12 23 15 16 19 10 23 4 29 0 36 N"/>
          </draw:custom-shape>
          <draw:custom-shape draw:style-name="gr13" draw:text-style-name="P2" draw:layer="layout" svg:width="0.108cm" svg:height="0.062cm" draw:transform="rotate (-2.3537510292403) translate (22.002cm 9.7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9" draw:text-style-name="P2" draw:layer="layout" svg:width="0.108cm" svg:height="0.062cm" draw:transform="rotate (-2.3537510292403) translate (22.002cm 9.7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3" draw:text-style-name="P2" draw:layer="layout" svg:width="0.108cm" svg:height="0.107cm" draw:transform="rotate (-2.3537510292403) translate (21.983cm 9.744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9" draw:text-style-name="P2" draw:layer="layout" svg:width="0.108cm" svg:height="0.107cm" draw:transform="rotate (-2.3537510292403) translate (21.983cm 9.744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3" draw:text-style-name="P2" draw:layer="layout" svg:width="0.064cm" svg:height="0.061cm" draw:transform="rotate (-2.3537510292403) translate (22.299cm 9.432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9" draw:text-style-name="P2" draw:layer="layout" svg:width="0.064cm" svg:height="0.061cm" draw:transform="rotate (-2.3537510292403) translate (22.299cm 9.432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5" draw:text-style-name="P7" draw:layer="layout" svg:x1="20.019cm" svg:y1="7.122cm" svg:x2="10.618cm" svg:y2="7.122cm">
          <text:p/>
        </draw:line>
        <draw:line draw:style-name="gr14" draw:text-style-name="P7" draw:layer="layout" svg:x1="10.619cm" svg:y1="7.122cm" svg:x2="10.619cm" svg:y2="7.924cm">
          <text:p/>
        </draw:line>
        <draw:custom-shape draw:style-name="gr6" draw:text-style-name="P2" draw:layer="layout" svg:width="4.392cm" svg:height="1.023cm" svg:x="7.157cm" svg:y="17.326cm">
          <text:p text:style-name="P8"><text:span text:style-name="T11">clo.c</text:span></text:p>
          <draw:enhanced-geometry svg:viewBox="0 0 21600 21600" draw:type="mso-spt202" draw:enhanced-path="M 0 0 L 21600 0 21600 21600 0 21600 0 0 Z N"/>
        </draw:custom-shape>
        <draw:line draw:style-name="gr14" draw:text-style-name="P7" draw:layer="layout" svg:x1="14.358cm" svg:y1="12.325cm" svg:x2="14.16cm" svg:y2="13.926cm">
          <text:p/>
        </draw:line>
        <draw:line draw:style-name="gr14" draw:text-style-name="P7" draw:layer="layout" svg:x1="15.76cm" svg:y1="12.325cm" svg:x2="14.556cm" svg:y2="13.926cm">
          <text:p/>
        </draw:line>
        <draw:g>
          <draw:rect draw:style-name="gr15" draw:text-style-name="P7" draw:layer="layout" svg:width="9.203cm" svg:height="8.648cm" svg:x="16.757cm" svg:y="9.679cm">
            <text:p/>
          </draw:rect>
          <draw:g>
            <draw:custom-shape draw:style-name="gr16" draw:text-style-name="P2" draw:layer="layout" svg:width="0.328cm" svg:height="0.41cm" svg:x="22.512cm" svg:y="11.805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7" draw:text-style-name="P2" draw:layer="layout" svg:width="0.243cm" svg:height="0.207cm" svg:x="18.444cm" svg:y="15.837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8" draw:text-style-name="P2" draw:layer="layout" svg:width="1.307cm" svg:height="1.051cm" svg:x="18.488cm" svg:y="15.75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9" draw:text-style-name="P2" draw:layer="layout" svg:width="1.307cm" svg:height="1.051cm" svg:x="18.488cm" svg:y="15.75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0" draw:text-style-name="P7" draw:layer="layout" svg:x1="18.982cm" svg:y1="16.027cm" svg:x2="18.878cm" svg:y2="16.132cm">
              <text:p/>
            </draw:line>
            <draw:custom-shape draw:style-name="gr21" draw:text-style-name="P2" draw:layer="layout" svg:width="2.971cm" svg:height="2.448cm" svg:x="16.768cm" svg:y="15.865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9" draw:text-style-name="P2" draw:layer="layout" svg:width="2.971cm" svg:height="2.448cm" svg:x="16.768cm" svg:y="15.865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2" draw:text-style-name="P2" draw:layer="layout" svg:width="1.891cm" svg:height="1.68cm" svg:x="17.044cm" svg:y="16.178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9" draw:text-style-name="P2" draw:layer="layout" svg:width="0.394cm" svg:height="0.283cm" svg:x="19.284cm" svg:y="17.498cm">
              <text:p/>
              <draw:enhanced-geometry svg:viewBox="0 0 486 353" draw:type="non-primitive" draw:enhanced-path="M 486 0 L 459 30 424 62 380 97 331 135 277 173 220 212 163 250 105 288 51 322 0 353 N"/>
            </draw:custom-shape>
            <draw:custom-shape draw:style-name="gr19" draw:text-style-name="P2" draw:layer="layout" svg:width="0.901cm" svg:height="0.37cm" svg:x="18.383cm" svg:y="17.781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19" draw:text-style-name="P2" draw:layer="layout" svg:width="0.8cm" svg:height="0.035cm" svg:x="17.583cm" svg:y="18.131cm">
              <text:p/>
              <draw:enhanced-geometry svg:viewBox="0 0 982 46" draw:type="non-primitive" draw:enhanced-path="M 982 27 L 947 33 905 37 856 41 803 44 745 45 684 46 620 46 554 46 488 44 422 42 356 39 293 36 233 31 175 26 122 20 75 15 34 8 0 0 N"/>
            </draw:custom-shape>
            <draw:custom-shape draw:style-name="gr19" draw:text-style-name="P2" draw:layer="layout" svg:width="0.519cm" svg:height="0.252cm" svg:x="17.064cm" svg:y="17.879cm">
              <text:p/>
              <draw:enhanced-geometry svg:viewBox="0 0 641 307" draw:type="non-primitive" draw:enhanced-path="M 641 307 L 595 295 546 281 492 264 436 245 377 223 318 200 260 176 205 148 153 121 104 92 62 62 27 32 0 0 N"/>
            </draw:custom-shape>
            <draw:custom-shape draw:style-name="gr19" draw:text-style-name="P2" draw:layer="layout" svg:width="0.438cm" svg:height="0.43cm" svg:x="19.268cm" svg:y="16.775cm">
              <text:p/>
              <draw:enhanced-geometry svg:viewBox="0 0 541 528" draw:type="non-primitive" draw:enhanced-path="M 541 0 L 502 59 465 116 427 172 390 225 353 276 315 322 279 365 243 405 207 439 172 468 135 493 102 511 68 523 34 528 0 526 N"/>
            </draw:custom-shape>
            <draw:custom-shape draw:style-name="gr19" draw:text-style-name="P2" draw:layer="layout" svg:width="0.426cm" svg:height="0.21cm" svg:x="18.842cm" svg:y="16.99cm">
              <text:p/>
              <draw:enhanced-geometry svg:viewBox="0 0 524 264" draw:type="non-primitive" draw:enhanced-path="M 524 264 L 469 249 407 225 338 195 269 159 200 121 137 85 82 52 38 25 10 7 0 0 N"/>
            </draw:custom-shape>
            <draw:custom-shape draw:style-name="gr19" draw:text-style-name="P2" draw:layer="layout" svg:width="0.121cm" svg:height="0.645cm" svg:x="18.842cm" svg:y="16.99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19" draw:text-style-name="P2" draw:layer="layout" svg:width="0.547cm" svg:height="0.154cm" svg:x="18.294cm" svg:y="17.501cm">
              <text:p/>
              <draw:enhanced-geometry svg:viewBox="0 0 678 190" draw:type="non-primitive" draw:enhanced-path="M 678 164 L 631 175 583 183 533 188 481 190 429 188 376 181 323 171 268 156 214 136 160 110 106 79 53 43 0 0 N"/>
            </draw:custom-shape>
            <draw:custom-shape draw:style-name="gr19" draw:text-style-name="P2" draw:layer="layout" svg:width="0.117cm" svg:height="0.369cm" svg:x="18.274cm" svg:y="17.501cm">
              <text:p/>
              <draw:enhanced-geometry svg:viewBox="0 0 145 454" draw:type="non-primitive" draw:enhanced-path="M 26 0 L 63 45 94 93 118 142 135 191 144 240 145 286 140 329 127 368 106 401 78 427 43 445 0 454 N"/>
            </draw:custom-shape>
            <draw:custom-shape draw:style-name="gr19" draw:text-style-name="P2" draw:layer="layout" svg:width="0.742cm" svg:height="0.028cm" svg:x="17.531cm" svg:y="17.863cm">
              <text:p/>
              <draw:enhanced-geometry svg:viewBox="0 0 912 32" draw:type="non-primitive" draw:enhanced-path="M 912 9 L 871 12 824 16 768 19 707 22 642 26 574 28 504 30 432 32 362 32 294 30 229 29 169 26 114 22 67 17 28 9 0 0 N"/>
            </draw:custom-shape>
            <draw:custom-shape draw:style-name="gr19" draw:text-style-name="P2" draw:layer="layout" svg:width="0.195cm" svg:height="0.186cm" svg:x="17.336cm" svg:y="17.676cm">
              <text:p/>
              <draw:enhanced-geometry svg:viewBox="0 0 242 234" draw:type="non-primitive" draw:enhanced-path="M 242 234 L 181 204 128 172 80 134 43 94 16 48 0 0 N"/>
            </draw:custom-shape>
            <draw:custom-shape draw:style-name="gr19" draw:text-style-name="P2" draw:layer="layout" svg:width="0.195cm" svg:height="0.292cm" svg:x="17.92cm" svg:y="17.444cm">
              <text:p/>
              <draw:enhanced-geometry svg:viewBox="0 0 242 362" draw:type="non-primitive" draw:enhanced-path="M 0 0 L 46 42 92 82 137 123 175 163 208 202 231 238 242 274 241 306 225 336 191 362 N"/>
            </draw:custom-shape>
            <draw:custom-shape draw:style-name="gr19" draw:text-style-name="P2" draw:layer="layout" svg:width="0.572cm" svg:height="0.109cm" svg:x="17.502cm" svg:y="17.737cm">
              <text:p/>
              <draw:enhanced-geometry svg:viewBox="0 0 705 131" draw:type="non-primitive" draw:enhanced-path="M 705 0 L 669 19 628 37 584 53 536 69 485 84 431 96 375 107 316 116 255 124 192 129 129 131 66 131 0 128 N"/>
            </draw:custom-shape>
            <draw:custom-shape draw:style-name="gr19" draw:text-style-name="P2" draw:layer="layout" svg:width="0.348cm" svg:height="0.122cm" svg:x="19.114cm" svg:y="16.502cm">
              <text:p/>
              <draw:enhanced-geometry svg:viewBox="0 0 430 154" draw:type="non-primitive" draw:enhanced-path="M 430 154 L 373 124 313 94 252 65 193 40 136 20 84 6 38 0 0 5 N"/>
            </draw:custom-shape>
            <draw:custom-shape draw:style-name="gr19" draw:text-style-name="P2" draw:layer="layout" svg:width="0.162cm" svg:height="0.084cm" svg:x="18.951cm" svg:y="16.507cm">
              <text:p/>
              <draw:enhanced-geometry svg:viewBox="0 0 200 105" draw:type="non-primitive" draw:enhanced-path="M 200 0 L 110 40 33 84 0 105 N"/>
            </draw:custom-shape>
            <draw:custom-shape draw:style-name="gr19" draw:text-style-name="P2" draw:layer="layout" svg:width="0.072cm" svg:height="0.15cm" svg:x="18.878cm" svg:y="16.442cm">
              <text:p/>
              <draw:enhanced-geometry svg:viewBox="0 0 86 183" draw:type="non-primitive" draw:enhanced-path="M 86 183 L 41 86 10 22 0 0 N"/>
            </draw:custom-shape>
            <draw:custom-shape draw:style-name="gr19" draw:text-style-name="P2" draw:layer="layout" svg:width="0.19cm" svg:height="0.487cm" svg:x="19.086cm" svg:y="16.539cm">
              <text:p/>
              <draw:enhanced-geometry svg:viewBox="0 0 235 600" draw:type="non-primitive" draw:enhanced-path="M 0 0 L 4 38 17 93 40 157 67 228 99 303 131 378 162 447 190 508 214 556 229 588 235 600 N"/>
            </draw:custom-shape>
            <draw:custom-shape draw:style-name="gr19" draw:text-style-name="P2" draw:layer="layout" svg:width="0.532cm" svg:height="0.109cm" svg:x="18.744cm" svg:y="16.917cm">
              <text:p/>
              <draw:enhanced-geometry svg:viewBox="0 0 653 136" draw:type="non-primitive" draw:enhanced-path="M 653 136 L 572 106 496 80 425 58 358 39 297 24 242 12 191 4 146 0 107 0 73 3 46 11 25 24 10 41 1 61 0 86 4 116 N"/>
            </draw:custom-shape>
            <draw:custom-shape draw:style-name="gr19" draw:text-style-name="P2" draw:layer="layout" svg:width="0.06cm" svg:height="0.523cm" svg:x="18.749cm" svg:y="17.011cm">
              <text:p/>
              <draw:enhanced-geometry svg:viewBox="0 0 73 643" draw:type="non-primitive" draw:enhanced-path="M 0 0 L 12 54 23 119 32 192 41 270 49 348 56 424 63 494 67 554 70 601 72 632 73 643 N"/>
            </draw:custom-shape>
            <draw:custom-shape draw:style-name="gr19" draw:text-style-name="P2" draw:layer="layout" svg:width="0.649cm" svg:height="0.15cm" svg:x="18.159cm" svg:y="17.392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19" draw:text-style-name="P2" draw:layer="layout" svg:width="0.247cm" svg:height="0.198cm" svg:x="17.92cm" svg:y="17.343cm">
              <text:p/>
              <draw:enhanced-geometry svg:viewBox="0 0 306 244" draw:type="non-primitive" draw:enhanced-path="M 306 244 L 231 160 159 96 96 50 45 20 12 5 0 0 N"/>
            </draw:custom-shape>
            <draw:custom-shape draw:style-name="gr19" draw:text-style-name="P2" draw:layer="layout" svg:width="0.552cm" svg:height="0.296cm" svg:x="19.187cm" svg:y="17.038cm">
              <text:p/>
              <draw:enhanced-geometry svg:viewBox="0 0 676 364" draw:type="non-primitive" draw:enhanced-path="M 676 0 L 658 40 634 81 604 121 572 159 534 195 494 231 449 262 403 289 354 314 305 335 253 349 202 360 150 364 99 361 49 352 0 336 N"/>
            </draw:custom-shape>
            <draw:custom-shape draw:style-name="gr19" draw:text-style-name="P2" draw:layer="layout" svg:width="0.158cm" svg:height="0.113cm" svg:x="19.029cm" svg:y="17.201cm">
              <text:p/>
              <draw:enhanced-geometry svg:viewBox="0 0 197 136" draw:type="non-primitive" draw:enhanced-path="M 197 136 L 80 79 21 41 0 16 2 3 6 0 N"/>
            </draw:custom-shape>
            <draw:custom-shape draw:style-name="gr19" draw:text-style-name="P2" draw:layer="layout" svg:width="0.061cm" svg:height="0.377cm" svg:x="19.032cm" svg:y="17.201cm">
              <text:p/>
              <draw:enhanced-geometry svg:viewBox="0 0 75 462" draw:type="non-primitive" draw:enhanced-path="M 0 0 L 28 74 50 140 65 201 72 258 75 311 69 362 57 412 36 462 N"/>
            </draw:custom-shape>
            <draw:custom-shape draw:style-name="gr19" draw:text-style-name="P2" draw:layer="layout" svg:width="0.353cm" svg:height="0.117cm" svg:x="19.061cm" svg:y="17.579cm">
              <text:p/>
              <draw:enhanced-geometry svg:viewBox="0 0 434 145" draw:type="non-primitive" draw:enhanced-path="M 0 0 L 76 0 142 1 199 5 251 14 299 31 343 57 387 95 434 145 N"/>
            </draw:custom-shape>
            <draw:custom-shape draw:style-name="gr19" draw:text-style-name="P2" draw:layer="layout" svg:width="0.43cm" svg:height="0.133cm" svg:x="16.999cm" svg:y="17.4cm">
              <text:p/>
              <draw:enhanced-geometry svg:viewBox="0 0 531 165" draw:type="non-primitive" draw:enhanced-path="M 531 162 L 452 165 375 162 303 155 236 145 175 131 122 114 77 94 40 73 15 49 1 25 0 0 N"/>
            </draw:custom-shape>
            <draw:custom-shape draw:style-name="gr19" draw:text-style-name="P2" draw:layer="layout" svg:width="0.219cm" svg:height="0.154cm" svg:x="17.51cm" svg:y="17.197cm">
              <text:p/>
              <draw:enhanced-geometry svg:viewBox="0 0 271 190" draw:type="non-primitive" draw:enhanced-path="M 0 0 L 55 33 119 67 179 102 231 136 264 165 271 190 N"/>
            </draw:custom-shape>
            <draw:custom-shape draw:style-name="gr19" draw:text-style-name="P2" draw:layer="layout" svg:width="0.653cm" svg:height="0.222cm" svg:x="18.257cm" svg:y="17.664cm">
              <text:p/>
              <draw:enhanced-geometry svg:viewBox="0 0 802 272" draw:type="non-primitive" draw:enhanced-path="M 0 272 L 34 264 77 254 126 241 179 226 238 208 299 188 362 168 426 146 490 124 552 101 612 80 668 58 719 38 765 18 802 0 N"/>
            </draw:custom-shape>
            <draw:custom-shape draw:style-name="gr19" draw:text-style-name="P2" draw:layer="layout" svg:width="0.414cm" svg:height="0.125cm" svg:x="18.911cm" svg:y="17.644cm">
              <text:p/>
              <draw:enhanced-geometry svg:viewBox="0 0 514 155" draw:type="non-primitive" draw:enhanced-path="M 0 29 L 50 11 106 2 163 0 222 3 280 14 335 29 387 49 433 72 470 98 497 127 514 155 N"/>
            </draw:custom-shape>
            <draw:custom-shape draw:style-name="gr19" draw:text-style-name="P2" draw:layer="layout" svg:width="0.401cm" svg:height="0.06cm" svg:x="18.509cm" svg:y="16.141cm">
              <text:p/>
              <draw:enhanced-geometry svg:viewBox="0 0 495 73" draw:type="non-primitive" draw:enhanced-path="M 495 73 L 439 53 378 34 313 18 249 6 186 0 129 0 77 9 33 26 0 54 N"/>
            </draw:custom-shape>
            <draw:custom-shape draw:style-name="gr19" draw:text-style-name="P2" draw:layer="layout" svg:width="0.114cm" svg:height="0.145cm" svg:x="18.395cm" svg:y="16.04cm">
              <text:p/>
              <draw:enhanced-geometry svg:viewBox="0 0 136 180" draw:type="non-primitive" draw:enhanced-path="M 136 180 L 71 90 21 25 0 0 N"/>
            </draw:custom-shape>
            <draw:custom-shape draw:style-name="gr19" draw:text-style-name="P2" draw:layer="layout" svg:width="0.296cm" svg:height="0.151cm" svg:x="16.779cm" svg:y="17.623cm">
              <text:p/>
              <draw:enhanced-geometry svg:viewBox="0 0 365 187" draw:type="non-primitive" draw:enhanced-path="M 365 187 L 304 174 237 152 170 122 108 88 56 55 18 24 0 0 N"/>
            </draw:custom-shape>
            <draw:custom-shape draw:style-name="gr23" draw:text-style-name="P2" draw:layer="layout" svg:width="0.28cm" svg:height="0.117cm" svg:x="17.567cm" svg:y="17.038cm">
              <text:p/>
              <draw:enhanced-geometry svg:viewBox="0 0 344 145" draw:type="non-primitive" draw:enhanced-path="M 344 145 L 297 91 237 53 171 27 108 11 54 3 15 0 0 0 N"/>
            </draw:custom-shape>
            <draw:custom-shape draw:style-name="gr23" draw:text-style-name="P2" draw:layer="layout" svg:width="0.207cm" svg:height="0.15cm" svg:x="17.701cm" svg:y="16.921cm">
              <text:p/>
              <draw:enhanced-geometry svg:viewBox="0 0 254 181" draw:type="non-primitive" draw:enhanced-path="M 254 181 L 203 128 137 78 70 37 21 10 0 0 N"/>
            </draw:custom-shape>
            <draw:custom-shape draw:style-name="gr23" draw:text-style-name="P2" draw:layer="layout" svg:width="0.243cm" svg:height="0.105cm" svg:x="17.758cm" svg:y="16.848cm">
              <text:p/>
              <draw:enhanced-geometry svg:viewBox="0 0 297 126" draw:type="non-primitive" draw:enhanced-path="M 297 126 L 238 82 160 47 83 21 23 5 0 0 N"/>
            </draw:custom-shape>
            <draw:custom-shape draw:style-name="gr23" draw:text-style-name="P2" draw:layer="layout" svg:width="0.227cm" svg:height="0.134cm" svg:x="17.856cm" svg:y="16.738cm">
              <text:p/>
              <draw:enhanced-geometry svg:viewBox="0 0 279 161" draw:type="non-primitive" draw:enhanced-path="M 279 161 L 222 113 150 69 77 32 23 9 0 0 N"/>
            </draw:custom-shape>
            <draw:custom-shape draw:style-name="gr23" draw:text-style-name="P2" draw:layer="layout" svg:width="0.264cm" svg:height="0.109cm" svg:x="17.92cm" svg:y="16.653cm">
              <text:p/>
              <draw:enhanced-geometry svg:viewBox="0 0 324 135" draw:type="non-primitive" draw:enhanced-path="M 324 135 L 278 100 212 68 138 41 70 19 19 4 0 0 N"/>
            </draw:custom-shape>
            <draw:custom-shape draw:style-name="gr23" draw:text-style-name="P2" draw:layer="layout" svg:width="0.243cm" svg:height="0.117cm" svg:x="17.993cm" svg:y="16.576cm">
              <text:p/>
              <draw:enhanced-geometry svg:viewBox="0 0 300 145" draw:type="non-primitive" draw:enhanced-path="M 300 145 L 248 95 171 56 89 25 26 6 0 0 N"/>
            </draw:custom-shape>
            <draw:custom-shape draw:style-name="gr23" draw:text-style-name="P2" draw:layer="layout" svg:width="0.231cm" svg:height="0.113cm" svg:x="18.09cm" svg:y="16.478cm">
              <text:p/>
              <draw:enhanced-geometry svg:viewBox="0 0 287 138" draw:type="non-primitive" draw:enhanced-path="M 287 138 L 233 95 159 58 82 28 24 8 0 0 N"/>
            </draw:custom-shape>
            <draw:custom-shape draw:style-name="gr23" draw:text-style-name="P2" draw:layer="layout" svg:width="0.21cm" svg:height="0.104cm" svg:x="18.184cm" svg:y="16.385cm">
              <text:p/>
              <draw:enhanced-geometry svg:viewBox="0 0 263 127" draw:type="non-primitive" draw:enhanced-path="M 263 127 L 187 80 101 39 30 11 0 0 N"/>
            </draw:custom-shape>
            <draw:custom-shape draw:style-name="gr23" draw:text-style-name="P2" draw:layer="layout" svg:width="0.227cm" svg:height="0.097cm" svg:x="18.24cm" svg:y="16.295cm">
              <text:p/>
              <draw:enhanced-geometry svg:viewBox="0 0 279 117" draw:type="non-primitive" draw:enhanced-path="M 279 117 L 226 74 154 41 80 18 22 5 0 0 N"/>
            </draw:custom-shape>
            <draw:custom-shape draw:style-name="gr23" draw:text-style-name="P2" draw:layer="layout" svg:width="0.227cm" svg:height="0.109cm" svg:x="18.302cm" svg:y="16.202cm">
              <text:p/>
              <draw:enhanced-geometry svg:viewBox="0 0 281 135" draw:type="non-primitive" draw:enhanced-path="M 281 135 L 223 90 151 53 78 24 22 6 0 0 N"/>
            </draw:custom-shape>
            <draw:custom-shape draw:style-name="gr23" draw:text-style-name="P2" draw:layer="layout" svg:width="0.04cm" svg:height="0.64cm" svg:x="18.461cm" svg:y="16.15cm">
              <text:p/>
              <draw:enhanced-geometry svg:viewBox="0 0 49 788" draw:type="non-primitive" draw:enhanced-path="M 0 0 L 10 28 21 67 29 116 35 172 41 234 46 301 48 369 49 439 48 507 44 572 40 632 33 685 25 730 14 765 0 788 N"/>
            </draw:custom-shape>
            <draw:custom-shape draw:style-name="gr23" draw:text-style-name="P2" draw:layer="layout" svg:width="0.166cm" svg:height="0.255cm" svg:x="18.294cm" svg:y="16.556cm">
              <text:p/>
              <draw:enhanced-geometry svg:viewBox="0 0 208 317" draw:type="non-primitive" draw:enhanced-path="M 208 290 L 182 310 155 317 126 310 97 290 70 257 45 211 25 153 9 83 0 0 N"/>
            </draw:custom-shape>
            <draw:custom-shape draw:style-name="gr23" draw:text-style-name="P2" draw:layer="layout" svg:width="0.117cm" svg:height="0.39cm" svg:x="18.294cm" svg:y="16.165cm">
              <text:p/>
              <draw:enhanced-geometry svg:viewBox="0 0 145 481" draw:type="non-primitive" draw:enhanced-path="M 0 481 L 1 395 11 315 31 240 53 172 79 114 104 67 126 31 140 8 145 0 N"/>
            </draw:custom-shape>
            <draw:custom-shape draw:style-name="gr23" draw:text-style-name="P2" draw:layer="layout" svg:width="0.316cm" svg:height="0.398cm" svg:x="18.095cm" svg:y="16.165cm">
              <text:p/>
              <draw:enhanced-geometry svg:viewBox="0 0 387 491" draw:type="non-primitive" draw:enhanced-path="M 387 0 L 355 61 324 121 292 179 259 234 227 286 195 334 162 377 129 414 97 445 64 469 32 484 0 491 N"/>
            </draw:custom-shape>
            <draw:custom-shape draw:style-name="gr23" draw:text-style-name="P2" draw:layer="layout" svg:width="0.102cm" svg:height="0.223cm" svg:x="17.993cm" svg:y="16.34cm">
              <text:p/>
              <draw:enhanced-geometry svg:viewBox="0 0 128 274" draw:type="non-primitive" draw:enhanced-path="M 128 274 L 78 269 41 247 14 212 0 168 1 116 16 59 46 0 N"/>
            </draw:custom-shape>
            <draw:custom-shape draw:style-name="gr23" draw:text-style-name="P2" draw:layer="layout" svg:width="0.373cm" svg:height="0.235cm" svg:x="18.03cm" svg:y="16.105cm">
              <text:p/>
              <draw:enhanced-geometry svg:viewBox="0 0 460 289" draw:type="non-primitive" draw:enhanced-path="M 0 289 L 39 244 94 199 159 155 229 113 298 77 360 45 412 21 447 5 460 0 N"/>
            </draw:custom-shape>
            <draw:custom-shape draw:style-name="gr23" draw:text-style-name="P2" draw:layer="layout" svg:width="0.239cm" svg:height="0.13cm" svg:x="18.038cm" svg:y="17.197cm">
              <text:p/>
              <draw:enhanced-geometry svg:viewBox="0 0 297 162" draw:type="non-primitive" draw:enhanced-path="M 297 162 L 253 112 192 71 125 40 63 17 18 4 0 0 N"/>
            </draw:custom-shape>
            <draw:custom-shape draw:style-name="gr23" draw:text-style-name="P2" draw:layer="layout" svg:width="0.21cm" svg:height="0.158cm" svg:x="18.184cm" svg:y="17.075cm">
              <text:p/>
              <draw:enhanced-geometry svg:viewBox="0 0 263 191" draw:type="non-primitive" draw:enhanced-path="M 263 191 L 184 119 112 64 54 28 14 7 0 0 N"/>
            </draw:custom-shape>
            <draw:custom-shape draw:style-name="gr23" draw:text-style-name="P2" draw:layer="layout" svg:width="0.243cm" svg:height="0.129cm" svg:x="18.294cm" svg:y="17.006cm">
              <text:p/>
              <draw:enhanced-geometry svg:viewBox="0 0 300 161" draw:type="non-primitive" draw:enhanced-path="M 300 161 L 243 107 166 62 87 28 25 7 0 0 N"/>
            </draw:custom-shape>
            <draw:custom-shape draw:style-name="gr23" draw:text-style-name="P2" draw:layer="layout" svg:width="0.239cm" svg:height="0.109cm" svg:x="18.391cm" svg:y="16.908cm">
              <text:p/>
              <draw:enhanced-geometry svg:viewBox="0 0 297 134" draw:type="non-primitive" draw:enhanced-path="M 297 134 L 228 82 149 44 76 19 21 4 0 0 N"/>
            </draw:custom-shape>
            <draw:custom-shape draw:style-name="gr23" draw:text-style-name="P2" draw:layer="layout" svg:width="0.19cm" svg:height="0.102cm" svg:x="18.513cm" svg:y="16.819cm">
              <text:p/>
              <draw:enhanced-geometry svg:viewBox="0 0 234 126" draw:type="non-primitive" draw:enhanced-path="M 234 126 L 170 75 94 35 27 9 0 0 N"/>
            </draw:custom-shape>
            <draw:custom-shape draw:style-name="gr23" draw:text-style-name="P2" draw:layer="layout" svg:width="0.19cm" svg:height="0.092cm" svg:x="18.611cm" svg:y="16.746cm">
              <text:p/>
              <draw:enhanced-geometry svg:viewBox="0 0 236 118" draw:type="non-primitive" draw:enhanced-path="M 236 118 L 176 70 98 32 30 8 0 0 N"/>
            </draw:custom-shape>
            <draw:custom-shape draw:style-name="gr23" draw:text-style-name="P2" draw:layer="layout" svg:width="0.21cm" svg:height="0.109cm" svg:x="18.692cm" svg:y="16.665cm">
              <text:p/>
              <draw:enhanced-geometry svg:viewBox="0 0 261 136" draw:type="non-primitive" draw:enhanced-path="M 261 136 L 185 84 99 41 29 11 0 0 N"/>
            </draw:custom-shape>
            <draw:custom-shape draw:style-name="gr23" draw:text-style-name="P2" draw:layer="layout" svg:width="0.239cm" svg:height="0.125cm" svg:x="18.757cm" svg:y="16.576cm">
              <text:p/>
              <draw:enhanced-geometry svg:viewBox="0 0 299 154" draw:type="non-primitive" draw:enhanced-path="M 299 154 L 237 103 159 60 82 29 23 7 0 0 N"/>
            </draw:custom-shape>
            <draw:custom-shape draw:style-name="gr23" draw:text-style-name="P2" draw:layer="layout" svg:width="0.048cm" svg:height="0.304cm" svg:x="18.602cm" svg:y="17.116cm">
              <text:p/>
              <draw:enhanced-geometry svg:viewBox="0 0 62 379" draw:type="non-primitive" draw:enhanced-path="M 0 379 L 23 333 40 271 51 201 59 127 62 58 62 0 N"/>
            </draw:custom-shape>
            <draw:custom-shape draw:style-name="gr23" draw:text-style-name="P2" draw:layer="layout" svg:width="0.251cm" svg:height="0.568cm" svg:x="18.651cm" svg:y="16.548cm">
              <text:p/>
              <draw:enhanced-geometry svg:viewBox="0 0 308 698" draw:type="non-primitive" draw:enhanced-path="M 0 698 L 4 675 12 647 24 616 41 579 62 540 85 496 111 448 139 396 167 340 196 280 226 215 254 147 282 76 308 0 N"/>
            </draw:custom-shape>
            <draw:custom-shape draw:style-name="gr23" draw:text-style-name="P2" draw:layer="layout" svg:width="0.035cm" svg:height="0.616cm" svg:x="18.866cm" svg:y="16.548cm">
              <text:p/>
              <draw:enhanced-geometry svg:viewBox="0 0 45 762" draw:type="non-primitive" draw:enhanced-path="M 45 0 L 44 9 41 36 35 78 29 131 23 195 16 265 9 340 4 415 1 491 0 563 1 628 6 685 15 730 28 762 N"/>
            </draw:custom-shape>
            <draw:custom-shape draw:style-name="gr23" draw:text-style-name="P2" draw:layer="layout" svg:width="0.145cm" svg:height="0.126cm" svg:x="18.887cm" svg:y="17.075cm">
              <text:p/>
              <draw:enhanced-geometry svg:viewBox="0 0 179 154" draw:type="non-primitive" draw:enhanced-path="M 0 110 L 32 146 59 154 83 137 109 101 139 54 179 0 N"/>
            </draw:custom-shape>
            <draw:custom-shape draw:style-name="gr23" draw:text-style-name="P2" draw:layer="layout" svg:width="0.089cm" svg:height="0.547cm" svg:x="18.968cm" svg:y="16.527cm">
              <text:p/>
              <draw:enhanced-geometry svg:viewBox="0 0 111 679" draw:type="non-primitive" draw:enhanced-path="M 80 679 L 97 648 107 606 111 556 109 498 103 434 94 369 81 303 66 238 52 176 37 119 22 70 10 29 0 0 N"/>
            </draw:custom-shape>
            <draw:custom-shape draw:style-name="gr23" draw:text-style-name="P2" draw:layer="layout" svg:width="0.21cm" svg:height="0.073cm" svg:x="18.757cm" svg:y="16.454cm">
              <text:p/>
              <draw:enhanced-geometry svg:viewBox="0 0 263 86" draw:type="non-primitive" draw:enhanced-path="M 263 86 L 217 45 168 15 114 0 58 7 0 41 N"/>
            </draw:custom-shape>
            <draw:custom-shape draw:style-name="gr23" draw:text-style-name="P2" draw:layer="layout" svg:width="0.467cm" svg:height="0.483cm" svg:x="18.289cm" svg:y="16.49cm">
              <text:p/>
              <draw:enhanced-geometry svg:viewBox="0 0 571 598" draw:type="non-primitive" draw:enhanced-path="M 571 0 L 547 19 516 46 477 80 434 120 386 164 336 211 284 260 232 310 183 359 136 407 94 452 58 494 29 530 10 561 0 584 2 598 N"/>
            </draw:custom-shape>
            <draw:custom-shape draw:style-name="gr23" draw:text-style-name="P2" draw:layer="layout" svg:width="0.243cm" svg:height="0.093cm" svg:x="18.294cm" svg:y="16.917cm">
              <text:p/>
              <draw:enhanced-geometry svg:viewBox="0 0 300 114" draw:type="non-primitive" draw:enhanced-path="M 0 72 L 31 96 75 112 127 114 184 99 243 63 300 0 N"/>
            </draw:custom-shape>
            <draw:custom-shape draw:style-name="gr23" draw:text-style-name="P2" draw:layer="layout" svg:width="0.304cm" svg:height="0.414cm" svg:x="18.537cm" svg:y="16.502cm">
              <text:p/>
              <draw:enhanced-geometry svg:viewBox="0 0 378 507" draw:type="non-primitive" draw:enhanced-path="M 0 507 L 33 460 72 406 115 347 161 286 207 225 251 166 291 113 326 67 353 32 371 8 378 0 N"/>
            </draw:custom-shape>
            <draw:custom-shape draw:style-name="gr23" draw:text-style-name="P2" draw:layer="layout" svg:width="0.291cm" svg:height="0.604cm" svg:x="18.55cm" svg:y="16.502cm">
              <text:p/>
              <draw:enhanced-geometry svg:viewBox="0 0 361 741" draw:type="non-primitive" draw:enhanced-path="M 361 0 L 352 41 335 90 313 146 286 207 256 273 222 339 188 406 153 471 120 533 88 589 59 639 35 682 17 714 4 734 0 741 N"/>
            </draw:custom-shape>
            <draw:custom-shape draw:style-name="gr24" draw:text-style-name="P2" draw:layer="layout" svg:width="1.587cm" svg:height="2.005cm" svg:x="20.799cm" svg:y="15.001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5" draw:text-style-name="P2" draw:layer="layout" svg:width="3.406cm" svg:height="4.99cm" svg:x="22.544cm" svg:y="11.119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6" draw:text-style-name="P2" draw:layer="layout" svg:width="3.397cm" svg:height="4.99cm" svg:x="22.544cm" svg:y="11.119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6" draw:text-style-name="P2" draw:layer="layout" svg:width="0.357cm" svg:height="0.531cm" svg:x="24.878cm" svg:y="12.512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7" draw:text-style-name="P2" draw:layer="layout" svg:width="0.446cm" svg:height="0.138cm" svg:x="24.379cm" svg:y="15.54cm">
              <text:p/>
              <draw:enhanced-geometry svg:viewBox="0 0 550 167" draw:type="non-primitive" draw:enhanced-path="M 0 149 L 44 157 94 163 148 166 205 167 263 163 320 154 376 139 428 116 475 87 516 48 550 0 N"/>
            </draw:custom-shape>
            <draw:custom-shape draw:style-name="gr27" draw:text-style-name="P2" draw:layer="layout" svg:width="0.3cm" svg:height="0.244cm" svg:x="24.525cm" svg:y="15.54cm">
              <text:p/>
              <draw:enhanced-geometry svg:viewBox="0 0 372 300" draw:type="non-primitive" draw:enhanced-path="M 372 0 L 322 93 279 164 241 218 207 257 175 280 144 294 112 300 78 297 42 291 0 283 N"/>
            </draw:custom-shape>
            <draw:custom-shape draw:style-name="gr27" draw:text-style-name="P2" draw:layer="layout" svg:width="0.203cm" svg:height="0.085cm" svg:x="24.322cm" svg:y="15.687cm">
              <text:p/>
              <draw:enhanced-geometry svg:viewBox="0 0 252 103" draw:type="non-primitive" draw:enhanced-path="M 252 103 L 150 74 70 40 19 12 0 0 N"/>
            </draw:custom-shape>
            <draw:custom-shape draw:style-name="gr27" draw:text-style-name="P2" draw:layer="layout" svg:width="0.869cm" svg:height="0.13cm" svg:x="24.103cm" svg:y="15.264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7" draw:text-style-name="P2" draw:layer="layout" svg:width="0.544cm" svg:height="0.186cm" svg:x="24.103cm" svg:y="15.382cm">
              <text:p/>
              <draw:enhanced-geometry svg:viewBox="0 0 669 228" draw:type="non-primitive" draw:enhanced-path="M 0 0 L 71 28 138 57 204 84 266 110 325 135 381 157 433 178 481 196 527 209 568 220 606 226 640 228 669 224 N"/>
            </draw:custom-shape>
            <draw:custom-shape draw:style-name="gr27" draw:text-style-name="P2" draw:layer="layout" svg:width="0.276cm" svg:height="0.183cm" svg:x="24.647cm" svg:y="15.382cm">
              <text:p/>
              <draw:enhanced-geometry svg:viewBox="0 0 344 224" draw:type="non-primitive" draw:enhanced-path="M 0 224 L 58 203 121 166 186 123 247 79 297 40 332 11 344 0 N"/>
            </draw:custom-shape>
            <draw:custom-shape draw:style-name="gr27" draw:text-style-name="P2" draw:layer="layout" svg:width="0.251cm" svg:height="0.665cm" svg:x="23.344cm" svg:y="12.743cm">
              <text:p/>
              <draw:enhanced-geometry svg:viewBox="0 0 312 821" draw:type="non-primitive" draw:enhanced-path="M 0 821 L 29 760 55 699 79 638 100 578 121 519 139 461 157 404 173 349 189 297 204 246 220 197 236 152 253 109 271 69 290 33 312 0 N"/>
            </draw:custom-shape>
            <draw:custom-shape draw:style-name="gr27" draw:text-style-name="P2" draw:layer="layout" svg:width="0.19cm" svg:height="0.535cm" svg:x="23.596cm" svg:y="12.207cm">
              <text:p/>
              <draw:enhanced-geometry svg:viewBox="0 0 237 656" draw:type="non-primitive" draw:enhanced-path="M 0 656 L 26 618 54 574 82 524 111 471 138 414 164 358 187 301 207 244 222 191 233 141 237 95 235 56 226 24 208 0 N"/>
            </draw:custom-shape>
            <draw:custom-shape draw:style-name="gr27" draw:text-style-name="P2" draw:layer="layout" svg:width="0.312cm" svg:height="0.353cm" svg:x="23.981cm" svg:y="12.328cm">
              <text:p/>
              <draw:enhanced-geometry svg:viewBox="0 0 385 433" draw:type="non-primitive" draw:enhanced-path="M 385 0 L 332 52 278 109 224 167 173 223 126 278 84 328 50 371 23 403 6 425 0 433 N"/>
            </draw:custom-shape>
            <draw:custom-shape draw:style-name="gr27" draw:text-style-name="P2" draw:layer="layout" svg:width="0.276cm" svg:height="0.409cm" svg:x="23.705cm" svg:y="12.682cm">
              <text:p/>
              <draw:enhanced-geometry svg:viewBox="0 0 344 507" draw:type="non-primitive" draw:enhanced-path="M 344 0 L 312 84 279 158 246 224 214 282 181 331 150 374 119 411 89 442 58 467 29 489 0 507 N"/>
            </draw:custom-shape>
            <draw:custom-shape draw:style-name="gr27" draw:text-style-name="P2" draw:layer="layout" svg:width="0.673cm" svg:height="0.921cm" svg:x="23.742cm" svg:y="12.389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7" draw:text-style-name="P2" draw:layer="layout" svg:width="0.917cm" svg:height="0.751cm" svg:x="22.824cm" svg:y="13.311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7" draw:text-style-name="P2" draw:layer="layout" svg:width="0.06cm" svg:height="0.763cm" svg:x="22.942cm" svg:y="11.59cm">
              <text:p/>
              <draw:enhanced-geometry svg:viewBox="0 0 74 942" draw:type="non-primitive" draw:enhanced-path="M 0 942 L 3 894 5 845 9 790 11 734 14 675 18 614 21 553 24 490 29 429 32 367 37 307 43 249 48 193 54 139 60 89 67 42 74 0 N"/>
            </draw:custom-shape>
            <draw:custom-shape draw:style-name="gr27" draw:text-style-name="P2" draw:layer="layout" svg:width="0.06cm" svg:height="0.459cm" svg:x="22.954cm" svg:y="11.131cm">
              <text:p/>
              <draw:enhanced-geometry svg:viewBox="0 0 71 566" draw:type="non-primitive" draw:enhanced-path="M 59 566 L 68 496 71 422 66 346 57 271 47 200 33 135 21 80 11 38 3 9 0 0 N"/>
            </draw:custom-shape>
            <draw:custom-shape draw:style-name="gr27" draw:text-style-name="P2" draw:layer="layout" svg:width="0.227cm" svg:height="1.064cm" svg:x="22.727cm" svg:y="11.131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7" draw:text-style-name="P2" draw:layer="layout" svg:width="0.121cm" svg:height="0.41cm" svg:x="23.198cm" svg:y="11.447cm">
              <text:p/>
              <draw:enhanced-geometry svg:viewBox="0 0 148 507" draw:type="non-primitive" draw:enhanced-path="M 148 0 L 141 56 129 117 113 181 95 244 76 306 55 366 35 421 17 468 0 507 N"/>
            </draw:custom-shape>
            <draw:custom-shape draw:style-name="gr27" draw:text-style-name="P2" draw:layer="layout" svg:width="0.255cm" svg:height="0.58cm" svg:x="22.942cm" svg:y="11.858cm">
              <text:p/>
              <draw:enhanced-geometry svg:viewBox="0 0 313 715" draw:type="non-primitive" draw:enhanced-path="M 313 0 L 301 26 282 59 260 98 234 142 205 192 175 245 145 301 115 360 87 420 61 481 38 542 20 602 6 660 0 715 N"/>
            </draw:custom-shape>
            <draw:custom-shape draw:style-name="gr27" draw:text-style-name="P2" draw:layer="layout" svg:width="0.146cm" svg:height="0.799cm" svg:x="22.942cm" svg:y="11.639cm">
              <text:p/>
              <draw:enhanced-geometry svg:viewBox="0 0 179 985" draw:type="non-primitive" draw:enhanced-path="M 0 985 L 3 914 9 841 14 770 22 701 30 632 40 564 50 499 62 436 73 376 86 318 98 264 110 213 123 167 134 124 147 85 158 52 169 24 179 0 N"/>
            </draw:custom-shape>
            <draw:custom-shape draw:style-name="gr27" draw:text-style-name="P2" draw:layer="layout" svg:width="0.048cm" svg:height="0.373cm" svg:x="23.088cm" svg:y="11.265cm">
              <text:p/>
              <draw:enhanced-geometry svg:viewBox="0 0 59 463" draw:type="non-primitive" draw:enhanced-path="M 0 463 L 20 409 34 341 45 264 52 187 56 115 58 56 59 15 59 0 N"/>
            </draw:custom-shape>
            <draw:custom-shape draw:style-name="gr27" draw:text-style-name="P2" draw:layer="layout" svg:width="0.336cm" svg:height="0.36cm" svg:x="23.283cm" svg:y="12.065cm">
              <text:p/>
              <draw:enhanced-geometry svg:viewBox="0 0 417 448" draw:type="non-primitive" draw:enhanced-path="M 417 0 L 347 44 283 94 225 147 173 202 128 255 89 306 58 352 33 391 15 421 3 441 0 448 N"/>
            </draw:custom-shape>
            <draw:custom-shape draw:style-name="gr27" draw:text-style-name="P2" draw:layer="layout" svg:width="0.243cm" svg:height="0.207cm" svg:x="23.04cm" svg:y="12.426cm">
              <text:p/>
              <draw:enhanced-geometry svg:viewBox="0 0 298 254" draw:type="non-primitive" draw:enhanced-path="M 298 0 L 226 33 161 76 107 125 61 172 29 214 7 244 0 254 N"/>
            </draw:custom-shape>
            <draw:custom-shape draw:style-name="gr27" draw:text-style-name="P2" draw:layer="layout" svg:width="0.34cm" svg:height="0.726cm" svg:x="23.04cm" svg:y="11.907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7" draw:text-style-name="P2" draw:layer="layout" svg:width="0.454cm" svg:height="0.47cm" svg:x="24.371cm" svg:y="14.465cm">
              <text:p/>
              <draw:enhanced-geometry svg:viewBox="0 0 564 582" draw:type="non-primitive" draw:enhanced-path="M 0 582 L 39 551 82 517 127 483 174 446 221 408 268 369 314 328 358 288 400 246 440 204 475 162 505 121 531 79 551 40 564 0 N"/>
            </draw:custom-shape>
            <draw:custom-shape draw:style-name="gr27" draw:text-style-name="P2" draw:layer="layout" svg:width="0.114cm" svg:height="1.202cm" svg:x="24.826cm" svg:y="13.262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7" draw:text-style-name="P2" draw:layer="layout" svg:width="0.134cm" svg:height="1.115cm" svg:x="24.777cm" svg:y="12.146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7" draw:text-style-name="P2" draw:layer="layout" svg:width="0.178cm" svg:height="0.267cm" svg:x="24.659cm" svg:y="12.109cm">
              <text:p/>
              <draw:enhanced-geometry svg:viewBox="0 0 221 331" draw:type="non-primitive" draw:enhanced-path="M 192 46 L 212 17 221 1 219 0 209 9 193 28 172 55 147 88 120 125 93 164 66 205 42 242 21 278 7 308 0 331 N"/>
            </draw:custom-shape>
            <draw:custom-shape draw:style-name="gr27" draw:text-style-name="P2" draw:layer="layout" svg:width="0.008cm" svg:height="0.451cm" svg:x="24.651cm" svg:y="12.377cm">
              <text:p/>
              <draw:enhanced-geometry svg:viewBox="0 0 7 552" draw:type="non-primitive" draw:enhanced-path="M 7 0 L 2 42 0 106 0 183 0 268 1 351 4 428 5 493 6 536 7 552 N"/>
            </draw:custom-shape>
            <draw:custom-shape draw:style-name="gr27" draw:text-style-name="P2" draw:layer="layout" svg:width="0.126cm" svg:height="0.727cm" svg:x="24.606cm" svg:y="12.101cm">
              <text:p/>
              <draw:enhanced-geometry svg:viewBox="0 0 151 896" draw:type="non-primitive" draw:enhanced-path="M 62 896 L 50 865 38 830 28 789 19 744 11 695 5 643 2 590 0 533 1 476 4 418 10 360 19 303 31 246 47 190 68 138 91 89 119 42 151 0 N"/>
            </draw:custom-shape>
            <draw:custom-shape draw:style-name="gr27" draw:text-style-name="P2" draw:layer="layout" svg:width="0.227cm" svg:height="1.007cm" svg:x="24.505cm" svg:y="12.101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7" draw:text-style-name="P2" draw:layer="layout" svg:width="0.057cm" svg:height="0.706cm" svg:x="24.456cm" svg:y="12.402cm">
              <text:p/>
              <draw:enhanced-geometry svg:viewBox="0 0 73 867" draw:type="non-primitive" draw:enhanced-path="M 73 867 L 62 768 51 675 41 589 31 509 24 435 17 368 11 304 7 248 3 197 1 150 0 109 1 74 3 45 7 20 12 0 N"/>
            </draw:custom-shape>
            <draw:custom-shape draw:style-name="gr27" draw:text-style-name="P2" draw:layer="layout" svg:width="0.267cm" svg:height="0.373cm" svg:x="24.465cm" svg:y="12.028cm">
              <text:p/>
              <draw:enhanced-geometry svg:viewBox="0 0 328 462" draw:type="non-primitive" draw:enhanced-path="M 0 462 L 17 428 47 380 85 324 129 261 176 198 222 137 264 83 297 40 320 10 328 0 N"/>
            </draw:custom-shape>
            <draw:custom-shape draw:style-name="gr27" draw:text-style-name="P2" draw:layer="layout" svg:width="0.884cm" svg:height="0.32cm" svg:x="23.811cm" svg:y="11.968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7" draw:text-style-name="P2" draw:layer="layout" svg:width="0.17cm" svg:height="0.219cm" svg:x="25.406cm" svg:y="13.117cm">
              <text:p/>
              <draw:enhanced-geometry svg:viewBox="0 0 210 274" draw:type="non-primitive" draw:enhanced-path="M 210 274 L 176 196 149 130 127 77 104 37 78 11 44 0 0 4 N"/>
            </draw:custom-shape>
            <draw:custom-shape draw:style-name="gr27" draw:text-style-name="P2" draw:layer="layout" svg:width="0.191cm" svg:height="0.085cm" svg:x="25.215cm" svg:y="13.031cm">
              <text:p/>
              <draw:enhanced-geometry svg:viewBox="0 0 236 105" draw:type="non-primitive" draw:enhanced-path="M 236 105 L 149 101 73 63 20 20 0 0 N"/>
            </draw:custom-shape>
            <draw:custom-shape draw:style-name="gr27" draw:text-style-name="P2" draw:layer="layout" svg:width="0.361cm" svg:height="0.908cm" svg:x="24.947cm" svg:y="13.214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7" draw:text-style-name="P2" draw:layer="layout" svg:width="0.219cm" svg:height="0.364cm" svg:x="24.947cm" svg:y="13.214cm">
              <text:p/>
              <draw:enhanced-geometry svg:viewBox="0 0 270 448" draw:type="non-primitive" draw:enhanced-path="M 0 0 L 48 68 86 130 116 188 138 239 158 285 176 327 193 364 213 396 238 423 270 448 N"/>
            </draw:custom-shape>
            <draw:custom-shape draw:style-name="gr27" draw:text-style-name="P2" draw:layer="layout" svg:width="0.24cm" svg:height="0.434cm" svg:x="25.166cm" svg:y="13.579cm">
              <text:p/>
              <draw:enhanced-geometry svg:viewBox="0 0 295 536" draw:type="non-primitive" draw:enhanced-path="M 0 0 L 31 25 62 59 92 101 122 149 150 202 177 257 203 315 228 373 252 430 275 485 295 536 N"/>
            </draw:custom-shape>
            <draw:custom-shape draw:style-name="gr28" draw:text-style-name="P2" draw:layer="layout" svg:width="4.376cm" svg:height="3.228cm" svg:x="21.387cm" svg:y="9.791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9" draw:text-style-name="P2" draw:layer="layout" svg:width="0.726cm" svg:height="0.731cm" svg:x="23.924cm" svg:y="11.456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0" draw:text-style-name="P2" draw:layer="layout" svg:width="0.637cm" svg:height="0.499cm" svg:x="23.924cm" svg:y="11.456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29" draw:text-style-name="P2" draw:layer="layout" svg:width="1.051cm" svg:height="1.092cm" svg:x="21.85cm" svg:y="10.77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1" draw:text-style-name="P2" draw:layer="layout" svg:width="0.532cm" svg:height="0.207cm" svg:x="24.826cm" svg:y="10.433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9" draw:text-style-name="P2" draw:layer="layout" svg:width="1.741cm" svg:height="0.588cm" svg:x="21.626cm" svg:y="10.266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9" draw:text-style-name="P2" draw:layer="layout" svg:width="0.69cm" svg:height="0.795cm" svg:x="24.549cm" svg:y="10.652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0" draw:text-style-name="P2" draw:layer="layout" svg:width="0.045cm" svg:height="0.462cm" svg:x="24.549cm" svg:y="10.985cm">
              <text:p/>
              <draw:enhanced-geometry svg:viewBox="0 0 57 567" draw:type="non-primitive" draw:enhanced-path="M 0 567 L 0 502 3 439 5 377 10 317 14 259 21 202 29 148 37 96 47 46 57 0 N"/>
            </draw:custom-shape>
            <draw:custom-shape draw:style-name="gr29" draw:text-style-name="P2" draw:layer="layout" svg:width="0.796cm" svg:height="1.644cm" svg:x="24.72cm" svg:y="11.171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0" draw:text-style-name="P2" draw:layer="layout" svg:width="0.101cm" svg:height="0.313cm" svg:x="23.344cm" svg:y="10.932cm">
              <text:p/>
              <draw:enhanced-geometry svg:viewBox="0 0 125 386" draw:type="non-primitive" draw:enhanced-path="M 0 386 L 29 309 59 235 86 166 107 105 122 54 125 19 115 0 N"/>
            </draw:custom-shape>
            <draw:custom-shape draw:style-name="gr32" draw:text-style-name="P2" draw:layer="layout" svg:width="0.15cm" svg:height="0.104cm" svg:x="23.287cm" svg:y="10.827cm">
              <text:p/>
              <draw:enhanced-geometry svg:viewBox="0 0 185 128" draw:type="non-primitive" draw:enhanced-path="M 185 128 L 151 74 89 34 27 9 0 0 N"/>
            </draw:custom-shape>
            <draw:custom-shape draw:style-name="gr32" draw:text-style-name="P2" draw:layer="layout" svg:width="0.442cm" svg:height="0.06cm" svg:x="23.616cm" svg:y="10.871cm">
              <text:p/>
              <draw:enhanced-geometry svg:viewBox="0 0 547 73" draw:type="non-primitive" draw:enhanced-path="M 0 31 L 75 15 148 5 217 0 280 1 340 6 394 15 443 26 485 40 520 56 547 73 N"/>
            </draw:custom-shape>
            <draw:custom-shape draw:style-name="gr33" draw:text-style-name="P2" draw:layer="layout" svg:width="0.34cm" svg:height="0.102cm" svg:x="23.636cm" svg:y="10.944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2" draw:layer="layout" svg:width="0.34cm" svg:height="0.102cm" svg:x="23.636cm" svg:y="10.944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0" draw:text-style-name="P2" draw:layer="layout" svg:width="0.141cm" svg:height="0.007cm" svg:x="23.446cm" svg:y="11.679cm">
              <text:p/>
              <draw:enhanced-geometry svg:viewBox="0 0 172 14" draw:type="non-primitive" draw:enhanced-path="M 172 14 L 92 11 27 3 0 0 N"/>
            </draw:custom-shape>
            <draw:custom-shape draw:style-name="gr30" draw:text-style-name="P2" draw:layer="layout" svg:width="0.235cm" svg:height="0.008cm" svg:x="23.441cm" svg:y="11.573cm">
              <text:p/>
              <draw:enhanced-geometry svg:viewBox="0 0 291 11" draw:type="non-primitive" draw:enhanced-path="M 0 0 L 81 10 176 11 257 9 291 8 N"/>
            </draw:custom-shape>
            <draw:custom-shape draw:style-name="gr30" draw:text-style-name="P2" draw:layer="layout" svg:width="0.092cm" svg:height="0.016cm" svg:x="23.437cm" svg:y="11.395cm">
              <text:p/>
              <draw:enhanced-geometry svg:viewBox="0 0 114 21" draw:type="non-primitive" draw:enhanced-path="M 114 21 L 68 0 22 7 0 15 N"/>
            </draw:custom-shape>
            <draw:custom-shape draw:style-name="gr30" draw:text-style-name="P2" draw:layer="layout" svg:width="0.077cm" svg:height="0.105cm" svg:x="23.539cm" svg:y="11.317cm">
              <text:p/>
              <draw:enhanced-geometry svg:viewBox="0 0 94 128" draw:type="non-primitive" draw:enhanced-path="M 0 0 L 69 33 94 76 58 128 N"/>
            </draw:custom-shape>
            <draw:custom-shape draw:style-name="gr30" draw:text-style-name="P2" draw:layer="layout" svg:width="0.162cm" svg:height="0.202cm" svg:x="23.636cm" svg:y="11.314cm">
              <text:p/>
              <draw:enhanced-geometry svg:viewBox="0 0 200 249" draw:type="non-primitive" draw:enhanced-path="M 0 0 L 63 39 121 92 166 151 196 207 200 249 N"/>
            </draw:custom-shape>
            <draw:custom-shape draw:style-name="gr30" draw:text-style-name="P2" draw:layer="layout" svg:width="0.084cm" svg:height="0.211cm" svg:x="23.713cm" svg:y="11.516cm">
              <text:p/>
              <draw:enhanced-geometry svg:viewBox="0 0 107 263" draw:type="non-primitive" draw:enhanced-path="M 107 0 L 83 64 47 152 14 230 0 263 N"/>
            </draw:custom-shape>
            <draw:custom-shape draw:style-name="gr34" draw:text-style-name="P2" draw:layer="layout" svg:width="1.927cm" svg:height="1.319cm" svg:x="23.247cm" svg:y="9.702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3" draw:text-style-name="P2" draw:layer="layout" svg:width="0.089cm" svg:height="0.113cm" svg:x="23.348cm" svg:y="10.92cm">
              <text:p/>
              <draw:enhanced-geometry svg:viewBox="0 0 107 141" draw:type="non-primitive" draw:enhanced-path="M 13 141 L 99 128 107 63 0 0 13 141 13 141 Z N"/>
            </draw:custom-shape>
            <draw:custom-shape draw:style-name="gr9" draw:text-style-name="P2" draw:layer="layout" svg:width="0.089cm" svg:height="0.113cm" svg:x="23.348cm" svg:y="10.92cm">
              <text:p/>
              <draw:enhanced-geometry svg:viewBox="0 0 107 141" draw:type="non-primitive" draw:enhanced-path="M 13 141 L 99 128 107 63 0 0 13 141 13 141 N"/>
            </draw:custom-shape>
            <draw:custom-shape draw:style-name="gr24" draw:text-style-name="P2" draw:layer="layout" svg:width="0.97cm" svg:height="1.489cm" svg:x="23.53cm" svg:y="15.098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5" draw:text-style-name="P2" draw:layer="layout" svg:width="5.866cm" svg:height="4.502cm" svg:x="18.55cm" svg:y="12.625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6" draw:text-style-name="P2" draw:layer="layout" svg:width="0.126cm" svg:height="0.198cm" svg:x="23.571cm" svg:y="15.082cm">
              <text:p/>
              <draw:enhanced-geometry svg:viewBox="0 0 156 247" draw:type="non-primitive" draw:enhanced-path="M 0 0 L 53 71 100 138 135 198 156 247 N"/>
            </draw:custom-shape>
            <draw:custom-shape draw:style-name="gr36" draw:text-style-name="P2" draw:layer="layout" svg:width="0.247cm" svg:height="0.365cm" svg:x="23.697cm" svg:y="15.281cm">
              <text:p/>
              <draw:enhanced-geometry svg:viewBox="0 0 307 451" draw:type="non-primitive" draw:enhanced-path="M 0 0 L 15 37 39 75 68 115 102 155 140 200 178 245 216 292 252 343 282 395 307 451 N"/>
            </draw:custom-shape>
            <draw:custom-shape draw:style-name="gr36" draw:text-style-name="P2" draw:layer="layout" svg:width="0.252cm" svg:height="0.653cm" svg:x="23.945cm" svg:y="15.646cm">
              <text:p/>
              <draw:enhanced-geometry svg:viewBox="0 0 308 806" draw:type="non-primitive" draw:enhanced-path="M 0 0 L 12 36 25 79 37 127 50 180 63 235 77 293 92 353 106 412 122 472 140 528 158 584 179 636 201 682 224 724 250 759 277 786 308 806 N"/>
            </draw:custom-shape>
            <draw:custom-shape draw:style-name="gr36" draw:text-style-name="P2" draw:layer="layout" svg:width="0.219cm" svg:height="0.202cm" svg:x="24.197cm" svg:y="16.3cm">
              <text:p/>
              <draw:enhanced-geometry svg:viewBox="0 0 270 248" draw:type="non-primitive" draw:enhanced-path="M 0 0 L 80 46 148 100 201 154 238 201 262 235 270 248 N"/>
            </draw:custom-shape>
            <draw:custom-shape draw:style-name="gr36" draw:text-style-name="P2" draw:layer="layout" svg:width="0.479cm" svg:height="0.97cm" svg:x="21.716cm" svg:y="15.983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6" draw:text-style-name="P2" draw:layer="layout" svg:width="0.372cm" svg:height="0.836cm" svg:x="21.343cm" svg:y="15.147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6" draw:text-style-name="P2" draw:layer="layout" svg:width="0.621cm" svg:height="0.645cm" svg:x="20.722cm" svg:y="15.147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4" draw:text-style-name="P2" draw:layer="layout" svg:width="2.171cm" svg:height="3.009cm" svg:x="18.959cm" svg:y="13.1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6" draw:text-style-name="P2" draw:layer="layout" svg:width="0.523cm" svg:height="0.471cm" svg:x="20.607cm" svg:y="13.1cm">
              <text:p/>
              <draw:enhanced-geometry svg:viewBox="0 0 648 579" draw:type="non-primitive" draw:enhanced-path="M 648 0 L 598 41 545 83 492 127 439 171 386 215 333 259 282 303 233 346 187 387 144 427 105 463 70 498 41 529 17 556 0 579 N"/>
            </draw:custom-shape>
            <draw:custom-shape draw:style-name="gr36" draw:text-style-name="P2" draw:layer="layout" svg:width="0.413cm" svg:height="0.689cm" svg:x="20.194cm" svg:y="13.572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6" draw:text-style-name="P2" draw:layer="layout" svg:width="0.459cm" svg:height="0.722cm" svg:x="19.735cm" svg:y="14.261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6" draw:text-style-name="P2" draw:layer="layout" svg:width="0.259cm" svg:height="0.527cm" svg:x="19.475cm" svg:y="14.984cm">
              <text:p/>
              <draw:enhanced-geometry svg:viewBox="0 0 319 651" draw:type="non-primitive" draw:enhanced-path="M 319 0 L 297 34 271 74 245 121 217 172 188 226 161 283 133 340 106 399 81 456 57 511 35 562 16 610 0 651 N"/>
            </draw:custom-shape>
            <draw:custom-shape draw:style-name="gr36" draw:text-style-name="P2" draw:layer="layout" svg:width="0.219cm" svg:height="0.247cm" svg:x="19.256cm" svg:y="15.512cm">
              <text:p/>
              <draw:enhanced-geometry svg:viewBox="0 0 270 307" draw:type="non-primitive" draw:enhanced-path="M 270 0 L 241 65 206 118 165 164 122 203 79 238 37 272 0 307 N"/>
            </draw:custom-shape>
            <draw:custom-shape draw:style-name="gr36" draw:text-style-name="P2" draw:layer="layout" svg:width="0.162cm" svg:height="0.349cm" svg:x="19.094cm" svg:y="15.759cm">
              <text:p/>
              <draw:enhanced-geometry svg:viewBox="0 0 200 428" draw:type="non-primitive" draw:enhanced-path="M 200 0 L 168 42 134 102 100 172 69 245 42 315 19 373 5 412 0 428 N"/>
            </draw:custom-shape>
            <draw:custom-shape draw:style-name="gr37" draw:text-style-name="P2" draw:layer="layout" svg:width="3.283cm" svg:height="2.057cm" svg:x="20.701cm" svg:y="13.722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8" draw:text-style-name="P2" draw:layer="layout" svg:width="0.373cm" svg:height="0.279cm" svg:x="23.993cm" svg:y="15.569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6" draw:text-style-name="P2" draw:layer="layout" svg:width="0.394cm" svg:height="0.304cm" svg:x="23.677cm" svg:y="15.244cm">
              <text:p/>
              <draw:enhanced-geometry svg:viewBox="0 0 483 377" draw:type="non-primitive" draw:enhanced-path="M 0 0 L 86 44 164 87 234 130 296 171 349 210 395 246 430 280 457 309 475 336 483 359 482 377 N"/>
            </draw:custom-shape>
            <draw:custom-shape draw:style-name="gr36" draw:text-style-name="P2" draw:layer="layout" svg:width="0.154cm" svg:height="0.117cm" svg:x="23.916cm" svg:y="15.447cm">
              <text:p/>
              <draw:enhanced-geometry svg:viewBox="0 0 189 148" draw:type="non-primitive" draw:enhanced-path="M 189 129 L 169 148 139 137 100 104 53 55 0 0 N"/>
            </draw:custom-shape>
            <draw:custom-shape draw:style-name="gr36" draw:text-style-name="P2" draw:layer="layout" svg:width="0.198cm" svg:height="0.138cm" svg:x="23.717cm" svg:y="15.309cm">
              <text:p/>
              <draw:enhanced-geometry svg:viewBox="0 0 246 166" draw:type="non-primitive" draw:enhanced-path="M 246 166 L 168 99 87 47 25 12 0 0 N"/>
            </draw:custom-shape>
            <draw:custom-shape draw:style-name="gr36" draw:text-style-name="P2" draw:layer="layout" svg:width="0.267cm" svg:height="0.357cm" svg:x="23.965cm" svg:y="16.048cm">
              <text:p/>
              <draw:enhanced-geometry svg:viewBox="0 0 330 439" draw:type="non-primitive" draw:enhanced-path="M 330 439 L 295 399 253 353 208 301 161 246 116 191 75 137 40 86 14 39 0 0 N"/>
            </draw:custom-shape>
            <draw:custom-shape draw:style-name="gr36" draw:text-style-name="P2" draw:layer="layout" svg:width="0.069cm" svg:height="0.105cm" svg:x="23.896cm" svg:y="15.955cm">
              <text:p/>
              <draw:enhanced-geometry svg:viewBox="0 0 83 130" draw:type="non-primitive" draw:enhanced-path="M 83 117 L 71 78 55 43 38 16 21 1 8 0 0 19 1 61 12 130 N"/>
            </draw:custom-shape>
            <draw:custom-shape draw:style-name="gr36" draw:text-style-name="P2" draw:layer="layout" svg:width="0.24cm" svg:height="0.393cm" svg:x="23.908cm" svg:y="16.06cm">
              <text:p/>
              <draw:enhanced-geometry svg:viewBox="0 0 296 486" draw:type="non-primitive" draw:enhanced-path="M 0 0 L 14 61 30 119 49 176 69 230 92 281 118 327 146 370 179 408 214 439 254 465 296 486 N"/>
            </draw:custom-shape>
            <draw:custom-shape draw:style-name="gr36" draw:text-style-name="P2" draw:layer="layout" svg:width="0.357cm" svg:height="0.044cm" svg:x="23.945cm" svg:y="16.568cm">
              <text:p/>
              <draw:enhanced-geometry svg:viewBox="0 0 437 54" draw:type="non-primitive" draw:enhanced-path="M 437 0 L 367 23 296 40 230 50 165 54 104 51 50 42 0 25 N"/>
            </draw:custom-shape>
            <draw:custom-shape draw:style-name="gr36" draw:text-style-name="P2" draw:layer="layout" svg:width="0.173cm" svg:height="0.227cm" svg:x="24.177cm" svg:y="15.609cm">
              <text:p/>
              <draw:enhanced-geometry svg:viewBox="0 0 214 284" draw:type="non-primitive" draw:enhanced-path="M 0 0 L 68 59 119 110 156 155 182 197 200 239 214 284 N"/>
            </draw:custom-shape>
            <draw:custom-shape draw:style-name="gr36" draw:text-style-name="P2" draw:layer="layout" svg:width="0.024cm" svg:height="0.385cm" svg:x="24.351cm" svg:y="15.837cm">
              <text:p/>
              <draw:enhanced-geometry svg:viewBox="0 0 34 473" draw:type="non-primitive" draw:enhanced-path="M 0 0 L 8 48 14 115 20 192 25 273 29 349 31 414 32 458 34 473 N"/>
            </draw:custom-shape>
            <draw:custom-shape draw:style-name="gr36" draw:text-style-name="P2" draw:layer="layout" svg:width="0.097cm" svg:height="0.531cm" svg:x="21.992cm" svg:y="14.156cm">
              <text:p/>
              <draw:enhanced-geometry svg:viewBox="0 0 119 651" draw:type="non-primitive" draw:enhanced-path="M 0 0 L 23 33 45 74 63 120 79 171 92 227 103 286 111 346 117 408 119 470 119 532 115 592 108 651 N"/>
            </draw:custom-shape>
            <draw:custom-shape draw:style-name="gr36" draw:text-style-name="P2" draw:layer="layout" svg:width="0.097cm" svg:height="1.266cm" svg:x="21.984cm" svg:y="14.688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6" draw:text-style-name="P2" draw:layer="layout" svg:width="0.239cm" svg:height="1.007cm" svg:x="20.701cm" svg:y="13.794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6" draw:text-style-name="P2" draw:layer="layout" svg:width="0.085cm" svg:height="0.43cm" svg:x="20.616cm" svg:y="14.802cm">
              <text:p/>
              <draw:enhanced-geometry svg:viewBox="0 0 107 533" draw:type="non-primitive" draw:enhanced-path="M 107 0 L 93 53 78 121 63 196 47 276 32 354 20 424 9 481 3 518 0 533 N"/>
            </draw:custom-shape>
            <draw:custom-shape draw:style-name="gr36" draw:text-style-name="P2" draw:layer="layout" svg:width="0.057cm" svg:height="0.508cm" svg:x="19.881cm" svg:y="15.877cm">
              <text:p/>
              <draw:enhanced-geometry svg:viewBox="0 0 73 626" draw:type="non-primitive" draw:enhanced-path="M 0 626 L 10 571 22 517 33 462 44 406 54 351 62 294 69 238 73 180 71 121 67 61 57 0 N"/>
            </draw:custom-shape>
            <draw:custom-shape draw:style-name="gr36" draw:text-style-name="P2" draw:layer="layout" svg:width="0.341cm" svg:height="1.112cm" svg:x="19.922cm" svg:y="14.765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6" draw:text-style-name="P2" draw:layer="layout" svg:width="0.21cm" svg:height="0.495cm" svg:x="20.442cm" svg:y="13.612cm">
              <text:p/>
              <draw:enhanced-geometry svg:viewBox="0 0 260 613" draw:type="non-primitive" draw:enhanced-path="M 260 0 L 252 32 242 61 228 92 211 122 192 157 171 197 146 242 120 295 92 358 63 430 33 515 0 613 N"/>
            </draw:custom-shape>
            <draw:custom-shape draw:style-name="gr36" draw:text-style-name="P2" draw:layer="layout" svg:width="0.649cm" svg:height="1.441cm" svg:x="19.792cm" svg:y="14.107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6" draw:text-style-name="P2" draw:layer="layout" svg:width="0.21cm" svg:height="0.56cm" svg:x="19.581cm" svg:y="15.548cm">
              <text:p/>
              <draw:enhanced-geometry svg:viewBox="0 0 262 688" draw:type="non-primitive" draw:enhanced-path="M 262 0 L 240 45 216 89 191 132 164 174 138 217 112 260 87 304 65 351 44 398 27 449 14 504 5 560 0 621 3 688 N"/>
            </draw:custom-shape>
            <draw:custom-shape draw:style-name="gr36" draw:text-style-name="P2" draw:layer="layout" svg:width="0.097cm" svg:height="0.344cm" svg:x="19.487cm" svg:y="16.109cm">
              <text:p/>
              <draw:enhanced-geometry svg:viewBox="0 0 123 426" draw:type="non-primitive" draw:enhanced-path="M 118 0 L 123 107 122 193 115 258 102 310 84 349 61 378 33 403 0 426 N"/>
            </draw:custom-shape>
            <draw:custom-shape draw:style-name="gr36" draw:text-style-name="P2" draw:layer="layout" svg:width="0.048cm" svg:height="0.288cm" svg:x="19.487cm" svg:y="16.165cm">
              <text:p/>
              <draw:enhanced-geometry svg:viewBox="0 0 63 356" draw:type="non-primitive" draw:enhanced-path="M 0 356 L 22 300 43 237 58 169 63 102 56 44 36 0 N"/>
            </draw:custom-shape>
            <draw:custom-shape draw:style-name="gr36" draw:text-style-name="P2" draw:layer="layout" svg:width="0.114cm" svg:height="0.19cm" svg:x="20.222cm" svg:y="16.377cm">
              <text:p/>
              <draw:enhanced-geometry svg:viewBox="0 0 141 236" draw:type="non-primitive" draw:enhanced-path="M 0 236 L 64 167 110 119 136 83 141 47 119 0 N"/>
            </draw:custom-shape>
            <draw:custom-shape draw:style-name="gr36" draw:text-style-name="P2" draw:layer="layout" svg:width="0.089cm" svg:height="0.296cm" svg:x="20.307cm" svg:y="16.081cm">
              <text:p/>
              <draw:enhanced-geometry svg:viewBox="0 0 106 367" draw:type="non-primitive" draw:enhanced-path="M 13 367 L 0 317 5 253 24 183 50 115 78 56 98 16 106 0 N"/>
            </draw:custom-shape>
            <draw:custom-shape draw:style-name="gr36" draw:text-style-name="P2" draw:layer="layout" svg:width="0.178cm" svg:height="0.296cm" svg:x="20.218cm" svg:y="16.081cm">
              <text:p/>
              <draw:enhanced-geometry svg:viewBox="0 0 220 367" draw:type="non-primitive" draw:enhanced-path="M 220 0 L 159 69 108 125 66 173 34 215 13 252 1 287 0 326 8 367 N"/>
            </draw:custom-shape>
            <draw:custom-shape draw:style-name="gr36" draw:text-style-name="P2" draw:layer="layout" svg:width="0.198cm" svg:height="0.21cm" svg:x="20.023cm" svg:y="16.377cm">
              <text:p/>
              <draw:enhanced-geometry svg:viewBox="0 0 248 261" draw:type="non-primitive" draw:enhanced-path="M 248 0 L 246 52 215 104 166 152 109 195 56 230 16 253 0 261 N"/>
            </draw:custom-shape>
            <draw:custom-shape draw:style-name="gr36" draw:text-style-name="P2" draw:layer="layout" svg:width="0.104cm" svg:height="0.511cm" svg:x="19.609cm" svg:y="16.04cm">
              <text:p/>
              <draw:enhanced-geometry svg:viewBox="0 0 131 628" draw:type="non-primitive" draw:enhanced-path="M 0 628 L 28 576 51 513 71 442 88 367 100 290 110 215 118 147 124 89 128 42 131 12 131 0 N"/>
            </draw:custom-shape>
            <draw:custom-shape draw:style-name="gr36" draw:text-style-name="P2" draw:layer="layout" svg:width="0.085cm" svg:height="0.527cm" svg:x="19.686cm" svg:y="16.04cm">
              <text:p/>
              <draw:enhanced-geometry svg:viewBox="0 0 105 651" draw:type="non-primitive" draw:enhanced-path="M 34 0 L 60 57 80 115 94 173 101 233 105 292 104 351 97 407 88 460 74 508 58 554 40 592 21 625 0 651 N"/>
            </draw:custom-shape>
            <draw:custom-shape draw:style-name="gr36" draw:text-style-name="P2" draw:layer="layout" svg:width="0.117cm" svg:height="0.259cm" svg:x="19.357cm" svg:y="16.109cm">
              <text:p/>
              <draw:enhanced-geometry svg:viewBox="0 0 146 318" draw:type="non-primitive" draw:enhanced-path="M 146 0 L 81 23 37 58 11 103 0 152 0 200 7 246 16 283 25 309 29 318 N"/>
            </draw:custom-shape>
            <draw:custom-shape draw:style-name="gr36" draw:text-style-name="P2" draw:layer="layout" svg:width="0.092cm" svg:height="0.259cm" svg:x="19.382cm" svg:y="16.109cm">
              <text:p/>
              <draw:enhanced-geometry svg:viewBox="0 0 117 318" draw:type="non-primitive" draw:enhanced-path="M 0 318 L 21 231 52 145 83 71 108 19 117 0 N"/>
            </draw:custom-shape>
            <draw:custom-shape draw:style-name="gr36" draw:text-style-name="P2" draw:layer="layout" svg:width="0.073cm" svg:height="0.21cm" svg:x="19.231cm" svg:y="16.069cm">
              <text:p/>
              <draw:enhanced-geometry svg:viewBox="0 0 88 261" draw:type="non-primitive" draw:enhanced-path="M 52 261 L 28 221 11 195 1 178 0 162 6 143 22 114 49 68 88 0 N"/>
            </draw:custom-shape>
            <draw:custom-shape draw:style-name="gr36" draw:text-style-name="P2" draw:layer="layout" svg:width="0.267cm" svg:height="0.508cm" svg:x="19.305cm" svg:y="15.56cm">
              <text:p/>
              <draw:enhanced-geometry svg:viewBox="0 0 330 627" draw:type="non-primitive" draw:enhanced-path="M 0 627 L 30 574 62 520 94 465 125 409 157 355 188 300 217 247 244 194 270 143 293 93 313 46 330 0 N"/>
            </draw:custom-shape>
            <draw:custom-shape draw:style-name="gr36" draw:text-style-name="P2" draw:layer="layout" svg:width="0.182cm" svg:height="0.421cm" svg:x="19.573cm" svg:y="15.139cm">
              <text:p/>
              <draw:enhanced-geometry svg:viewBox="0 0 223 521" draw:type="non-primitive" draw:enhanced-path="M 0 521 L 23 456 52 383 84 308 118 231 150 159 179 96 202 45 217 12 223 0 N"/>
            </draw:custom-shape>
            <draw:custom-shape draw:style-name="gr36" draw:text-style-name="P2" draw:layer="layout" svg:width="0.048cm" svg:height="0.231cm" svg:x="20.681cm" svg:y="13.198cm">
              <text:p/>
              <draw:enhanced-geometry svg:viewBox="0 0 60 284" draw:type="non-primitive" draw:enhanced-path="M 60 284 L 20 199 3 106 0 30 1 0 N"/>
            </draw:custom-shape>
            <draw:custom-shape draw:style-name="gr36" draw:text-style-name="P2" draw:layer="layout" svg:width="0.032cm" svg:height="0.24cm" svg:x="20.547cm" svg:y="13.351cm">
              <text:p/>
              <draw:enhanced-geometry svg:viewBox="0 0 36 295" draw:type="non-primitive" draw:enhanced-path="M 36 295 L 16 205 4 107 1 31 0 0 N"/>
            </draw:custom-shape>
            <draw:custom-shape draw:style-name="gr36" draw:text-style-name="P2" draw:layer="layout" svg:width="0.036cm" svg:height="0.686cm" svg:x="20.376cm" svg:y="13.262cm">
              <text:p/>
              <draw:enhanced-geometry svg:viewBox="0 0 44 841" draw:type="non-primitive" draw:enhanced-path="M 23 0 L 33 83 40 166 43 246 44 325 43 402 41 475 36 544 31 607 25 665 19 716 14 759 8 794 4 820 1 836 0 841 N"/>
            </draw:custom-shape>
            <draw:custom-shape draw:style-name="gr36" draw:text-style-name="P2" draw:layer="layout" svg:width="0.065cm" svg:height="0.576cm" svg:x="20.043cm" svg:y="13.746cm">
              <text:p/>
              <draw:enhanced-geometry svg:viewBox="0 0 79 710" draw:type="non-primitive" draw:enhanced-path="M 31 710 L 14 655 4 594 0 526 1 455 6 383 15 311 26 241 38 177 51 119 61 70 71 33 77 9 79 0 N"/>
            </draw:custom-shape>
            <draw:custom-shape draw:style-name="gr36" draw:text-style-name="P2" draw:layer="layout" svg:width="0.21cm" svg:height="0.824cm" svg:x="19.678cm" svg:y="14.188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6" draw:text-style-name="P2" draw:layer="layout" svg:width="0.048cm" svg:height="0.385cm" svg:x="19.446cm" svg:y="15.07cm">
              <text:p/>
              <draw:enhanced-geometry svg:viewBox="0 0 60 473" draw:type="non-primitive" draw:enhanced-path="M 60 0 L 44 116 31 214 21 296 13 361 7 411 4 446 1 467 0 473 N"/>
            </draw:custom-shape>
            <draw:custom-shape draw:style-name="gr36" draw:text-style-name="P2" draw:layer="layout" svg:width="0.276cm" svg:height="0.276cm" svg:x="19.17cm" svg:y="15.455cm">
              <text:p/>
              <draw:enhanced-geometry svg:viewBox="0 0 340 343" draw:type="non-primitive" draw:enhanced-path="M 340 0 L 269 73 203 138 144 197 95 247 54 288 25 318 5 338 0 343 N"/>
            </draw:custom-shape>
            <draw:custom-shape draw:style-name="gr36" draw:text-style-name="P2" draw:layer="layout" svg:width="0.141cm" svg:height="0.251cm" svg:x="19.029cm" svg:y="15.732cm">
              <text:p/>
              <draw:enhanced-geometry svg:viewBox="0 0 177 308" draw:type="non-primitive" draw:enhanced-path="M 177 0 L 149 73 126 135 102 189 76 236 43 275 0 308 N"/>
            </draw:custom-shape>
            <draw:custom-shape draw:style-name="gr36" draw:text-style-name="P2" draw:layer="layout" svg:width="0.28cm" svg:height="0.645cm" svg:x="19.389cm" svg:y="13.206cm">
              <text:p/>
              <draw:enhanced-geometry svg:viewBox="0 0 343 795" draw:type="non-primitive" draw:enhanced-path="M 343 0 L 309 60 276 115 246 168 216 216 189 263 164 307 140 351 118 394 97 437 79 480 62 525 46 573 33 622 20 676 9 732 0 795 N"/>
            </draw:custom-shape>
            <draw:custom-shape draw:style-name="gr36" draw:text-style-name="P2" draw:layer="layout" svg:width="0.409cm" svg:height="0.929cm" svg:x="18.98cm" svg:y="13.851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6" draw:text-style-name="P2" draw:layer="layout" svg:width="0.15cm" svg:height="0.146cm" svg:x="21.335cm" svg:y="15.013cm">
              <text:p/>
              <draw:enhanced-geometry svg:viewBox="0 0 188 178" draw:type="non-primitive" draw:enhanced-path="M 0 178 L 34 127 56 93 69 70 83 54 102 42 135 25 188 0 N"/>
            </draw:custom-shape>
            <draw:custom-shape draw:style-name="gr36" draw:text-style-name="P2" draw:layer="layout" svg:width="0.267cm" svg:height="0.296cm" svg:x="21.485cm" svg:y="14.716cm">
              <text:p/>
              <draw:enhanced-geometry svg:viewBox="0 0 330 366" draw:type="non-primitive" draw:enhanced-path="M 0 366 L 58 331 115 279 171 219 222 157 266 98 300 47 323 13 330 0 N"/>
            </draw:custom-shape>
            <draw:custom-shape draw:style-name="gr36" draw:text-style-name="P2" draw:layer="layout" svg:width="0.105cm" svg:height="1.006cm" svg:x="21.659cm" svg:y="13.71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6" draw:text-style-name="P2" draw:layer="layout" svg:width="0.081cm" svg:height="0.385cm" svg:x="21.737cm" svg:y="14.55cm">
            <text:p/>
            <draw:enhanced-geometry svg:viewBox="0 0 100 473" draw:type="non-primitive" draw:enhanced-path="M 83 0 L 96 84 100 157 98 222 89 280 74 334 53 382 28 429 0 473 N"/>
          </draw:custom-shape>
          <draw:custom-shape draw:style-name="gr36" draw:text-style-name="P2" draw:layer="layout" svg:width="0.117cm" svg:height="0.288cm" svg:x="21.62cm" svg:y="14.936cm">
            <text:p/>
            <draw:enhanced-geometry svg:viewBox="0 0 142 355" draw:type="non-primitive" draw:enhanced-path="M 142 0 L 112 53 94 110 80 167 69 223 54 274 33 319 0 355 N"/>
          </draw:custom-shape>
          <draw:custom-shape draw:style-name="gr36" draw:text-style-name="P2" draw:layer="layout" svg:width="0.267cm" svg:height="0.052cm" svg:x="21.352cm" svg:y="15.189cm">
            <text:p/>
            <draw:enhanced-geometry svg:viewBox="0 0 329 68" draw:type="non-primitive" draw:enhanced-path="M 329 47 L 273 68 202 65 129 50 63 27 17 8 0 0 N"/>
          </draw:custom-shape>
          <draw:custom-shape draw:style-name="gr36" draw:text-style-name="P2" draw:layer="layout" svg:width="0.04cm" svg:height="0.507cm" svg:x="22.148cm" svg:y="14.535cm">
            <text:p/>
            <draw:enhanced-geometry svg:viewBox="0 0 51 626" draw:type="non-primitive" draw:enhanced-path="M 0 0 L 13 83 24 154 34 214 42 267 49 316 51 361 51 405 48 452 41 503 29 559 12 626 N"/>
          </draw:custom-shape>
          <draw:custom-shape draw:style-name="gr36" draw:text-style-name="P2" draw:layer="layout" svg:width="0.133cm" svg:height="0.856cm" svg:x="22.022cm" svg:y="15.042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7" draw:text-style-name="P2" draw:layer="layout" svg:width="0.86cm" svg:height="1.429cm" svg:x="19.756cm" svg:y="15.217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6" draw:text-style-name="P2" draw:layer="layout" svg:width="0.478cm" svg:height="1.429cm" svg:x="19.496cm" svg:y="13.325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6" draw:text-style-name="P2" draw:layer="layout" svg:width="0.556cm" svg:height="0.778cm" svg:x="18.94cm" svg:y="14.754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6" draw:text-style-name="P2" draw:layer="layout" svg:width="0.134cm" svg:height="0.414cm" svg:x="18.806cm" svg:y="15.533cm">
            <text:p/>
            <draw:enhanced-geometry svg:viewBox="0 0 167 509" draw:type="non-primitive" draw:enhanced-path="M 167 0 L 121 47 85 103 58 168 37 236 22 304 12 367 5 424 3 468 2 497 0 509 N"/>
          </draw:custom-shape>
          <draw:custom-shape draw:style-name="gr36" draw:text-style-name="P2" draw:layer="layout" svg:width="0.097cm" svg:height="0.559cm" svg:x="18.806cm" svg:y="15.387cm">
            <text:p/>
            <draw:enhanced-geometry svg:viewBox="0 0 120 686" draw:type="non-primitive" draw:enhanced-path="M 1 686 L 0 623 0 562 3 500 6 440 13 380 21 321 32 263 44 208 60 153 77 100 98 50 120 0 N"/>
          </draw:custom-shape>
          <draw:custom-shape draw:style-name="gr36" draw:text-style-name="P2" draw:layer="layout" svg:width="0.499cm" svg:height="0.901cm" svg:x="18.904cm" svg:y="14.486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6" draw:text-style-name="P2" draw:layer="layout" svg:width="0.296cm" svg:height="0.852cm" svg:x="19.403cm" svg:y="13.633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6" draw:text-style-name="P2" draw:layer="layout" svg:width="0.402cm" svg:height="0.937cm" svg:x="19.298cm" svg:y="13.633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6" draw:text-style-name="P2" draw:layer="layout" svg:width="0.442cm" svg:height="0.759cm" svg:x="18.855cm" svg:y="14.571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6" draw:text-style-name="P2" draw:layer="layout" svg:width="0.121cm" svg:height="0.478cm" svg:x="18.733cm" svg:y="15.33cm">
            <text:p/>
            <draw:enhanced-geometry svg:viewBox="0 0 152 592" draw:type="non-primitive" draw:enhanced-path="M 152 0 L 128 53 105 107 83 160 65 214 48 270 34 324 21 378 12 433 5 487 1 540 0 592 N"/>
          </draw:custom-shape>
          <draw:custom-shape draw:style-name="gr34" draw:text-style-name="P2" draw:layer="layout" svg:width="0.113cm" svg:height="0.097cm" svg:x="23.683cm" svg:y="10.945cm">
            <text:p/>
            <draw:enhanced-geometry svg:viewBox="0 0 139 122" draw:type="non-primitive" draw:enhanced-path="M 108 5 L 127 38 139 74 124 107 124 107 76 113 47 120 38 122 38 122 8 81 0 39 14 0 14 0 64 1 96 4 108 5 108 5 108 5 Z N"/>
          </draw:custom-shape>
          <draw:custom-shape draw:style-name="gr34" draw:text-style-name="P2" draw:layer="layout" svg:width="0.06cm" svg:height="0.096cm" svg:x="23.341cm" svg:y="10.937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4" presentation:class="page"/>
          <draw:frame presentation:style-name="pr4" draw:layer="layout" svg:width="14.394cm" svg:height="11.499cm" svg:x="2.963cm" svg:y="11.861cm" presentation:class="notes" presentation:placeholder="true">
            <draw:text-box/>
          </draw:frame>
        </presentation:notes>
      </draw:page>
      <draw:page draw:name="answer-1"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1</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when do you get a diagnostic?</text:span></text:p>
                <text:list text:style-name="L4">
                  <text:list-item>
                    <text:p text:style-name="P5"><text:span text:style-name="T3">gcc clo.c </text:span><text:span text:style-name="T12"></text:span><text:span text:style-name="T3"> NO</text:span></text:p>
                  </text:list-item>
                  <text:list-item>
                    <text:p text:style-name="P5"><text:span text:style-name="T3">gcc –Wall clo.c </text:span><text:span text:style-name="T12"></text:span><text:span text:style-name="T3"> NO! <text:s text:c="2"/>why not?</text:span></text:p>
                  </text:list-item>
                  <text:list-item>
                    <text:p text:style-name="P5"><text:span text:style-name="T3">gcc –Wmissing-prototypes clo.c </text:span><text:span text:style-name="T12"></text:span><text:span text:style-name="T3"> <text:s/>YES</text:span></text:p>
                  </text:list-item>
                </text:list>
              </text:list-item>
            </text:list>
            <text:p text:style-name="P10"><text:span text:style-name="T3"/></text:p>
            <text:list text:style-name="L4">
              <text:list-item>
                <text:list>
                  <text:list-header>
                    <text:p text:style-name="P5"><text:span text:style-name="T3"/></text:p>
                  </text:list-header>
                </text:list>
              </text:list-item>
            </text:list>
          </draw:text-box>
        </draw:frame>
        <draw:custom-shape draw:style-name="gr3" draw:text-style-name="P2" draw:layer="layout" svg:width="12.003cm" svg:height="9.189cm" svg:x="7.223cm" svg:y="8.145cm">
          <text:p text:style-name="P6"><text:span text:style-name="T6">int </text:span><text:span text:style-name="T7">f();</text:span></text:p>
          <text:p text:style-name="P6"><text:span text:style-name="T7"/></text:p>
          <text:p text:style-name="P6"><text:span text:style-name="T6">int</text:span><text:span text:style-name="T7"> main(</text:span><text:span text:style-name="T6">void</text:span><text:span text:style-name="T7">)</text:span></text:p>
          <text:p text:style-name="P6"><text:span text:style-name="T7">{</text:span></text:p>
          <text:p text:style-name="P6"><text:span text:style-name="T7"><text:s text:c="4"/></text:span><text:span text:style-name="T6">return</text:span><text:span text:style-name="T7"> f(4, 2);</text:span></text:p>
          <text:p text:style-name="P6"><text:span text:style-name="T7">}</text:span></text:p>
          <text:p text:style-name="P6"><text:span text:style-name="T7"/></text:p>
          <text:p text:style-name="P6"><text:span text:style-name="T6">int</text:span><text:span text:style-name="T7"> f(</text:span><text:span text:style-name="T6">int</text:span><text:span text:style-name="T7"> value)</text:span></text:p>
          <text:p text:style-name="P6"><text:span text:style-name="T7">{</text:span></text:p>
          <text:p text:style-name="P6"><text:span text:style-name="T7"><text:s text:c="4"/></text:span><text:span text:style-name="T6">return</text:span><text:span text:style-name="T7"> value;</text:span></text:p>
          <text:p text:style-name="P6"><text:span text:style-name="T7">}</text:span></text:p>
          <draw:enhanced-geometry svg:viewBox="0 0 21600 21600" draw:type="mso-spt202" draw:enhanced-path="M 0 0 L 21600 0 21600 21600 0 21600 0 0 Z N"/>
        </draw:custom-shape>
        <draw:line draw:style-name="gr5" draw:text-style-name="P7" draw:layer="layout" svg:x1="20.019cm" svg:y1="7.122cm" svg:x2="10.618cm" svg:y2="7.122cm">
          <text:p/>
        </draw:line>
        <draw:line draw:style-name="gr14" draw:text-style-name="P7" draw:layer="layout" svg:x1="10.619cm" svg:y1="7.122cm" svg:x2="10.619cm" svg:y2="7.924cm">
          <text:p/>
        </draw:line>
        <draw:custom-shape draw:style-name="gr6" draw:text-style-name="P2" draw:layer="layout" svg:width="4.392cm" svg:height="1.023cm" svg:x="7.157cm" svg:y="17.326cm">
          <text:p text:style-name="P8"><text:span text:style-name="T11">clo.c</text:span></text:p>
          <draw:enhanced-geometry svg:viewBox="0 0 21600 21600" draw:type="mso-spt202" draw:enhanced-path="M 0 0 L 21600 0 21600 21600 0 21600 0 0 Z N"/>
        </draw:custom-shape>
        <draw:g>
          <draw:custom-shape draw:style-name="gr8" draw:text-style-name="P2" draw:layer="layout" svg:width="0.812cm" svg:height="3.268cm" draw:transform="rotate (-2.3537510292403) translate (22.174cm 9.665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9" draw:text-style-name="P2" draw:layer="layout" svg:width="0.812cm" svg:height="3.268cm" draw:transform="rotate (-2.3537510292403) translate (22.174cm 9.665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8" draw:text-style-name="P2" draw:layer="layout" svg:width="0.759cm" svg:height="3.272cm" draw:transform="rotate (-2.3537510292403) translate (22.672cm 9.15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9" draw:text-style-name="P2" draw:layer="layout" svg:width="0.759cm" svg:height="3.272cm" draw:transform="rotate (-2.3537510292403) translate (22.672cm 9.15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0" draw:text-style-name="P2" draw:layer="layout" svg:width="0.294cm" svg:height="0.607cm" draw:transform="rotate (-2.3537510292403) translate (22.103cm 9.605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0" draw:text-style-name="P2" draw:layer="layout" svg:width="0.258cm" svg:height="0.522cm" draw:transform="rotate (-2.3537510292403) translate (22.277cm 9.341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0" draw:text-style-name="P2" draw:layer="layout" svg:width="0.52cm" svg:height="0.633cm" draw:transform="rotate (-2.3537510292403) translate (21.55cm 9.096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0" draw:text-style-name="P2" draw:layer="layout" svg:width="0.395cm" svg:height="0.245cm" draw:transform="rotate (-2.3537510292403) translate (20.875cm 8.578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0" draw:text-style-name="P2" draw:layer="layout" svg:width="0.759cm" svg:height="3.201cm" draw:transform="rotate (-2.3537510292403) translate (22.651cm 9.097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0" draw:text-style-name="P2" draw:layer="layout" svg:width="0.896cm" svg:height="3.273cm" draw:transform="rotate (-2.3537510292403) translate (22.198cm 9.604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0" draw:text-style-name="P2" draw:layer="layout" svg:width="0.589cm" svg:height="0.468cm" draw:transform="rotate (-2.3537510292403) translate (22.354cm 9.49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0" draw:text-style-name="P2" draw:layer="layout" svg:width="0.056cm" svg:height="0.03cm" draw:transform="rotate (-2.3537510292403) translate (22.132cm 9.663cm)">
            <text:p/>
            <draw:enhanced-geometry svg:viewBox="0 0 70 35" draw:type="non-primitive" draw:enhanced-path="M 0 0 L 9 5 17 9 26 15 34 20 43 24 52 29 61 32 70 35 0 0 Z N"/>
          </draw:custom-shape>
          <draw:custom-shape draw:style-name="gr10" draw:text-style-name="P2" draw:layer="layout" svg:width="0.25cm" svg:height="0.267cm" draw:transform="rotate (-2.3537510292403) translate (22.123cm 9.67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0" draw:text-style-name="P2" draw:layer="layout" svg:width="0.48cm" svg:height="0.196cm" draw:transform="rotate (-2.3537510292403) translate (21.533cm 9.569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0" draw:text-style-name="P2" draw:layer="layout" svg:width="0.197cm" svg:height="0.326cm" draw:transform="rotate (-2.3537510292403) translate (21.428cm 10.0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0" draw:text-style-name="P2" draw:layer="layout" svg:width="0.157cm" svg:height="0.316cm" draw:transform="rotate (-2.3537510292403) translate (21.409cm 10.0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0" draw:text-style-name="P2" draw:layer="layout" svg:width="0.141cm" svg:height="0.218cm" draw:transform="rotate (-2.3537510292403) translate (21.341cm 10.015cm)">
            <text:p/>
            <draw:enhanced-geometry svg:viewBox="0 0 175 243" draw:type="non-primitive" draw:enhanced-path="M 0 243 L 11 229 22 213 32 198 42 182 54 167 64 152 74 136 84 120 96 105 106 89 117 73 129 59 140 44 151 29 163 14 175 0 0 243 Z N"/>
          </draw:custom-shape>
          <draw:custom-shape draw:style-name="gr10" draw:text-style-name="P2" draw:layer="layout" svg:width="0.213cm" svg:height="0.316cm" draw:transform="rotate (-2.3537510292403) translate (21.396cm 10.049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0" draw:text-style-name="P2" draw:layer="layout" svg:width="0.124cm" svg:height="0.187cm" draw:transform="rotate (-2.3537510292403) translate (21.375cm 10.113cm)">
            <text:p/>
            <draw:enhanced-geometry svg:viewBox="0 0 157 211" draw:type="non-primitive" draw:enhanced-path="M 157 0 L 147 14 137 26 127 39 115 51 104 64 94 76 82 89 72 102 61 115 51 127 40 141 31 154 22 168 14 182 6 196 0 211 157 0 Z N"/>
          </draw:custom-shape>
          <draw:custom-shape draw:style-name="gr10" draw:text-style-name="P2" draw:layer="layout" svg:width="0.056cm" svg:height="0.187cm" draw:transform="rotate (-2.3537510292403) translate (21.321cm 10.036cm)">
            <text:p/>
            <draw:enhanced-geometry svg:viewBox="0 0 70 209" draw:type="non-primitive" draw:enhanced-path="M 0 209 L 5 197 10 183 14 171 19 157 22 144 27 131 31 118 36 104 40 91 44 78 48 65 53 52 57 38 61 26 65 12 70 0 0 209 Z N"/>
          </draw:custom-shape>
          <draw:custom-shape draw:style-name="gr10" draw:text-style-name="P2" draw:layer="layout" svg:width="0.497cm" svg:height="0.625cm" draw:transform="rotate (-2.3537510292403) translate (21.055cm 9.373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0" draw:text-style-name="P2" draw:layer="layout" svg:width="0.157cm" svg:height="0.044cm" draw:transform="rotate (-2.3537510292403) translate (20.918cm 9.332cm)">
            <text:p/>
            <draw:enhanced-geometry svg:viewBox="0 0 193 50" draw:type="non-primitive" draw:enhanced-path="M 193 0 L 181 3 168 7 156 11 143 17 131 23 117 27 105 33 92 38 79 42 66 46 55 49 42 50 31 49 21 46 11 43 0 36 193 0 Z N"/>
          </draw:custom-shape>
          <draw:custom-shape draw:style-name="gr10" draw:text-style-name="P2" draw:layer="layout" svg:width="0.222cm" svg:height="0.155cm" draw:transform="rotate (-2.3537510292403) translate (21.047cm 9.347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0" draw:text-style-name="P2" draw:layer="layout" svg:width="0.646cm" svg:height="0.893cm" draw:transform="rotate (-2.3537510292403) translate (20.209cm 8.735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0" draw:text-style-name="P2" draw:layer="layout" svg:width="0.497cm" svg:height="0.625cm" draw:transform="rotate (-2.3537510292403) translate (22.163cm 8.24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0" draw:text-style-name="P2" draw:layer="layout" svg:width="0.658cm" svg:height="0.888cm" draw:transform="rotate (-2.3537510292403) translate (21.649cm 7.27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0" draw:text-style-name="P2" draw:layer="layout" svg:width="0.181cm" svg:height="0.151cm" draw:transform="rotate (-2.3537510292403) translate (21.933cm 8.4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0" draw:text-style-name="P2" draw:layer="layout" svg:width="0.581cm" svg:height="0.442cm" draw:transform="rotate (-2.3537510292403) translate (22.639cm 8.807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0" draw:text-style-name="P2" draw:layer="layout" svg:width="0.016cm" svg:height="0.004cm" draw:transform="rotate (-2.3537510292403) translate (21.935cm 8.886cm)">
            <text:p/>
            <draw:enhanced-geometry svg:viewBox="0 0 17 0" draw:type="non-primitive" draw:enhanced-path="M 0 0 L 4 0 9 0 12 0 17 0 0 0 Z N"/>
          </draw:custom-shape>
          <draw:custom-shape draw:style-name="gr10" draw:text-style-name="P2" draw:layer="layout" svg:width="0.338cm" svg:height="0.214cm" draw:transform="rotate (-2.3537510292403) translate (22.45cm 8.762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8" draw:text-style-name="P2" draw:layer="layout" svg:width="0.629cm" svg:height="0.213cm" draw:transform="rotate (-2.3537510292403) translate (21.314cm 8.149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8" draw:text-style-name="P2" draw:layer="layout" svg:width="0.658cm" svg:height="0.25cm" draw:transform="rotate (-2.3537510292403) translate (21.171cm 7.914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8" draw:text-style-name="P2" draw:layer="layout" svg:width="0.577cm" svg:height="0.027cm" draw:transform="rotate (-2.3537510292403) translate (20.873cm 7.7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8" draw:text-style-name="P2" draw:layer="layout" svg:width="0.686cm" svg:height="0.218cm" draw:transform="rotate (-2.3537510292403) translate (20.949cm 7.70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8" draw:text-style-name="P2" draw:layer="layout" svg:width="0.726cm" svg:height="0.2cm" draw:transform="rotate (-2.3537510292403) translate (20.758cm 7.5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8" draw:text-style-name="P2" draw:layer="layout" svg:width="0.338cm" svg:height="0.37cm" draw:transform="rotate (-2.3537510292403) translate (21.76cm 8.707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8" draw:text-style-name="P2" draw:layer="layout" svg:width="0.068cm" svg:height="0.061cm" draw:transform="rotate (-2.3537510292403) translate (21.615cm 8.853cm)">
            <text:p/>
            <draw:enhanced-geometry svg:viewBox="0 0 86 72" draw:type="non-primitive" draw:enhanced-path="M 0 0 L 10 9 21 18 32 27 43 35 54 44 65 53 76 62 86 72 0 0 Z N"/>
          </draw:custom-shape>
          <draw:custom-shape draw:style-name="gr8" draw:text-style-name="P2" draw:layer="layout" svg:width="0.213cm" svg:height="0.451cm" draw:transform="rotate (-2.3537510292403) translate (22.265cm 9.398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8" draw:text-style-name="P2" draw:layer="layout" svg:width="0.169cm" svg:height="0.196cm" draw:transform="rotate (-2.3537510292403) translate (21.243cm 9.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8" draw:text-style-name="P2" draw:layer="layout" svg:width="0.218cm" svg:height="0.852cm" draw:transform="rotate (-2.3537510292403) translate (20.522cm 8.801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8" draw:text-style-name="P2" draw:layer="layout" svg:width="0.839cm" svg:height="0.191cm" draw:transform="rotate (-2.3537510292403) translate (20.53cm 7.32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1" draw:text-style-name="P2" draw:layer="layout" svg:width="0.762cm" svg:height="0.102cm" draw:transform="rotate (-2.3537510292403) translate (21.948cm 8.96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1" draw:text-style-name="P2" draw:layer="layout" svg:width="0.395cm" svg:height="0.688cm" draw:transform="rotate (-2.3537510292403) translate (22.019cm 8.713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1" draw:text-style-name="P2" draw:layer="layout" svg:width="0.395cm" svg:height="0.749cm" draw:transform="rotate (-2.3537510292403) translate (21.471cm 9.308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1" draw:text-style-name="P2" draw:layer="layout" svg:width="1.077cm" svg:height="0.066cm" draw:transform="rotate (-2.3537510292403) translate (21.524cm 8.27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1" draw:text-style-name="P2" draw:layer="layout" svg:width="0.041cm" svg:height="0.004cm" draw:transform="rotate (-2.3537510292403) translate (20.743cm 9.021cm)">
            <text:p/>
            <draw:enhanced-geometry svg:viewBox="0 0 54 0" draw:type="non-primitive" draw:enhanced-path="M 0 0 L 0 0 6 0 13 0 20 0 27 0 34 0 41 0 47 0 54 0 N"/>
          </draw:custom-shape>
          <draw:custom-shape draw:style-name="gr11" draw:text-style-name="P2" draw:layer="layout" svg:width="1.049cm" svg:height="0.066cm" draw:transform="rotate (-2.3537510292403) translate (21.419cm 8.253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1" draw:text-style-name="P2" draw:layer="layout" svg:width="1.316cm" svg:height="0.098cm" draw:transform="rotate (-2.3537510292403) translate (21.328cm 7.94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1" draw:text-style-name="P2" draw:layer="layout" svg:width="0.003cm" svg:height="0.031cm" draw:transform="rotate (-2.3537510292403) translate (20.379cm 8.9cm)">
            <text:p/>
            <draw:enhanced-geometry svg:viewBox="0 0 0 36" draw:type="non-primitive" draw:enhanced-path="M 0 0 L 0 0 0 4 0 9 0 13 0 18 0 22 0 27 0 32 0 36 N"/>
          </draw:custom-shape>
          <draw:custom-shape draw:style-name="gr11" draw:text-style-name="P2" draw:layer="layout" svg:width="1.429cm" svg:height="0.133cm" draw:transform="rotate (-2.3537510292403) translate (21.137cm 7.69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1" draw:text-style-name="P2" draw:layer="layout" svg:width="1.485cm" svg:height="0.102cm" draw:transform="rotate (-2.3537510292403) translate (20.89cm 7.448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1" draw:text-style-name="P2" draw:layer="layout" svg:width="1.473cm" svg:height="0.102cm" draw:transform="rotate (-2.3537510292403) translate (20.711cm 7.23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1" draw:text-style-name="P2" draw:layer="layout" svg:width="1.356cm" svg:height="0.201cm" draw:transform="rotate (-2.3537510292403) translate (20.533cm 7.19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1" draw:text-style-name="P2" draw:layer="layout" svg:width="0.169cm" svg:height="0.004cm" draw:transform="rotate (-2.3537510292403) translate (19.968cm 7.311cm)">
            <text:p/>
            <draw:enhanced-geometry svg:viewBox="0 0 210 0" draw:type="non-primitive" draw:enhanced-path="M 0 0 L 0 0 14 0 27 0 40 0 53 0 67 0 80 0 93 0 106 0 119 0 132 0 145 0 158 0 171 0 184 0 198 0 210 0 N"/>
          </draw:custom-shape>
          <draw:custom-shape draw:style-name="gr11" draw:text-style-name="P2" draw:layer="layout" svg:width="0.024cm" svg:height="0.031cm" draw:transform="rotate (-2.3537510292403) translate (19.799cm 7.525cm)">
            <text:p/>
            <draw:enhanced-geometry svg:viewBox="0 0 34 35" draw:type="non-primitive" draw:enhanced-path="M 0 35 L 0 35 4 30 9 27 13 22 17 18 21 13 26 9 30 4 34 0 N"/>
          </draw:custom-shape>
          <draw:custom-shape draw:style-name="gr12" draw:text-style-name="P2" draw:layer="layout" svg:width="0.149cm" svg:height="0.307cm" draw:transform="rotate (-2.3537510292403) translate (22.155cm 9.37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2" draw:text-style-name="P2" draw:layer="layout" svg:width="0.173cm" svg:height="0.223cm" draw:transform="rotate (-2.3537510292403) translate (21.634cm 8.702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2" draw:text-style-name="P2" draw:layer="layout" svg:width="0.367cm" svg:height="0.089cm" draw:transform="rotate (-2.3537510292403) translate (21.192cm 8.20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2" draw:text-style-name="P2" draw:layer="layout" svg:width="0.044cm" svg:height="0.031cm" draw:transform="rotate (-2.3537510292403) translate (20.982cm 8.338cm)">
            <text:p/>
            <draw:enhanced-geometry svg:viewBox="0 0 54 35" draw:type="non-primitive" draw:enhanced-path="M 0 35 L 7 30 13 26 20 20 25 16 32 11 39 6 46 3 54 0 0 35 Z N"/>
          </draw:custom-shape>
          <draw:custom-shape draw:style-name="gr12" draw:text-style-name="P2" draw:layer="layout" svg:width="0.258cm" svg:height="0.142cm" draw:transform="rotate (-2.3537510292403) translate (20.894cm 8.09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2" draw:text-style-name="P2" draw:layer="layout" svg:width="0.202cm" svg:height="0.125cm" draw:transform="rotate (-2.3537510292403) translate (20.621cm 7.89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2" draw:text-style-name="P2" draw:layer="layout" svg:width="0.197cm" svg:height="0.125cm" draw:transform="rotate (-2.3537510292403) translate (20.482cm 7.726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2" draw:text-style-name="P2" draw:layer="layout" svg:width="0.04cm" svg:height="0.004cm" draw:transform="rotate (-2.3537510292403) translate (20.43cm 7.65cm)">
            <text:p/>
            <draw:enhanced-geometry svg:viewBox="0 0 53 0" draw:type="non-primitive" draw:enhanced-path="M 53 0 L 46 0 40 0 34 0 27 0 20 0 13 0 6 0 0 0 53 0 Z N"/>
          </draw:custom-shape>
          <draw:custom-shape draw:style-name="gr12" draw:text-style-name="P2" draw:layer="layout" svg:width="0.214cm" svg:height="0.098cm" draw:transform="rotate (-2.3537510292403) translate (20.205cm 7.52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9" draw:text-style-name="P2" draw:layer="layout" svg:width="0.027cm" svg:height="0.031cm" draw:transform="rotate (-2.3537510292403) translate (21.263cm 10.138cm)">
            <text:p/>
            <draw:enhanced-geometry svg:viewBox="0 0 35 36" draw:type="non-primitive" draw:enhanced-path="M 35 0 L 35 0 31 5 26 10 22 14 17 17 13 22 9 27 5 31 0 36 N"/>
          </draw:custom-shape>
          <draw:custom-shape draw:style-name="gr9" draw:text-style-name="P2" draw:layer="layout" svg:width="0.096cm" svg:height="0.07cm" draw:transform="rotate (-2.3537510292403) translate (22.087cm 9.722cm)">
            <text:p/>
            <draw:enhanced-geometry svg:viewBox="0 0 123 78" draw:type="non-primitive" draw:enhanced-path="M 0 9 L 0 9 14 8 28 6 41 4 55 1 69 0 81 0 93 4 104 9 104 9 109 15 114 23 117 31 118 40 120 50 121 59 122 69 123 78 N"/>
          </draw:custom-shape>
          <draw:custom-shape draw:style-name="gr9" draw:text-style-name="P2" draw:layer="layout" svg:width="0.112cm" svg:height="0.031cm" draw:transform="rotate (-2.3537510292403) translate (22.28cm 9.47cm)">
            <text:p/>
            <draw:enhanced-geometry svg:viewBox="0 0 140 34" draw:type="non-primitive" draw:enhanced-path="M 140 0 L 140 0 122 4 103 5 84 6 63 7 45 10 28 15 12 23 0 34 N"/>
          </draw:custom-shape>
          <draw:custom-shape draw:style-name="gr9" draw:text-style-name="P2" draw:layer="layout" svg:width="0.043cm" svg:height="0.094cm" draw:transform="rotate (-2.3537510292403) translate (22.258cm 9.448cm)">
            <text:p/>
            <draw:enhanced-geometry svg:viewBox="0 0 53 106" draw:type="non-primitive" draw:enhanced-path="M 0 106 L 0 106 6 92 13 79 20 66 27 53 33 40 39 27 46 14 53 0 N"/>
          </draw:custom-shape>
          <draw:custom-shape draw:style-name="gr9" draw:text-style-name="P2" draw:layer="layout" svg:width="0.008cm" svg:height="0.094cm" draw:transform="rotate (-2.3537510292403) translate (22.248cm 9.459cm)">
            <text:p/>
            <draw:enhanced-geometry svg:viewBox="0 0 11 106" draw:type="non-primitive" draw:enhanced-path="M 0 0 L 0 0 1 14 3 29 6 42 9 57 11 71 10 84 6 96 0 106 N"/>
          </draw:custom-shape>
          <draw:custom-shape draw:style-name="gr9" draw:text-style-name="P2" draw:layer="layout" svg:width="0.129cm" svg:height="0.079cm" draw:transform="rotate (-2.3537510292403) translate (22cm 9.732cm)">
            <text:p/>
            <draw:enhanced-geometry svg:viewBox="0 0 161 90" draw:type="non-primitive" draw:enhanced-path="M 0 20 L 0 20 21 18 44 14 67 8 89 3 111 0 130 1 146 7 157 20 157 20 161 32 160 43 155 56 147 67 138 76 128 84 117 88 105 90 N"/>
          </draw:custom-shape>
          <draw:custom-shape draw:style-name="gr9" draw:text-style-name="P2" draw:layer="layout" svg:width="0.028cm" svg:height="0.031cm" draw:transform="rotate (-2.3537510292403) translate (21.99cm 9.761cm)">
            <text:p/>
            <draw:enhanced-geometry svg:viewBox="0 0 35 35" draw:type="non-primitive" draw:enhanced-path="M 35 35 L 35 35 31 31 26 25 23 18 18 12 15 6 10 3 6 0 0 1 N"/>
          </draw:custom-shape>
          <draw:custom-shape draw:style-name="gr9" draw:text-style-name="P2" draw:layer="layout" svg:width="0.04cm" svg:height="0.094cm" draw:transform="rotate (-2.3537510292403) translate (22.287cm 9.42cm)">
            <text:p/>
            <draw:enhanced-geometry svg:viewBox="0 0 53 106" draw:type="non-primitive" draw:enhanced-path="M 53 0 L 53 0 46 10 37 17 28 25 19 33 11 41 4 50 0 59 0 70 0 70 3 78 7 83 14 88 22 91 30 95 38 98 46 101 53 106 N"/>
          </draw:custom-shape>
          <draw:custom-shape draw:style-name="gr9" draw:text-style-name="P2" draw:layer="layout" svg:width="1.247cm" svg:height="2.424cm" draw:transform="rotate (-2.3537510292403) translate (22.197cm 9.888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3" draw:text-style-name="P2" draw:layer="layout" svg:width="0.169cm" svg:height="0.468cm" draw:transform="rotate (-2.3537510292403) translate (22.297cm 9.2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9" draw:text-style-name="P2" draw:layer="layout" svg:width="0.169cm" svg:height="0.468cm" draw:transform="rotate (-2.3537510292403) translate (22.297cm 9.2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3" draw:text-style-name="P2" draw:layer="layout" svg:width="0.197cm" svg:height="0.441cm" draw:transform="rotate (-2.3537510292403) translate (22.309cm 9.219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9" draw:text-style-name="P2" draw:layer="layout" svg:width="0.197cm" svg:height="0.441cm" draw:transform="rotate (-2.3537510292403) translate (22.309cm 9.219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3" draw:text-style-name="P2" draw:layer="layout" svg:width="0.17cm" svg:height="0.281cm" draw:transform="rotate (-2.3537510292403) translate (22.312cm 9.26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9" draw:text-style-name="P2" draw:layer="layout" svg:width="0.17cm" svg:height="0.281cm" draw:transform="rotate (-2.3537510292403) translate (22.312cm 9.26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3" draw:text-style-name="P2" draw:layer="layout" svg:width="0.173cm" svg:height="0.437cm" draw:transform="rotate (-2.3537510292403) translate (21.85cm 9.72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9" draw:text-style-name="P2" draw:layer="layout" svg:width="0.173cm" svg:height="0.437cm" draw:transform="rotate (-2.3537510292403) translate (21.85cm 9.72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3" draw:text-style-name="P2" draw:layer="layout" svg:width="0.189cm" svg:height="0.277cm" draw:transform="rotate (-2.3537510292403) translate (21.709cm 9.601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9" draw:text-style-name="P2" draw:layer="layout" svg:width="0.189cm" svg:height="0.277cm" draw:transform="rotate (-2.3537510292403) translate (21.709cm 9.601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3" draw:text-style-name="P2" draw:layer="layout" svg:width="0.141cm" svg:height="0.031cm" draw:transform="rotate (-2.3537510292403) translate (21.772cm 9.583cm)">
            <text:p/>
            <draw:enhanced-geometry svg:viewBox="0 0 175 34" draw:type="non-primitive" draw:enhanced-path="M 175 0 L 153 4 132 9 109 13 87 17 66 21 43 26 22 30 0 34 175 0 Z N"/>
          </draw:custom-shape>
          <draw:custom-shape draw:style-name="gr9" draw:text-style-name="P2" draw:layer="layout" svg:width="0.141cm" svg:height="0.031cm" draw:transform="rotate (-2.3537510292403) translate (21.772cm 9.583cm)">
            <text:p/>
            <draw:enhanced-geometry svg:viewBox="0 0 175 34" draw:type="non-primitive" draw:enhanced-path="M 175 0 L 175 0 153 4 132 9 109 13 87 17 66 21 43 26 22 30 0 34 N"/>
          </draw:custom-shape>
          <draw:custom-shape draw:style-name="gr13" draw:text-style-name="P2" draw:layer="layout" svg:width="0.161cm" svg:height="0.322cm" draw:transform="rotate (-2.3537510292403) translate (22.112cm 8.93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9" draw:text-style-name="P2" draw:layer="layout" svg:width="0.161cm" svg:height="0.322cm" draw:transform="rotate (-2.3537510292403) translate (22.112cm 8.93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3" draw:text-style-name="P2" draw:layer="layout" svg:width="0.129cm" svg:height="0.316cm" draw:transform="rotate (-2.3537510292403) translate (21.574cm 9.60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9" draw:text-style-name="P2" draw:layer="layout" svg:width="0.129cm" svg:height="0.316cm" draw:transform="rotate (-2.3537510292403) translate (21.574cm 9.60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2" draw:text-style-name="P2" draw:layer="layout" svg:width="0.036cm" svg:height="0.018cm" draw:transform="rotate (-2.3537510292403) translate (21.229cm 10.331cm)">
            <text:p/>
            <draw:enhanced-geometry svg:viewBox="0 0 44 17" draw:type="non-primitive" draw:enhanced-path="M 44 17 L 38 15 33 13 28 10 23 8 17 7 11 5 6 2 0 0 44 17 Z N"/>
          </draw:custom-shape>
          <draw:custom-shape draw:style-name="gr9" draw:text-style-name="P2" draw:layer="layout" svg:width="0.036cm" svg:height="0.018cm" draw:transform="rotate (-2.3537510292403) translate (21.229cm 10.331cm)">
            <text:p/>
            <draw:enhanced-geometry svg:viewBox="0 0 44 17" draw:type="non-primitive" draw:enhanced-path="M 44 17 L 44 17 38 15 33 13 28 10 23 8 17 7 11 5 6 2 0 0 N"/>
          </draw:custom-shape>
          <draw:custom-shape draw:style-name="gr13" draw:text-style-name="P2" draw:layer="layout" svg:width="0.439cm" svg:height="0.33cm" draw:transform="rotate (-2.3537510292403) translate (21.489cm 10.37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9" draw:text-style-name="P2" draw:layer="layout" svg:width="0.439cm" svg:height="0.33cm" draw:transform="rotate (-2.3537510292403) translate (21.489cm 10.37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3" draw:text-style-name="P2" draw:layer="layout" svg:width="0.387cm" svg:height="0.298cm" draw:transform="rotate (-2.3537510292403) translate (20.318cm 9.28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9" draw:text-style-name="P2" draw:layer="layout" svg:width="0.387cm" svg:height="0.298cm" draw:transform="rotate (-2.3537510292403) translate (20.318cm 9.28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3" draw:text-style-name="P2" draw:layer="layout" svg:width="0.536cm" svg:height="0.455cm" draw:transform="rotate (-2.3537510292403) translate (19.198cm 8.57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9" draw:text-style-name="P2" draw:layer="layout" svg:width="0.536cm" svg:height="0.455cm" draw:transform="rotate (-2.3537510292403) translate (19.198cm 8.57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3" draw:text-style-name="P2" draw:layer="layout" svg:width="0.132cm" svg:height="0.094cm" draw:transform="rotate (-2.3537510292403) translate (19.714cm 7.8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9" draw:text-style-name="P2" draw:layer="layout" svg:width="0.132cm" svg:height="0.094cm" draw:transform="rotate (-2.3537510292403) translate (19.714cm 7.8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3" draw:text-style-name="P2" draw:layer="layout" svg:width="0.112cm" svg:height="0.075cm" draw:transform="rotate (-2.3537510292403) translate (20.386cm 7.15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9" draw:text-style-name="P2" draw:layer="layout" svg:width="0.112cm" svg:height="0.075cm" draw:transform="rotate (-2.3537510292403) translate (20.386cm 7.15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3" draw:text-style-name="P2" draw:layer="layout" svg:width="0.12cm" svg:height="0.174cm" draw:transform="rotate (-2.3537510292403) translate (19.765cm 7.71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9" draw:text-style-name="P2" draw:layer="layout" svg:width="0.12cm" svg:height="0.174cm" draw:transform="rotate (-2.3537510292403) translate (19.765cm 7.71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3" draw:text-style-name="P2" draw:layer="layout" svg:width="0.117cm" svg:height="0.174cm" draw:transform="rotate (-2.3537510292403) translate (20.275cm 7.21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9" draw:text-style-name="P2" draw:layer="layout" svg:width="0.117cm" svg:height="0.174cm" draw:transform="rotate (-2.3537510292403) translate (20.275cm 7.21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3" draw:text-style-name="P2" draw:layer="layout" svg:width="0.415cm" svg:height="0.298cm" draw:transform="rotate (-2.3537510292403) translate (22.006cm 7.562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9" draw:text-style-name="P2" draw:layer="layout" svg:width="0.415cm" svg:height="0.298cm" draw:transform="rotate (-2.3537510292403) translate (22.006cm 7.562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3" draw:text-style-name="P2" draw:layer="layout" svg:width="0.549cm" svg:height="0.46cm" draw:transform="rotate (-2.3537510292403) translate (21.416cm 6.33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9" draw:text-style-name="P2" draw:layer="layout" svg:width="0.549cm" svg:height="0.46cm" draw:transform="rotate (-2.3537510292403) translate (21.416cm 6.33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9" draw:text-style-name="P2" draw:layer="layout" svg:width="1.194cm" svg:height="2.424cm" draw:transform="rotate (-2.3537510292403) translate (23.249cm 8.86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3" draw:text-style-name="P2" draw:layer="layout" svg:width="0.432cm" svg:height="0.331cm" draw:transform="rotate (-2.3537510292403) translate (23.118cm 8.736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9" draw:text-style-name="P2" draw:layer="layout" svg:width="0.432cm" svg:height="0.331cm" draw:transform="rotate (-2.3537510292403) translate (23.118cm 8.736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9" draw:text-style-name="P2" draw:layer="layout" svg:width="0.004cm" svg:height="0.125cm" draw:transform="rotate (-2.3537510292403) translate (22.888cm 8.86cm)">
            <text:p/>
            <draw:enhanced-geometry svg:viewBox="0 0 0 140" draw:type="non-primitive" draw:enhanced-path="M 0 140 L 0 140 0 123 0 105 0 88 0 70 0 53 0 36 0 17 0 0 N"/>
          </draw:custom-shape>
          <draw:custom-shape draw:style-name="gr9" draw:text-style-name="P2" draw:layer="layout" svg:width="0.003cm" svg:height="0.125cm" draw:transform="rotate (-2.3537510292403) translate (22.808cm 8.896cm)">
            <text:p/>
            <draw:enhanced-geometry svg:viewBox="0 0 0 141" draw:type="non-primitive" draw:enhanced-path="M 0 141 L 0 141 0 123 0 106 0 88 0 71 0 54 0 36 0 19 0 0 N"/>
          </draw:custom-shape>
          <draw:custom-shape draw:style-name="gr9" draw:text-style-name="P2" draw:layer="layout" svg:width="0.008cm" svg:height="0.093cm" draw:transform="rotate (-2.3537510292403) translate (22.975cm 8.816cm)">
            <text:p/>
            <draw:enhanced-geometry svg:viewBox="0 0 9 105" draw:type="non-primitive" draw:enhanced-path="M 9 105 L 9 105 7 91 6 79 5 65 4 52 3 40 2 26 1 14 0 0 N"/>
          </draw:custom-shape>
          <draw:custom-shape draw:style-name="gr9" draw:text-style-name="P2" draw:layer="layout" svg:width="0.076cm" svg:height="0.005cm" draw:transform="rotate (-2.3537510292403) translate (22.937cm 8.659cm)">
            <text:p/>
            <draw:enhanced-geometry svg:viewBox="0 0 97 0" draw:type="non-primitive" draw:enhanced-path="M 97 0 L 97 0 84 0 72 0 59 0 48 0 35 0 24 0 12 0 0 0 N"/>
          </draw:custom-shape>
          <draw:custom-shape draw:style-name="gr9" draw:text-style-name="P2" draw:layer="layout" svg:width="0.121cm" svg:height="0.031cm" draw:transform="rotate (-2.3537510292403) translate (22.859cm 8.666cm)">
            <text:p/>
            <draw:enhanced-geometry svg:viewBox="0 0 149 35" draw:type="non-primitive" draw:enhanced-path="M 149 0 L 149 0 131 5 112 9 93 14 74 17 56 22 37 26 19 31 0 35 N"/>
          </draw:custom-shape>
          <draw:custom-shape draw:style-name="gr9" draw:text-style-name="P2" draw:layer="layout" svg:width="0.12cm" svg:height="0.048cm" draw:transform="rotate (-2.3537510292403) translate (22.769cm 8.668cm)">
            <text:p/>
            <draw:enhanced-geometry svg:viewBox="0 0 148 55" draw:type="non-primitive" draw:enhanced-path="M 148 0 L 148 0 129 7 111 14 92 21 74 27 54 34 36 41 18 48 0 55 N"/>
          </draw:custom-shape>
          <draw:custom-shape draw:style-name="gr9" draw:text-style-name="P2" draw:layer="layout" svg:width="0.003cm" svg:height="0.112cm" draw:transform="rotate (-2.3537510292403) translate (22.691cm 8.906cm)">
            <text:p/>
            <draw:enhanced-geometry svg:viewBox="0 0 0 121" draw:type="non-primitive" draw:enhanced-path="M 0 121 L 0 121 0 106 0 92 0 77 0 61 0 46 0 31 0 16 0 0 N"/>
          </draw:custom-shape>
          <draw:custom-shape draw:style-name="gr9" draw:text-style-name="P2" draw:layer="layout" svg:width="0.088cm" svg:height="0.035cm" draw:transform="rotate (-2.3537510292403) translate (22.685cm 8.733cm)">
            <text:p/>
            <draw:enhanced-geometry svg:viewBox="0 0 107 37" draw:type="non-primitive" draw:enhanced-path="M 107 0 L 107 0 93 5 80 9 66 14 54 18 40 23 26 26 14 32 0 37 N"/>
          </draw:custom-shape>
          <draw:custom-shape draw:style-name="gr9" draw:text-style-name="P2" draw:layer="layout" svg:width="0.011cm" svg:height="0.075cm" draw:transform="rotate (-2.3537510292403) translate (22.642cm 8.884cm)">
            <text:p/>
            <draw:enhanced-geometry svg:viewBox="0 0 17 87" draw:type="non-primitive" draw:enhanced-path="M 0 87 L 0 87 2 77 4 66 6 56 8 44 10 34 13 23 15 11 17 0 N"/>
          </draw:custom-shape>
          <draw:custom-shape draw:style-name="gr9" draw:text-style-name="P2" draw:layer="layout" svg:width="0.048cm" svg:height="0.013cm" draw:transform="rotate (-2.3537510292403) translate (22.614cm 8.737cm)">
            <text:p/>
            <draw:enhanced-geometry svg:viewBox="0 0 61 17" draw:type="non-primitive" draw:enhanced-path="M 61 0 L 61 0 53 2 46 4 38 6 30 8 22 10 16 12 8 14 0 17 N"/>
          </draw:custom-shape>
          <draw:custom-shape draw:style-name="gr9" draw:text-style-name="P2" draw:layer="layout" svg:width="0.016cm" svg:height="0.129cm" draw:transform="rotate (-2.3537510292403) translate (21.388cm 10.171cm)">
            <text:p/>
            <draw:enhanced-geometry svg:viewBox="0 0 18 141" draw:type="non-primitive" draw:enhanced-path="M 18 141 L 18 141 16 122 13 105 11 87 9 70 7 53 4 35 2 18 0 0 N"/>
          </draw:custom-shape>
          <draw:custom-shape draw:style-name="gr9" draw:text-style-name="P2" draw:layer="layout" svg:width="0.015cm" svg:height="0.124cm" draw:transform="rotate (-2.3537510292403) translate (21.378cm 10.2cm)">
            <text:p/>
            <draw:enhanced-geometry svg:viewBox="0 0 17 140" draw:type="non-primitive" draw:enhanced-path="M 0 140 L 0 140 2 123 4 105 7 88 9 70 11 52 12 35 15 17 17 0 N"/>
          </draw:custom-shape>
          <draw:custom-shape draw:style-name="gr9" draw:text-style-name="P2" draw:layer="layout" svg:width="0.105cm" svg:height="0.018cm" draw:transform="rotate (-2.3537510292403) translate (21.212cm 10.127cm)">
            <text:p/>
            <draw:enhanced-geometry svg:viewBox="0 0 131 17" draw:type="non-primitive" draw:enhanced-path="M 0 0 L 0 0 17 2 33 4 49 6 66 9 82 11 98 12 114 14 131 17 N"/>
          </draw:custom-shape>
          <draw:custom-shape draw:style-name="gr9" draw:text-style-name="P2" draw:layer="layout" svg:width="0.088cm" svg:height="0.031cm" draw:transform="rotate (-2.3537510292403) translate (21.218cm 10.075cm)">
            <text:p/>
            <draw:enhanced-geometry svg:viewBox="0 0 114 34" draw:type="non-primitive" draw:enhanced-path="M 0 0 L 0 0 14 4 27 9 42 13 57 18 70 21 85 26 100 30 114 34 N"/>
          </draw:custom-shape>
          <draw:custom-shape draw:style-name="gr9" draw:text-style-name="P2" draw:layer="layout" svg:width="0.016cm" svg:height="0.062cm" draw:transform="rotate (-2.3537510292403) translate (21.333cm 10.315cm)">
            <text:p/>
            <draw:enhanced-geometry svg:viewBox="0 0 17 71" draw:type="non-primitive" draw:enhanced-path="M 0 71 L 0 71 1 62 3 53 4 44 6 35 9 27 11 18 13 9 17 0 N"/>
          </draw:custom-shape>
          <draw:custom-shape draw:style-name="gr9" draw:text-style-name="P2" draw:layer="layout" svg:width="0.003cm" svg:height="0.107cm" draw:transform="rotate (-2.3537510292403) translate (21.293cm 10.419cm)">
            <text:p/>
            <draw:enhanced-geometry svg:viewBox="0 0 0 124" draw:type="non-primitive" draw:enhanced-path="M 0 124 L 0 124 0 108 0 93 0 78 0 62 0 47 0 31 0 16 0 0 N"/>
          </draw:custom-shape>
          <draw:custom-shape draw:style-name="gr9" draw:text-style-name="P2" draw:layer="layout" svg:width="0.007cm" svg:height="0.079cm" draw:transform="rotate (-2.3537510292403) translate (21.262cm 10.473cm)">
            <text:p/>
            <draw:enhanced-geometry svg:viewBox="0 0 12 87" draw:type="non-primitive" draw:enhanced-path="M 4 87 L 4 87 4 75 3 64 1 51 0 40 0 29 2 19 6 8 12 0 N"/>
          </draw:custom-shape>
          <draw:custom-shape draw:style-name="gr9" draw:text-style-name="P2" draw:layer="layout" svg:width="0.011cm" svg:height="0.093cm" draw:transform="rotate (-2.3537510292403) translate (21.248cm 10.533cm)">
            <text:p/>
            <draw:enhanced-geometry svg:viewBox="0 0 18 105" draw:type="non-primitive" draw:enhanced-path="M 9 105 L 9 105 9 90 11 74 14 56 17 39 18 24 15 12 10 3 0 0 N"/>
          </draw:custom-shape>
          <draw:custom-shape draw:style-name="gr9" draw:text-style-name="P2" draw:layer="layout" svg:width="0.068cm" svg:height="0.049cm" draw:transform="rotate (-2.3537510292403) translate (21.16cm 10.444cm)">
            <text:p/>
            <draw:enhanced-geometry svg:viewBox="0 0 88 52" draw:type="non-primitive" draw:enhanced-path="M 0 0 L 0 0 11 7 21 12 33 19 44 26 54 33 65 40 77 45 88 52 N"/>
          </draw:custom-shape>
          <draw:custom-shape draw:style-name="gr9" draw:text-style-name="P2" draw:layer="layout" svg:width="0.06cm" svg:height="0.031cm" draw:transform="rotate (-2.3537510292403) translate (21.181cm 10.352cm)">
            <text:p/>
            <draw:enhanced-geometry svg:viewBox="0 0 72 35" draw:type="non-primitive" draw:enhanced-path="M 0 0 L 0 0 9 5 18 9 27 14 36 17 44 22 53 26 63 31 72 35 N"/>
          </draw:custom-shape>
          <draw:custom-shape draw:style-name="gr9" draw:text-style-name="P2" draw:layer="layout" svg:width="0.076cm" svg:height="0.044cm" draw:transform="rotate (-2.3537510292403) translate (21.222cm 10.267cm)">
            <text:p/>
            <draw:enhanced-geometry svg:viewBox="0 0 96 52" draw:type="non-primitive" draw:enhanced-path="M 0 0 L 0 0 12 7 24 13 36 19 49 26 60 32 72 39 84 46 96 52 N"/>
          </draw:custom-shape>
          <draw:custom-shape draw:style-name="gr9" draw:text-style-name="P2" draw:layer="layout" svg:width="0.073cm" svg:height="0.048cm" draw:transform="rotate (-2.3537510292403) translate (21.258cm 10.212cm)">
            <text:p/>
            <draw:enhanced-geometry svg:viewBox="0 0 89 53" draw:type="non-primitive" draw:enhanced-path="M 0 0 L 0 0 11 7 22 13 33 19 45 26 55 33 66 40 77 47 89 53 N"/>
          </draw:custom-shape>
          <draw:custom-shape draw:style-name="gr9" draw:text-style-name="P2" draw:layer="layout" svg:width="0.048cm" svg:height="0.017cm" draw:transform="rotate (-2.3537510292403) translate (20.582cm 9.379cm)">
            <text:p/>
            <draw:enhanced-geometry svg:viewBox="0 0 62 20" draw:type="non-primitive" draw:enhanced-path="M 0 0 L 0 0 8 3 16 7 25 11 33 15 41 18 47 20 55 20 62 17 N"/>
          </draw:custom-shape>
          <draw:custom-shape draw:style-name="gr9" draw:text-style-name="P2" draw:layer="layout" svg:width="0.015cm" svg:height="0.018cm" draw:transform="rotate (-2.3537510292403) translate (20.56cm 9.427cm)">
            <text:p/>
            <draw:enhanced-geometry svg:viewBox="0 0 17 18" draw:type="non-primitive" draw:enhanced-path="M 0 18 L 0 18 5 13 8 9 13 4 17 0 N"/>
          </draw:custom-shape>
          <draw:custom-shape draw:style-name="gr9" draw:text-style-name="P2" draw:layer="layout" svg:width="0.064cm" svg:height="0.031cm" draw:transform="rotate (-2.3537510292403) translate (20.604cm 9.401cm)">
            <text:p/>
            <draw:enhanced-geometry svg:viewBox="0 0 79 35" draw:type="non-primitive" draw:enhanced-path="M 0 0 L 0 0 10 4 20 9 30 13 41 17 51 21 60 26 70 30 79 35 N"/>
          </draw:custom-shape>
          <draw:custom-shape draw:style-name="gr9" draw:text-style-name="P2" draw:layer="layout" svg:width="0.056cm" svg:height="0.017cm" draw:transform="rotate (-2.3537510292403) translate (20.423cm 9.342cm)">
            <text:p/>
            <draw:enhanced-geometry svg:viewBox="0 0 70 17" draw:type="non-primitive" draw:enhanced-path="M 0 17 L 0 17 9 15 17 13 26 11 35 8 43 6 52 5 60 3 70 0 N"/>
          </draw:custom-shape>
          <draw:custom-shape draw:style-name="gr9" draw:text-style-name="P2" draw:layer="layout" svg:width="0.073cm" svg:height="0.018cm" draw:transform="rotate (-2.3537510292403) translate (20.365cm 9.312cm)">
            <text:p/>
            <draw:enhanced-geometry svg:viewBox="0 0 88 17" draw:type="non-primitive" draw:enhanced-path="M 0 17 L 0 17 11 14 22 12 32 10 44 8 54 5 65 3 76 1 88 0 N"/>
          </draw:custom-shape>
          <draw:custom-shape draw:style-name="gr9" draw:text-style-name="P2" draw:layer="layout" svg:width="0.056cm" svg:height="0.031cm" draw:transform="rotate (-2.3537510292403) translate (20.461cm 9.26cm)">
            <text:p/>
            <draw:enhanced-geometry svg:viewBox="0 0 71 36" draw:type="non-primitive" draw:enhanced-path="M 71 0 L 71 0 62 5 53 10 44 14 36 19 27 23 18 27 9 31 0 36 N"/>
          </draw:custom-shape>
          <draw:custom-shape draw:style-name="gr9" draw:text-style-name="P2" draw:layer="layout" svg:width="0.056cm" svg:height="0.017cm" draw:transform="rotate (-2.3537510292403) translate (20.553cm 9.3cm)">
            <text:p/>
            <draw:enhanced-geometry svg:viewBox="0 0 72 19" draw:type="non-primitive" draw:enhanced-path="M 72 0 L 72 0 63 2 54 5 45 7 37 9 28 13 19 15 10 17 0 19 N"/>
          </draw:custom-shape>
          <draw:custom-shape draw:style-name="gr9" draw:text-style-name="P2" draw:layer="layout" svg:width="0.053cm" svg:height="0.013cm" draw:transform="rotate (-2.3537510292403) translate (20.619cm 9.342cm)">
            <text:p/>
            <draw:enhanced-geometry svg:viewBox="0 0 62 17" draw:type="non-primitive" draw:enhanced-path="M 62 17 L 62 17 54 15 47 12 39 10 31 8 23 6 16 4 8 2 0 0 N"/>
          </draw:custom-shape>
          <draw:custom-shape draw:style-name="gr9" draw:text-style-name="P2" draw:layer="layout" svg:width="0.056cm" svg:height="0.014cm" draw:transform="rotate (-2.3537510292403) translate (20.705cm 9.371cm)">
            <text:p/>
            <draw:enhanced-geometry svg:viewBox="0 0 69 17" draw:type="non-primitive" draw:enhanced-path="M 0 17 L 0 17 9 15 18 13 26 11 35 8 43 6 52 4 60 2 69 0 N"/>
          </draw:custom-shape>
          <draw:custom-shape draw:style-name="gr9" draw:text-style-name="P2" draw:layer="layout" svg:width="0.065cm" svg:height="0.062cm" draw:transform="rotate (-2.3537510292403) translate (19.734cm 8.724cm)">
            <text:p/>
            <draw:enhanced-geometry svg:viewBox="0 0 78 71" draw:type="non-primitive" draw:enhanced-path="M 78 0 L 78 0 68 9 59 18 48 28 38 35 28 45 19 54 9 62 0 71 N"/>
          </draw:custom-shape>
          <draw:custom-shape draw:style-name="gr9" draw:text-style-name="P2" draw:layer="layout" svg:width="0.072cm" svg:height="0.031cm" draw:transform="rotate (-2.3537510292403) translate (19.674cm 8.784cm)">
            <text:p/>
            <draw:enhanced-geometry svg:viewBox="0 0 88 37" draw:type="non-primitive" draw:enhanced-path="M 0 0 L 0 0 11 5 21 9 33 14 44 18 54 23 66 28 77 32 88 37 N"/>
          </draw:custom-shape>
          <draw:custom-shape draw:style-name="gr9" draw:text-style-name="P2" draw:layer="layout" svg:width="0.056cm" svg:height="0.049cm" draw:transform="rotate (-2.3537510292403) translate (19.624cm 8.683cm)">
            <text:p/>
            <draw:enhanced-geometry svg:viewBox="0 0 70 52" draw:type="non-primitive" draw:enhanced-path="M 70 0 L 70 0 60 7 47 12 35 18 24 22 12 29 4 35 0 43 1 52 N"/>
          </draw:custom-shape>
          <draw:custom-shape draw:style-name="gr9" draw:text-style-name="P2" draw:layer="layout" svg:width="0.08cm" svg:height="0.004cm" draw:transform="rotate (-2.3537510292403) translate (19.536cm 8.727cm)">
            <text:p/>
            <draw:enhanced-geometry svg:viewBox="0 0 97 0" draw:type="non-primitive" draw:enhanced-path="M 0 0 L 0 0 13 0 24 0 37 0 48 0 60 0 72 0 84 0 97 0 N"/>
          </draw:custom-shape>
          <draw:custom-shape draw:style-name="gr9" draw:text-style-name="P2" draw:layer="layout" svg:width="0.056cm" svg:height="0.048cm" draw:transform="rotate (-2.3537510292403) translate (19.509cm 8.62cm)">
            <text:p/>
            <draw:enhanced-geometry svg:viewBox="0 0 70 52" draw:type="non-primitive" draw:enhanced-path="M 70 0 L 70 0 61 7 52 13 44 20 35 26 26 33 18 40 9 46 0 52 N"/>
          </draw:custom-shape>
          <draw:custom-shape draw:style-name="gr9" draw:text-style-name="P2" draw:layer="layout" svg:width="0.076cm" svg:height="0.005cm" draw:transform="rotate (-2.3537510292403) translate (19.432cm 8.674cm)">
            <text:p/>
            <draw:enhanced-geometry svg:viewBox="0 0 97 0" draw:type="non-primitive" draw:enhanced-path="M 0 0 L 0 0 13 0 24 0 37 0 48 0 61 0 72 0 84 0 97 0 N"/>
          </draw:custom-shape>
          <draw:custom-shape draw:style-name="gr9" draw:text-style-name="P2" draw:layer="layout" svg:width="0.056cm" svg:height="0.031cm" draw:transform="rotate (-2.3537510292403) translate (19.363cm 8.565cm)">
            <text:p/>
            <draw:enhanced-geometry svg:viewBox="0 0 72 35" draw:type="non-primitive" draw:enhanced-path="M 72 0 L 72 0 61 4 50 7 38 10 25 12 15 16 6 20 1 27 0 35 N"/>
          </draw:custom-shape>
          <draw:custom-shape draw:style-name="gr9" draw:text-style-name="P2" draw:layer="layout" svg:width="0.097cm" svg:height="0.004cm" draw:transform="rotate (-2.3537510292403) translate (19.332cm 8.597cm)">
            <text:p/>
            <draw:enhanced-geometry svg:viewBox="0 0 122 0" draw:type="non-primitive" draw:enhanced-path="M 122 0 L 122 0 106 0 90 0 76 0 60 0 45 0 30 0 14 0 0 0 N"/>
          </draw:custom-shape>
          <draw:custom-shape draw:style-name="gr9" draw:text-style-name="P2" draw:layer="layout" svg:width="0.04cm" svg:height="0.013cm" draw:transform="rotate (-2.3537510292403) translate (19.355cm 8.528cm)">
            <text:p/>
            <draw:enhanced-geometry svg:viewBox="0 0 52 17" draw:type="non-primitive" draw:enhanced-path="M 52 0 L 52 0 46 2 40 5 33 7 26 9 20 11 13 14 7 15 0 17 N"/>
          </draw:custom-shape>
          <draw:custom-shape draw:style-name="gr9" draw:text-style-name="P2" draw:layer="layout" svg:width="0.048cm" svg:height="0.062cm" draw:transform="rotate (-2.3537510292403) translate (19.257cm 8.54cm)">
            <text:p/>
            <draw:enhanced-geometry svg:viewBox="0 0 61 71" draw:type="non-primitive" draw:enhanced-path="M 61 0 L 61 0 53 9 46 18 38 26 30 35 22 45 16 52 8 62 0 71 N"/>
          </draw:custom-shape>
          <draw:custom-shape draw:style-name="gr9" draw:text-style-name="P2" draw:layer="layout" svg:width="0.055cm" svg:height="0.013cm" draw:transform="rotate (-2.3537510292403) translate (19.221cm 8.595cm)">
            <text:p/>
            <draw:enhanced-geometry svg:viewBox="0 0 70 17" draw:type="non-primitive" draw:enhanced-path="M 0 17 L 0 17 9 15 18 13 26 12 35 9 44 7 52 5 61 3 70 0 N"/>
          </draw:custom-shape>
          <draw:custom-shape draw:style-name="gr9" draw:text-style-name="P2" draw:layer="layout" svg:width="0.088cm" svg:height="0.004cm" draw:transform="rotate (-2.3537510292403) translate (21.818cm 7.87cm)">
            <text:p/>
            <draw:enhanced-geometry svg:viewBox="0 0 107 0" draw:type="non-primitive" draw:enhanced-path="M 107 0 L 107 0 93 0 80 0 66 0 54 0 40 0 26 0 14 0 0 0 N"/>
          </draw:custom-shape>
          <draw:custom-shape draw:style-name="gr9" draw:text-style-name="P2" draw:layer="layout" svg:width="0.108cm" svg:height="0.017cm" draw:transform="rotate (-2.3537510292403) translate (21.872cm 7.975cm)">
            <text:p/>
            <draw:enhanced-geometry svg:viewBox="0 0 131 19" draw:type="non-primitive" draw:enhanced-path="M 131 0 L 131 0 114 2 98 5 81 7 65 9 49 13 32 15 17 17 0 19 N"/>
          </draw:custom-shape>
          <draw:custom-shape draw:style-name="gr9" draw:text-style-name="P2" draw:layer="layout" svg:width="0.064cm" svg:height="0.004cm" draw:transform="rotate (-2.3537510292403) translate (21.87cm 8.065cm)">
            <text:p/>
            <draw:enhanced-geometry svg:viewBox="0 0 78 0" draw:type="non-primitive" draw:enhanced-path="M 78 0 L 78 0 68 0 59 0 49 0 39 0 28 0 19 0 9 0 0 0 N"/>
          </draw:custom-shape>
          <draw:custom-shape draw:style-name="gr9" draw:text-style-name="P2" draw:layer="layout" svg:width="0.085cm" svg:height="0.004cm" draw:transform="rotate (-2.3537510292403) translate (21.919cm 8.175cm)">
            <text:p/>
            <draw:enhanced-geometry svg:viewBox="0 0 106 0" draw:type="non-primitive" draw:enhanced-path="M 106 0 L 106 0 97 0 87 0 78 0 70 0 61 0 52 0 43 0 34 0 34 0 30 0 26 0 22 0 17 0 13 0 8 0 5 0 0 0 N"/>
          </draw:custom-shape>
          <draw:custom-shape draw:style-name="gr9" draw:text-style-name="P2" draw:layer="layout" svg:width="0.044cm" svg:height="0.013cm" draw:transform="rotate (-2.3537510292403) translate (21.795cm 8.16cm)">
            <text:p/>
            <draw:enhanced-geometry svg:viewBox="0 0 53 17" draw:type="non-primitive" draw:enhanced-path="M 0 17 L 0 17 6 15 12 12 19 10 26 8 32 6 39 4 46 2 53 0 N"/>
          </draw:custom-shape>
          <draw:custom-shape draw:style-name="gr9" draw:text-style-name="P2" draw:layer="layout" svg:width="0.052cm" svg:height="0.017cm" draw:transform="rotate (-2.3537510292403) translate (21.769cm 8.033cm)">
            <text:p/>
            <draw:enhanced-geometry svg:viewBox="0 0 61 17" draw:type="non-primitive" draw:enhanced-path="M 0 0 L 0 0 7 3 15 5 23 7 31 9 38 12 46 13 54 15 61 17 N"/>
          </draw:custom-shape>
          <draw:custom-shape draw:style-name="gr9" draw:text-style-name="P2" draw:layer="layout" svg:width="0.085cm" svg:height="0.036cm" draw:transform="rotate (-2.3537510292403) translate (21.743cm 7.927cm)">
            <text:p/>
            <draw:enhanced-geometry svg:viewBox="0 0 105 39" draw:type="non-primitive" draw:enhanced-path="M 0 0 L 0 0 13 5 26 13 40 22 54 30 68 36 80 39 93 39 105 34 N"/>
          </draw:custom-shape>
          <draw:custom-shape draw:style-name="gr9" draw:text-style-name="P2" draw:layer="layout" svg:width="0.036cm" svg:height="0.004cm" draw:transform="rotate (-2.3537510292403) translate (20.662cm 9.437cm)">
            <text:p/>
            <draw:enhanced-geometry svg:viewBox="0 0 44 0" draw:type="non-primitive" draw:enhanced-path="M 0 0 L 0 0 5 0 11 0 16 0 21 0 27 0 33 0 38 0 44 0 N"/>
          </draw:custom-shape>
          <draw:custom-shape draw:style-name="gr9" draw:text-style-name="P2" draw:layer="layout" svg:width="0.068cm" svg:height="0.035cm" draw:transform="rotate (-2.3537510292403) translate (21.29cm 7.14cm)">
            <text:p/>
            <draw:enhanced-geometry svg:viewBox="0 0 88 36" draw:type="non-primitive" draw:enhanced-path="M 88 0 L 88 0 77 5 65 10 54 14 44 17 32 22 21 27 11 31 0 36 N"/>
          </draw:custom-shape>
          <draw:custom-shape draw:style-name="gr9" draw:text-style-name="P2" draw:layer="layout" svg:width="0.028cm" svg:height="0.075cm" draw:transform="rotate (-2.3537510292403) translate (21.213cm 7.194cm)">
            <text:p/>
            <draw:enhanced-geometry svg:viewBox="0 0 35 86" draw:type="non-primitive" draw:enhanced-path="M 0 0 L 0 0 4 11 7 22 9 35 11 47 15 59 19 69 26 78 35 86 N"/>
          </draw:custom-shape>
          <draw:custom-shape draw:style-name="gr9" draw:text-style-name="P2" draw:layer="layout" svg:width="0.108cm" svg:height="0.089cm" draw:transform="rotate (-2.3537510292403) translate (21.278cm 7.104cm)">
            <text:p/>
            <draw:enhanced-geometry svg:viewBox="0 0 133 104" draw:type="non-primitive" draw:enhanced-path="M 133 0 L 133 0 127 11 123 22 118 35 115 46 109 59 104 69 97 79 89 87 89 87 80 93 70 97 58 99 47 100 36 102 24 102 12 103 0 104 N"/>
          </draw:custom-shape>
          <draw:custom-shape draw:style-name="gr9" draw:text-style-name="P2" draw:layer="layout" svg:width="0.02cm" svg:height="0.075cm" draw:transform="rotate (-2.3537510292403) translate (21.133cm 7.052cm)">
            <text:p/>
            <draw:enhanced-geometry svg:viewBox="0 0 27 87" draw:type="non-primitive" draw:enhanced-path="M 0 0 L 0 0 3 10 7 22 10 33 13 43 17 55 20 66 24 77 27 87 N"/>
          </draw:custom-shape>
          <draw:custom-shape draw:style-name="gr9" draw:text-style-name="P2" draw:layer="layout" svg:width="0.08cm" svg:height="0.031cm" draw:transform="rotate (-2.3537510292403) translate (21.175cm 6.922cm)">
            <text:p/>
            <draw:enhanced-geometry svg:viewBox="0 0 97 35" draw:type="non-primitive" draw:enhanced-path="M 97 0 L 97 0 84 5 72 9 60 14 48 18 36 23 24 26 13 31 0 35 N"/>
          </draw:custom-shape>
          <draw:custom-shape draw:style-name="gr9" draw:text-style-name="P2" draw:layer="layout" svg:width="0.052cm" svg:height="0.089cm" draw:transform="rotate (-2.3537510292403) translate (21.083cm 6.945cm)">
            <text:p/>
            <draw:enhanced-geometry svg:viewBox="0 0 69 103" draw:type="non-primitive" draw:enhanced-path="M 0 0 L 0 0 9 12 17 26 26 38 35 51 43 64 52 77 60 90 69 103 N"/>
          </draw:custom-shape>
          <draw:custom-shape draw:style-name="gr9" draw:text-style-name="P2" draw:layer="layout" svg:width="0.108cm" svg:height="0.004cm" draw:transform="rotate (-2.3537510292403) translate (21.148cm 6.772cm)">
            <text:p/>
            <draw:enhanced-geometry svg:viewBox="0 0 138 0" draw:type="non-primitive" draw:enhanced-path="M 138 0 L 138 0 119 0 97 0 75 0 52 0 32 0 14 0 4 0 0 0 N"/>
          </draw:custom-shape>
          <draw:custom-shape draw:style-name="gr9" draw:text-style-name="P2" draw:layer="layout" svg:width="0.044cm" svg:height="0.093cm" draw:transform="rotate (-2.3537510292403) translate (21.052cm 6.868cm)">
            <text:p/>
            <draw:enhanced-geometry svg:viewBox="0 0 53 105" draw:type="non-primitive" draw:enhanced-path="M 0 0 L 0 0 7 14 14 26 21 40 27 53 33 67 40 79 46 93 53 105 N"/>
          </draw:custom-shape>
          <draw:custom-shape draw:style-name="gr12" draw:text-style-name="P2" draw:layer="layout" svg:width="0.113cm" svg:height="0.142cm" draw:transform="rotate (-2.3537510292403) translate (22.294cm 9.437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9" draw:text-style-name="P2" draw:layer="layout" svg:width="0.113cm" svg:height="0.142cm" draw:transform="rotate (-2.3537510292403) translate (22.294cm 9.437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3" draw:text-style-name="P2" draw:layer="layout" svg:width="0.129cm" svg:height="0.155cm" draw:transform="rotate (-2.3537510292403) translate (22.294cm 9.437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9" draw:text-style-name="P2" draw:layer="layout" svg:width="0.129cm" svg:height="0.155cm" draw:transform="rotate (-2.3537510292403) translate (22.294cm 9.437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3" draw:text-style-name="P2" draw:layer="layout" svg:width="0.075cm" svg:height="0.031cm" draw:transform="rotate (-2.3537510292403) translate (22.295cm 9.456cm)">
            <text:p/>
            <draw:enhanced-geometry svg:viewBox="0 0 95 35" draw:type="non-primitive" draw:enhanced-path="M 95 18 L 87 15 80 13 72 9 64 6 56 3 50 1 42 0 34 1 28 4 22 6 18 11 13 14 9 18 5 24 2 30 0 35 95 18 Z N"/>
          </draw:custom-shape>
          <draw:custom-shape draw:style-name="gr9" draw:text-style-name="P2" draw:layer="layout" svg:width="0.075cm" svg:height="0.031cm" draw:transform="rotate (-2.3537510292403) translate (22.295cm 9.456cm)">
            <text:p/>
            <draw:enhanced-geometry svg:viewBox="0 0 95 35" draw:type="non-primitive" draw:enhanced-path="M 95 18 L 95 18 87 15 80 13 72 9 64 6 56 3 50 1 42 0 34 1 34 1 28 4 22 6 18 11 13 14 9 18 5 24 2 30 0 35 N"/>
          </draw:custom-shape>
          <draw:custom-shape draw:style-name="gr13" draw:text-style-name="P2" draw:layer="layout" svg:width="0.04cm" svg:height="0.031cm" draw:transform="rotate (-2.3537510292403) translate (22.299cm 9.432cm)">
            <text:p/>
            <draw:enhanced-geometry svg:viewBox="0 0 53 36" draw:type="non-primitive" draw:enhanced-path="M 53 0 L 46 5 38 8 31 12 23 15 16 19 10 23 4 29 0 36 53 0 Z N"/>
          </draw:custom-shape>
          <draw:custom-shape draw:style-name="gr9" draw:text-style-name="P2" draw:layer="layout" svg:width="0.04cm" svg:height="0.031cm" draw:transform="rotate (-2.3537510292403) translate (22.299cm 9.432cm)">
            <text:p/>
            <draw:enhanced-geometry svg:viewBox="0 0 53 36" draw:type="non-primitive" draw:enhanced-path="M 53 0 L 53 0 46 5 38 8 31 12 23 15 16 19 10 23 4 29 0 36 N"/>
          </draw:custom-shape>
          <draw:custom-shape draw:style-name="gr13" draw:text-style-name="P2" draw:layer="layout" svg:width="0.108cm" svg:height="0.062cm" draw:transform="rotate (-2.3537510292403) translate (22.002cm 9.7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9" draw:text-style-name="P2" draw:layer="layout" svg:width="0.108cm" svg:height="0.062cm" draw:transform="rotate (-2.3537510292403) translate (22.002cm 9.7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3" draw:text-style-name="P2" draw:layer="layout" svg:width="0.108cm" svg:height="0.107cm" draw:transform="rotate (-2.3537510292403) translate (21.983cm 9.744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9" draw:text-style-name="P2" draw:layer="layout" svg:width="0.108cm" svg:height="0.107cm" draw:transform="rotate (-2.3537510292403) translate (21.983cm 9.744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3" draw:text-style-name="P2" draw:layer="layout" svg:width="0.064cm" svg:height="0.061cm" draw:transform="rotate (-2.3537510292403) translate (22.299cm 9.432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9" draw:text-style-name="P2" draw:layer="layout" svg:width="0.064cm" svg:height="0.061cm" draw:transform="rotate (-2.3537510292403) translate (22.299cm 9.432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4" draw:text-style-name="P7" draw:layer="layout" svg:x1="14.16cm" svg:y1="12.325cm" svg:x2="14.16cm" svg:y2="12.325cm">
          <text:p/>
        </draw:line>
        <draw:line draw:style-name="gr14" draw:text-style-name="P7" draw:layer="layout" svg:x1="14.358cm" svg:y1="12.325cm" svg:x2="14.16cm" svg:y2="13.926cm">
          <text:p/>
        </draw:line>
        <draw:line draw:style-name="gr14" draw:text-style-name="P7" draw:layer="layout" svg:x1="15.76cm" svg:y1="12.325cm" svg:x2="14.556cm" svg:y2="13.926cm">
          <text:p/>
        </draw:line>
        <presentation:notes draw:style-name="dp2">
          <draw:page-thumbnail draw:style-name="gr2" draw:layer="layout" svg:width="13.472cm" svg:height="9.327cm" svg:x="3.126cm" svg:y="1.896cm" draw:page-number="5" presentation:class="page"/>
          <draw:frame presentation:style-name="pr4" draw:layer="layout" svg:width="14.394cm" svg:height="11.499cm" svg:x="2.963cm" svg:y="11.861cm" presentation:class="notes" presentation:placeholder="true">
            <draw:text-box/>
          </draw:frame>
        </presentation:notes>
      </draw:page>
      <draw:page draw:name="exercise-2" draw:style-name="dp1" draw:master-page-name="Default" presentation:presentation-page-layout-name="AL1T1" presentation:use-footer-name="ftr1">
        <draw:g>
          <draw:custom-shape draw:style-name="gr8" draw:text-style-name="P2" draw:layer="layout" svg:width="0.416cm" svg:height="1.478cm" draw:transform="rotate (-2.3537510292403) translate (26.143cm 17.87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9" draw:text-style-name="P2" draw:layer="layout" svg:width="0.416cm" svg:height="1.478cm" draw:transform="rotate (-2.3537510292403) translate (26.143cm 17.87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8" draw:text-style-name="P2" draw:layer="layout" svg:width="0.388cm" svg:height="1.48cm" draw:transform="rotate (-2.3537510292403) translate (26.398cm 17.61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9" draw:text-style-name="P2" draw:layer="layout" svg:width="0.388cm" svg:height="1.48cm" draw:transform="rotate (-2.3537510292403) translate (26.398cm 17.61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0" draw:text-style-name="P2" draw:layer="layout" svg:width="0.151cm" svg:height="0.274cm" draw:transform="rotate (-2.3537510292403) translate (26.109cm 17.85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0" draw:text-style-name="P2" draw:layer="layout" svg:width="0.132cm" svg:height="0.236cm" draw:transform="rotate (-2.3537510292403) translate (26.201cm 17.71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0" draw:text-style-name="P2" draw:layer="layout" svg:width="0.266cm" svg:height="0.286cm" draw:transform="rotate (-2.3537510292403) translate (25.859cm 17.62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0" draw:text-style-name="P2" draw:layer="layout" svg:width="0.202cm" svg:height="0.11cm" draw:transform="rotate (-2.3537510292403) translate (25.548cm 17.392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0" draw:text-style-name="P2" draw:layer="layout" svg:width="0.388cm" svg:height="1.448cm" draw:transform="rotate (-2.3537510292403) translate (26.39cm 17.5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0" draw:text-style-name="P2" draw:layer="layout" svg:width="0.459cm" svg:height="1.48cm" draw:transform="rotate (-2.3537510292403) translate (26.156cm 17.848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0" draw:text-style-name="P2" draw:layer="layout" svg:width="0.302cm" svg:height="0.212cm" draw:transform="rotate (-2.3537510292403) translate (26.234cm 17.792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0" draw:text-style-name="P2" draw:layer="layout" svg:width="0.029cm" svg:height="0.013cm" draw:transform="rotate (-2.3537510292403) translate (26.122cm 17.878cm)">
            <text:p/>
            <draw:enhanced-geometry svg:viewBox="0 0 70 35" draw:type="non-primitive" draw:enhanced-path="M 0 0 L 9 5 17 9 26 15 34 20 43 24 52 29 61 32 70 35 0 0 Z N"/>
          </draw:custom-shape>
          <draw:custom-shape draw:style-name="gr10" draw:text-style-name="P2" draw:layer="layout" svg:width="0.128cm" svg:height="0.12cm" draw:transform="rotate (-2.3537510292403) translate (26.117cm 17.88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0" draw:text-style-name="P2" draw:layer="layout" svg:width="0.246cm" svg:height="0.088cm" draw:transform="rotate (-2.3537510292403) translate (25.836cm 17.85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0" draw:text-style-name="P2" draw:layer="layout" svg:width="0.101cm" svg:height="0.147cm" draw:transform="rotate (-2.3537510292403) translate (25.77cm 18.10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0" draw:text-style-name="P2" draw:layer="layout" svg:width="0.08cm" svg:height="0.143cm" draw:transform="rotate (-2.3537510292403) translate (25.762cm 18.08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0" draw:text-style-name="P2" draw:layer="layout" svg:width="0.072cm" svg:height="0.098cm" draw:transform="rotate (-2.3537510292403) translate (25.73cm 18.072cm)">
            <text:p/>
            <draw:enhanced-geometry svg:viewBox="0 0 175 243" draw:type="non-primitive" draw:enhanced-path="M 0 243 L 11 229 22 213 32 198 42 182 54 167 64 152 74 136 84 120 96 105 106 89 117 73 129 59 140 44 151 29 163 14 175 0 0 243 Z N"/>
          </draw:custom-shape>
          <draw:custom-shape draw:style-name="gr10" draw:text-style-name="P2" draw:layer="layout" svg:width="0.109cm" svg:height="0.143cm" draw:transform="rotate (-2.3537510292403) translate (25.755cm 18.086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0" draw:text-style-name="P2" draw:layer="layout" svg:width="0.063cm" svg:height="0.084cm" draw:transform="rotate (-2.3537510292403) translate (25.744cm 18.119cm)">
            <text:p/>
            <draw:enhanced-geometry svg:viewBox="0 0 157 211" draw:type="non-primitive" draw:enhanced-path="M 157 0 L 147 14 137 26 127 39 115 51 104 64 94 76 82 89 72 102 61 115 51 127 40 141 31 154 22 168 14 182 6 196 0 211 157 0 Z N"/>
          </draw:custom-shape>
          <draw:custom-shape draw:style-name="gr10" draw:text-style-name="P2" draw:layer="layout" svg:width="0.029cm" svg:height="0.084cm" draw:transform="rotate (-2.3537510292403) translate (25.72cm 18.082cm)">
            <text:p/>
            <draw:enhanced-geometry svg:viewBox="0 0 70 209" draw:type="non-primitive" draw:enhanced-path="M 0 209 L 5 197 10 183 14 171 19 157 22 144 27 131 31 118 36 104 40 91 44 78 48 65 53 52 57 38 61 26 65 12 70 0 0 209 Z N"/>
          </draw:custom-shape>
          <draw:custom-shape draw:style-name="gr10" draw:text-style-name="P2" draw:layer="layout" svg:width="0.254cm" svg:height="0.283cm" draw:transform="rotate (-2.3537510292403) translate (25.612cm 17.771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0" draw:text-style-name="P2" draw:layer="layout" svg:width="0.08cm" svg:height="0.02cm" draw:transform="rotate (-2.3537510292403) translate (25.547cm 17.755cm)">
            <text:p/>
            <draw:enhanced-geometry svg:viewBox="0 0 193 50" draw:type="non-primitive" draw:enhanced-path="M 193 0 L 181 3 168 7 156 11 143 17 131 23 117 27 105 33 92 38 79 42 66 46 55 49 42 50 31 49 21 46 11 43 0 36 193 0 Z N"/>
          </draw:custom-shape>
          <draw:custom-shape draw:style-name="gr10" draw:text-style-name="P2" draw:layer="layout" svg:width="0.113cm" svg:height="0.07cm" draw:transform="rotate (-2.3537510292403) translate (25.609cm 17.759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0" draw:text-style-name="P2" draw:layer="layout" svg:width="0.331cm" svg:height="0.403cm" draw:transform="rotate (-2.3537510292403) translate (25.223cm 17.4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0" draw:text-style-name="P2" draw:layer="layout" svg:width="0.254cm" svg:height="0.283cm" draw:transform="rotate (-2.3537510292403) translate (26.179cm 17.195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0" draw:text-style-name="P2" draw:layer="layout" svg:width="0.337cm" svg:height="0.401cm" draw:transform="rotate (-2.3537510292403) translate (25.961cm 16.741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0" draw:text-style-name="P2" draw:layer="layout" svg:width="0.092cm" svg:height="0.068cm" draw:transform="rotate (-2.3537510292403) translate (26.062cm 17.30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0" draw:text-style-name="P2" draw:layer="layout" svg:width="0.297cm" svg:height="0.2cm" draw:transform="rotate (-2.3537510292403) translate (26.392cm 17.4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0" draw:text-style-name="P2" draw:layer="layout" svg:width="0.008cm" svg:height="0.001cm" draw:transform="rotate (-2.3537510292403) translate (26.05cm 17.509cm)">
            <text:p/>
            <draw:enhanced-geometry svg:viewBox="0 0 17 0" draw:type="non-primitive" draw:enhanced-path="M 0 0 L 4 0 9 0 12 0 17 0 0 0 Z N"/>
          </draw:custom-shape>
          <draw:custom-shape draw:style-name="gr10" draw:text-style-name="P2" draw:layer="layout" svg:width="0.173cm" svg:height="0.097cm" draw:transform="rotate (-2.3537510292403) translate (26.302cm 17.43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8" draw:text-style-name="P2" draw:layer="layout" svg:width="0.322cm" svg:height="0.096cm" draw:transform="rotate (-2.3537510292403) translate (25.773cm 17.17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8" draw:text-style-name="P2" draw:layer="layout" svg:width="0.337cm" svg:height="0.113cm" draw:transform="rotate (-2.3537510292403) translate (25.711cm 17.06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8" draw:text-style-name="P2" draw:layer="layout" svg:width="0.295cm" svg:height="0.012cm" draw:transform="rotate (-2.3537510292403) translate (25.573cm 16.985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8" draw:text-style-name="P2" draw:layer="layout" svg:width="0.351cm" svg:height="0.098cm" draw:transform="rotate (-2.3537510292403) translate (25.61cm 16.9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8" draw:text-style-name="P2" draw:layer="layout" svg:width="0.372cm" svg:height="0.09cm" draw:transform="rotate (-2.3537510292403) translate (25.524cm 16.87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8" draw:text-style-name="P2" draw:layer="layout" svg:width="0.173cm" svg:height="0.167cm" draw:transform="rotate (-2.3537510292403) translate (25.971cm 17.428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8" draw:text-style-name="P2" draw:layer="layout" svg:width="0.035cm" svg:height="0.027cm" draw:transform="rotate (-2.3537510292403) translate (25.896cm 17.503cm)">
            <text:p/>
            <draw:enhanced-geometry svg:viewBox="0 0 86 72" draw:type="non-primitive" draw:enhanced-path="M 0 0 L 10 9 21 18 32 27 43 35 54 44 65 53 76 62 86 72 0 0 Z N"/>
          </draw:custom-shape>
          <draw:custom-shape draw:style-name="gr8" draw:text-style-name="P2" draw:layer="layout" svg:width="0.109cm" svg:height="0.204cm" draw:transform="rotate (-2.3537510292403) translate (26.194cm 17.746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8" draw:text-style-name="P2" draw:layer="layout" svg:width="0.086cm" svg:height="0.088cm" draw:transform="rotate (-2.3537510292403) translate (25.703cm 17.75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8" draw:text-style-name="P2" draw:layer="layout" svg:width="0.112cm" svg:height="0.385cm" draw:transform="rotate (-2.3537510292403) translate (25.371cm 17.511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8" draw:text-style-name="P2" draw:layer="layout" svg:width="0.43cm" svg:height="0.086cm" draw:transform="rotate (-2.3537510292403) translate (25.42cm 16.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1" draw:text-style-name="P2" draw:layer="layout" svg:width="0.39cm" svg:height="0.046cm" draw:transform="rotate (-2.3537510292403) translate (26.054cm 17.54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1" draw:text-style-name="P2" draw:layer="layout" svg:width="0.202cm" svg:height="0.311cm" draw:transform="rotate (-2.3537510292403) translate (26.096cm 17.4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1" draw:text-style-name="P2" draw:layer="layout" svg:width="0.202cm" svg:height="0.338cm" draw:transform="rotate (-2.3537510292403) translate (25.814cm 17.72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1" draw:text-style-name="P2" draw:layer="layout" svg:width="0.552cm" svg:height="0.03cm" draw:transform="rotate (-2.3537510292403) translate (25.87cm 17.22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1" draw:text-style-name="P2" draw:layer="layout" svg:width="0.021cm" svg:height="0.001cm" draw:transform="rotate (-2.3537510292403) translate (25.471cm 17.61cm)">
            <text:p/>
            <draw:enhanced-geometry svg:viewBox="0 0 54 0" draw:type="non-primitive" draw:enhanced-path="M 0 0 L 0 0 6 0 13 0 20 0 27 0 34 0 41 0 47 0 54 0 N"/>
          </draw:custom-shape>
          <draw:custom-shape draw:style-name="gr11" draw:text-style-name="P2" draw:layer="layout" svg:width="0.537cm" svg:height="0.03cm" draw:transform="rotate (-2.3537510292403) translate (25.82cm 17.22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1" draw:text-style-name="P2" draw:layer="layout" svg:width="0.674cm" svg:height="0.044cm" draw:transform="rotate (-2.3537510292403) translate (25.786cm 17.074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1" draw:text-style-name="P2" draw:layer="layout" svg:width="0.001cm" svg:height="0.014cm" draw:transform="rotate (-2.3537510292403) translate (25.3cm 17.563cm)">
            <text:p/>
            <draw:enhanced-geometry svg:viewBox="0 0 0 36" draw:type="non-primitive" draw:enhanced-path="M 0 0 L 0 0 0 4 0 9 0 13 0 18 0 22 0 27 0 32 0 36 N"/>
          </draw:custom-shape>
          <draw:custom-shape draw:style-name="gr11" draw:text-style-name="P2" draw:layer="layout" svg:width="0.732cm" svg:height="0.06cm" draw:transform="rotate (-2.3537510292403) translate (25.701cm 16.958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1" draw:text-style-name="P2" draw:layer="layout" svg:width="0.761cm" svg:height="0.046cm" draw:transform="rotate (-2.3537510292403) translate (25.59cm 16.84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1" draw:text-style-name="P2" draw:layer="layout" svg:width="0.754cm" svg:height="0.046cm" draw:transform="rotate (-2.3537510292403) translate (25.509cm 16.74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1" draw:text-style-name="P2" draw:layer="layout" svg:width="0.695cm" svg:height="0.091cm" draw:transform="rotate (-2.3537510292403) translate (25.425cm 16.73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1" draw:text-style-name="P2" draw:layer="layout" svg:width="0.086cm" svg:height="0.001cm" draw:transform="rotate (-2.3537510292403) translate (25.149cm 16.809cm)">
            <text:p/>
            <draw:enhanced-geometry svg:viewBox="0 0 210 0" draw:type="non-primitive" draw:enhanced-path="M 0 0 L 0 0 14 0 27 0 40 0 53 0 67 0 80 0 93 0 106 0 119 0 132 0 145 0 158 0 171 0 184 0 198 0 210 0 N"/>
          </draw:custom-shape>
          <draw:custom-shape draw:style-name="gr11" draw:text-style-name="P2" draw:layer="layout" svg:width="0.012cm" svg:height="0.014cm" draw:transform="rotate (-2.3537510292403) translate (25.062cm 16.917cm)">
            <text:p/>
            <draw:enhanced-geometry svg:viewBox="0 0 34 35" draw:type="non-primitive" draw:enhanced-path="M 0 35 L 0 35 4 30 9 27 13 22 17 18 21 13 26 9 30 4 34 0 N"/>
          </draw:custom-shape>
          <draw:custom-shape draw:style-name="gr12" draw:text-style-name="P2" draw:layer="layout" svg:width="0.076cm" svg:height="0.139cm" draw:transform="rotate (-2.3537510292403) translate (26.142cm 17.73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2" draw:text-style-name="P2" draw:layer="layout" svg:width="0.088cm" svg:height="0.101cm" draw:transform="rotate (-2.3537510292403) translate (25.91cm 17.4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2" draw:text-style-name="P2" draw:layer="layout" svg:width="0.188cm" svg:height="0.04cm" draw:transform="rotate (-2.3537510292403) translate (25.712cm 17.20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2" draw:text-style-name="P2" draw:layer="layout" svg:width="0.022cm" svg:height="0.014cm" draw:transform="rotate (-2.3537510292403) translate (25.607cm 17.273cm)">
            <text:p/>
            <draw:enhanced-geometry svg:viewBox="0 0 54 35" draw:type="non-primitive" draw:enhanced-path="M 0 35 L 7 30 13 26 20 20 25 16 32 11 39 6 46 3 54 0 0 35 Z N"/>
          </draw:custom-shape>
          <draw:custom-shape draw:style-name="gr12" draw:text-style-name="P2" draw:layer="layout" svg:width="0.132cm" svg:height="0.064cm" draw:transform="rotate (-2.3537510292403) translate (25.572cm 17.157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2" draw:text-style-name="P2" draw:layer="layout" svg:width="0.103cm" svg:height="0.056cm" draw:transform="rotate (-2.3537510292403) translate (25.446cm 17.072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2" draw:text-style-name="P2" draw:layer="layout" svg:width="0.101cm" svg:height="0.056cm" draw:transform="rotate (-2.3537510292403) translate (25.385cm 16.99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2" draw:text-style-name="P2" draw:layer="layout" svg:width="0.02cm" svg:height="0.001cm" draw:transform="rotate (-2.3537510292403) translate (25.362cm 16.959cm)">
            <text:p/>
            <draw:enhanced-geometry svg:viewBox="0 0 53 0" draw:type="non-primitive" draw:enhanced-path="M 53 0 L 46 0 40 0 34 0 27 0 20 0 13 0 6 0 0 0 53 0 Z N"/>
          </draw:custom-shape>
          <draw:custom-shape draw:style-name="gr12" draw:text-style-name="P2" draw:layer="layout" svg:width="0.109cm" svg:height="0.044cm" draw:transform="rotate (-2.3537510292403) translate (25.257cm 16.90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9" draw:text-style-name="P2" draw:layer="layout" svg:width="0.014cm" svg:height="0.014cm" draw:transform="rotate (-2.3537510292403) translate (25.689cm 18.134cm)">
            <text:p/>
            <draw:enhanced-geometry svg:viewBox="0 0 35 36" draw:type="non-primitive" draw:enhanced-path="M 35 0 L 35 0 31 5 26 10 22 14 17 17 13 22 9 27 5 31 0 36 N"/>
          </draw:custom-shape>
          <draw:custom-shape draw:style-name="gr9" draw:text-style-name="P2" draw:layer="layout" svg:width="0.049cm" svg:height="0.032cm" draw:transform="rotate (-2.3537510292403) translate (26.099cm 17.908cm)">
            <text:p/>
            <draw:enhanced-geometry svg:viewBox="0 0 123 78" draw:type="non-primitive" draw:enhanced-path="M 0 9 L 0 9 14 8 28 6 41 4 55 1 69 0 81 0 93 4 104 9 104 9 109 15 114 23 117 31 118 40 120 50 121 59 122 69 123 78 N"/>
          </draw:custom-shape>
          <draw:custom-shape draw:style-name="gr9" draw:text-style-name="P2" draw:layer="layout" svg:width="0.057cm" svg:height="0.014cm" draw:transform="rotate (-2.3537510292403) translate (26.2cm 17.781cm)">
            <text:p/>
            <draw:enhanced-geometry svg:viewBox="0 0 140 34" draw:type="non-primitive" draw:enhanced-path="M 140 0 L 140 0 122 4 103 5 84 6 63 7 45 10 28 15 12 23 0 34 N"/>
          </draw:custom-shape>
          <draw:custom-shape draw:style-name="gr9" draw:text-style-name="P2" draw:layer="layout" svg:width="0.022cm" svg:height="0.042cm" draw:transform="rotate (-2.3537510292403) translate (26.19cm 17.771cm)">
            <text:p/>
            <draw:enhanced-geometry svg:viewBox="0 0 53 106" draw:type="non-primitive" draw:enhanced-path="M 0 106 L 0 106 6 92 13 79 20 66 27 53 33 40 39 27 46 14 53 0 N"/>
          </draw:custom-shape>
          <draw:custom-shape draw:style-name="gr9" draw:text-style-name="P2" draw:layer="layout" svg:width="0.004cm" svg:height="0.042cm" draw:transform="rotate (-2.3537510292403) translate (26.184cm 17.777cm)">
            <text:p/>
            <draw:enhanced-geometry svg:viewBox="0 0 11 106" draw:type="non-primitive" draw:enhanced-path="M 0 0 L 0 0 1 14 3 29 6 42 9 57 11 71 10 84 6 96 0 106 N"/>
          </draw:custom-shape>
          <draw:custom-shape draw:style-name="gr9" draw:text-style-name="P2" draw:layer="layout" svg:width="0.066cm" svg:height="0.036cm" draw:transform="rotate (-2.3537510292403) translate (26.056cm 17.916cm)">
            <text:p/>
            <draw:enhanced-geometry svg:viewBox="0 0 161 90" draw:type="non-primitive" draw:enhanced-path="M 0 20 L 0 20 21 18 44 14 67 8 89 3 111 0 130 1 146 7 157 20 157 20 161 32 160 43 155 56 147 67 138 76 128 84 117 88 105 90 N"/>
          </draw:custom-shape>
          <draw:custom-shape draw:style-name="gr9" draw:text-style-name="P2" draw:layer="layout" svg:width="0.014cm" svg:height="0.014cm" draw:transform="rotate (-2.3537510292403) translate (26.051cm 17.931cm)">
            <text:p/>
            <draw:enhanced-geometry svg:viewBox="0 0 35 35" draw:type="non-primitive" draw:enhanced-path="M 35 35 L 35 35 31 31 26 25 23 18 18 12 15 6 10 3 6 0 0 1 N"/>
          </draw:custom-shape>
          <draw:custom-shape draw:style-name="gr9" draw:text-style-name="P2" draw:layer="layout" svg:width="0.02cm" svg:height="0.042cm" draw:transform="rotate (-2.3537510292403) translate (26.205cm 17.756cm)">
            <text:p/>
            <draw:enhanced-geometry svg:viewBox="0 0 53 106" draw:type="non-primitive" draw:enhanced-path="M 53 0 L 53 0 46 10 37 17 28 25 19 33 11 41 4 50 0 59 0 70 0 70 3 78 7 83 14 88 22 91 30 95 38 98 46 101 53 106 N"/>
          </draw:custom-shape>
          <draw:custom-shape draw:style-name="gr9" draw:text-style-name="P2" draw:layer="layout" svg:width="0.638cm" svg:height="1.096cm" draw:transform="rotate (-2.3537510292403) translate (26.147cm 17.9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3" draw:text-style-name="P2" draw:layer="layout" svg:width="0.086cm" svg:height="0.212cm" draw:transform="rotate (-2.3537510292403) translate (26.215cm 17.66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9" draw:text-style-name="P2" draw:layer="layout" svg:width="0.086cm" svg:height="0.212cm" draw:transform="rotate (-2.3537510292403) translate (26.215cm 17.66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3" draw:text-style-name="P2" draw:layer="layout" svg:width="0.101cm" svg:height="0.199cm" draw:transform="rotate (-2.3537510292403) translate (26.221cm 17.659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9" draw:text-style-name="P2" draw:layer="layout" svg:width="0.101cm" svg:height="0.199cm" draw:transform="rotate (-2.3537510292403) translate (26.221cm 17.659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3" draw:text-style-name="P2" draw:layer="layout" svg:width="0.087cm" svg:height="0.127cm" draw:transform="rotate (-2.3537510292403) translate (26.221cm 17.679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9" draw:text-style-name="P2" draw:layer="layout" svg:width="0.087cm" svg:height="0.127cm" draw:transform="rotate (-2.3537510292403) translate (26.221cm 17.679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3" draw:text-style-name="P2" draw:layer="layout" svg:width="0.088cm" svg:height="0.197cm" draw:transform="rotate (-2.3537510292403) translate (25.984cm 17.917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9" draw:text-style-name="P2" draw:layer="layout" svg:width="0.088cm" svg:height="0.197cm" draw:transform="rotate (-2.3537510292403) translate (25.984cm 17.917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3" draw:text-style-name="P2" draw:layer="layout" svg:width="0.097cm" svg:height="0.125cm" draw:transform="rotate (-2.3537510292403) translate (25.92cm 17.861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9" draw:text-style-name="P2" draw:layer="layout" svg:width="0.097cm" svg:height="0.125cm" draw:transform="rotate (-2.3537510292403) translate (25.92cm 17.861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3" draw:text-style-name="P2" draw:layer="layout" svg:width="0.072cm" svg:height="0.014cm" draw:transform="rotate (-2.3537510292403) translate (25.95cm 17.85cm)">
            <text:p/>
            <draw:enhanced-geometry svg:viewBox="0 0 175 34" draw:type="non-primitive" draw:enhanced-path="M 175 0 L 153 4 132 9 109 13 87 17 66 21 43 26 22 30 0 34 175 0 Z N"/>
          </draw:custom-shape>
          <draw:custom-shape draw:style-name="gr9" draw:text-style-name="P2" draw:layer="layout" svg:width="0.072cm" svg:height="0.014cm" draw:transform="rotate (-2.3537510292403) translate (25.95cm 17.85cm)">
            <text:p/>
            <draw:enhanced-geometry svg:viewBox="0 0 175 34" draw:type="non-primitive" draw:enhanced-path="M 175 0 L 175 0 153 4 132 9 109 13 87 17 66 21 43 26 22 30 0 34 N"/>
          </draw:custom-shape>
          <draw:custom-shape draw:style-name="gr13" draw:text-style-name="P2" draw:layer="layout" svg:width="0.082cm" svg:height="0.145cm" draw:transform="rotate (-2.3537510292403) translate (26.134cm 17.52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9" draw:text-style-name="P2" draw:layer="layout" svg:width="0.082cm" svg:height="0.145cm" draw:transform="rotate (-2.3537510292403) translate (26.134cm 17.52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3" draw:text-style-name="P2" draw:layer="layout" svg:width="0.066cm" svg:height="0.143cm" draw:transform="rotate (-2.3537510292403) translate (25.855cm 17.86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9" draw:text-style-name="P2" draw:layer="layout" svg:width="0.066cm" svg:height="0.143cm" draw:transform="rotate (-2.3537510292403) translate (25.855cm 17.86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2" draw:text-style-name="P2" draw:layer="layout" svg:width="0.018cm" svg:height="0.008cm" draw:transform="rotate (-2.3537510292403) translate (25.666cm 18.228cm)">
            <text:p/>
            <draw:enhanced-geometry svg:viewBox="0 0 44 17" draw:type="non-primitive" draw:enhanced-path="M 44 17 L 38 15 33 13 28 10 23 8 17 7 11 5 6 2 0 0 44 17 Z N"/>
          </draw:custom-shape>
          <draw:custom-shape draw:style-name="gr9" draw:text-style-name="P2" draw:layer="layout" svg:width="0.018cm" svg:height="0.008cm" draw:transform="rotate (-2.3537510292403) translate (25.666cm 18.228cm)">
            <text:p/>
            <draw:enhanced-geometry svg:viewBox="0 0 44 17" draw:type="non-primitive" draw:enhanced-path="M 44 17 L 44 17 38 15 33 13 28 10 23 8 17 7 11 5 6 2 0 0 N"/>
          </draw:custom-shape>
          <draw:custom-shape draw:style-name="gr13" draw:text-style-name="P2" draw:layer="layout" svg:width="0.225cm" svg:height="0.149cm" draw:transform="rotate (-2.3537510292403) translate (25.791cm 18.243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9" draw:text-style-name="P2" draw:layer="layout" svg:width="0.225cm" svg:height="0.149cm" draw:transform="rotate (-2.3537510292403) translate (25.791cm 18.243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3" draw:text-style-name="P2" draw:layer="layout" svg:width="0.198cm" svg:height="0.135cm" draw:transform="rotate (-2.3537510292403) translate (25.259cm 17.752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9" draw:text-style-name="P2" draw:layer="layout" svg:width="0.198cm" svg:height="0.135cm" draw:transform="rotate (-2.3537510292403) translate (25.259cm 17.752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3" draw:text-style-name="P2" draw:layer="layout" svg:width="0.274cm" svg:height="0.206cm" draw:transform="rotate (-2.3537510292403) translate (24.74cm 17.44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9" draw:text-style-name="P2" draw:layer="layout" svg:width="0.274cm" svg:height="0.206cm" draw:transform="rotate (-2.3537510292403) translate (24.74cm 17.44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3" draw:text-style-name="P2" draw:layer="layout" svg:width="0.068cm" svg:height="0.042cm" draw:transform="rotate (-2.3537510292403) translate (25.009cm 17.0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9" draw:text-style-name="P2" draw:layer="layout" svg:width="0.068cm" svg:height="0.042cm" draw:transform="rotate (-2.3537510292403) translate (25.009cm 17.0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3" draw:text-style-name="P2" draw:layer="layout" svg:width="0.057cm" svg:height="0.034cm" draw:transform="rotate (-2.3537510292403) translate (25.356cm 16.72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9" draw:text-style-name="P2" draw:layer="layout" svg:width="0.057cm" svg:height="0.034cm" draw:transform="rotate (-2.3537510292403) translate (25.356cm 16.72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3" draw:text-style-name="P2" draw:layer="layout" svg:width="0.061cm" svg:height="0.078cm" draw:transform="rotate (-2.3537510292403) translate (25.039cm 17.011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9" draw:text-style-name="P2" draw:layer="layout" svg:width="0.061cm" svg:height="0.078cm" draw:transform="rotate (-2.3537510292403) translate (25.039cm 17.011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3" draw:text-style-name="P2" draw:layer="layout" svg:width="0.06cm" svg:height="0.078cm" draw:transform="rotate (-2.3537510292403) translate (25.3cm 16.754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9" draw:text-style-name="P2" draw:layer="layout" svg:width="0.06cm" svg:height="0.078cm" draw:transform="rotate (-2.3537510292403) translate (25.3cm 16.754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3" draw:text-style-name="P2" draw:layer="layout" svg:width="0.212cm" svg:height="0.135cm" draw:transform="rotate (-2.3537510292403) translate (26.125cm 16.86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9" draw:text-style-name="P2" draw:layer="layout" svg:width="0.212cm" svg:height="0.135cm" draw:transform="rotate (-2.3537510292403) translate (26.125cm 16.86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3" draw:text-style-name="P2" draw:layer="layout" svg:width="0.281cm" svg:height="0.208cm" draw:transform="rotate (-2.3537510292403) translate (25.877cm 16.29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9" draw:text-style-name="P2" draw:layer="layout" svg:width="0.281cm" svg:height="0.208cm" draw:transform="rotate (-2.3537510292403) translate (25.877cm 16.29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9" draw:text-style-name="P2" draw:layer="layout" svg:width="0.612cm" svg:height="1.096cm" draw:transform="rotate (-2.3537510292403) translate (26.685cm 17.458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3" draw:text-style-name="P2" draw:layer="layout" svg:width="0.221cm" svg:height="0.149cm" draw:transform="rotate (-2.3537510292403) translate (26.625cm 17.40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9" draw:text-style-name="P2" draw:layer="layout" svg:width="0.221cm" svg:height="0.149cm" draw:transform="rotate (-2.3537510292403) translate (26.625cm 17.40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9" draw:text-style-name="P2" draw:layer="layout" svg:width="0.002cm" svg:height="0.056cm" draw:transform="rotate (-2.3537510292403) translate (26.511cm 17.469cm)">
            <text:p/>
            <draw:enhanced-geometry svg:viewBox="0 0 0 140" draw:type="non-primitive" draw:enhanced-path="M 0 140 L 0 140 0 123 0 105 0 88 0 70 0 53 0 36 0 17 0 0 N"/>
          </draw:custom-shape>
          <draw:custom-shape draw:style-name="gr9" draw:text-style-name="P2" draw:layer="layout" svg:width="0.001cm" svg:height="0.056cm" draw:transform="rotate (-2.3537510292403) translate (26.471cm 17.488cm)">
            <text:p/>
            <draw:enhanced-geometry svg:viewBox="0 0 0 141" draw:type="non-primitive" draw:enhanced-path="M 0 141 L 0 141 0 123 0 106 0 88 0 71 0 54 0 36 0 19 0 0 N"/>
          </draw:custom-shape>
          <draw:custom-shape draw:style-name="gr9" draw:text-style-name="P2" draw:layer="layout" svg:width="0.004cm" svg:height="0.042cm" draw:transform="rotate (-2.3537510292403) translate (26.553cm 17.444cm)">
            <text:p/>
            <draw:enhanced-geometry svg:viewBox="0 0 9 105" draw:type="non-primitive" draw:enhanced-path="M 9 105 L 9 105 7 91 6 79 5 65 4 52 3 40 2 26 1 14 0 0 N"/>
          </draw:custom-shape>
          <draw:custom-shape draw:style-name="gr9" draw:text-style-name="P2" draw:layer="layout" svg:width="0.039cm" svg:height="0.002cm" draw:transform="rotate (-2.3537510292403) translate (26.54cm 17.369cm)">
            <text:p/>
            <draw:enhanced-geometry svg:viewBox="0 0 97 0" draw:type="non-primitive" draw:enhanced-path="M 97 0 L 97 0 84 0 72 0 59 0 48 0 35 0 24 0 12 0 0 0 N"/>
          </draw:custom-shape>
          <draw:custom-shape draw:style-name="gr9" draw:text-style-name="P2" draw:layer="layout" svg:width="0.062cm" svg:height="0.014cm" draw:transform="rotate (-2.3537510292403) translate (26.503cm 17.376cm)">
            <text:p/>
            <draw:enhanced-geometry svg:viewBox="0 0 149 35" draw:type="non-primitive" draw:enhanced-path="M 149 0 L 149 0 131 5 112 9 93 14 74 17 56 22 37 26 19 31 0 35 N"/>
          </draw:custom-shape>
          <draw:custom-shape draw:style-name="gr9" draw:text-style-name="P2" draw:layer="layout" svg:width="0.061cm" svg:height="0.021cm" draw:transform="rotate (-2.3537510292403) translate (26.459cm 17.379cm)">
            <text:p/>
            <draw:enhanced-geometry svg:viewBox="0 0 148 55" draw:type="non-primitive" draw:enhanced-path="M 148 0 L 148 0 129 7 111 14 92 21 74 27 54 34 36 41 18 48 0 55 N"/>
          </draw:custom-shape>
          <draw:custom-shape draw:style-name="gr9" draw:text-style-name="P2" draw:layer="layout" svg:width="0.001cm" svg:height="0.05cm" draw:transform="rotate (-2.3537510292403) translate (26.415cm 17.496cm)">
            <text:p/>
            <draw:enhanced-geometry svg:viewBox="0 0 0 121" draw:type="non-primitive" draw:enhanced-path="M 0 121 L 0 121 0 106 0 92 0 77 0 61 0 46 0 31 0 16 0 0 N"/>
          </draw:custom-shape>
          <draw:custom-shape draw:style-name="gr9" draw:text-style-name="P2" draw:layer="layout" svg:width="0.045cm" svg:height="0.016cm" draw:transform="rotate (-2.3537510292403) translate (26.417cm 17.413cm)">
            <text:p/>
            <draw:enhanced-geometry svg:viewBox="0 0 107 37" draw:type="non-primitive" draw:enhanced-path="M 107 0 L 107 0 93 5 80 9 66 14 54 18 40 23 26 26 14 32 0 37 N"/>
          </draw:custom-shape>
          <draw:custom-shape draw:style-name="gr9" draw:text-style-name="P2" draw:layer="layout" svg:width="0.006cm" svg:height="0.034cm" draw:transform="rotate (-2.3537510292403) translate (26.391cm 17.488cm)">
            <text:p/>
            <draw:enhanced-geometry svg:viewBox="0 0 17 87" draw:type="non-primitive" draw:enhanced-path="M 0 87 L 0 87 2 77 4 66 6 56 8 44 10 34 13 23 15 11 17 0 N"/>
          </draw:custom-shape>
          <draw:custom-shape draw:style-name="gr9" draw:text-style-name="P2" draw:layer="layout" svg:width="0.024cm" svg:height="0.005cm" draw:transform="rotate (-2.3537510292403) translate (26.382cm 17.417cm)">
            <text:p/>
            <draw:enhanced-geometry svg:viewBox="0 0 61 17" draw:type="non-primitive" draw:enhanced-path="M 61 0 L 61 0 53 2 46 4 38 6 30 8 22 10 16 12 8 14 0 17 N"/>
          </draw:custom-shape>
          <draw:custom-shape draw:style-name="gr9" draw:text-style-name="P2" draw:layer="layout" svg:width="0.008cm" svg:height="0.058cm" draw:transform="rotate (-2.3537510292403) translate (25.748cm 18.146cm)">
            <text:p/>
            <draw:enhanced-geometry svg:viewBox="0 0 18 141" draw:type="non-primitive" draw:enhanced-path="M 18 141 L 18 141 16 122 13 105 11 87 9 70 7 53 4 35 2 18 0 0 N"/>
          </draw:custom-shape>
          <draw:custom-shape draw:style-name="gr9" draw:text-style-name="P2" draw:layer="layout" svg:width="0.007cm" svg:height="0.056cm" draw:transform="rotate (-2.3537510292403) translate (25.742cm 18.161cm)">
            <text:p/>
            <draw:enhanced-geometry svg:viewBox="0 0 17 140" draw:type="non-primitive" draw:enhanced-path="M 0 140 L 0 140 2 123 4 105 7 88 9 70 11 52 12 35 15 17 17 0 N"/>
          </draw:custom-shape>
          <draw:custom-shape draw:style-name="gr9" draw:text-style-name="P2" draw:layer="layout" svg:width="0.053cm" svg:height="0.008cm" draw:transform="rotate (-2.3537510292403) translate (25.665cm 18.129cm)">
            <text:p/>
            <draw:enhanced-geometry svg:viewBox="0 0 131 17" draw:type="non-primitive" draw:enhanced-path="M 0 0 L 0 0 17 2 33 4 49 6 66 9 82 11 98 12 114 14 131 17 N"/>
          </draw:custom-shape>
          <draw:custom-shape draw:style-name="gr9" draw:text-style-name="P2" draw:layer="layout" svg:width="0.045cm" svg:height="0.014cm" draw:transform="rotate (-2.3537510292403) translate (25.669cm 18.105cm)">
            <text:p/>
            <draw:enhanced-geometry svg:viewBox="0 0 114 34" draw:type="non-primitive" draw:enhanced-path="M 0 0 L 0 0 14 4 27 9 42 13 57 18 70 21 85 26 100 30 114 34 N"/>
          </draw:custom-shape>
          <draw:custom-shape draw:style-name="gr9" draw:text-style-name="P2" draw:layer="layout" svg:width="0.008cm" svg:height="0.028cm" draw:transform="rotate (-2.3537510292403) translate (25.717cm 18.216cm)">
            <text:p/>
            <draw:enhanced-geometry svg:viewBox="0 0 17 71" draw:type="non-primitive" draw:enhanced-path="M 0 71 L 0 71 1 62 3 53 4 44 6 35 9 27 11 18 13 9 17 0 N"/>
          </draw:custom-shape>
          <draw:custom-shape draw:style-name="gr9" draw:text-style-name="P2" draw:layer="layout" svg:width="0.001cm" svg:height="0.048cm" draw:transform="rotate (-2.3537510292403) translate (25.695cm 18.268cm)">
            <text:p/>
            <draw:enhanced-geometry svg:viewBox="0 0 0 124" draw:type="non-primitive" draw:enhanced-path="M 0 124 L 0 124 0 108 0 93 0 78 0 62 0 47 0 31 0 16 0 0 N"/>
          </draw:custom-shape>
          <draw:custom-shape draw:style-name="gr9" draw:text-style-name="P2" draw:layer="layout" svg:width="0.003cm" svg:height="0.036cm" draw:transform="rotate (-2.3537510292403) translate (25.678cm 18.295cm)">
            <text:p/>
            <draw:enhanced-geometry svg:viewBox="0 0 12 87" draw:type="non-primitive" draw:enhanced-path="M 4 87 L 4 87 4 75 3 64 1 51 0 40 0 29 2 19 6 8 12 0 N"/>
          </draw:custom-shape>
          <draw:custom-shape draw:style-name="gr9" draw:text-style-name="P2" draw:layer="layout" svg:width="0.006cm" svg:height="0.042cm" draw:transform="rotate (-2.3537510292403) translate (25.67cm 18.325cm)">
            <text:p/>
            <draw:enhanced-geometry svg:viewBox="0 0 18 105" draw:type="non-primitive" draw:enhanced-path="M 9 105 L 9 105 9 90 11 74 14 56 17 39 18 24 15 12 10 3 0 0 N"/>
          </draw:custom-shape>
          <draw:custom-shape draw:style-name="gr9" draw:text-style-name="P2" draw:layer="layout" svg:width="0.035cm" svg:height="0.022cm" draw:transform="rotate (-2.3537510292403) translate (25.63cm 18.285cm)">
            <text:p/>
            <draw:enhanced-geometry svg:viewBox="0 0 88 52" draw:type="non-primitive" draw:enhanced-path="M 0 0 L 0 0 11 7 21 12 33 19 44 26 54 33 65 40 77 45 88 52 N"/>
          </draw:custom-shape>
          <draw:custom-shape draw:style-name="gr9" draw:text-style-name="P2" draw:layer="layout" svg:width="0.03cm" svg:height="0.014cm" draw:transform="rotate (-2.3537510292403) translate (25.643cm 18.24cm)">
            <text:p/>
            <draw:enhanced-geometry svg:viewBox="0 0 72 35" draw:type="non-primitive" draw:enhanced-path="M 0 0 L 0 0 9 5 18 9 27 14 36 17 44 22 53 26 63 31 72 35 N"/>
          </draw:custom-shape>
          <draw:custom-shape draw:style-name="gr9" draw:text-style-name="P2" draw:layer="layout" svg:width="0.039cm" svg:height="0.02cm" draw:transform="rotate (-2.3537510292403) translate (25.666cm 18.198cm)">
            <text:p/>
            <draw:enhanced-geometry svg:viewBox="0 0 96 52" draw:type="non-primitive" draw:enhanced-path="M 0 0 L 0 0 12 7 24 13 36 19 49 26 60 32 72 39 84 46 96 52 N"/>
          </draw:custom-shape>
          <draw:custom-shape draw:style-name="gr9" draw:text-style-name="P2" draw:layer="layout" svg:width="0.037cm" svg:height="0.021cm" draw:transform="rotate (-2.3537510292403) translate (25.685cm 18.17cm)">
            <text:p/>
            <draw:enhanced-geometry svg:viewBox="0 0 89 53" draw:type="non-primitive" draw:enhanced-path="M 0 0 L 0 0 11 7 22 13 33 19 45 26 55 33 66 40 77 47 89 53 N"/>
          </draw:custom-shape>
          <draw:custom-shape draw:style-name="gr9" draw:text-style-name="P2" draw:layer="layout" svg:width="0.024cm" svg:height="0.007cm" draw:transform="rotate (-2.3537510292403) translate (25.383cm 17.788cm)">
            <text:p/>
            <draw:enhanced-geometry svg:viewBox="0 0 62 20" draw:type="non-primitive" draw:enhanced-path="M 0 0 L 0 0 8 3 16 7 25 11 33 15 41 18 47 20 55 20 62 17 N"/>
          </draw:custom-shape>
          <draw:custom-shape draw:style-name="gr9" draw:text-style-name="P2" draw:layer="layout" svg:width="0.007cm" svg:height="0.008cm" draw:transform="rotate (-2.3537510292403) translate (25.371cm 17.811cm)">
            <text:p/>
            <draw:enhanced-geometry svg:viewBox="0 0 17 18" draw:type="non-primitive" draw:enhanced-path="M 0 18 L 0 18 5 13 8 9 13 4 17 0 N"/>
          </draw:custom-shape>
          <draw:custom-shape draw:style-name="gr9" draw:text-style-name="P2" draw:layer="layout" svg:width="0.032cm" svg:height="0.014cm" draw:transform="rotate (-2.3537510292403) translate (25.393cm 17.798cm)">
            <text:p/>
            <draw:enhanced-geometry svg:viewBox="0 0 79 35" draw:type="non-primitive" draw:enhanced-path="M 0 0 L 0 0 10 4 20 9 30 13 41 17 51 21 60 26 70 30 79 35 N"/>
          </draw:custom-shape>
          <draw:custom-shape draw:style-name="gr9" draw:text-style-name="P2" draw:layer="layout" svg:width="0.029cm" svg:height="0.007cm" draw:transform="rotate (-2.3537510292403) translate (25.308cm 17.774cm)">
            <text:p/>
            <draw:enhanced-geometry svg:viewBox="0 0 70 17" draw:type="non-primitive" draw:enhanced-path="M 0 17 L 0 17 9 15 17 13 26 11 35 8 43 6 52 5 60 3 70 0 N"/>
          </draw:custom-shape>
          <draw:custom-shape draw:style-name="gr9" draw:text-style-name="P2" draw:layer="layout" svg:width="0.037cm" svg:height="0.008cm" draw:transform="rotate (-2.3537510292403) translate (25.28cm 17.762cm)">
            <text:p/>
            <draw:enhanced-geometry svg:viewBox="0 0 88 17" draw:type="non-primitive" draw:enhanced-path="M 0 17 L 0 17 11 14 22 12 32 10 44 8 54 5 65 3 76 1 88 0 N"/>
          </draw:custom-shape>
          <draw:custom-shape draw:style-name="gr9" draw:text-style-name="P2" draw:layer="layout" svg:width="0.029cm" svg:height="0.014cm" draw:transform="rotate (-2.3537510292403) translate (25.329cm 17.734cm)">
            <text:p/>
            <draw:enhanced-geometry svg:viewBox="0 0 71 36" draw:type="non-primitive" draw:enhanced-path="M 71 0 L 71 0 62 5 53 10 44 14 36 19 27 23 18 27 9 31 0 36 N"/>
          </draw:custom-shape>
          <draw:custom-shape draw:style-name="gr9" draw:text-style-name="P2" draw:layer="layout" svg:width="0.029cm" svg:height="0.007cm" draw:transform="rotate (-2.3537510292403) translate (25.372cm 17.751cm)">
            <text:p/>
            <draw:enhanced-geometry svg:viewBox="0 0 72 19" draw:type="non-primitive" draw:enhanced-path="M 72 0 L 72 0 63 2 54 5 45 7 37 9 28 13 19 15 10 17 0 19 N"/>
          </draw:custom-shape>
          <draw:custom-shape draw:style-name="gr9" draw:text-style-name="P2" draw:layer="layout" svg:width="0.027cm" svg:height="0.005cm" draw:transform="rotate (-2.3537510292403) translate (25.402cm 17.769cm)">
            <text:p/>
            <draw:enhanced-geometry svg:viewBox="0 0 62 17" draw:type="non-primitive" draw:enhanced-path="M 62 17 L 62 17 54 15 47 12 39 10 31 8 23 6 16 4 8 2 0 0 N"/>
          </draw:custom-shape>
          <draw:custom-shape draw:style-name="gr9" draw:text-style-name="P2" draw:layer="layout" svg:width="0.029cm" svg:height="0.006cm" draw:transform="rotate (-2.3537510292403) translate (25.443cm 17.78cm)">
            <text:p/>
            <draw:enhanced-geometry svg:viewBox="0 0 69 17" draw:type="non-primitive" draw:enhanced-path="M 0 17 L 0 17 9 15 18 13 26 11 35 8 43 6 52 4 60 2 69 0 N"/>
          </draw:custom-shape>
          <draw:custom-shape draw:style-name="gr9" draw:text-style-name="P2" draw:layer="layout" svg:width="0.033cm" svg:height="0.028cm" draw:transform="rotate (-2.3537510292403) translate (24.994cm 17.497cm)">
            <text:p/>
            <draw:enhanced-geometry svg:viewBox="0 0 78 71" draw:type="non-primitive" draw:enhanced-path="M 78 0 L 78 0 68 9 59 18 48 28 38 35 28 45 19 54 9 62 0 71 N"/>
          </draw:custom-shape>
          <draw:custom-shape draw:style-name="gr9" draw:text-style-name="P2" draw:layer="layout" svg:width="0.037cm" svg:height="0.014cm" draw:transform="rotate (-2.3537510292403) translate (24.963cm 17.528cm)">
            <text:p/>
            <draw:enhanced-geometry svg:viewBox="0 0 88 37" draw:type="non-primitive" draw:enhanced-path="M 0 0 L 0 0 11 5 21 9 33 14 44 18 54 23 66 28 77 32 88 37 N"/>
          </draw:custom-shape>
          <draw:custom-shape draw:style-name="gr9" draw:text-style-name="P2" draw:layer="layout" svg:width="0.029cm" svg:height="0.022cm" draw:transform="rotate (-2.3537510292403) translate (24.943cm 17.481cm)">
            <text:p/>
            <draw:enhanced-geometry svg:viewBox="0 0 70 52" draw:type="non-primitive" draw:enhanced-path="M 70 0 L 70 0 60 7 47 12 35 18 24 22 12 29 4 35 0 43 1 52 N"/>
          </draw:custom-shape>
          <draw:custom-shape draw:style-name="gr9" draw:text-style-name="P2" draw:layer="layout" svg:width="0.041cm" svg:height="0.001cm" draw:transform="rotate (-2.3537510292403) translate (24.899cm 17.505cm)">
            <text:p/>
            <draw:enhanced-geometry svg:viewBox="0 0 97 0" draw:type="non-primitive" draw:enhanced-path="M 0 0 L 0 0 13 0 24 0 37 0 48 0 60 0 72 0 84 0 97 0 N"/>
          </draw:custom-shape>
          <draw:custom-shape draw:style-name="gr9" draw:text-style-name="P2" draw:layer="layout" svg:width="0.029cm" svg:height="0.021cm" draw:transform="rotate (-2.3537510292403) translate (24.889cm 17.454cm)">
            <text:p/>
            <draw:enhanced-geometry svg:viewBox="0 0 70 52" draw:type="non-primitive" draw:enhanced-path="M 70 0 L 70 0 61 7 52 13 44 20 35 26 26 33 18 40 9 46 0 52 N"/>
          </draw:custom-shape>
          <draw:custom-shape draw:style-name="gr9" draw:text-style-name="P2" draw:layer="layout" svg:width="0.039cm" svg:height="0.002cm" draw:transform="rotate (-2.3537510292403) translate (24.85cm 17.482cm)">
            <text:p/>
            <draw:enhanced-geometry svg:viewBox="0 0 97 0" draw:type="non-primitive" draw:enhanced-path="M 0 0 L 0 0 13 0 24 0 37 0 48 0 61 0 72 0 84 0 97 0 N"/>
          </draw:custom-shape>
          <draw:custom-shape draw:style-name="gr9" draw:text-style-name="P2" draw:layer="layout" svg:width="0.029cm" svg:height="0.014cm" draw:transform="rotate (-2.3537510292403) translate (24.82cm 17.432cm)">
            <text:p/>
            <draw:enhanced-geometry svg:viewBox="0 0 72 35" draw:type="non-primitive" draw:enhanced-path="M 72 0 L 72 0 61 4 50 7 38 10 25 12 15 16 6 20 1 27 0 35 N"/>
          </draw:custom-shape>
          <draw:custom-shape draw:style-name="gr9" draw:text-style-name="P2" draw:layer="layout" svg:width="0.049cm" svg:height="0.001cm" draw:transform="rotate (-2.3537510292403) translate (24.804cm 17.449cm)">
            <text:p/>
            <draw:enhanced-geometry svg:viewBox="0 0 122 0" draw:type="non-primitive" draw:enhanced-path="M 122 0 L 122 0 106 0 90 0 76 0 60 0 45 0 30 0 14 0 0 0 N"/>
          </draw:custom-shape>
          <draw:custom-shape draw:style-name="gr9" draw:text-style-name="P2" draw:layer="layout" svg:width="0.02cm" svg:height="0.005cm" draw:transform="rotate (-2.3537510292403) translate (24.817cm 17.414cm)">
            <text:p/>
            <draw:enhanced-geometry svg:viewBox="0 0 52 17" draw:type="non-primitive" draw:enhanced-path="M 52 0 L 52 0 46 2 40 5 33 7 26 9 20 11 13 14 7 15 0 17 N"/>
          </draw:custom-shape>
          <draw:custom-shape draw:style-name="gr9" draw:text-style-name="P2" draw:layer="layout" svg:width="0.024cm" svg:height="0.028cm" draw:transform="rotate (-2.3537510292403) translate (24.769cm 17.423cm)">
            <text:p/>
            <draw:enhanced-geometry svg:viewBox="0 0 61 71" draw:type="non-primitive" draw:enhanced-path="M 61 0 L 61 0 53 9 46 18 38 26 30 35 22 45 16 52 8 62 0 71 N"/>
          </draw:custom-shape>
          <draw:custom-shape draw:style-name="gr9" draw:text-style-name="P2" draw:layer="layout" svg:width="0.028cm" svg:height="0.005cm" draw:transform="rotate (-2.3537510292403) translate (24.75cm 17.45cm)">
            <text:p/>
            <draw:enhanced-geometry svg:viewBox="0 0 70 17" draw:type="non-primitive" draw:enhanced-path="M 0 17 L 0 17 9 15 18 13 26 12 35 9 44 7 52 5 61 3 70 0 N"/>
          </draw:custom-shape>
          <draw:custom-shape draw:style-name="gr9" draw:text-style-name="P2" draw:layer="layout" svg:width="0.045cm" svg:height="0.001cm" draw:transform="rotate (-2.3537510292403) translate (26.025cm 17.023cm)">
            <text:p/>
            <draw:enhanced-geometry svg:viewBox="0 0 107 0" draw:type="non-primitive" draw:enhanced-path="M 107 0 L 107 0 93 0 80 0 66 0 54 0 40 0 26 0 14 0 0 0 N"/>
          </draw:custom-shape>
          <draw:custom-shape draw:style-name="gr9" draw:text-style-name="P2" draw:layer="layout" svg:width="0.055cm" svg:height="0.007cm" draw:transform="rotate (-2.3537510292403) translate (26.047cm 17.072cm)">
            <text:p/>
            <draw:enhanced-geometry svg:viewBox="0 0 131 19" draw:type="non-primitive" draw:enhanced-path="M 131 0 L 131 0 114 2 98 5 81 7 65 9 49 13 32 15 17 17 0 19 N"/>
          </draw:custom-shape>
          <draw:custom-shape draw:style-name="gr9" draw:text-style-name="P2" draw:layer="layout" svg:width="0.032cm" svg:height="0.001cm" draw:transform="rotate (-2.3537510292403) translate (26.044cm 17.115cm)">
            <text:p/>
            <draw:enhanced-geometry svg:viewBox="0 0 78 0" draw:type="non-primitive" draw:enhanced-path="M 78 0 L 78 0 68 0 59 0 49 0 39 0 28 0 19 0 9 0 0 0 N"/>
          </draw:custom-shape>
          <draw:custom-shape draw:style-name="gr9" draw:text-style-name="P2" draw:layer="layout" svg:width="0.043cm" svg:height="0.001cm" draw:transform="rotate (-2.3537510292403) translate (26.064cm 17.166cm)">
            <text:p/>
            <draw:enhanced-geometry svg:viewBox="0 0 106 0" draw:type="non-primitive" draw:enhanced-path="M 106 0 L 106 0 97 0 87 0 78 0 70 0 61 0 52 0 43 0 34 0 34 0 30 0 26 0 22 0 17 0 13 0 8 0 5 0 0 0 N"/>
          </draw:custom-shape>
          <draw:custom-shape draw:style-name="gr9" draw:text-style-name="P2" draw:layer="layout" svg:width="0.022cm" svg:height="0.005cm" draw:transform="rotate (-2.3537510292403) translate (26.005cm 17.164cm)">
            <text:p/>
            <draw:enhanced-geometry svg:viewBox="0 0 53 17" draw:type="non-primitive" draw:enhanced-path="M 0 17 L 0 17 6 15 12 12 19 10 26 8 32 6 39 4 46 2 53 0 N"/>
          </draw:custom-shape>
          <draw:custom-shape draw:style-name="gr9" draw:text-style-name="P2" draw:layer="layout" svg:width="0.026cm" svg:height="0.007cm" draw:transform="rotate (-2.3537510292403) translate (25.996cm 17.103cm)">
            <text:p/>
            <draw:enhanced-geometry svg:viewBox="0 0 61 17" draw:type="non-primitive" draw:enhanced-path="M 0 0 L 0 0 7 3 15 5 23 7 31 9 38 12 46 13 54 15 61 17 N"/>
          </draw:custom-shape>
          <draw:custom-shape draw:style-name="gr9" draw:text-style-name="P2" draw:layer="layout" svg:width="0.043cm" svg:height="0.016cm" draw:transform="rotate (-2.3537510292403) translate (25.987cm 17.053cm)">
            <text:p/>
            <draw:enhanced-geometry svg:viewBox="0 0 105 39" draw:type="non-primitive" draw:enhanced-path="M 0 0 L 0 0 13 5 26 13 40 22 54 30 68 36 80 39 93 39 105 34 N"/>
          </draw:custom-shape>
          <draw:custom-shape draw:style-name="gr9" draw:text-style-name="P2" draw:layer="layout" svg:width="0.018cm" svg:height="0.001cm" draw:transform="rotate (-2.3537510292403) translate (25.42cm 17.813cm)">
            <text:p/>
            <draw:enhanced-geometry svg:viewBox="0 0 44 0" draw:type="non-primitive" draw:enhanced-path="M 0 0 L 0 0 5 0 11 0 16 0 21 0 27 0 33 0 38 0 44 0 N"/>
          </draw:custom-shape>
          <draw:custom-shape draw:style-name="gr9" draw:text-style-name="P2" draw:layer="layout" svg:width="0.035cm" svg:height="0.016cm" draw:transform="rotate (-2.3537510292403) translate (25.792cm 16.687cm)">
            <text:p/>
            <draw:enhanced-geometry svg:viewBox="0 0 88 36" draw:type="non-primitive" draw:enhanced-path="M 88 0 L 88 0 77 5 65 10 54 14 44 17 32 22 21 27 11 31 0 36 N"/>
          </draw:custom-shape>
          <draw:custom-shape draw:style-name="gr9" draw:text-style-name="P2" draw:layer="layout" svg:width="0.014cm" svg:height="0.034cm" draw:transform="rotate (-2.3537510292403) translate (25.753cm 16.714cm)">
            <text:p/>
            <draw:enhanced-geometry svg:viewBox="0 0 35 86" draw:type="non-primitive" draw:enhanced-path="M 0 0 L 0 0 4 11 7 22 9 35 11 47 15 59 19 69 26 78 35 86 N"/>
          </draw:custom-shape>
          <draw:custom-shape draw:style-name="gr9" draw:text-style-name="P2" draw:layer="layout" svg:width="0.055cm" svg:height="0.04cm" draw:transform="rotate (-2.3537510292403) translate (25.787cm 16.669cm)">
            <text:p/>
            <draw:enhanced-geometry svg:viewBox="0 0 133 104" draw:type="non-primitive" draw:enhanced-path="M 133 0 L 133 0 127 11 123 22 118 35 115 46 109 59 104 69 97 79 89 87 89 87 80 93 70 97 58 99 47 100 36 102 24 102 12 103 0 104 N"/>
          </draw:custom-shape>
          <draw:custom-shape draw:style-name="gr9" draw:text-style-name="P2" draw:layer="layout" svg:width="0.01cm" svg:height="0.034cm" draw:transform="rotate (-2.3537510292403) translate (25.718cm 16.649cm)">
            <text:p/>
            <draw:enhanced-geometry svg:viewBox="0 0 27 87" draw:type="non-primitive" draw:enhanced-path="M 0 0 L 0 0 3 10 7 22 10 33 13 43 17 55 20 66 24 77 27 87 N"/>
          </draw:custom-shape>
          <draw:custom-shape draw:style-name="gr9" draw:text-style-name="P2" draw:layer="layout" svg:width="0.041cm" svg:height="0.014cm" draw:transform="rotate (-2.3537510292403) translate (25.742cm 16.585cm)">
            <text:p/>
            <draw:enhanced-geometry svg:viewBox="0 0 97 35" draw:type="non-primitive" draw:enhanced-path="M 97 0 L 97 0 84 5 72 9 60 14 48 18 36 23 24 26 13 31 0 35 N"/>
          </draw:custom-shape>
          <draw:custom-shape draw:style-name="gr9" draw:text-style-name="P2" draw:layer="layout" svg:width="0.026cm" svg:height="0.04cm" draw:transform="rotate (-2.3537510292403) translate (25.698cm 16.599cm)">
            <text:p/>
            <draw:enhanced-geometry svg:viewBox="0 0 69 103" draw:type="non-primitive" draw:enhanced-path="M 0 0 L 0 0 9 12 17 26 26 38 35 51 43 64 52 77 60 90 69 103 N"/>
          </draw:custom-shape>
          <draw:custom-shape draw:style-name="gr9" draw:text-style-name="P2" draw:layer="layout" svg:width="0.055cm" svg:height="0.001cm" draw:transform="rotate (-2.3537510292403) translate (25.735cm 16.513cm)">
            <text:p/>
            <draw:enhanced-geometry svg:viewBox="0 0 138 0" draw:type="non-primitive" draw:enhanced-path="M 138 0 L 138 0 119 0 97 0 75 0 52 0 32 0 14 0 4 0 0 0 N"/>
          </draw:custom-shape>
          <draw:custom-shape draw:style-name="gr9" draw:text-style-name="P2" draw:layer="layout" svg:width="0.022cm" svg:height="0.042cm" draw:transform="rotate (-2.3537510292403) translate (25.686cm 16.563cm)">
            <text:p/>
            <draw:enhanced-geometry svg:viewBox="0 0 53 105" draw:type="non-primitive" draw:enhanced-path="M 0 0 L 0 0 7 14 14 26 21 40 27 53 33 67 40 79 46 93 53 105 N"/>
          </draw:custom-shape>
          <draw:custom-shape draw:style-name="gr12" draw:text-style-name="P2" draw:layer="layout" svg:width="0.058cm" svg:height="0.064cm" draw:transform="rotate (-2.3537510292403) translate (26.207cm 17.764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9" draw:text-style-name="P2" draw:layer="layout" svg:width="0.058cm" svg:height="0.064cm" draw:transform="rotate (-2.3537510292403) translate (26.207cm 17.764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3" draw:text-style-name="P2" draw:layer="layout" svg:width="0.066cm" svg:height="0.07cm" draw:transform="rotate (-2.3537510292403) translate (26.207cm 17.764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9" draw:text-style-name="P2" draw:layer="layout" svg:width="0.066cm" svg:height="0.07cm" draw:transform="rotate (-2.3537510292403) translate (26.207cm 17.764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3" draw:text-style-name="P2" draw:layer="layout" svg:width="0.038cm" svg:height="0.014cm" draw:transform="rotate (-2.3537510292403) translate (26.207cm 17.774cm)">
            <text:p/>
            <draw:enhanced-geometry svg:viewBox="0 0 95 35" draw:type="non-primitive" draw:enhanced-path="M 95 18 L 87 15 80 13 72 9 64 6 56 3 50 1 42 0 34 1 28 4 22 6 18 11 13 14 9 18 5 24 2 30 0 35 95 18 Z N"/>
          </draw:custom-shape>
          <draw:custom-shape draw:style-name="gr9" draw:text-style-name="P2" draw:layer="layout" svg:width="0.038cm" svg:height="0.014cm" draw:transform="rotate (-2.3537510292403) translate (26.207cm 17.774cm)">
            <text:p/>
            <draw:enhanced-geometry svg:viewBox="0 0 95 35" draw:type="non-primitive" draw:enhanced-path="M 95 18 L 95 18 87 15 80 13 72 9 64 6 56 3 50 1 42 0 34 1 34 1 28 4 22 6 18 11 13 14 9 18 5 24 2 30 0 35 N"/>
          </draw:custom-shape>
          <draw:custom-shape draw:style-name="gr13" draw:text-style-name="P2" draw:layer="layout" svg:width="0.02cm" svg:height="0.014cm" draw:transform="rotate (-2.3537510292403) translate (26.21cm 17.761cm)">
            <text:p/>
            <draw:enhanced-geometry svg:viewBox="0 0 53 36" draw:type="non-primitive" draw:enhanced-path="M 53 0 L 46 5 38 8 31 12 23 15 16 19 10 23 4 29 0 36 53 0 Z N"/>
          </draw:custom-shape>
          <draw:custom-shape draw:style-name="gr9" draw:text-style-name="P2" draw:layer="layout" svg:width="0.02cm" svg:height="0.014cm" draw:transform="rotate (-2.3537510292403) translate (26.21cm 17.761cm)">
            <text:p/>
            <draw:enhanced-geometry svg:viewBox="0 0 53 36" draw:type="non-primitive" draw:enhanced-path="M 53 0 L 53 0 46 5 38 8 31 12 23 15 16 19 10 23 4 29 0 36 N"/>
          </draw:custom-shape>
          <draw:custom-shape draw:style-name="gr13" draw:text-style-name="P2" draw:layer="layout" svg:width="0.055cm" svg:height="0.028cm" draw:transform="rotate (-2.3537510292403) translate (26.057cm 17.92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9" draw:text-style-name="P2" draw:layer="layout" svg:width="0.055cm" svg:height="0.028cm" draw:transform="rotate (-2.3537510292403) translate (26.057cm 17.92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3" draw:text-style-name="P2" draw:layer="layout" svg:width="0.055cm" svg:height="0.048cm" draw:transform="rotate (-2.3537510292403) translate (26.047cm 17.92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9" draw:text-style-name="P2" draw:layer="layout" svg:width="0.055cm" svg:height="0.048cm" draw:transform="rotate (-2.3537510292403) translate (26.047cm 17.92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3" draw:text-style-name="P2" draw:layer="layout" svg:width="0.032cm" svg:height="0.027cm" draw:transform="rotate (-2.3537510292403) translate (26.21cm 17.76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9" draw:text-style-name="P2" draw:layer="layout" svg:width="0.032cm" svg:height="0.027cm" draw:transform="rotate (-2.3537510292403) translate (26.21cm 17.761cm)">
            <text:p/>
            <draw:enhanced-geometry svg:viewBox="0 0 80 70" draw:type="non-primitive" draw:enhanced-path="M 45 0 L 45 0 38 5 31 8 24 12 17 15 11 20 6 24 2 29 0 36 0 36 0 42 3 48 7 55 12 59 17 64 23 67 30 70 36 70 36 70 44 68 50 64 56 58 61 50 65 42 70 33 74 25 80 17 N"/>
          </draw:custom-shape>
        </draw:g>
        <draw:frame presentation:style-name="pr1" draw:text-style-name="P2" draw:layer="layout" svg:width="14.817cm" svg:height="2.329cm" draw:transform="rotate (1.5707963267946) translate (0.847cm 17.992cm)" presentation:class="title" presentation:user-transformed="true">
          <draw:text-box>
            <text:p text:style-name="P3">exercise-2</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why do you still get a diagnostic?</text:span></text:p>
                <text:list text:style-name="L4">
                  <text:list-item>
                    <text:p text:style-name="P5"><text:span text:style-name="T3">gcc –Wmissing-prototypes clo.c</text:span><text:span text:style-name="T3"><text:line-break/></text:span><text:span text:style-name="T12"></text:span><text:span text:style-name="T3"> warning: no previous prototype for </text:span><text:span text:style-name="T13">'f'</text:span></text:p>
                  </text:list-item>
                </text:list>
              </text:list-item>
            </text:list>
            <text:p text:style-name="P11"><text:span text:style-name="T13"/></text:p>
            <text:p text:style-name="P10"><text:span text:style-name="T3"/></text:p>
            <text:list text:style-name="L4">
              <text:list-item>
                <text:list>
                  <text:list-header>
                    <text:p text:style-name="P5"><text:span text:style-name="T3"/></text:p>
                  </text:list-header>
                </text:list>
              </text:list-item>
            </text:list>
          </draw:text-box>
        </draw:frame>
        <draw:custom-shape draw:style-name="gr3" draw:text-style-name="P2" draw:layer="layout" svg:width="12.003cm" svg:height="7.565cm" svg:x="7.223cm" svg:y="8.145cm">
          <text:p text:style-name="P6"><text:span text:style-name="T6">int </text:span><text:span text:style-name="T7">f(</text:span><text:span text:style-name="T6">int</text:span><text:span text:style-name="T7"> value)</text:span></text:p>
          <text:p text:style-name="P6"><text:span text:style-name="T7">{</text:span></text:p>
          <text:p text:style-name="P6"><text:span text:style-name="T7"><text:s text:c="4"/></text:span><text:span text:style-name="T6">return</text:span><text:span text:style-name="T7"> value;</text:span></text:p>
          <text:p text:style-name="P6"><text:span text:style-name="T7">}</text:span></text:p>
          <text:p text:style-name="P6"><text:span text:style-name="T7"/></text:p>
          <text:p text:style-name="P6"><text:span text:style-name="T6">int</text:span><text:span text:style-name="T7"> main(</text:span><text:span text:style-name="T6">void</text:span><text:span text:style-name="T7">)</text:span></text:p>
          <text:p text:style-name="P6"><text:span text:style-name="T7">{</text:span></text:p>
          <text:p text:style-name="P6"><text:span text:style-name="T7"><text:s text:c="4"/></text:span><text:span text:style-name="T6">return</text:span><text:span text:style-name="T7"> f(42);</text:span></text:p>
          <text:p text:style-name="P6"><text:span text:style-name="T7">}</text:span></text:p>
          <draw:enhanced-geometry svg:viewBox="0 0 21600 21600" draw:type="mso-spt202" draw:enhanced-path="M 0 0 L 21600 0 21600 21600 0 21600 0 0 Z N"/>
        </draw:custom-shape>
        <draw:custom-shape draw:style-name="gr6" draw:text-style-name="P2" draw:layer="layout" svg:width="4.392cm" svg:height="1.023cm" svg:x="7.157cm" svg:y="15.906cm">
          <text:p text:style-name="P8"><text:span text:style-name="T11">clo.c</text:span></text:p>
          <draw:enhanced-geometry svg:viewBox="0 0 21600 21600" draw:type="mso-spt202" draw:enhanced-path="M 0 0 L 21600 0 21600 21600 0 21600 0 0 Z N"/>
        </draw:custom-shape>
        <draw:line draw:style-name="gr14" draw:text-style-name="P7" draw:layer="layout" svg:x1="12.96cm" svg:y1="6.125cm" svg:x2="12.96cm" svg:y2="7.325cm">
          <text:p/>
        </draw:line>
        <draw:custom-shape draw:style-name="gr39" draw:text-style-name="P2" draw:layer="layout" svg:width="0.599cm" svg:height="4.401cm" draw:transform="rotate (-1.57079632679579) translate (15.16cm 7.3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 draw:text-style-name="P7" draw:layer="layout" svg:x1="12.96cm" svg:y1="6.125cm" svg:x2="17.961cm" svg:y2="6.125cm">
          <text:p/>
        </draw:line>
        <draw:line draw:style-name="gr5" draw:text-style-name="P7" draw:layer="layout" svg:x1="14.759cm" svg:y1="13.727cm" svg:x2="14.759cm" svg:y2="13.123cm">
          <text:p/>
        </draw:line>
        <draw:line draw:style-name="gr5" draw:text-style-name="P7" draw:layer="layout" svg:x1="14.759cm" svg:y1="13.123cm" svg:x2="17.961cm" svg:y2="13.123cm">
          <text:p/>
        </draw:line>
        <draw:line draw:style-name="gr5" draw:text-style-name="P7" draw:layer="layout" svg:x1="17.961cm" svg:y1="13.123cm" svg:x2="17.961cm" svg:y2="6.125cm">
          <text:p/>
        </draw:line>
        <draw:g>
          <draw:rect draw:style-name="gr15" draw:text-style-name="P7" draw:layer="layout" svg:width="9.203cm" svg:height="8.647cm" svg:x="16.757cm" svg:y="8.524cm">
            <text:p/>
          </draw:rect>
          <draw:g>
            <draw:custom-shape draw:style-name="gr16" draw:text-style-name="P2" draw:layer="layout" svg:width="0.328cm" svg:height="0.41cm" svg:x="22.512cm" svg:y="10.649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7" draw:text-style-name="P2" draw:layer="layout" svg:width="0.243cm" svg:height="0.207cm" svg:x="18.444cm" svg:y="14.681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8" draw:text-style-name="P2" draw:layer="layout" svg:width="1.307cm" svg:height="1.051cm" svg:x="18.488cm" svg:y="14.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9" draw:text-style-name="P2" draw:layer="layout" svg:width="1.307cm" svg:height="1.051cm" svg:x="18.488cm" svg:y="14.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0" draw:text-style-name="P7" draw:layer="layout" svg:x1="18.982cm" svg:y1="14.872cm" svg:x2="18.878cm" svg:y2="14.977cm">
              <text:p/>
            </draw:line>
            <draw:custom-shape draw:style-name="gr21" draw:text-style-name="P2" draw:layer="layout" svg:width="2.971cm" svg:height="2.448cm" svg:x="16.768cm" svg:y="14.71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9" draw:text-style-name="P2" draw:layer="layout" svg:width="2.971cm" svg:height="2.448cm" svg:x="16.768cm" svg:y="14.71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2" draw:text-style-name="P2" draw:layer="layout" svg:width="1.891cm" svg:height="1.68cm" svg:x="17.044cm" svg:y="15.023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9" draw:text-style-name="P2" draw:layer="layout" svg:width="0.394cm" svg:height="0.283cm" svg:x="19.284cm" svg:y="16.342cm">
              <text:p/>
              <draw:enhanced-geometry svg:viewBox="0 0 486 353" draw:type="non-primitive" draw:enhanced-path="M 486 0 L 459 30 424 62 380 97 331 135 277 173 220 212 163 250 105 288 51 322 0 353 N"/>
            </draw:custom-shape>
            <draw:custom-shape draw:style-name="gr19" draw:text-style-name="P2" draw:layer="layout" svg:width="0.901cm" svg:height="0.37cm" svg:x="18.383cm" svg:y="16.625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19" draw:text-style-name="P2" draw:layer="layout" svg:width="0.8cm" svg:height="0.035cm" svg:x="17.583cm" svg:y="16.975cm">
              <text:p/>
              <draw:enhanced-geometry svg:viewBox="0 0 982 46" draw:type="non-primitive" draw:enhanced-path="M 982 27 L 947 33 905 37 856 41 803 44 745 45 684 46 620 46 554 46 488 44 422 42 356 39 293 36 233 31 175 26 122 20 75 15 34 8 0 0 N"/>
            </draw:custom-shape>
            <draw:custom-shape draw:style-name="gr19" draw:text-style-name="P2" draw:layer="layout" svg:width="0.519cm" svg:height="0.252cm" svg:x="17.064cm" svg:y="16.723cm">
              <text:p/>
              <draw:enhanced-geometry svg:viewBox="0 0 641 307" draw:type="non-primitive" draw:enhanced-path="M 641 307 L 595 295 546 281 492 264 436 245 377 223 318 200 260 176 205 148 153 121 104 92 62 62 27 32 0 0 N"/>
            </draw:custom-shape>
            <draw:custom-shape draw:style-name="gr19" draw:text-style-name="P2" draw:layer="layout" svg:width="0.438cm" svg:height="0.429cm" svg:x="19.268cm" svg:y="15.619cm">
              <text:p/>
              <draw:enhanced-geometry svg:viewBox="0 0 541 528" draw:type="non-primitive" draw:enhanced-path="M 541 0 L 502 59 465 116 427 172 390 225 353 276 315 322 279 365 243 405 207 439 172 468 135 493 102 511 68 523 34 528 0 526 N"/>
            </draw:custom-shape>
            <draw:custom-shape draw:style-name="gr19" draw:text-style-name="P2" draw:layer="layout" svg:width="0.426cm" svg:height="0.21cm" svg:x="18.842cm" svg:y="15.835cm">
              <text:p/>
              <draw:enhanced-geometry svg:viewBox="0 0 524 264" draw:type="non-primitive" draw:enhanced-path="M 524 264 L 469 249 407 225 338 195 269 159 200 121 137 85 82 52 38 25 10 7 0 0 N"/>
            </draw:custom-shape>
            <draw:custom-shape draw:style-name="gr19" draw:text-style-name="P2" draw:layer="layout" svg:width="0.121cm" svg:height="0.645cm" svg:x="18.842cm" svg:y="15.835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19" draw:text-style-name="P2" draw:layer="layout" svg:width="0.547cm" svg:height="0.154cm" svg:x="18.294cm" svg:y="16.346cm">
              <text:p/>
              <draw:enhanced-geometry svg:viewBox="0 0 678 190" draw:type="non-primitive" draw:enhanced-path="M 678 164 L 631 175 583 183 533 188 481 190 429 188 376 181 323 171 268 156 214 136 160 110 106 79 53 43 0 0 N"/>
            </draw:custom-shape>
            <draw:custom-shape draw:style-name="gr19" draw:text-style-name="P2" draw:layer="layout" svg:width="0.117cm" svg:height="0.369cm" svg:x="18.274cm" svg:y="16.346cm">
              <text:p/>
              <draw:enhanced-geometry svg:viewBox="0 0 145 454" draw:type="non-primitive" draw:enhanced-path="M 26 0 L 63 45 94 93 118 142 135 191 144 240 145 286 140 329 127 368 106 401 78 427 43 445 0 454 N"/>
            </draw:custom-shape>
            <draw:custom-shape draw:style-name="gr19" draw:text-style-name="P2" draw:layer="layout" svg:width="0.742cm" svg:height="0.028cm" svg:x="17.531cm" svg:y="16.707cm">
              <text:p/>
              <draw:enhanced-geometry svg:viewBox="0 0 912 32" draw:type="non-primitive" draw:enhanced-path="M 912 9 L 871 12 824 16 768 19 707 22 642 26 574 28 504 30 432 32 362 32 294 30 229 29 169 26 114 22 67 17 28 9 0 0 N"/>
            </draw:custom-shape>
            <draw:custom-shape draw:style-name="gr19" draw:text-style-name="P2" draw:layer="layout" svg:width="0.195cm" svg:height="0.186cm" svg:x="17.336cm" svg:y="16.52cm">
              <text:p/>
              <draw:enhanced-geometry svg:viewBox="0 0 242 234" draw:type="non-primitive" draw:enhanced-path="M 242 234 L 181 204 128 172 80 134 43 94 16 48 0 0 N"/>
            </draw:custom-shape>
            <draw:custom-shape draw:style-name="gr19" draw:text-style-name="P2" draw:layer="layout" svg:width="0.195cm" svg:height="0.292cm" svg:x="17.92cm" svg:y="16.288cm">
              <text:p/>
              <draw:enhanced-geometry svg:viewBox="0 0 242 362" draw:type="non-primitive" draw:enhanced-path="M 0 0 L 46 42 92 82 137 123 175 163 208 202 231 238 242 274 241 306 225 336 191 362 N"/>
            </draw:custom-shape>
            <draw:custom-shape draw:style-name="gr19" draw:text-style-name="P2" draw:layer="layout" svg:width="0.572cm" svg:height="0.109cm" svg:x="17.502cm" svg:y="16.581cm">
              <text:p/>
              <draw:enhanced-geometry svg:viewBox="0 0 705 131" draw:type="non-primitive" draw:enhanced-path="M 705 0 L 669 19 628 37 584 53 536 69 485 84 431 96 375 107 316 116 255 124 192 129 129 131 66 131 0 128 N"/>
            </draw:custom-shape>
            <draw:custom-shape draw:style-name="gr19" draw:text-style-name="P2" draw:layer="layout" svg:width="0.348cm" svg:height="0.122cm" svg:x="19.114cm" svg:y="15.347cm">
              <text:p/>
              <draw:enhanced-geometry svg:viewBox="0 0 430 154" draw:type="non-primitive" draw:enhanced-path="M 430 154 L 373 124 313 94 252 65 193 40 136 20 84 6 38 0 0 5 N"/>
            </draw:custom-shape>
            <draw:custom-shape draw:style-name="gr19" draw:text-style-name="P2" draw:layer="layout" svg:width="0.162cm" svg:height="0.084cm" svg:x="18.951cm" svg:y="15.351cm">
              <text:p/>
              <draw:enhanced-geometry svg:viewBox="0 0 200 105" draw:type="non-primitive" draw:enhanced-path="M 200 0 L 110 40 33 84 0 105 N"/>
            </draw:custom-shape>
            <draw:custom-shape draw:style-name="gr19" draw:text-style-name="P2" draw:layer="layout" svg:width="0.072cm" svg:height="0.15cm" svg:x="18.878cm" svg:y="15.286cm">
              <text:p/>
              <draw:enhanced-geometry svg:viewBox="0 0 86 183" draw:type="non-primitive" draw:enhanced-path="M 86 183 L 41 86 10 22 0 0 N"/>
            </draw:custom-shape>
            <draw:custom-shape draw:style-name="gr19" draw:text-style-name="P2" draw:layer="layout" svg:width="0.19cm" svg:height="0.487cm" svg:x="19.086cm" svg:y="15.383cm">
              <text:p/>
              <draw:enhanced-geometry svg:viewBox="0 0 235 600" draw:type="non-primitive" draw:enhanced-path="M 0 0 L 4 38 17 93 40 157 67 228 99 303 131 378 162 447 190 508 214 556 229 588 235 600 N"/>
            </draw:custom-shape>
            <draw:custom-shape draw:style-name="gr19" draw:text-style-name="P2" draw:layer="layout" svg:width="0.532cm" svg:height="0.109cm" svg:x="18.744cm" svg:y="15.761cm">
              <text:p/>
              <draw:enhanced-geometry svg:viewBox="0 0 653 136" draw:type="non-primitive" draw:enhanced-path="M 653 136 L 572 106 496 80 425 58 358 39 297 24 242 12 191 4 146 0 107 0 73 3 46 11 25 24 10 41 1 61 0 86 4 116 N"/>
            </draw:custom-shape>
            <draw:custom-shape draw:style-name="gr19" draw:text-style-name="P2" draw:layer="layout" svg:width="0.06cm" svg:height="0.522cm" svg:x="18.749cm" svg:y="15.855cm">
              <text:p/>
              <draw:enhanced-geometry svg:viewBox="0 0 73 643" draw:type="non-primitive" draw:enhanced-path="M 0 0 L 12 54 23 119 32 192 41 270 49 348 56 424 63 494 67 554 70 601 72 632 73 643 N"/>
            </draw:custom-shape>
            <draw:custom-shape draw:style-name="gr19" draw:text-style-name="P2" draw:layer="layout" svg:width="0.649cm" svg:height="0.15cm" svg:x="18.159cm" svg:y="16.236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19" draw:text-style-name="P2" draw:layer="layout" svg:width="0.247cm" svg:height="0.198cm" svg:x="17.92cm" svg:y="16.187cm">
              <text:p/>
              <draw:enhanced-geometry svg:viewBox="0 0 306 244" draw:type="non-primitive" draw:enhanced-path="M 306 244 L 231 160 159 96 96 50 45 20 12 5 0 0 N"/>
            </draw:custom-shape>
            <draw:custom-shape draw:style-name="gr19" draw:text-style-name="P2" draw:layer="layout" svg:width="0.552cm" svg:height="0.296cm" svg:x="19.187cm" svg:y="15.882cm">
              <text:p/>
              <draw:enhanced-geometry svg:viewBox="0 0 676 364" draw:type="non-primitive" draw:enhanced-path="M 676 0 L 658 40 634 81 604 121 572 159 534 195 494 231 449 262 403 289 354 314 305 335 253 349 202 360 150 364 99 361 49 352 0 336 N"/>
            </draw:custom-shape>
            <draw:custom-shape draw:style-name="gr19" draw:text-style-name="P2" draw:layer="layout" svg:width="0.158cm" svg:height="0.113cm" svg:x="19.029cm" svg:y="16.045cm">
              <text:p/>
              <draw:enhanced-geometry svg:viewBox="0 0 197 136" draw:type="non-primitive" draw:enhanced-path="M 197 136 L 80 79 21 41 0 16 2 3 6 0 N"/>
            </draw:custom-shape>
            <draw:custom-shape draw:style-name="gr19" draw:text-style-name="P2" draw:layer="layout" svg:width="0.061cm" svg:height="0.377cm" svg:x="19.032cm" svg:y="16.045cm">
              <text:p/>
              <draw:enhanced-geometry svg:viewBox="0 0 75 462" draw:type="non-primitive" draw:enhanced-path="M 0 0 L 28 74 50 140 65 201 72 258 75 311 69 362 57 412 36 462 N"/>
            </draw:custom-shape>
            <draw:custom-shape draw:style-name="gr19" draw:text-style-name="P2" draw:layer="layout" svg:width="0.353cm" svg:height="0.117cm" svg:x="19.061cm" svg:y="16.423cm">
              <text:p/>
              <draw:enhanced-geometry svg:viewBox="0 0 434 145" draw:type="non-primitive" draw:enhanced-path="M 0 0 L 76 0 142 1 199 5 251 14 299 31 343 57 387 95 434 145 N"/>
            </draw:custom-shape>
            <draw:custom-shape draw:style-name="gr19" draw:text-style-name="P2" draw:layer="layout" svg:width="0.43cm" svg:height="0.133cm" svg:x="16.999cm" svg:y="16.244cm">
              <text:p/>
              <draw:enhanced-geometry svg:viewBox="0 0 531 165" draw:type="non-primitive" draw:enhanced-path="M 531 162 L 452 165 375 162 303 155 236 145 175 131 122 114 77 94 40 73 15 49 1 25 0 0 N"/>
            </draw:custom-shape>
            <draw:custom-shape draw:style-name="gr19" draw:text-style-name="P2" draw:layer="layout" svg:width="0.219cm" svg:height="0.154cm" svg:x="17.51cm" svg:y="16.041cm">
              <text:p/>
              <draw:enhanced-geometry svg:viewBox="0 0 271 190" draw:type="non-primitive" draw:enhanced-path="M 0 0 L 55 33 119 67 179 102 231 136 264 165 271 190 N"/>
            </draw:custom-shape>
            <draw:custom-shape draw:style-name="gr19" draw:text-style-name="P2" draw:layer="layout" svg:width="0.653cm" svg:height="0.222cm" svg:x="18.257cm" svg:y="16.509cm">
              <text:p/>
              <draw:enhanced-geometry svg:viewBox="0 0 802 272" draw:type="non-primitive" draw:enhanced-path="M 0 272 L 34 264 77 254 126 241 179 226 238 208 299 188 362 168 426 146 490 124 552 101 612 80 668 58 719 38 765 18 802 0 N"/>
            </draw:custom-shape>
            <draw:custom-shape draw:style-name="gr19" draw:text-style-name="P2" draw:layer="layout" svg:width="0.414cm" svg:height="0.125cm" svg:x="18.911cm" svg:y="16.488cm">
              <text:p/>
              <draw:enhanced-geometry svg:viewBox="0 0 514 155" draw:type="non-primitive" draw:enhanced-path="M 0 29 L 50 11 106 2 163 0 222 3 280 14 335 29 387 49 433 72 470 98 497 127 514 155 N"/>
            </draw:custom-shape>
            <draw:custom-shape draw:style-name="gr19" draw:text-style-name="P2" draw:layer="layout" svg:width="0.401cm" svg:height="0.06cm" svg:x="18.509cm" svg:y="14.986cm">
              <text:p/>
              <draw:enhanced-geometry svg:viewBox="0 0 495 73" draw:type="non-primitive" draw:enhanced-path="M 495 73 L 439 53 378 34 313 18 249 6 186 0 129 0 77 9 33 26 0 54 N"/>
            </draw:custom-shape>
            <draw:custom-shape draw:style-name="gr19" draw:text-style-name="P2" draw:layer="layout" svg:width="0.114cm" svg:height="0.145cm" svg:x="18.395cm" svg:y="14.884cm">
              <text:p/>
              <draw:enhanced-geometry svg:viewBox="0 0 136 180" draw:type="non-primitive" draw:enhanced-path="M 136 180 L 71 90 21 25 0 0 N"/>
            </draw:custom-shape>
            <draw:custom-shape draw:style-name="gr19" draw:text-style-name="P2" draw:layer="layout" svg:width="0.296cm" svg:height="0.15cm" svg:x="16.779cm" svg:y="16.467cm">
              <text:p/>
              <draw:enhanced-geometry svg:viewBox="0 0 365 187" draw:type="non-primitive" draw:enhanced-path="M 365 187 L 304 174 237 152 170 122 108 88 56 55 18 24 0 0 N"/>
            </draw:custom-shape>
            <draw:custom-shape draw:style-name="gr23" draw:text-style-name="P2" draw:layer="layout" svg:width="0.28cm" svg:height="0.117cm" svg:x="17.567cm" svg:y="15.882cm">
              <text:p/>
              <draw:enhanced-geometry svg:viewBox="0 0 344 145" draw:type="non-primitive" draw:enhanced-path="M 344 145 L 297 91 237 53 171 27 108 11 54 3 15 0 0 0 N"/>
            </draw:custom-shape>
            <draw:custom-shape draw:style-name="gr23" draw:text-style-name="P2" draw:layer="layout" svg:width="0.207cm" svg:height="0.15cm" svg:x="17.701cm" svg:y="15.766cm">
              <text:p/>
              <draw:enhanced-geometry svg:viewBox="0 0 254 181" draw:type="non-primitive" draw:enhanced-path="M 254 181 L 203 128 137 78 70 37 21 10 0 0 N"/>
            </draw:custom-shape>
            <draw:custom-shape draw:style-name="gr23" draw:text-style-name="P2" draw:layer="layout" svg:width="0.243cm" svg:height="0.105cm" svg:x="17.758cm" svg:y="15.692cm">
              <text:p/>
              <draw:enhanced-geometry svg:viewBox="0 0 297 126" draw:type="non-primitive" draw:enhanced-path="M 297 126 L 238 82 160 47 83 21 23 5 0 0 N"/>
            </draw:custom-shape>
            <draw:custom-shape draw:style-name="gr23" draw:text-style-name="P2" draw:layer="layout" svg:width="0.227cm" svg:height="0.134cm" svg:x="17.856cm" svg:y="15.582cm">
              <text:p/>
              <draw:enhanced-geometry svg:viewBox="0 0 279 161" draw:type="non-primitive" draw:enhanced-path="M 279 161 L 222 113 150 69 77 32 23 9 0 0 N"/>
            </draw:custom-shape>
            <draw:custom-shape draw:style-name="gr23" draw:text-style-name="P2" draw:layer="layout" svg:width="0.264cm" svg:height="0.109cm" svg:x="17.92cm" svg:y="15.498cm">
              <text:p/>
              <draw:enhanced-geometry svg:viewBox="0 0 324 135" draw:type="non-primitive" draw:enhanced-path="M 324 135 L 278 100 212 68 138 41 70 19 19 4 0 0 N"/>
            </draw:custom-shape>
            <draw:custom-shape draw:style-name="gr23" draw:text-style-name="P2" draw:layer="layout" svg:width="0.243cm" svg:height="0.117cm" svg:x="17.993cm" svg:y="15.42cm">
              <text:p/>
              <draw:enhanced-geometry svg:viewBox="0 0 300 145" draw:type="non-primitive" draw:enhanced-path="M 300 145 L 248 95 171 56 89 25 26 6 0 0 N"/>
            </draw:custom-shape>
            <draw:custom-shape draw:style-name="gr23" draw:text-style-name="P2" draw:layer="layout" svg:width="0.231cm" svg:height="0.113cm" svg:x="18.09cm" svg:y="15.323cm">
              <text:p/>
              <draw:enhanced-geometry svg:viewBox="0 0 287 138" draw:type="non-primitive" draw:enhanced-path="M 287 138 L 233 95 159 58 82 28 24 8 0 0 N"/>
            </draw:custom-shape>
            <draw:custom-shape draw:style-name="gr23" draw:text-style-name="P2" draw:layer="layout" svg:width="0.21cm" svg:height="0.104cm" svg:x="18.184cm" svg:y="15.23cm">
              <text:p/>
              <draw:enhanced-geometry svg:viewBox="0 0 263 127" draw:type="non-primitive" draw:enhanced-path="M 263 127 L 187 80 101 39 30 11 0 0 N"/>
            </draw:custom-shape>
            <draw:custom-shape draw:style-name="gr23" draw:text-style-name="P2" draw:layer="layout" svg:width="0.227cm" svg:height="0.097cm" svg:x="18.24cm" svg:y="15.139cm">
              <text:p/>
              <draw:enhanced-geometry svg:viewBox="0 0 279 117" draw:type="non-primitive" draw:enhanced-path="M 279 117 L 226 74 154 41 80 18 22 5 0 0 N"/>
            </draw:custom-shape>
            <draw:custom-shape draw:style-name="gr23" draw:text-style-name="P2" draw:layer="layout" svg:width="0.227cm" svg:height="0.109cm" svg:x="18.302cm" svg:y="15.046cm">
              <text:p/>
              <draw:enhanced-geometry svg:viewBox="0 0 281 135" draw:type="non-primitive" draw:enhanced-path="M 281 135 L 223 90 151 53 78 24 22 6 0 0 N"/>
            </draw:custom-shape>
            <draw:custom-shape draw:style-name="gr23" draw:text-style-name="P2" draw:layer="layout" svg:width="0.04cm" svg:height="0.64cm" svg:x="18.461cm" svg:y="14.994cm">
              <text:p/>
              <draw:enhanced-geometry svg:viewBox="0 0 49 788" draw:type="non-primitive" draw:enhanced-path="M 0 0 L 10 28 21 67 29 116 35 172 41 234 46 301 48 369 49 439 48 507 44 572 40 632 33 685 25 730 14 765 0 788 N"/>
            </draw:custom-shape>
            <draw:custom-shape draw:style-name="gr23" draw:text-style-name="P2" draw:layer="layout" svg:width="0.166cm" svg:height="0.255cm" svg:x="18.294cm" svg:y="15.4cm">
              <text:p/>
              <draw:enhanced-geometry svg:viewBox="0 0 208 317" draw:type="non-primitive" draw:enhanced-path="M 208 290 L 182 310 155 317 126 310 97 290 70 257 45 211 25 153 9 83 0 0 N"/>
            </draw:custom-shape>
            <draw:custom-shape draw:style-name="gr23" draw:text-style-name="P2" draw:layer="layout" svg:width="0.117cm" svg:height="0.39cm" svg:x="18.294cm" svg:y="15.01cm">
              <text:p/>
              <draw:enhanced-geometry svg:viewBox="0 0 145 481" draw:type="non-primitive" draw:enhanced-path="M 0 481 L 1 395 11 315 31 240 53 172 79 114 104 67 126 31 140 8 145 0 N"/>
            </draw:custom-shape>
            <draw:custom-shape draw:style-name="gr23" draw:text-style-name="P2" draw:layer="layout" svg:width="0.316cm" svg:height="0.398cm" svg:x="18.095cm" svg:y="15.01cm">
              <text:p/>
              <draw:enhanced-geometry svg:viewBox="0 0 387 491" draw:type="non-primitive" draw:enhanced-path="M 387 0 L 355 61 324 121 292 179 259 234 227 286 195 334 162 377 129 414 97 445 64 469 32 484 0 491 N"/>
            </draw:custom-shape>
            <draw:custom-shape draw:style-name="gr23" draw:text-style-name="P2" draw:layer="layout" svg:width="0.102cm" svg:height="0.223cm" svg:x="17.993cm" svg:y="15.185cm">
              <text:p/>
              <draw:enhanced-geometry svg:viewBox="0 0 128 274" draw:type="non-primitive" draw:enhanced-path="M 128 274 L 78 269 41 247 14 212 0 168 1 116 16 59 46 0 N"/>
            </draw:custom-shape>
            <draw:custom-shape draw:style-name="gr23" draw:text-style-name="P2" draw:layer="layout" svg:width="0.373cm" svg:height="0.235cm" svg:x="18.03cm" svg:y="14.949cm">
              <text:p/>
              <draw:enhanced-geometry svg:viewBox="0 0 460 289" draw:type="non-primitive" draw:enhanced-path="M 0 289 L 39 244 94 199 159 155 229 113 298 77 360 45 412 21 447 5 460 0 N"/>
            </draw:custom-shape>
            <draw:custom-shape draw:style-name="gr23" draw:text-style-name="P2" draw:layer="layout" svg:width="0.239cm" svg:height="0.13cm" svg:x="18.038cm" svg:y="16.041cm">
              <text:p/>
              <draw:enhanced-geometry svg:viewBox="0 0 297 162" draw:type="non-primitive" draw:enhanced-path="M 297 162 L 253 112 192 71 125 40 63 17 18 4 0 0 N"/>
            </draw:custom-shape>
            <draw:custom-shape draw:style-name="gr23" draw:text-style-name="P2" draw:layer="layout" svg:width="0.21cm" svg:height="0.158cm" svg:x="18.184cm" svg:y="15.919cm">
              <text:p/>
              <draw:enhanced-geometry svg:viewBox="0 0 263 191" draw:type="non-primitive" draw:enhanced-path="M 263 191 L 184 119 112 64 54 28 14 7 0 0 N"/>
            </draw:custom-shape>
            <draw:custom-shape draw:style-name="gr23" draw:text-style-name="P2" draw:layer="layout" svg:width="0.243cm" svg:height="0.129cm" svg:x="18.294cm" svg:y="15.85cm">
              <text:p/>
              <draw:enhanced-geometry svg:viewBox="0 0 300 161" draw:type="non-primitive" draw:enhanced-path="M 300 161 L 243 107 166 62 87 28 25 7 0 0 N"/>
            </draw:custom-shape>
            <draw:custom-shape draw:style-name="gr23" draw:text-style-name="P2" draw:layer="layout" svg:width="0.239cm" svg:height="0.109cm" svg:x="18.391cm" svg:y="15.753cm">
              <text:p/>
              <draw:enhanced-geometry svg:viewBox="0 0 297 134" draw:type="non-primitive" draw:enhanced-path="M 297 134 L 228 82 149 44 76 19 21 4 0 0 N"/>
            </draw:custom-shape>
            <draw:custom-shape draw:style-name="gr23" draw:text-style-name="P2" draw:layer="layout" svg:width="0.19cm" svg:height="0.102cm" svg:x="18.513cm" svg:y="15.663cm">
              <text:p/>
              <draw:enhanced-geometry svg:viewBox="0 0 234 126" draw:type="non-primitive" draw:enhanced-path="M 234 126 L 170 75 94 35 27 9 0 0 N"/>
            </draw:custom-shape>
            <draw:custom-shape draw:style-name="gr23" draw:text-style-name="P2" draw:layer="layout" svg:width="0.19cm" svg:height="0.092cm" svg:x="18.611cm" svg:y="15.591cm">
              <text:p/>
              <draw:enhanced-geometry svg:viewBox="0 0 236 118" draw:type="non-primitive" draw:enhanced-path="M 236 118 L 176 70 98 32 30 8 0 0 N"/>
            </draw:custom-shape>
            <draw:custom-shape draw:style-name="gr23" draw:text-style-name="P2" draw:layer="layout" svg:width="0.21cm" svg:height="0.109cm" svg:x="18.692cm" svg:y="15.51cm">
              <text:p/>
              <draw:enhanced-geometry svg:viewBox="0 0 261 136" draw:type="non-primitive" draw:enhanced-path="M 261 136 L 185 84 99 41 29 11 0 0 N"/>
            </draw:custom-shape>
            <draw:custom-shape draw:style-name="gr23" draw:text-style-name="P2" draw:layer="layout" svg:width="0.239cm" svg:height="0.125cm" svg:x="18.757cm" svg:y="15.42cm">
              <text:p/>
              <draw:enhanced-geometry svg:viewBox="0 0 299 154" draw:type="non-primitive" draw:enhanced-path="M 299 154 L 237 103 159 60 82 29 23 7 0 0 N"/>
            </draw:custom-shape>
            <draw:custom-shape draw:style-name="gr23" draw:text-style-name="P2" draw:layer="layout" svg:width="0.048cm" svg:height="0.304cm" svg:x="18.602cm" svg:y="15.96cm">
              <text:p/>
              <draw:enhanced-geometry svg:viewBox="0 0 62 379" draw:type="non-primitive" draw:enhanced-path="M 0 379 L 23 333 40 271 51 201 59 127 62 58 62 0 N"/>
            </draw:custom-shape>
            <draw:custom-shape draw:style-name="gr23" draw:text-style-name="P2" draw:layer="layout" svg:width="0.251cm" svg:height="0.568cm" svg:x="18.651cm" svg:y="15.392cm">
              <text:p/>
              <draw:enhanced-geometry svg:viewBox="0 0 308 698" draw:type="non-primitive" draw:enhanced-path="M 0 698 L 4 675 12 647 24 616 41 579 62 540 85 496 111 448 139 396 167 340 196 280 226 215 254 147 282 76 308 0 N"/>
            </draw:custom-shape>
            <draw:custom-shape draw:style-name="gr23" draw:text-style-name="P2" draw:layer="layout" svg:width="0.035cm" svg:height="0.616cm" svg:x="18.866cm" svg:y="15.392cm">
              <text:p/>
              <draw:enhanced-geometry svg:viewBox="0 0 45 762" draw:type="non-primitive" draw:enhanced-path="M 45 0 L 44 9 41 36 35 78 29 131 23 195 16 265 9 340 4 415 1 491 0 563 1 628 6 685 15 730 28 762 N"/>
            </draw:custom-shape>
            <draw:custom-shape draw:style-name="gr23" draw:text-style-name="P2" draw:layer="layout" svg:width="0.145cm" svg:height="0.126cm" svg:x="18.887cm" svg:y="15.919cm">
              <text:p/>
              <draw:enhanced-geometry svg:viewBox="0 0 179 154" draw:type="non-primitive" draw:enhanced-path="M 0 110 L 32 146 59 154 83 137 109 101 139 54 179 0 N"/>
            </draw:custom-shape>
            <draw:custom-shape draw:style-name="gr23" draw:text-style-name="P2" draw:layer="layout" svg:width="0.089cm" svg:height="0.547cm" svg:x="18.968cm" svg:y="15.371cm">
              <text:p/>
              <draw:enhanced-geometry svg:viewBox="0 0 111 679" draw:type="non-primitive" draw:enhanced-path="M 80 679 L 97 648 107 606 111 556 109 498 103 434 94 369 81 303 66 238 52 176 37 119 22 70 10 29 0 0 N"/>
            </draw:custom-shape>
            <draw:custom-shape draw:style-name="gr23" draw:text-style-name="P2" draw:layer="layout" svg:width="0.21cm" svg:height="0.073cm" svg:x="18.757cm" svg:y="15.298cm">
              <text:p/>
              <draw:enhanced-geometry svg:viewBox="0 0 263 86" draw:type="non-primitive" draw:enhanced-path="M 263 86 L 217 45 168 15 114 0 58 7 0 41 N"/>
            </draw:custom-shape>
            <draw:custom-shape draw:style-name="gr23" draw:text-style-name="P2" draw:layer="layout" svg:width="0.467cm" svg:height="0.483cm" svg:x="18.289cm" svg:y="15.335cm">
              <text:p/>
              <draw:enhanced-geometry svg:viewBox="0 0 571 598" draw:type="non-primitive" draw:enhanced-path="M 571 0 L 547 19 516 46 477 80 434 120 386 164 336 211 284 260 232 310 183 359 136 407 94 452 58 494 29 530 10 561 0 584 2 598 N"/>
            </draw:custom-shape>
            <draw:custom-shape draw:style-name="gr23" draw:text-style-name="P2" draw:layer="layout" svg:width="0.243cm" svg:height="0.093cm" svg:x="18.294cm" svg:y="15.761cm">
              <text:p/>
              <draw:enhanced-geometry svg:viewBox="0 0 300 114" draw:type="non-primitive" draw:enhanced-path="M 0 72 L 31 96 75 112 127 114 184 99 243 63 300 0 N"/>
            </draw:custom-shape>
            <draw:custom-shape draw:style-name="gr23" draw:text-style-name="P2" draw:layer="layout" svg:width="0.304cm" svg:height="0.414cm" svg:x="18.537cm" svg:y="15.347cm">
              <text:p/>
              <draw:enhanced-geometry svg:viewBox="0 0 378 507" draw:type="non-primitive" draw:enhanced-path="M 0 507 L 33 460 72 406 115 347 161 286 207 225 251 166 291 113 326 67 353 32 371 8 378 0 N"/>
            </draw:custom-shape>
            <draw:custom-shape draw:style-name="gr23" draw:text-style-name="P2" draw:layer="layout" svg:width="0.291cm" svg:height="0.604cm" svg:x="18.55cm" svg:y="15.347cm">
              <text:p/>
              <draw:enhanced-geometry svg:viewBox="0 0 361 741" draw:type="non-primitive" draw:enhanced-path="M 361 0 L 352 41 335 90 313 146 286 207 256 273 222 339 188 406 153 471 120 533 88 589 59 639 35 682 17 714 4 734 0 741 N"/>
            </draw:custom-shape>
            <draw:custom-shape draw:style-name="gr24" draw:text-style-name="P2" draw:layer="layout" svg:width="1.587cm" svg:height="2.005cm" svg:x="20.799cm" svg:y="13.845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5" draw:text-style-name="P2" draw:layer="layout" svg:width="3.406cm" svg:height="4.99cm" svg:x="22.544cm" svg:y="9.963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6" draw:text-style-name="P2" draw:layer="layout" svg:width="3.397cm" svg:height="4.99cm" svg:x="22.544cm" svg:y="9.963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6" draw:text-style-name="P2" draw:layer="layout" svg:width="0.357cm" svg:height="0.531cm" svg:x="24.878cm" svg:y="11.356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7" draw:text-style-name="P2" draw:layer="layout" svg:width="0.446cm" svg:height="0.138cm" svg:x="24.379cm" svg:y="14.385cm">
              <text:p/>
              <draw:enhanced-geometry svg:viewBox="0 0 550 167" draw:type="non-primitive" draw:enhanced-path="M 0 149 L 44 157 94 163 148 166 205 167 263 163 320 154 376 139 428 116 475 87 516 48 550 0 N"/>
            </draw:custom-shape>
            <draw:custom-shape draw:style-name="gr27" draw:text-style-name="P2" draw:layer="layout" svg:width="0.3cm" svg:height="0.243cm" svg:x="24.525cm" svg:y="14.385cm">
              <text:p/>
              <draw:enhanced-geometry svg:viewBox="0 0 372 300" draw:type="non-primitive" draw:enhanced-path="M 372 0 L 322 93 279 164 241 218 207 257 175 280 144 294 112 300 78 297 42 291 0 283 N"/>
            </draw:custom-shape>
            <draw:custom-shape draw:style-name="gr27" draw:text-style-name="P2" draw:layer="layout" svg:width="0.203cm" svg:height="0.085cm" svg:x="24.322cm" svg:y="14.531cm">
              <text:p/>
              <draw:enhanced-geometry svg:viewBox="0 0 252 103" draw:type="non-primitive" draw:enhanced-path="M 252 103 L 150 74 70 40 19 12 0 0 N"/>
            </draw:custom-shape>
            <draw:custom-shape draw:style-name="gr27" draw:text-style-name="P2" draw:layer="layout" svg:width="0.869cm" svg:height="0.13cm" svg:x="24.103cm" svg:y="14.108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7" draw:text-style-name="P2" draw:layer="layout" svg:width="0.544cm" svg:height="0.186cm" svg:x="24.103cm" svg:y="14.226cm">
              <text:p/>
              <draw:enhanced-geometry svg:viewBox="0 0 669 228" draw:type="non-primitive" draw:enhanced-path="M 0 0 L 71 28 138 57 204 84 266 110 325 135 381 157 433 178 481 196 527 209 568 220 606 226 640 228 669 224 N"/>
            </draw:custom-shape>
            <draw:custom-shape draw:style-name="gr27" draw:text-style-name="P2" draw:layer="layout" svg:width="0.276cm" svg:height="0.183cm" svg:x="24.647cm" svg:y="14.226cm">
              <text:p/>
              <draw:enhanced-geometry svg:viewBox="0 0 344 224" draw:type="non-primitive" draw:enhanced-path="M 0 224 L 58 203 121 166 186 123 247 79 297 40 332 11 344 0 N"/>
            </draw:custom-shape>
            <draw:custom-shape draw:style-name="gr27" draw:text-style-name="P2" draw:layer="layout" svg:width="0.251cm" svg:height="0.665cm" svg:x="23.344cm" svg:y="11.587cm">
              <text:p/>
              <draw:enhanced-geometry svg:viewBox="0 0 312 821" draw:type="non-primitive" draw:enhanced-path="M 0 821 L 29 760 55 699 79 638 100 578 121 519 139 461 157 404 173 349 189 297 204 246 220 197 236 152 253 109 271 69 290 33 312 0 N"/>
            </draw:custom-shape>
            <draw:custom-shape draw:style-name="gr27" draw:text-style-name="P2" draw:layer="layout" svg:width="0.19cm" svg:height="0.535cm" svg:x="23.596cm" svg:y="11.052cm">
              <text:p/>
              <draw:enhanced-geometry svg:viewBox="0 0 237 656" draw:type="non-primitive" draw:enhanced-path="M 0 656 L 26 618 54 574 82 524 111 471 138 414 164 358 187 301 207 244 222 191 233 141 237 95 235 56 226 24 208 0 N"/>
            </draw:custom-shape>
            <draw:custom-shape draw:style-name="gr27" draw:text-style-name="P2" draw:layer="layout" svg:width="0.312cm" svg:height="0.353cm" svg:x="23.981cm" svg:y="11.173cm">
              <text:p/>
              <draw:enhanced-geometry svg:viewBox="0 0 385 433" draw:type="non-primitive" draw:enhanced-path="M 385 0 L 332 52 278 109 224 167 173 223 126 278 84 328 50 371 23 403 6 425 0 433 N"/>
            </draw:custom-shape>
            <draw:custom-shape draw:style-name="gr27" draw:text-style-name="P2" draw:layer="layout" svg:width="0.276cm" svg:height="0.409cm" svg:x="23.705cm" svg:y="11.527cm">
              <text:p/>
              <draw:enhanced-geometry svg:viewBox="0 0 344 507" draw:type="non-primitive" draw:enhanced-path="M 344 0 L 312 84 279 158 246 224 214 282 181 331 150 374 119 411 89 442 58 467 29 489 0 507 N"/>
            </draw:custom-shape>
            <draw:custom-shape draw:style-name="gr27" draw:text-style-name="P2" draw:layer="layout" svg:width="0.673cm" svg:height="0.921cm" svg:x="23.742cm" svg:y="11.234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7" draw:text-style-name="P2" draw:layer="layout" svg:width="0.917cm" svg:height="0.751cm" svg:x="22.824cm" svg:y="12.156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7" draw:text-style-name="P2" draw:layer="layout" svg:width="0.06cm" svg:height="0.763cm" svg:x="22.942cm" svg:y="10.435cm">
              <text:p/>
              <draw:enhanced-geometry svg:viewBox="0 0 74 942" draw:type="non-primitive" draw:enhanced-path="M 0 942 L 3 894 5 845 9 790 11 734 14 675 18 614 21 553 24 490 29 429 32 367 37 307 43 249 48 193 54 139 60 89 67 42 74 0 N"/>
            </draw:custom-shape>
            <draw:custom-shape draw:style-name="gr27" draw:text-style-name="P2" draw:layer="layout" svg:width="0.06cm" svg:height="0.459cm" svg:x="22.954cm" svg:y="9.975cm">
              <text:p/>
              <draw:enhanced-geometry svg:viewBox="0 0 71 566" draw:type="non-primitive" draw:enhanced-path="M 59 566 L 68 496 71 422 66 346 57 271 47 200 33 135 21 80 11 38 3 9 0 0 N"/>
            </draw:custom-shape>
            <draw:custom-shape draw:style-name="gr27" draw:text-style-name="P2" draw:layer="layout" svg:width="0.227cm" svg:height="1.064cm" svg:x="22.727cm" svg:y="9.975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7" draw:text-style-name="P2" draw:layer="layout" svg:width="0.121cm" svg:height="0.41cm" svg:x="23.198cm" svg:y="10.292cm">
              <text:p/>
              <draw:enhanced-geometry svg:viewBox="0 0 148 507" draw:type="non-primitive" draw:enhanced-path="M 148 0 L 141 56 129 117 113 181 95 244 76 306 55 366 35 421 17 468 0 507 N"/>
            </draw:custom-shape>
            <draw:custom-shape draw:style-name="gr27" draw:text-style-name="P2" draw:layer="layout" svg:width="0.255cm" svg:height="0.58cm" svg:x="22.942cm" svg:y="10.703cm">
              <text:p/>
              <draw:enhanced-geometry svg:viewBox="0 0 313 715" draw:type="non-primitive" draw:enhanced-path="M 313 0 L 301 26 282 59 260 98 234 142 205 192 175 245 145 301 115 360 87 420 61 481 38 542 20 602 6 660 0 715 N"/>
            </draw:custom-shape>
            <draw:custom-shape draw:style-name="gr27" draw:text-style-name="P2" draw:layer="layout" svg:width="0.146cm" svg:height="0.799cm" svg:x="22.942cm" svg:y="10.484cm">
              <text:p/>
              <draw:enhanced-geometry svg:viewBox="0 0 179 985" draw:type="non-primitive" draw:enhanced-path="M 0 985 L 3 914 9 841 14 770 22 701 30 632 40 564 50 499 62 436 73 376 86 318 98 264 110 213 123 167 134 124 147 85 158 52 169 24 179 0 N"/>
            </draw:custom-shape>
            <draw:custom-shape draw:style-name="gr27" draw:text-style-name="P2" draw:layer="layout" svg:width="0.048cm" svg:height="0.373cm" svg:x="23.088cm" svg:y="10.11cm">
              <text:p/>
              <draw:enhanced-geometry svg:viewBox="0 0 59 463" draw:type="non-primitive" draw:enhanced-path="M 0 463 L 20 409 34 341 45 264 52 187 56 115 58 56 59 15 59 0 N"/>
            </draw:custom-shape>
            <draw:custom-shape draw:style-name="gr27" draw:text-style-name="P2" draw:layer="layout" svg:width="0.336cm" svg:height="0.36cm" svg:x="23.283cm" svg:y="10.91cm">
              <text:p/>
              <draw:enhanced-geometry svg:viewBox="0 0 417 448" draw:type="non-primitive" draw:enhanced-path="M 417 0 L 347 44 283 94 225 147 173 202 128 255 89 306 58 352 33 391 15 421 3 441 0 448 N"/>
            </draw:custom-shape>
            <draw:custom-shape draw:style-name="gr27" draw:text-style-name="P2" draw:layer="layout" svg:width="0.243cm" svg:height="0.207cm" svg:x="23.04cm" svg:y="11.271cm">
              <text:p/>
              <draw:enhanced-geometry svg:viewBox="0 0 298 254" draw:type="non-primitive" draw:enhanced-path="M 298 0 L 226 33 161 76 107 125 61 172 29 214 7 244 0 254 N"/>
            </draw:custom-shape>
            <draw:custom-shape draw:style-name="gr27" draw:text-style-name="P2" draw:layer="layout" svg:width="0.34cm" svg:height="0.726cm" svg:x="23.04cm" svg:y="10.752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7" draw:text-style-name="P2" draw:layer="layout" svg:width="0.454cm" svg:height="0.47cm" svg:x="24.371cm" svg:y="13.309cm">
              <text:p/>
              <draw:enhanced-geometry svg:viewBox="0 0 564 582" draw:type="non-primitive" draw:enhanced-path="M 0 582 L 39 551 82 517 127 483 174 446 221 408 268 369 314 328 358 288 400 246 440 204 475 162 505 121 531 79 551 40 564 0 N"/>
            </draw:custom-shape>
            <draw:custom-shape draw:style-name="gr27" draw:text-style-name="P2" draw:layer="layout" svg:width="0.114cm" svg:height="1.202cm" svg:x="24.826cm" svg:y="12.107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7" draw:text-style-name="P2" draw:layer="layout" svg:width="0.134cm" svg:height="1.115cm" svg:x="24.777cm" svg:y="10.991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7" draw:text-style-name="P2" draw:layer="layout" svg:width="0.178cm" svg:height="0.267cm" svg:x="24.659cm" svg:y="10.954cm">
              <text:p/>
              <draw:enhanced-geometry svg:viewBox="0 0 221 331" draw:type="non-primitive" draw:enhanced-path="M 192 46 L 212 17 221 1 219 0 209 9 193 28 172 55 147 88 120 125 93 164 66 205 42 242 21 278 7 308 0 331 N"/>
            </draw:custom-shape>
            <draw:custom-shape draw:style-name="gr27" draw:text-style-name="P2" draw:layer="layout" svg:width="0.008cm" svg:height="0.451cm" svg:x="24.651cm" svg:y="11.222cm">
              <text:p/>
              <draw:enhanced-geometry svg:viewBox="0 0 7 552" draw:type="non-primitive" draw:enhanced-path="M 7 0 L 2 42 0 106 0 183 0 268 1 351 4 428 5 493 6 536 7 552 N"/>
            </draw:custom-shape>
            <draw:custom-shape draw:style-name="gr27" draw:text-style-name="P2" draw:layer="layout" svg:width="0.126cm" svg:height="0.727cm" svg:x="24.606cm" svg:y="10.946cm">
              <text:p/>
              <draw:enhanced-geometry svg:viewBox="0 0 151 896" draw:type="non-primitive" draw:enhanced-path="M 62 896 L 50 865 38 830 28 789 19 744 11 695 5 643 2 590 0 533 1 476 4 418 10 360 19 303 31 246 47 190 68 138 91 89 119 42 151 0 N"/>
            </draw:custom-shape>
            <draw:custom-shape draw:style-name="gr27" draw:text-style-name="P2" draw:layer="layout" svg:width="0.227cm" svg:height="1.007cm" svg:x="24.505cm" svg:y="10.946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7" draw:text-style-name="P2" draw:layer="layout" svg:width="0.057cm" svg:height="0.706cm" svg:x="24.456cm" svg:y="11.247cm">
              <text:p/>
              <draw:enhanced-geometry svg:viewBox="0 0 73 867" draw:type="non-primitive" draw:enhanced-path="M 73 867 L 62 768 51 675 41 589 31 509 24 435 17 368 11 304 7 248 3 197 1 150 0 109 1 74 3 45 7 20 12 0 N"/>
            </draw:custom-shape>
            <draw:custom-shape draw:style-name="gr27" draw:text-style-name="P2" draw:layer="layout" svg:width="0.267cm" svg:height="0.373cm" svg:x="24.465cm" svg:y="10.873cm">
              <text:p/>
              <draw:enhanced-geometry svg:viewBox="0 0 328 462" draw:type="non-primitive" draw:enhanced-path="M 0 462 L 17 428 47 380 85 324 129 261 176 198 222 137 264 83 297 40 320 10 328 0 N"/>
            </draw:custom-shape>
            <draw:custom-shape draw:style-name="gr27" draw:text-style-name="P2" draw:layer="layout" svg:width="0.884cm" svg:height="0.32cm" svg:x="23.811cm" svg:y="10.812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7" draw:text-style-name="P2" draw:layer="layout" svg:width="0.17cm" svg:height="0.219cm" svg:x="25.406cm" svg:y="11.961cm">
              <text:p/>
              <draw:enhanced-geometry svg:viewBox="0 0 210 274" draw:type="non-primitive" draw:enhanced-path="M 210 274 L 176 196 149 130 127 77 104 37 78 11 44 0 0 4 N"/>
            </draw:custom-shape>
            <draw:custom-shape draw:style-name="gr27" draw:text-style-name="P2" draw:layer="layout" svg:width="0.191cm" svg:height="0.085cm" svg:x="25.215cm" svg:y="11.876cm">
              <text:p/>
              <draw:enhanced-geometry svg:viewBox="0 0 236 105" draw:type="non-primitive" draw:enhanced-path="M 236 105 L 149 101 73 63 20 20 0 0 N"/>
            </draw:custom-shape>
            <draw:custom-shape draw:style-name="gr27" draw:text-style-name="P2" draw:layer="layout" svg:width="0.361cm" svg:height="0.908cm" svg:x="24.947cm" svg:y="12.059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7" draw:text-style-name="P2" draw:layer="layout" svg:width="0.219cm" svg:height="0.364cm" svg:x="24.947cm" svg:y="12.059cm">
              <text:p/>
              <draw:enhanced-geometry svg:viewBox="0 0 270 448" draw:type="non-primitive" draw:enhanced-path="M 0 0 L 48 68 86 130 116 188 138 239 158 285 176 327 193 364 213 396 238 423 270 448 N"/>
            </draw:custom-shape>
            <draw:custom-shape draw:style-name="gr27" draw:text-style-name="P2" draw:layer="layout" svg:width="0.24cm" svg:height="0.434cm" svg:x="25.166cm" svg:y="12.423cm">
              <text:p/>
              <draw:enhanced-geometry svg:viewBox="0 0 295 536" draw:type="non-primitive" draw:enhanced-path="M 0 0 L 31 25 62 59 92 101 122 149 150 202 177 257 203 315 228 373 252 430 275 485 295 536 N"/>
            </draw:custom-shape>
            <draw:custom-shape draw:style-name="gr28" draw:text-style-name="P2" draw:layer="layout" svg:width="4.376cm" svg:height="3.227cm" svg:x="21.387cm" svg:y="8.636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9" draw:text-style-name="P2" draw:layer="layout" svg:width="0.726cm" svg:height="0.731cm" svg:x="23.924cm" svg:y="10.3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0" draw:text-style-name="P2" draw:layer="layout" svg:width="0.637cm" svg:height="0.499cm" svg:x="23.924cm" svg:y="10.3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29" draw:text-style-name="P2" draw:layer="layout" svg:width="1.051cm" svg:height="1.091cm" svg:x="21.85cm" svg:y="9.614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1" draw:text-style-name="P2" draw:layer="layout" svg:width="0.532cm" svg:height="0.207cm" svg:x="24.826cm" svg:y="9.278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9" draw:text-style-name="P2" draw:layer="layout" svg:width="1.741cm" svg:height="0.588cm" svg:x="21.626cm" svg:y="9.111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9" draw:text-style-name="P2" draw:layer="layout" svg:width="0.69cm" svg:height="0.795cm" svg:x="24.549cm" svg:y="9.497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0" draw:text-style-name="P2" draw:layer="layout" svg:width="0.045cm" svg:height="0.462cm" svg:x="24.549cm" svg:y="9.83cm">
              <text:p/>
              <draw:enhanced-geometry svg:viewBox="0 0 57 567" draw:type="non-primitive" draw:enhanced-path="M 0 567 L 0 502 3 439 5 377 10 317 14 259 21 202 29 148 37 96 47 46 57 0 N"/>
            </draw:custom-shape>
            <draw:custom-shape draw:style-name="gr29" draw:text-style-name="P2" draw:layer="layout" svg:width="0.796cm" svg:height="1.644cm" svg:x="24.72cm" svg:y="10.016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0" draw:text-style-name="P2" draw:layer="layout" svg:width="0.101cm" svg:height="0.313cm" svg:x="23.344cm" svg:y="9.777cm">
              <text:p/>
              <draw:enhanced-geometry svg:viewBox="0 0 125 386" draw:type="non-primitive" draw:enhanced-path="M 0 386 L 29 309 59 235 86 166 107 105 122 54 125 19 115 0 N"/>
            </draw:custom-shape>
            <draw:custom-shape draw:style-name="gr32" draw:text-style-name="P2" draw:layer="layout" svg:width="0.15cm" svg:height="0.104cm" svg:x="23.287cm" svg:y="9.672cm">
              <text:p/>
              <draw:enhanced-geometry svg:viewBox="0 0 185 128" draw:type="non-primitive" draw:enhanced-path="M 185 128 L 151 74 89 34 27 9 0 0 N"/>
            </draw:custom-shape>
            <draw:custom-shape draw:style-name="gr32" draw:text-style-name="P2" draw:layer="layout" svg:width="0.442cm" svg:height="0.06cm" svg:x="23.616cm" svg:y="9.716cm">
              <text:p/>
              <draw:enhanced-geometry svg:viewBox="0 0 547 73" draw:type="non-primitive" draw:enhanced-path="M 0 31 L 75 15 148 5 217 0 280 1 340 6 394 15 443 26 485 40 520 56 547 73 N"/>
            </draw:custom-shape>
            <draw:custom-shape draw:style-name="gr33" draw:text-style-name="P2" draw:layer="layout" svg:width="0.34cm" svg:height="0.102cm" svg:x="23.636cm" svg:y="9.788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2" draw:layer="layout" svg:width="0.34cm" svg:height="0.102cm" svg:x="23.636cm" svg:y="9.788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0" draw:text-style-name="P2" draw:layer="layout" svg:width="0.141cm" svg:height="0.007cm" svg:x="23.446cm" svg:y="10.524cm">
              <text:p/>
              <draw:enhanced-geometry svg:viewBox="0 0 172 14" draw:type="non-primitive" draw:enhanced-path="M 172 14 L 92 11 27 3 0 0 N"/>
            </draw:custom-shape>
            <draw:custom-shape draw:style-name="gr30" draw:text-style-name="P2" draw:layer="layout" svg:width="0.235cm" svg:height="0.008cm" svg:x="23.441cm" svg:y="10.418cm">
              <text:p/>
              <draw:enhanced-geometry svg:viewBox="0 0 291 11" draw:type="non-primitive" draw:enhanced-path="M 0 0 L 81 10 176 11 257 9 291 8 N"/>
            </draw:custom-shape>
            <draw:custom-shape draw:style-name="gr30" draw:text-style-name="P2" draw:layer="layout" svg:width="0.092cm" svg:height="0.016cm" svg:x="23.437cm" svg:y="10.24cm">
              <text:p/>
              <draw:enhanced-geometry svg:viewBox="0 0 114 21" draw:type="non-primitive" draw:enhanced-path="M 114 21 L 68 0 22 7 0 15 N"/>
            </draw:custom-shape>
            <draw:custom-shape draw:style-name="gr30" draw:text-style-name="P2" draw:layer="layout" svg:width="0.077cm" svg:height="0.105cm" svg:x="23.539cm" svg:y="10.162cm">
              <text:p/>
              <draw:enhanced-geometry svg:viewBox="0 0 94 128" draw:type="non-primitive" draw:enhanced-path="M 0 0 L 69 33 94 76 58 128 N"/>
            </draw:custom-shape>
            <draw:custom-shape draw:style-name="gr30" draw:text-style-name="P2" draw:layer="layout" svg:width="0.162cm" svg:height="0.202cm" svg:x="23.636cm" svg:y="10.159cm">
              <text:p/>
              <draw:enhanced-geometry svg:viewBox="0 0 200 249" draw:type="non-primitive" draw:enhanced-path="M 0 0 L 63 39 121 92 166 151 196 207 200 249 N"/>
            </draw:custom-shape>
            <draw:custom-shape draw:style-name="gr30" draw:text-style-name="P2" draw:layer="layout" svg:width="0.084cm" svg:height="0.211cm" svg:x="23.713cm" svg:y="10.361cm">
              <text:p/>
              <draw:enhanced-geometry svg:viewBox="0 0 107 263" draw:type="non-primitive" draw:enhanced-path="M 107 0 L 83 64 47 152 14 230 0 263 N"/>
            </draw:custom-shape>
            <draw:custom-shape draw:style-name="gr34" draw:text-style-name="P2" draw:layer="layout" svg:width="1.927cm" svg:height="1.319cm" svg:x="23.247cm" svg:y="8.547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3" draw:text-style-name="P2" draw:layer="layout" svg:width="0.089cm" svg:height="0.113cm" svg:x="23.348cm" svg:y="9.765cm">
              <text:p/>
              <draw:enhanced-geometry svg:viewBox="0 0 107 141" draw:type="non-primitive" draw:enhanced-path="M 13 141 L 99 128 107 63 0 0 13 141 13 141 Z N"/>
            </draw:custom-shape>
            <draw:custom-shape draw:style-name="gr9" draw:text-style-name="P2" draw:layer="layout" svg:width="0.089cm" svg:height="0.113cm" svg:x="23.348cm" svg:y="9.765cm">
              <text:p/>
              <draw:enhanced-geometry svg:viewBox="0 0 107 141" draw:type="non-primitive" draw:enhanced-path="M 13 141 L 99 128 107 63 0 0 13 141 13 141 N"/>
            </draw:custom-shape>
            <draw:custom-shape draw:style-name="gr24" draw:text-style-name="P2" draw:layer="layout" svg:width="0.97cm" svg:height="1.489cm" svg:x="23.53cm" svg:y="13.943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5" draw:text-style-name="P2" draw:layer="layout" svg:width="5.866cm" svg:height="4.502cm" svg:x="18.55cm" svg:y="11.47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6" draw:text-style-name="P2" draw:layer="layout" svg:width="0.126cm" svg:height="0.198cm" svg:x="23.571cm" svg:y="13.926cm">
              <text:p/>
              <draw:enhanced-geometry svg:viewBox="0 0 156 247" draw:type="non-primitive" draw:enhanced-path="M 0 0 L 53 71 100 138 135 198 156 247 N"/>
            </draw:custom-shape>
            <draw:custom-shape draw:style-name="gr36" draw:text-style-name="P2" draw:layer="layout" svg:width="0.247cm" svg:height="0.365cm" svg:x="23.697cm" svg:y="14.125cm">
              <text:p/>
              <draw:enhanced-geometry svg:viewBox="0 0 307 451" draw:type="non-primitive" draw:enhanced-path="M 0 0 L 15 37 39 75 68 115 102 155 140 200 178 245 216 292 252 343 282 395 307 451 N"/>
            </draw:custom-shape>
            <draw:custom-shape draw:style-name="gr36" draw:text-style-name="P2" draw:layer="layout" svg:width="0.252cm" svg:height="0.653cm" svg:x="23.945cm" svg:y="14.49cm">
              <text:p/>
              <draw:enhanced-geometry svg:viewBox="0 0 308 806" draw:type="non-primitive" draw:enhanced-path="M 0 0 L 12 36 25 79 37 127 50 180 63 235 77 293 92 353 106 412 122 472 140 528 158 584 179 636 201 682 224 724 250 759 277 786 308 806 N"/>
            </draw:custom-shape>
            <draw:custom-shape draw:style-name="gr36" draw:text-style-name="P2" draw:layer="layout" svg:width="0.219cm" svg:height="0.202cm" svg:x="24.197cm" svg:y="15.144cm">
              <text:p/>
              <draw:enhanced-geometry svg:viewBox="0 0 270 248" draw:type="non-primitive" draw:enhanced-path="M 0 0 L 80 46 148 100 201 154 238 201 262 235 270 248 N"/>
            </draw:custom-shape>
            <draw:custom-shape draw:style-name="gr36" draw:text-style-name="P2" draw:layer="layout" svg:width="0.479cm" svg:height="0.97cm" svg:x="21.716cm" svg:y="14.827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6" draw:text-style-name="P2" draw:layer="layout" svg:width="0.372cm" svg:height="0.835cm" svg:x="21.343cm" svg:y="13.991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6" draw:text-style-name="P2" draw:layer="layout" svg:width="0.621cm" svg:height="0.645cm" svg:x="20.722cm" svg:y="13.991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4" draw:text-style-name="P2" draw:layer="layout" svg:width="2.171cm" svg:height="3.008cm" svg:x="18.959cm" svg:y="11.945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6" draw:text-style-name="P2" draw:layer="layout" svg:width="0.523cm" svg:height="0.471cm" svg:x="20.607cm" svg:y="11.945cm">
              <text:p/>
              <draw:enhanced-geometry svg:viewBox="0 0 648 579" draw:type="non-primitive" draw:enhanced-path="M 648 0 L 598 41 545 83 492 127 439 171 386 215 333 259 282 303 233 346 187 387 144 427 105 463 70 498 41 529 17 556 0 579 N"/>
            </draw:custom-shape>
            <draw:custom-shape draw:style-name="gr36" draw:text-style-name="P2" draw:layer="layout" svg:width="0.413cm" svg:height="0.689cm" svg:x="20.194cm" svg:y="12.416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6" draw:text-style-name="P2" draw:layer="layout" svg:width="0.459cm" svg:height="0.722cm" svg:x="19.735cm" svg:y="13.106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6" draw:text-style-name="P2" draw:layer="layout" svg:width="0.259cm" svg:height="0.527cm" svg:x="19.475cm" svg:y="13.828cm">
              <text:p/>
              <draw:enhanced-geometry svg:viewBox="0 0 319 651" draw:type="non-primitive" draw:enhanced-path="M 319 0 L 297 34 271 74 245 121 217 172 188 226 161 283 133 340 106 399 81 456 57 511 35 562 16 610 0 651 N"/>
            </draw:custom-shape>
            <draw:custom-shape draw:style-name="gr36" draw:text-style-name="P2" draw:layer="layout" svg:width="0.219cm" svg:height="0.247cm" svg:x="19.256cm" svg:y="14.356cm">
              <text:p/>
              <draw:enhanced-geometry svg:viewBox="0 0 270 307" draw:type="non-primitive" draw:enhanced-path="M 270 0 L 241 65 206 118 165 164 122 203 79 238 37 272 0 307 N"/>
            </draw:custom-shape>
            <draw:custom-shape draw:style-name="gr36" draw:text-style-name="P2" draw:layer="layout" svg:width="0.162cm" svg:height="0.349cm" svg:x="19.094cm" svg:y="14.604cm">
              <text:p/>
              <draw:enhanced-geometry svg:viewBox="0 0 200 428" draw:type="non-primitive" draw:enhanced-path="M 200 0 L 168 42 134 102 100 172 69 245 42 315 19 373 5 412 0 428 N"/>
            </draw:custom-shape>
            <draw:custom-shape draw:style-name="gr37" draw:text-style-name="P2" draw:layer="layout" svg:width="3.283cm" svg:height="2.057cm" svg:x="20.701cm" svg:y="12.566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8" draw:text-style-name="P2" draw:layer="layout" svg:width="0.373cm" svg:height="0.279cm" svg:x="23.993cm" svg:y="14.413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6" draw:text-style-name="P2" draw:layer="layout" svg:width="0.394cm" svg:height="0.304cm" svg:x="23.677cm" svg:y="14.088cm">
              <text:p/>
              <draw:enhanced-geometry svg:viewBox="0 0 483 377" draw:type="non-primitive" draw:enhanced-path="M 0 0 L 86 44 164 87 234 130 296 171 349 210 395 246 430 280 457 309 475 336 483 359 482 377 N"/>
            </draw:custom-shape>
            <draw:custom-shape draw:style-name="gr36" draw:text-style-name="P2" draw:layer="layout" svg:width="0.154cm" svg:height="0.117cm" svg:x="23.916cm" svg:y="14.292cm">
              <text:p/>
              <draw:enhanced-geometry svg:viewBox="0 0 189 148" draw:type="non-primitive" draw:enhanced-path="M 189 129 L 169 148 139 137 100 104 53 55 0 0 N"/>
            </draw:custom-shape>
            <draw:custom-shape draw:style-name="gr36" draw:text-style-name="P2" draw:layer="layout" svg:width="0.198cm" svg:height="0.138cm" svg:x="23.717cm" svg:y="14.153cm">
              <text:p/>
              <draw:enhanced-geometry svg:viewBox="0 0 246 166" draw:type="non-primitive" draw:enhanced-path="M 246 166 L 168 99 87 47 25 12 0 0 N"/>
            </draw:custom-shape>
            <draw:custom-shape draw:style-name="gr36" draw:text-style-name="P2" draw:layer="layout" svg:width="0.267cm" svg:height="0.357cm" svg:x="23.965cm" svg:y="14.893cm">
              <text:p/>
              <draw:enhanced-geometry svg:viewBox="0 0 330 439" draw:type="non-primitive" draw:enhanced-path="M 330 439 L 295 399 253 353 208 301 161 246 116 191 75 137 40 86 14 39 0 0 N"/>
            </draw:custom-shape>
            <draw:custom-shape draw:style-name="gr36" draw:text-style-name="P2" draw:layer="layout" svg:width="0.069cm" svg:height="0.105cm" svg:x="23.896cm" svg:y="14.799cm">
              <text:p/>
              <draw:enhanced-geometry svg:viewBox="0 0 83 130" draw:type="non-primitive" draw:enhanced-path="M 83 117 L 71 78 55 43 38 16 21 1 8 0 0 19 1 61 12 130 N"/>
            </draw:custom-shape>
            <draw:custom-shape draw:style-name="gr36" draw:text-style-name="P2" draw:layer="layout" svg:width="0.24cm" svg:height="0.393cm" svg:x="23.908cm" svg:y="14.905cm">
              <text:p/>
              <draw:enhanced-geometry svg:viewBox="0 0 296 486" draw:type="non-primitive" draw:enhanced-path="M 0 0 L 14 61 30 119 49 176 69 230 92 281 118 327 146 370 179 408 214 439 254 465 296 486 N"/>
            </draw:custom-shape>
            <draw:custom-shape draw:style-name="gr36" draw:text-style-name="P2" draw:layer="layout" svg:width="0.357cm" svg:height="0.044cm" svg:x="23.945cm" svg:y="15.412cm">
              <text:p/>
              <draw:enhanced-geometry svg:viewBox="0 0 437 54" draw:type="non-primitive" draw:enhanced-path="M 437 0 L 367 23 296 40 230 50 165 54 104 51 50 42 0 25 N"/>
            </draw:custom-shape>
            <draw:custom-shape draw:style-name="gr36" draw:text-style-name="P2" draw:layer="layout" svg:width="0.173cm" svg:height="0.227cm" svg:x="24.177cm" svg:y="14.454cm">
              <text:p/>
              <draw:enhanced-geometry svg:viewBox="0 0 214 284" draw:type="non-primitive" draw:enhanced-path="M 0 0 L 68 59 119 110 156 155 182 197 200 239 214 284 N"/>
            </draw:custom-shape>
            <draw:custom-shape draw:style-name="gr36" draw:text-style-name="P2" draw:layer="layout" svg:width="0.024cm" svg:height="0.385cm" svg:x="24.351cm" svg:y="14.681cm">
              <text:p/>
              <draw:enhanced-geometry svg:viewBox="0 0 34 473" draw:type="non-primitive" draw:enhanced-path="M 0 0 L 8 48 14 115 20 192 25 273 29 349 31 414 32 458 34 473 N"/>
            </draw:custom-shape>
            <draw:custom-shape draw:style-name="gr36" draw:text-style-name="P2" draw:layer="layout" svg:width="0.097cm" svg:height="0.531cm" svg:x="21.992cm" svg:y="13.001cm">
              <text:p/>
              <draw:enhanced-geometry svg:viewBox="0 0 119 651" draw:type="non-primitive" draw:enhanced-path="M 0 0 L 23 33 45 74 63 120 79 171 92 227 103 286 111 346 117 408 119 470 119 532 115 592 108 651 N"/>
            </draw:custom-shape>
            <draw:custom-shape draw:style-name="gr36" draw:text-style-name="P2" draw:layer="layout" svg:width="0.097cm" svg:height="1.266cm" svg:x="21.984cm" svg:y="13.532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6" draw:text-style-name="P2" draw:layer="layout" svg:width="0.239cm" svg:height="1.007cm" svg:x="20.701cm" svg:y="12.639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6" draw:text-style-name="P2" draw:layer="layout" svg:width="0.085cm" svg:height="0.429cm" svg:x="20.616cm" svg:y="13.646cm">
              <text:p/>
              <draw:enhanced-geometry svg:viewBox="0 0 107 533" draw:type="non-primitive" draw:enhanced-path="M 107 0 L 93 53 78 121 63 196 47 276 32 354 20 424 9 481 3 518 0 533 N"/>
            </draw:custom-shape>
            <draw:custom-shape draw:style-name="gr36" draw:text-style-name="P2" draw:layer="layout" svg:width="0.057cm" svg:height="0.508cm" svg:x="19.881cm" svg:y="14.721cm">
              <text:p/>
              <draw:enhanced-geometry svg:viewBox="0 0 73 626" draw:type="non-primitive" draw:enhanced-path="M 0 626 L 10 571 22 517 33 462 44 406 54 351 62 294 69 238 73 180 71 121 67 61 57 0 N"/>
            </draw:custom-shape>
            <draw:custom-shape draw:style-name="gr36" draw:text-style-name="P2" draw:layer="layout" svg:width="0.341cm" svg:height="1.112cm" svg:x="19.922cm" svg:y="13.609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6" draw:text-style-name="P2" draw:layer="layout" svg:width="0.21cm" svg:height="0.495cm" svg:x="20.442cm" svg:y="12.457cm">
              <text:p/>
              <draw:enhanced-geometry svg:viewBox="0 0 260 613" draw:type="non-primitive" draw:enhanced-path="M 260 0 L 252 32 242 61 228 92 211 122 192 157 171 197 146 242 120 295 92 358 63 430 33 515 0 613 N"/>
            </draw:custom-shape>
            <draw:custom-shape draw:style-name="gr36" draw:text-style-name="P2" draw:layer="layout" svg:width="0.649cm" svg:height="1.44cm" svg:x="19.792cm" svg:y="12.952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6" draw:text-style-name="P2" draw:layer="layout" svg:width="0.21cm" svg:height="0.56cm" svg:x="19.581cm" svg:y="14.393cm">
              <text:p/>
              <draw:enhanced-geometry svg:viewBox="0 0 262 688" draw:type="non-primitive" draw:enhanced-path="M 262 0 L 240 45 216 89 191 132 164 174 138 217 112 260 87 304 65 351 44 398 27 449 14 504 5 560 0 621 3 688 N"/>
            </draw:custom-shape>
            <draw:custom-shape draw:style-name="gr36" draw:text-style-name="P2" draw:layer="layout" svg:width="0.097cm" svg:height="0.344cm" svg:x="19.487cm" svg:y="14.953cm">
              <text:p/>
              <draw:enhanced-geometry svg:viewBox="0 0 123 426" draw:type="non-primitive" draw:enhanced-path="M 118 0 L 123 107 122 193 115 258 102 310 84 349 61 378 33 403 0 426 N"/>
            </draw:custom-shape>
            <draw:custom-shape draw:style-name="gr36" draw:text-style-name="P2" draw:layer="layout" svg:width="0.048cm" svg:height="0.288cm" svg:x="19.487cm" svg:y="15.01cm">
              <text:p/>
              <draw:enhanced-geometry svg:viewBox="0 0 63 356" draw:type="non-primitive" draw:enhanced-path="M 0 356 L 22 300 43 237 58 169 63 102 56 44 36 0 N"/>
            </draw:custom-shape>
            <draw:custom-shape draw:style-name="gr36" draw:text-style-name="P2" draw:layer="layout" svg:width="0.114cm" svg:height="0.19cm" svg:x="20.222cm" svg:y="15.221cm">
              <text:p/>
              <draw:enhanced-geometry svg:viewBox="0 0 141 236" draw:type="non-primitive" draw:enhanced-path="M 0 236 L 64 167 110 119 136 83 141 47 119 0 N"/>
            </draw:custom-shape>
            <draw:custom-shape draw:style-name="gr36" draw:text-style-name="P2" draw:layer="layout" svg:width="0.089cm" svg:height="0.296cm" svg:x="20.307cm" svg:y="14.925cm">
              <text:p/>
              <draw:enhanced-geometry svg:viewBox="0 0 106 367" draw:type="non-primitive" draw:enhanced-path="M 13 367 L 0 317 5 253 24 183 50 115 78 56 98 16 106 0 N"/>
            </draw:custom-shape>
            <draw:custom-shape draw:style-name="gr36" draw:text-style-name="P2" draw:layer="layout" svg:width="0.178cm" svg:height="0.296cm" svg:x="20.218cm" svg:y="14.925cm">
              <text:p/>
              <draw:enhanced-geometry svg:viewBox="0 0 220 367" draw:type="non-primitive" draw:enhanced-path="M 220 0 L 159 69 108 125 66 173 34 215 13 252 1 287 0 326 8 367 N"/>
            </draw:custom-shape>
            <draw:custom-shape draw:style-name="gr36" draw:text-style-name="P2" draw:layer="layout" svg:width="0.198cm" svg:height="0.21cm" svg:x="20.023cm" svg:y="15.221cm">
              <text:p/>
              <draw:enhanced-geometry svg:viewBox="0 0 248 261" draw:type="non-primitive" draw:enhanced-path="M 248 0 L 246 52 215 104 166 152 109 195 56 230 16 253 0 261 N"/>
            </draw:custom-shape>
            <draw:custom-shape draw:style-name="gr36" draw:text-style-name="P2" draw:layer="layout" svg:width="0.104cm" svg:height="0.51cm" svg:x="19.609cm" svg:y="14.884cm">
              <text:p/>
              <draw:enhanced-geometry svg:viewBox="0 0 131 628" draw:type="non-primitive" draw:enhanced-path="M 0 628 L 28 576 51 513 71 442 88 367 100 290 110 215 118 147 124 89 128 42 131 12 131 0 N"/>
            </draw:custom-shape>
            <draw:custom-shape draw:style-name="gr36" draw:text-style-name="P2" draw:layer="layout" svg:width="0.085cm" svg:height="0.527cm" svg:x="19.686cm" svg:y="14.884cm">
              <text:p/>
              <draw:enhanced-geometry svg:viewBox="0 0 105 651" draw:type="non-primitive" draw:enhanced-path="M 34 0 L 60 57 80 115 94 173 101 233 105 292 104 351 97 407 88 460 74 508 58 554 40 592 21 625 0 651 N"/>
            </draw:custom-shape>
            <draw:custom-shape draw:style-name="gr36" draw:text-style-name="P2" draw:layer="layout" svg:width="0.117cm" svg:height="0.259cm" svg:x="19.357cm" svg:y="14.953cm">
              <text:p/>
              <draw:enhanced-geometry svg:viewBox="0 0 146 318" draw:type="non-primitive" draw:enhanced-path="M 146 0 L 81 23 37 58 11 103 0 152 0 200 7 246 16 283 25 309 29 318 N"/>
            </draw:custom-shape>
            <draw:custom-shape draw:style-name="gr36" draw:text-style-name="P2" draw:layer="layout" svg:width="0.092cm" svg:height="0.259cm" svg:x="19.382cm" svg:y="14.953cm">
              <text:p/>
              <draw:enhanced-geometry svg:viewBox="0 0 117 318" draw:type="non-primitive" draw:enhanced-path="M 0 318 L 21 231 52 145 83 71 108 19 117 0 N"/>
            </draw:custom-shape>
            <draw:custom-shape draw:style-name="gr36" draw:text-style-name="P2" draw:layer="layout" svg:width="0.073cm" svg:height="0.21cm" svg:x="19.231cm" svg:y="14.913cm">
              <text:p/>
              <draw:enhanced-geometry svg:viewBox="0 0 88 261" draw:type="non-primitive" draw:enhanced-path="M 52 261 L 28 221 11 195 1 178 0 162 6 143 22 114 49 68 88 0 N"/>
            </draw:custom-shape>
            <draw:custom-shape draw:style-name="gr36" draw:text-style-name="P2" draw:layer="layout" svg:width="0.267cm" svg:height="0.508cm" svg:x="19.305cm" svg:y="14.405cm">
              <text:p/>
              <draw:enhanced-geometry svg:viewBox="0 0 330 627" draw:type="non-primitive" draw:enhanced-path="M 0 627 L 30 574 62 520 94 465 125 409 157 355 188 300 217 247 244 194 270 143 293 93 313 46 330 0 N"/>
            </draw:custom-shape>
            <draw:custom-shape draw:style-name="gr36" draw:text-style-name="P2" draw:layer="layout" svg:width="0.182cm" svg:height="0.421cm" svg:x="19.573cm" svg:y="13.983cm">
              <text:p/>
              <draw:enhanced-geometry svg:viewBox="0 0 223 521" draw:type="non-primitive" draw:enhanced-path="M 0 521 L 23 456 52 383 84 308 118 231 150 159 179 96 202 45 217 12 223 0 N"/>
            </draw:custom-shape>
            <draw:custom-shape draw:style-name="gr36" draw:text-style-name="P2" draw:layer="layout" svg:width="0.048cm" svg:height="0.231cm" svg:x="20.681cm" svg:y="12.042cm">
              <text:p/>
              <draw:enhanced-geometry svg:viewBox="0 0 60 284" draw:type="non-primitive" draw:enhanced-path="M 60 284 L 20 199 3 106 0 30 1 0 N"/>
            </draw:custom-shape>
            <draw:custom-shape draw:style-name="gr36" draw:text-style-name="P2" draw:layer="layout" svg:width="0.032cm" svg:height="0.24cm" svg:x="20.547cm" svg:y="12.196cm">
              <text:p/>
              <draw:enhanced-geometry svg:viewBox="0 0 36 295" draw:type="non-primitive" draw:enhanced-path="M 36 295 L 16 205 4 107 1 31 0 0 N"/>
            </draw:custom-shape>
            <draw:custom-shape draw:style-name="gr36" draw:text-style-name="P2" draw:layer="layout" svg:width="0.036cm" svg:height="0.686cm" svg:x="20.376cm" svg:y="12.107cm">
              <text:p/>
              <draw:enhanced-geometry svg:viewBox="0 0 44 841" draw:type="non-primitive" draw:enhanced-path="M 23 0 L 33 83 40 166 43 246 44 325 43 402 41 475 36 544 31 607 25 665 19 716 14 759 8 794 4 820 1 836 0 841 N"/>
            </draw:custom-shape>
            <draw:custom-shape draw:style-name="gr36" draw:text-style-name="P2" draw:layer="layout" svg:width="0.065cm" svg:height="0.576cm" svg:x="20.043cm" svg:y="12.59cm">
              <text:p/>
              <draw:enhanced-geometry svg:viewBox="0 0 79 710" draw:type="non-primitive" draw:enhanced-path="M 31 710 L 14 655 4 594 0 526 1 455 6 383 15 311 26 241 38 177 51 119 61 70 71 33 77 9 79 0 N"/>
            </draw:custom-shape>
            <draw:custom-shape draw:style-name="gr36" draw:text-style-name="P2" draw:layer="layout" svg:width="0.21cm" svg:height="0.824cm" svg:x="19.678cm" svg:y="13.033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6" draw:text-style-name="P2" draw:layer="layout" svg:width="0.048cm" svg:height="0.385cm" svg:x="19.446cm" svg:y="13.914cm">
              <text:p/>
              <draw:enhanced-geometry svg:viewBox="0 0 60 473" draw:type="non-primitive" draw:enhanced-path="M 60 0 L 44 116 31 214 21 296 13 361 7 411 4 446 1 467 0 473 N"/>
            </draw:custom-shape>
            <draw:custom-shape draw:style-name="gr36" draw:text-style-name="P2" draw:layer="layout" svg:width="0.276cm" svg:height="0.276cm" svg:x="19.17cm" svg:y="14.3cm">
              <text:p/>
              <draw:enhanced-geometry svg:viewBox="0 0 340 343" draw:type="non-primitive" draw:enhanced-path="M 340 0 L 269 73 203 138 144 197 95 247 54 288 25 318 5 338 0 343 N"/>
            </draw:custom-shape>
            <draw:custom-shape draw:style-name="gr36" draw:text-style-name="P2" draw:layer="layout" svg:width="0.141cm" svg:height="0.251cm" svg:x="19.029cm" svg:y="14.576cm">
              <text:p/>
              <draw:enhanced-geometry svg:viewBox="0 0 177 308" draw:type="non-primitive" draw:enhanced-path="M 177 0 L 149 73 126 135 102 189 76 236 43 275 0 308 N"/>
            </draw:custom-shape>
            <draw:custom-shape draw:style-name="gr36" draw:text-style-name="P2" draw:layer="layout" svg:width="0.28cm" svg:height="0.645cm" svg:x="19.389cm" svg:y="12.051cm">
              <text:p/>
              <draw:enhanced-geometry svg:viewBox="0 0 343 795" draw:type="non-primitive" draw:enhanced-path="M 343 0 L 309 60 276 115 246 168 216 216 189 263 164 307 140 351 118 394 97 437 79 480 62 525 46 573 33 622 20 676 9 732 0 795 N"/>
            </draw:custom-shape>
            <draw:custom-shape draw:style-name="gr36" draw:text-style-name="P2" draw:layer="layout" svg:width="0.409cm" svg:height="0.929cm" svg:x="18.98cm" svg:y="12.696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6" draw:text-style-name="P2" draw:layer="layout" svg:width="0.15cm" svg:height="0.146cm" svg:x="21.335cm" svg:y="13.857cm">
              <text:p/>
              <draw:enhanced-geometry svg:viewBox="0 0 188 178" draw:type="non-primitive" draw:enhanced-path="M 0 178 L 34 127 56 93 69 70 83 54 102 42 135 25 188 0 N"/>
            </draw:custom-shape>
            <draw:custom-shape draw:style-name="gr36" draw:text-style-name="P2" draw:layer="layout" svg:width="0.267cm" svg:height="0.296cm" svg:x="21.485cm" svg:y="13.56cm">
              <text:p/>
              <draw:enhanced-geometry svg:viewBox="0 0 330 366" draw:type="non-primitive" draw:enhanced-path="M 0 366 L 58 331 115 279 171 219 222 157 266 98 300 47 323 13 330 0 N"/>
            </draw:custom-shape>
            <draw:custom-shape draw:style-name="gr36" draw:text-style-name="P2" draw:layer="layout" svg:width="0.105cm" svg:height="1.006cm" svg:x="21.659cm" svg:y="12.554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6" draw:text-style-name="P2" draw:layer="layout" svg:width="0.081cm" svg:height="0.385cm" svg:x="21.737cm" svg:y="13.395cm">
            <text:p/>
            <draw:enhanced-geometry svg:viewBox="0 0 100 473" draw:type="non-primitive" draw:enhanced-path="M 83 0 L 96 84 100 157 98 222 89 280 74 334 53 382 28 429 0 473 N"/>
          </draw:custom-shape>
          <draw:custom-shape draw:style-name="gr36" draw:text-style-name="P2" draw:layer="layout" svg:width="0.117cm" svg:height="0.288cm" svg:x="21.62cm" svg:y="13.781cm">
            <text:p/>
            <draw:enhanced-geometry svg:viewBox="0 0 142 355" draw:type="non-primitive" draw:enhanced-path="M 142 0 L 112 53 94 110 80 167 69 223 54 274 33 319 0 355 N"/>
          </draw:custom-shape>
          <draw:custom-shape draw:style-name="gr36" draw:text-style-name="P2" draw:layer="layout" svg:width="0.267cm" svg:height="0.052cm" svg:x="21.352cm" svg:y="14.033cm">
            <text:p/>
            <draw:enhanced-geometry svg:viewBox="0 0 329 68" draw:type="non-primitive" draw:enhanced-path="M 329 47 L 273 68 202 65 129 50 63 27 17 8 0 0 N"/>
          </draw:custom-shape>
          <draw:custom-shape draw:style-name="gr36" draw:text-style-name="P2" draw:layer="layout" svg:width="0.04cm" svg:height="0.507cm" svg:x="22.148cm" svg:y="13.379cm">
            <text:p/>
            <draw:enhanced-geometry svg:viewBox="0 0 51 626" draw:type="non-primitive" draw:enhanced-path="M 0 0 L 13 83 24 154 34 214 42 267 49 316 51 361 51 405 48 452 41 503 29 559 12 626 N"/>
          </draw:custom-shape>
          <draw:custom-shape draw:style-name="gr36" draw:text-style-name="P2" draw:layer="layout" svg:width="0.133cm" svg:height="0.856cm" svg:x="22.022cm" svg:y="13.886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7" draw:text-style-name="P2" draw:layer="layout" svg:width="0.86cm" svg:height="1.428cm" svg:x="19.756cm" svg:y="14.061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6" draw:text-style-name="P2" draw:layer="layout" svg:width="0.478cm" svg:height="1.428cm" svg:x="19.496cm" svg:y="12.169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6" draw:text-style-name="P2" draw:layer="layout" svg:width="0.556cm" svg:height="0.778cm" svg:x="18.94cm" svg:y="13.598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6" draw:text-style-name="P2" draw:layer="layout" svg:width="0.134cm" svg:height="0.414cm" svg:x="18.806cm" svg:y="14.377cm">
            <text:p/>
            <draw:enhanced-geometry svg:viewBox="0 0 167 509" draw:type="non-primitive" draw:enhanced-path="M 167 0 L 121 47 85 103 58 168 37 236 22 304 12 367 5 424 3 468 2 497 0 509 N"/>
          </draw:custom-shape>
          <draw:custom-shape draw:style-name="gr36" draw:text-style-name="P2" draw:layer="layout" svg:width="0.097cm" svg:height="0.559cm" svg:x="18.806cm" svg:y="14.232cm">
            <text:p/>
            <draw:enhanced-geometry svg:viewBox="0 0 120 686" draw:type="non-primitive" draw:enhanced-path="M 1 686 L 0 623 0 562 3 500 6 440 13 380 21 321 32 263 44 208 60 153 77 100 98 50 120 0 N"/>
          </draw:custom-shape>
          <draw:custom-shape draw:style-name="gr36" draw:text-style-name="P2" draw:layer="layout" svg:width="0.499cm" svg:height="0.901cm" svg:x="18.904cm" svg:y="13.33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6" draw:text-style-name="P2" draw:layer="layout" svg:width="0.296cm" svg:height="0.852cm" svg:x="19.403cm" svg:y="12.478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6" draw:text-style-name="P2" draw:layer="layout" svg:width="0.402cm" svg:height="0.937cm" svg:x="19.298cm" svg:y="12.478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6" draw:text-style-name="P2" draw:layer="layout" svg:width="0.442cm" svg:height="0.759cm" svg:x="18.855cm" svg:y="13.415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6" draw:text-style-name="P2" draw:layer="layout" svg:width="0.121cm" svg:height="0.478cm" svg:x="18.733cm" svg:y="14.175cm">
            <text:p/>
            <draw:enhanced-geometry svg:viewBox="0 0 152 592" draw:type="non-primitive" draw:enhanced-path="M 152 0 L 128 53 105 107 83 160 65 214 48 270 34 324 21 378 12 433 5 487 1 540 0 592 N"/>
          </draw:custom-shape>
          <draw:custom-shape draw:style-name="gr34" draw:text-style-name="P2" draw:layer="layout" svg:width="0.113cm" svg:height="0.097cm" svg:x="23.683cm" svg:y="9.789cm">
            <text:p/>
            <draw:enhanced-geometry svg:viewBox="0 0 139 122" draw:type="non-primitive" draw:enhanced-path="M 108 5 L 127 38 139 74 124 107 124 107 76 113 47 120 38 122 38 122 8 81 0 39 14 0 14 0 64 1 96 4 108 5 108 5 108 5 Z N"/>
          </draw:custom-shape>
          <draw:custom-shape draw:style-name="gr34" draw:text-style-name="P2" draw:layer="layout" svg:width="0.06cm" svg:height="0.096cm" svg:x="23.341cm" svg:y="9.782cm">
            <text:p/>
            <draw:enhanced-geometry svg:viewBox="0 0 75 120" draw:type="non-primitive" draw:enhanced-path="M 63 14 L 74 46 75 86 64 117 64 117 43 119 28 120 22 120 22 120 0 67 5 21 13 0 13 0 41 4 57 10 63 14 63 14 63 14 Z N"/>
          </draw:custom-shape>
        </draw:g>
        <draw:line draw:style-name="gr5" draw:text-style-name="P7" draw:layer="layout" svg:x1="20.959cm" svg:y1="1.923cm" svg:x2="24.761cm" svg:y2="1.923cm">
          <text:p/>
        </draw:line>
        <draw:line draw:style-name="gr5" draw:text-style-name="P7" draw:layer="layout" svg:x1="24.761cm" svg:y1="1.923cm" svg:x2="24.761cm" svg:y2="3.925cm">
          <text:p/>
        </draw:line>
        <draw:line draw:style-name="gr14" draw:text-style-name="P7" draw:layer="layout" svg:x1="24.76cm" svg:y1="3.925cm" svg:x2="23.159cm" svg:y2="3.925cm">
          <text:p/>
        </draw:line>
        <presentation:notes draw:style-name="dp2">
          <draw:page-thumbnail draw:style-name="gr2" draw:layer="layout" svg:width="13.472cm" svg:height="9.327cm" svg:x="3.126cm" svg:y="1.896cm" draw:page-number="6" presentation:class="page"/>
          <draw:frame presentation:style-name="pr4" draw:layer="layout" svg:width="14.394cm" svg:height="11.499cm" svg:x="2.963cm" svg:y="11.861cm" presentation:class="notes" presentation:placeholder="true">
            <draw:text-box/>
          </draw:frame>
        </presentation:notes>
      </draw:page>
      <draw:page draw:name="answer-2"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answer-2</text:p>
          </draw:text-box>
        </draw:frame>
        <draw:frame presentation:style-name="pr3" draw:text-style-name="P2" draw:layer="layout" svg:width="22.649cm" svg:height="16.934cm" svg:x="3.597cm" svg:y="1.058cm" presentation:class="outline" presentation:user-transformed="true">
          <draw:text-box>
            <text:p text:style-name="P10"/>
            <text:list text:style-name="L4">
              <text:list-item>
                <text:list>
                  <text:list-header>
                    <text:p text:style-name="P5"/>
                  </text:list-header>
                </text:list>
              </text:list-item>
            </text:list>
          </draw:text-box>
        </draw:frame>
        <draw:custom-shape draw:style-name="gr6" draw:text-style-name="P2" draw:layer="layout" svg:width="4.392cm" svg:height="1.023cm" svg:x="14.958cm" svg:y="16.925cm">
          <text:p text:style-name="P8"><text:span text:style-name="T11">clo.c</text:span></text:p>
          <draw:enhanced-geometry svg:viewBox="0 0 21600 21600" draw:type="mso-spt202" draw:enhanced-path="M 0 0 L 21600 0 21600 21600 0 21600 0 0 Z N"/>
        </draw:custom-shape>
        <draw:custom-shape draw:style-name="gr3" draw:text-style-name="P2" draw:layer="layout" svg:width="13.803cm" svg:height="7.565cm" svg:x="4.758cm" svg:y="1.724cm">
          <text:p text:style-name="P6"><text:span text:style-name="T6">static int </text:span><text:span text:style-name="T7">f(</text:span><text:span text:style-name="T6">int</text:span><text:span text:style-name="T7"> value)</text:span></text:p>
          <text:p text:style-name="P6"><text:span text:style-name="T7">{</text:span></text:p>
          <text:p text:style-name="P6"><text:span text:style-name="T7"><text:s text:c="4"/></text:span><text:span text:style-name="T6">return</text:span><text:span text:style-name="T7"> value;</text:span></text:p>
          <text:p text:style-name="P6"><text:span text:style-name="T7">}</text:span></text:p>
          <text:p text:style-name="P6"><text:span text:style-name="T7"/></text:p>
          <text:p text:style-name="P6"><text:span text:style-name="T6">int</text:span><text:span text:style-name="T7"> main(</text:span><text:span text:style-name="T6">void</text:span><text:span text:style-name="T7">)</text:span></text:p>
          <text:p text:style-name="P6"><text:span text:style-name="T7">{</text:span></text:p>
          <text:p text:style-name="P6"><text:span text:style-name="T7"><text:s text:c="4"/></text:span><text:span text:style-name="T6">return</text:span><text:span text:style-name="T7"> f(42);</text:span></text:p>
          <text:p text:style-name="P6"><text:span text:style-name="T7">}</text:span></text:p>
          <draw:enhanced-geometry svg:viewBox="0 0 21600 21600" draw:type="mso-spt202" draw:enhanced-path="M 0 0 L 21600 0 21600 21600 0 21600 0 0 Z N"/>
        </draw:custom-shape>
        <draw:custom-shape draw:style-name="gr40" draw:text-style-name="P2" draw:layer="layout" svg:width="11.8cm" svg:height="9.189cm" svg:x="14.958cm" svg:y="7.523cm">
          <text:p text:style-name="P6"><text:span text:style-name="T6">int </text:span><text:span text:style-name="T7">f(</text:span><text:span text:style-name="T6">int </text:span><text:span text:style-name="T7">value);</text:span></text:p>
          <text:p text:style-name="P6"><text:span text:style-name="T6"/></text:p>
          <text:p text:style-name="P6"><text:span text:style-name="T6">int </text:span><text:span text:style-name="T7">f(</text:span><text:span text:style-name="T6">int</text:span><text:span text:style-name="T7"> value)</text:span></text:p>
          <text:p text:style-name="P6"><text:span text:style-name="T7">{</text:span></text:p>
          <text:p text:style-name="P6"><text:span text:style-name="T7"><text:s text:c="4"/></text:span><text:span text:style-name="T6">return</text:span><text:span text:style-name="T7"> value;</text:span></text:p>
          <text:p text:style-name="P6"><text:span text:style-name="T7">}</text:span></text:p>
          <text:p text:style-name="P6"><text:span text:style-name="T7"/></text:p>
          <text:p text:style-name="P6"><text:span text:style-name="T6">int</text:span><text:span text:style-name="T7"> main(</text:span><text:span text:style-name="T6">void</text:span><text:span text:style-name="T7">)</text:span></text:p>
          <text:p text:style-name="P6"><text:span text:style-name="T7">{</text:span></text:p>
          <text:p text:style-name="P6"><text:span text:style-name="T7"><text:s text:c="4"/></text:span><text:span text:style-name="T6">return</text:span><text:span text:style-name="T7"> f(42);</text:span></text:p>
          <text:p text:style-name="P6"><text:span text:style-name="T7">}</text:span></text:p>
          <draw:enhanced-geometry svg:viewBox="0 0 21600 21600" draw:type="mso-spt202" draw:enhanced-path="M 0 0 L 21600 0 21600 21600 0 21600 0 0 Z N"/>
        </draw:custom-shape>
        <draw:custom-shape draw:style-name="gr6" draw:text-style-name="P2" draw:layer="layout" svg:width="4.392cm" svg:height="1.023cm" svg:x="4.758cm" svg:y="9.507cm">
          <text:p text:style-name="P8"><text:span text:style-name="T11">clo.c</text:span></text:p>
          <draw:enhanced-geometry svg:viewBox="0 0 21600 21600" draw:type="mso-spt202" draw:enhanced-path="M 0 0 L 21600 0 21600 21600 0 21600 0 0 Z N"/>
        </draw:custom-shape>
        <draw:custom-shape draw:style-name="gr39" draw:text-style-name="P2" draw:layer="layout" svg:width="4.004cm" svg:height="1.001cm" svg:x="4.555cm" svg:y="1.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7" draw:layer="layout" svg:x1="25.36cm" svg:y1="8.123cm" svg:x2="23.958cm" svg:y2="8.123cm">
          <text:p/>
        </draw:line>
        <draw:line draw:style-name="gr5" draw:text-style-name="P7" draw:layer="layout" svg:x1="25.36cm" svg:y1="6.526cm" svg:x2="25.36cm" svg:y2="8.123cm">
          <text:p/>
        </draw:line>
        <draw:custom-shape draw:style-name="gr6" draw:text-style-name="P2" draw:layer="layout" svg:width="4.992cm" svg:height="1.023cm" svg:x="20.959cm" svg:y="5.305cm">
          <text:p text:style-name="P12"><text:span text:style-name="T8">via a #include</text:span></text:p>
          <draw:enhanced-geometry svg:viewBox="0 0 21600 21600" draw:type="mso-spt202" draw:enhanced-path="M 0 0 L 21600 0 21600 21600 0 21600 0 0 Z N"/>
        </draw:custom-shape>
        <draw:custom-shape draw:style-name="gr6" draw:text-style-name="P2" draw:layer="layout" svg:width="4.992cm" svg:height="1.023cm" svg:x="20.161cm" svg:y="4.524cm">
          <text:p text:style-name="P12"><text:span text:style-name="T8">typically</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7" presentation:class="page"/>
          <draw:frame presentation:style-name="pr4" draw:layer="layout" svg:width="14.394cm" svg:height="11.499cm" svg:x="2.963cm" svg:y="11.861cm" presentation:class="notes" presentation:placeholder="true">
            <draw:text-box/>
          </draw:frame>
        </presentation:notes>
      </draw:page>
      <draw:page draw:name="incomplete array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incomplete array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6.2.5 Types</text:span></text:p>
                <text:list text:style-name="L4">
                  <text:list-item>
                    <text:p text:style-name="P5"><text:span text:style-name="T3">para 22 – An array of unknown size is an incomplete type.</text:span></text:p>
                  </text:list-item>
                </text:list>
              </text:list-item>
            </text:list>
          </draw:text-box>
        </draw:frame>
        <draw:custom-shape draw:style-name="gr3" draw:text-style-name="P2" draw:layer="layout" svg:width="10.8cm" svg:height="4.317cm" svg:x="6.557cm" svg:y="11.258cm">
          <text:p text:style-name="P6"><text:span text:style-name="T7"/></text:p>
          <text:p text:style-name="P6"><text:span text:style-name="T6"><text:s text:c="8"/></text:span><text:span text:style-name="T6">int</text:span><text:span text:style-name="T7"> a1[];</text:span></text:p>
          <text:p text:style-name="P6"><text:span text:style-name="T6">extern</text:span><text:span text:style-name="T7"> <text:s/></text:span><text:span text:style-name="T6">int</text:span><text:span text:style-name="T7"> a2[];</text:span></text:p>
          <text:p text:style-name="P6"><text:span text:style-name="T6">typedef</text:span><text:span text:style-name="T7"> </text:span><text:span text:style-name="T6">int</text:span><text:span text:style-name="T7"> a3[];</text:span></text:p>
          <text:p text:style-name="P6"><text:span text:style-name="T7"/></text:p>
          <draw:enhanced-geometry svg:viewBox="0 0 21600 21600" draw:type="mso-spt202" draw:enhanced-path="M 0 0 L 21600 0 21600 21600 0 21600 0 0 Z N"/>
        </draw:custom-shape>
        <draw:custom-shape draw:style-name="gr3" draw:text-style-name="P2" draw:layer="layout" svg:width="10.8cm" svg:height="4.317cm" svg:x="6.557cm" svg:y="5.724cm">
          <text:p text:style-name="P6"><text:span text:style-name="T7"/></text:p>
          <text:p text:style-name="P6"><text:span text:style-name="T6"><text:s text:c="8"/></text:span><text:span text:style-name="T6">int</text:span><text:span text:style-name="T7"> a1[42];</text:span></text:p>
          <text:p text:style-name="P6"><text:span text:style-name="T6">extern <text:s/>int</text:span><text:span text:style-name="T7"> a2[42];</text:span></text:p>
          <text:p text:style-name="P6"><text:span text:style-name="T6">typedef int</text:span><text:span text:style-name="T7"> a3[42];</text:span></text:p>
          <text:p text:style-name="P6"><text:span text:style-name="T7"/></text:p>
          <draw:enhanced-geometry svg:viewBox="0 0 21600 21600" draw:type="mso-spt202" draw:enhanced-path="M 0 0 L 21600 0 21600 21600 0 21600 0 0 Z N"/>
        </draw:custom-shape>
        <draw:custom-shape draw:style-name="gr41" draw:text-style-name="P2" draw:layer="layout" svg:width="5.456cm" svg:height="2.289cm" svg:x="18.955cm" svg:y="6.976cm">
          <text:p text:style-name="P9"><text:span text:style-name="T14">these are </text:span><text:span text:style-name="T14"><text:line-break/></text:span><text:span text:style-name="T14">object types</text:span></text:p>
          <draw:enhanced-geometry svg:viewBox="0 0 21600 21600" draw:type="mso-spt202" draw:enhanced-path="M 0 0 L 21600 0 21600 21600 0 21600 0 0 Z N"/>
        </draw:custom-shape>
        <draw:custom-shape draw:style-name="gr41" draw:text-style-name="P2" draw:layer="layout" svg:width="7.433cm" svg:height="2.289cm" svg:x="18.954cm" svg:y="12.056cm">
          <text:p text:style-name="P9"><text:span text:style-name="T14">these are </text:span><text:span text:style-name="T14"><text:line-break/></text:span><text:span text:style-name="T14">incomplete types</text:span></text:p>
          <draw:enhanced-geometry svg:viewBox="0 0 21600 21600" draw:type="mso-spt202" draw:enhanced-path="M 0 0 L 21600 0 21600 21600 0 21600 0 0 Z N"/>
        </draw:custom-shape>
        <draw:custom-shape draw:style-name="gr39" draw:text-style-name="P2" draw:layer="layout" svg:width="1.199cm" svg:height="4.203cm" svg:x="17.56cm" svg:y="5.9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9" draw:text-style-name="P2" draw:layer="layout" svg:width="1.199cm" svg:height="4.202cm" svg:x="17.56cm" svg:y="11.2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4" draw:text-style-name="P7" draw:layer="layout" svg:x1="14.358cm" svg:y1="17.26cm" svg:x2="14.358cm" svg:y2="14.856cm">
          <text:p/>
        </draw:line>
        <draw:line draw:style-name="gr5" draw:text-style-name="P7" draw:layer="layout" svg:x1="14.358cm" svg:y1="17.26cm" svg:x2="16.96cm" svg:y2="17.26cm">
          <text:p/>
        </draw:line>
        <draw:custom-shape draw:style-name="gr41" draw:text-style-name="P2" draw:layer="layout" svg:width="6.067cm" svg:height="1.273cm" svg:x="16.751cm" svg:y="16.457cm">
          <text:p text:style-name="P9"><text:span text:style-name="T14">unknown size</text:span></text:p>
          <draw:enhanced-geometry svg:viewBox="0 0 21600 21600" draw:type="mso-spt202" draw:enhanced-path="M 0 0 L 21600 0 21600 21600 0 21600 0 0 Z N"/>
        </draw:custom-shape>
        <draw:custom-shape draw:style-name="gr7" draw:text-style-name="P2" draw:layer="layout" svg:width="3.202cm" svg:height="3.295cm" svg:x="4.158cm" svg:y="6.632cm">
          <text:p text:style-name="P9"><text:span text:style-name="T9"></text:span></text:p>
          <draw:enhanced-geometry svg:viewBox="0 0 21600 21600" draw:type="rectangle" draw:enhanced-path="M 0 0 L 21600 0 21600 21600 0 21600 0 0 Z N"/>
        </draw:custom-shape>
        <draw:custom-shape draw:style-name="gr7" draw:text-style-name="P2" draw:layer="layout" svg:width="3.202cm" svg:height="3.295cm" svg:x="4.158cm" svg:y="12.127cm">
          <text:p text:style-name="P9"><text:span text:style-name="T9"></text:span></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8" presentation:class="page"/>
          <draw:frame presentation:style-name="pr4" draw:layer="layout" svg:width="14.394cm" svg:height="11.499cm" svg:x="2.963cm" svg:y="11.861cm" presentation:class="notes" presentation:placeholder="true">
            <draw:text-box/>
          </draw:frame>
        </presentation:notes>
      </draw:page>
      <draw:page draw:name="exercise"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are these fragments conforming or not?</text:p>
              </text:list-item>
            </text:list>
          </draw:text-box>
        </draw:frame>
        <draw:custom-shape draw:style-name="gr3" draw:text-style-name="P2" draw:layer="layout" svg:width="16.404cm" svg:height="1.069cm" svg:x="5.755cm" svg:y="3.523cm">
          <text:p text:style-name="P6"><text:span text:style-name="T6">typedef struct </text:span><text:span text:style-name="T15">wibble wibble;</text:span></text:p>
          <draw:enhanced-geometry svg:viewBox="0 0 21600 21600" draw:type="mso-spt202" draw:enhanced-path="M 0 0 L 21600 0 21600 21600 0 21600 0 0 Z N"/>
        </draw:custom-shape>
        <draw:custom-shape draw:style-name="gr3" draw:text-style-name="P2" draw:layer="layout" svg:width="12.801cm" svg:height="2.693cm" svg:x="5.755cm" svg:y="5.503cm">
          <text:p text:style-name="P6"><text:span text:style-name="T7"><text:s text:c="8"/></text:span><text:span text:style-name="T7">wibble w1[42];</text:span></text:p>
          <text:p text:style-name="P6"><text:span text:style-name="T6">extern</text:span><text:span text:style-name="T7"> <text:s/>wibble w2[42];</text:span></text:p>
          <text:p text:style-name="P6"><text:span text:style-name="T6">typedef</text:span><text:span text:style-name="T7"> wibble w3[42];</text:span></text:p>
          <draw:enhanced-geometry svg:viewBox="0 0 21600 21600" draw:type="mso-spt202" draw:enhanced-path="M 0 0 L 21600 0 21600 21600 0 21600 0 0 Z N"/>
        </draw:custom-shape>
        <draw:custom-shape draw:style-name="gr3" draw:text-style-name="P2" draw:layer="layout" svg:width="12.801cm" svg:height="2.693cm" svg:x="5.755cm" svg:y="9.102cm">
          <text:p text:style-name="P6"><text:span text:style-name="T7"><text:s text:c="8"/></text:span><text:span text:style-name="T7">wibble w1[];</text:span></text:p>
          <text:p text:style-name="P6"><text:span text:style-name="T6">extern</text:span><text:span text:style-name="T7"> <text:s/>wibble w2[];</text:span></text:p>
          <text:p text:style-name="P6"><text:span text:style-name="T6">typedef</text:span><text:span text:style-name="T7"> wibble w3[];</text:span></text:p>
          <draw:enhanced-geometry svg:viewBox="0 0 21600 21600" draw:type="mso-spt202" draw:enhanced-path="M 0 0 L 21600 0 21600 21600 0 21600 0 0 Z N"/>
        </draw:custom-shape>
        <draw:line draw:style-name="gr5" draw:text-style-name="P7" draw:layer="layout" svg:x1="23.958cm" svg:y1="1.724cm" svg:x2="25.36cm" svg:y2="1.724cm">
          <text:p/>
        </draw:line>
        <draw:line draw:style-name="gr5" draw:text-style-name="P7" draw:layer="layout" svg:x1="25.36cm" svg:y1="1.724cm" svg:x2="25.36cm" svg:y2="10.526cm">
          <text:p/>
        </draw:line>
        <draw:g>
          <draw:rect draw:style-name="gr15" draw:text-style-name="P7" draw:layer="layout" svg:width="7.801cm" svg:height="7.329cm" svg:x="16.96cm" svg:y="11.126cm">
            <text:p/>
          </draw:rect>
          <draw:g>
            <draw:custom-shape draw:style-name="gr16" draw:text-style-name="P2" draw:layer="layout" svg:width="0.278cm" svg:height="0.348cm" svg:x="21.839cm" svg:y="12.928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7" draw:text-style-name="P2" draw:layer="layout" svg:width="0.206cm" svg:height="0.175cm" svg:x="18.391cm" svg:y="16.345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8" draw:text-style-name="P2" draw:layer="layout" svg:width="1.108cm" svg:height="0.891cm" svg:x="18.428cm" svg:y="16.27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9" draw:text-style-name="P2" draw:layer="layout" svg:width="1.108cm" svg:height="0.891cm" svg:x="18.428cm" svg:y="16.27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0" draw:text-style-name="P7" draw:layer="layout" svg:x1="18.847cm" svg:y1="16.506cm" svg:x2="18.759cm" svg:y2="16.595cm">
              <text:p/>
            </draw:line>
            <draw:custom-shape draw:style-name="gr21" draw:text-style-name="P2" draw:layer="layout" svg:width="2.519cm" svg:height="2.074cm" svg:x="16.97cm" svg:y="16.369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9" draw:text-style-name="P2" draw:layer="layout" svg:width="2.519cm" svg:height="2.074cm" svg:x="16.97cm" svg:y="16.369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2" draw:text-style-name="P2" draw:layer="layout" svg:width="1.603cm" svg:height="1.424cm" svg:x="17.204cm" svg:y="16.634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9" draw:text-style-name="P2" draw:layer="layout" svg:width="0.333cm" svg:height="0.24cm" svg:x="19.103cm" svg:y="17.752cm">
              <text:p/>
              <draw:enhanced-geometry svg:viewBox="0 0 486 353" draw:type="non-primitive" draw:enhanced-path="M 486 0 L 459 30 424 62 380 97 331 135 277 173 220 212 163 250 105 288 51 322 0 353 N"/>
            </draw:custom-shape>
            <draw:custom-shape draw:style-name="gr19" draw:text-style-name="P2" draw:layer="layout" svg:width="0.763cm" svg:height="0.313cm" svg:x="18.339cm" svg:y="17.993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19" draw:text-style-name="P2" draw:layer="layout" svg:width="0.678cm" svg:height="0.03cm" svg:x="17.661cm" svg:y="18.289cm">
              <text:p/>
              <draw:enhanced-geometry svg:viewBox="0 0 982 46" draw:type="non-primitive" draw:enhanced-path="M 982 27 L 947 33 905 37 856 41 803 44 745 45 684 46 620 46 554 46 488 44 422 42 356 39 293 36 233 31 175 26 122 20 75 15 34 8 0 0 N"/>
            </draw:custom-shape>
            <draw:custom-shape draw:style-name="gr19" draw:text-style-name="P2" draw:layer="layout" svg:width="0.44cm" svg:height="0.213cm" svg:x="17.221cm" svg:y="18.075cm">
              <text:p/>
              <draw:enhanced-geometry svg:viewBox="0 0 641 307" draw:type="non-primitive" draw:enhanced-path="M 641 307 L 595 295 546 281 492 264 436 245 377 223 318 200 260 176 205 148 153 121 104 92 62 62 27 32 0 0 N"/>
            </draw:custom-shape>
            <draw:custom-shape draw:style-name="gr19" draw:text-style-name="P2" draw:layer="layout" svg:width="0.371cm" svg:height="0.364cm" svg:x="19.089cm" svg:y="17.14cm">
              <text:p/>
              <draw:enhanced-geometry svg:viewBox="0 0 541 528" draw:type="non-primitive" draw:enhanced-path="M 541 0 L 502 59 465 116 427 172 390 225 353 276 315 322 279 365 243 405 207 439 172 468 135 493 102 511 68 523 34 528 0 526 N"/>
            </draw:custom-shape>
            <draw:custom-shape draw:style-name="gr19" draw:text-style-name="P2" draw:layer="layout" svg:width="0.361cm" svg:height="0.178cm" svg:x="18.728cm" svg:y="17.322cm">
              <text:p/>
              <draw:enhanced-geometry svg:viewBox="0 0 524 264" draw:type="non-primitive" draw:enhanced-path="M 524 264 L 469 249 407 225 338 195 269 159 200 121 137 85 82 52 38 25 10 7 0 0 N"/>
            </draw:custom-shape>
            <draw:custom-shape draw:style-name="gr19" draw:text-style-name="P2" draw:layer="layout" svg:width="0.103cm" svg:height="0.546cm" svg:x="18.728cm" svg:y="17.322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19" draw:text-style-name="P2" draw:layer="layout" svg:width="0.464cm" svg:height="0.131cm" svg:x="18.263cm" svg:y="17.755cm">
              <text:p/>
              <draw:enhanced-geometry svg:viewBox="0 0 678 190" draw:type="non-primitive" draw:enhanced-path="M 678 164 L 631 175 583 183 533 188 481 190 429 188 376 181 323 171 268 156 214 136 160 110 106 79 53 43 0 0 N"/>
            </draw:custom-shape>
            <draw:custom-shape draw:style-name="gr19" draw:text-style-name="P2" draw:layer="layout" svg:width="0.099cm" svg:height="0.312cm" svg:x="18.246cm" svg:y="17.755cm">
              <text:p/>
              <draw:enhanced-geometry svg:viewBox="0 0 145 454" draw:type="non-primitive" draw:enhanced-path="M 26 0 L 63 45 94 93 118 142 135 191 144 240 145 286 140 329 127 368 106 401 78 427 43 445 0 454 N"/>
            </draw:custom-shape>
            <draw:custom-shape draw:style-name="gr19" draw:text-style-name="P2" draw:layer="layout" svg:width="0.629cm" svg:height="0.024cm" svg:x="17.616cm" svg:y="18.062cm">
              <text:p/>
              <draw:enhanced-geometry svg:viewBox="0 0 912 32" draw:type="non-primitive" draw:enhanced-path="M 912 9 L 871 12 824 16 768 19 707 22 642 26 574 28 504 30 432 32 362 32 294 30 229 29 169 26 114 22 67 17 28 9 0 0 N"/>
            </draw:custom-shape>
            <draw:custom-shape draw:style-name="gr19" draw:text-style-name="P2" draw:layer="layout" svg:width="0.165cm" svg:height="0.158cm" svg:x="17.451cm" svg:y="17.904cm">
              <text:p/>
              <draw:enhanced-geometry svg:viewBox="0 0 242 234" draw:type="non-primitive" draw:enhanced-path="M 242 234 L 181 204 128 172 80 134 43 94 16 48 0 0 N"/>
            </draw:custom-shape>
            <draw:custom-shape draw:style-name="gr19" draw:text-style-name="P2" draw:layer="layout" svg:width="0.165cm" svg:height="0.248cm" svg:x="17.947cm" svg:y="17.707cm">
              <text:p/>
              <draw:enhanced-geometry svg:viewBox="0 0 242 362" draw:type="non-primitive" draw:enhanced-path="M 0 0 L 46 42 92 82 137 123 175 163 208 202 231 238 242 274 241 306 225 336 191 362 N"/>
            </draw:custom-shape>
            <draw:custom-shape draw:style-name="gr19" draw:text-style-name="P2" draw:layer="layout" svg:width="0.485cm" svg:height="0.092cm" svg:x="17.592cm" svg:y="17.955cm">
              <text:p/>
              <draw:enhanced-geometry svg:viewBox="0 0 705 131" draw:type="non-primitive" draw:enhanced-path="M 705 0 L 669 19 628 37 584 53 536 69 485 84 431 96 375 107 316 116 255 124 192 129 129 131 66 131 0 128 N"/>
            </draw:custom-shape>
            <draw:custom-shape draw:style-name="gr19" draw:text-style-name="P2" draw:layer="layout" svg:width="0.295cm" svg:height="0.103cm" svg:x="18.959cm" svg:y="16.909cm">
              <text:p/>
              <draw:enhanced-geometry svg:viewBox="0 0 430 154" draw:type="non-primitive" draw:enhanced-path="M 430 154 L 373 124 313 94 252 65 193 40 136 20 84 6 38 0 0 5 N"/>
            </draw:custom-shape>
            <draw:custom-shape draw:style-name="gr19" draw:text-style-name="P2" draw:layer="layout" svg:width="0.138cm" svg:height="0.071cm" svg:x="18.821cm" svg:y="16.913cm">
              <text:p/>
              <draw:enhanced-geometry svg:viewBox="0 0 200 105" draw:type="non-primitive" draw:enhanced-path="M 200 0 L 110 40 33 84 0 105 N"/>
            </draw:custom-shape>
            <draw:custom-shape draw:style-name="gr19" draw:text-style-name="P2" draw:layer="layout" svg:width="0.061cm" svg:height="0.127cm" svg:x="18.759cm" svg:y="16.857cm">
              <text:p/>
              <draw:enhanced-geometry svg:viewBox="0 0 86 183" draw:type="non-primitive" draw:enhanced-path="M 86 183 L 41 86 10 22 0 0 N"/>
            </draw:custom-shape>
            <draw:custom-shape draw:style-name="gr19" draw:text-style-name="P2" draw:layer="layout" svg:width="0.161cm" svg:height="0.412cm" svg:x="18.934cm" svg:y="16.94cm">
              <text:p/>
              <draw:enhanced-geometry svg:viewBox="0 0 235 600" draw:type="non-primitive" draw:enhanced-path="M 0 0 L 4 38 17 93 40 157 67 228 99 303 131 378 162 447 190 508 214 556 229 588 235 600 N"/>
            </draw:custom-shape>
            <draw:custom-shape draw:style-name="gr19" draw:text-style-name="P2" draw:layer="layout" svg:width="0.451cm" svg:height="0.092cm" svg:x="18.645cm" svg:y="17.26cm">
              <text:p/>
              <draw:enhanced-geometry svg:viewBox="0 0 653 136" draw:type="non-primitive" draw:enhanced-path="M 653 136 L 572 106 496 80 425 58 358 39 297 24 242 12 191 4 146 0 107 0 73 3 46 11 25 24 10 41 1 61 0 86 4 116 N"/>
            </draw:custom-shape>
            <draw:custom-shape draw:style-name="gr19" draw:text-style-name="P2" draw:layer="layout" svg:width="0.051cm" svg:height="0.443cm" svg:x="18.649cm" svg:y="17.34cm">
              <text:p/>
              <draw:enhanced-geometry svg:viewBox="0 0 73 643" draw:type="non-primitive" draw:enhanced-path="M 0 0 L 12 54 23 119 32 192 41 270 49 348 56 424 63 494 67 554 70 601 72 632 73 643 N"/>
            </draw:custom-shape>
            <draw:custom-shape draw:style-name="gr19" draw:text-style-name="P2" draw:layer="layout" svg:width="0.55cm" svg:height="0.127cm" svg:x="18.149cm" svg:y="17.663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19" draw:text-style-name="P2" draw:layer="layout" svg:width="0.209cm" svg:height="0.168cm" svg:x="17.947cm" svg:y="17.621cm">
              <text:p/>
              <draw:enhanced-geometry svg:viewBox="0 0 306 244" draw:type="non-primitive" draw:enhanced-path="M 306 244 L 231 160 159 96 96 50 45 20 12 5 0 0 N"/>
            </draw:custom-shape>
            <draw:custom-shape draw:style-name="gr19" draw:text-style-name="P2" draw:layer="layout" svg:width="0.468cm" svg:height="0.251cm" svg:x="19.02cm" svg:y="17.363cm">
              <text:p/>
              <draw:enhanced-geometry svg:viewBox="0 0 676 364" draw:type="non-primitive" draw:enhanced-path="M 676 0 L 658 40 634 81 604 121 572 159 534 195 494 231 449 262 403 289 354 314 305 335 253 349 202 360 150 364 99 361 49 352 0 336 N"/>
            </draw:custom-shape>
            <draw:custom-shape draw:style-name="gr19" draw:text-style-name="P2" draw:layer="layout" svg:width="0.134cm" svg:height="0.095cm" svg:x="18.886cm" svg:y="17.501cm">
              <text:p/>
              <draw:enhanced-geometry svg:viewBox="0 0 197 136" draw:type="non-primitive" draw:enhanced-path="M 197 136 L 80 79 21 41 0 16 2 3 6 0 N"/>
            </draw:custom-shape>
            <draw:custom-shape draw:style-name="gr19" draw:text-style-name="P2" draw:layer="layout" svg:width="0.052cm" svg:height="0.319cm" svg:x="18.889cm" svg:y="17.501cm">
              <text:p/>
              <draw:enhanced-geometry svg:viewBox="0 0 75 462" draw:type="non-primitive" draw:enhanced-path="M 0 0 L 28 74 50 140 65 201 72 258 75 311 69 362 57 412 36 462 N"/>
            </draw:custom-shape>
            <draw:custom-shape draw:style-name="gr19" draw:text-style-name="P2" draw:layer="layout" svg:width="0.299cm" svg:height="0.099cm" svg:x="18.913cm" svg:y="17.821cm">
              <text:p/>
              <draw:enhanced-geometry svg:viewBox="0 0 434 145" draw:type="non-primitive" draw:enhanced-path="M 0 0 L 76 0 142 1 199 5 251 14 299 31 343 57 387 95 434 145 N"/>
            </draw:custom-shape>
            <draw:custom-shape draw:style-name="gr19" draw:text-style-name="P2" draw:layer="layout" svg:width="0.365cm" svg:height="0.113cm" svg:x="17.165cm" svg:y="17.67cm">
              <text:p/>
              <draw:enhanced-geometry svg:viewBox="0 0 531 165" draw:type="non-primitive" draw:enhanced-path="M 531 162 L 452 165 375 162 303 155 236 145 175 131 122 114 77 94 40 73 15 49 1 25 0 0 N"/>
            </draw:custom-shape>
            <draw:custom-shape draw:style-name="gr19" draw:text-style-name="P2" draw:layer="layout" svg:width="0.185cm" svg:height="0.131cm" svg:x="17.599cm" svg:y="17.497cm">
              <text:p/>
              <draw:enhanced-geometry svg:viewBox="0 0 271 190" draw:type="non-primitive" draw:enhanced-path="M 0 0 L 55 33 119 67 179 102 231 136 264 165 271 190 N"/>
            </draw:custom-shape>
            <draw:custom-shape draw:style-name="gr19" draw:text-style-name="P2" draw:layer="layout" svg:width="0.554cm" svg:height="0.188cm" svg:x="18.232cm" svg:y="17.894cm">
              <text:p/>
              <draw:enhanced-geometry svg:viewBox="0 0 802 272" draw:type="non-primitive" draw:enhanced-path="M 0 272 L 34 264 77 254 126 241 179 226 238 208 299 188 362 168 426 146 490 124 552 101 612 80 668 58 719 38 765 18 802 0 N"/>
            </draw:custom-shape>
            <draw:custom-shape draw:style-name="gr19" draw:text-style-name="P2" draw:layer="layout" svg:width="0.351cm" svg:height="0.106cm" svg:x="18.786cm" svg:y="17.876cm">
              <text:p/>
              <draw:enhanced-geometry svg:viewBox="0 0 514 155" draw:type="non-primitive" draw:enhanced-path="M 0 29 L 50 11 106 2 163 0 222 3 280 14 335 29 387 49 433 72 470 98 497 127 514 155 N"/>
            </draw:custom-shape>
            <draw:custom-shape draw:style-name="gr19" draw:text-style-name="P2" draw:layer="layout" svg:width="0.34cm" svg:height="0.051cm" svg:x="18.446cm" svg:y="16.603cm">
              <text:p/>
              <draw:enhanced-geometry svg:viewBox="0 0 495 73" draw:type="non-primitive" draw:enhanced-path="M 495 73 L 439 53 378 34 313 18 249 6 186 0 129 0 77 9 33 26 0 54 N"/>
            </draw:custom-shape>
            <draw:custom-shape draw:style-name="gr19" draw:text-style-name="P2" draw:layer="layout" svg:width="0.096cm" svg:height="0.123cm" svg:x="18.349cm" svg:y="16.517cm">
              <text:p/>
              <draw:enhanced-geometry svg:viewBox="0 0 136 180" draw:type="non-primitive" draw:enhanced-path="M 136 180 L 71 90 21 25 0 0 N"/>
            </draw:custom-shape>
            <draw:custom-shape draw:style-name="gr19" draw:text-style-name="P2" draw:layer="layout" svg:width="0.251cm" svg:height="0.127cm" svg:x="16.98cm" svg:y="17.858cm">
              <text:p/>
              <draw:enhanced-geometry svg:viewBox="0 0 365 187" draw:type="non-primitive" draw:enhanced-path="M 365 187 L 304 174 237 152 170 122 108 88 56 55 18 24 0 0 N"/>
            </draw:custom-shape>
            <draw:custom-shape draw:style-name="gr23" draw:text-style-name="P2" draw:layer="layout" svg:width="0.238cm" svg:height="0.099cm" svg:x="17.647cm" svg:y="17.363cm">
              <text:p/>
              <draw:enhanced-geometry svg:viewBox="0 0 344 145" draw:type="non-primitive" draw:enhanced-path="M 344 145 L 297 91 237 53 171 27 108 11 54 3 15 0 0 0 N"/>
            </draw:custom-shape>
            <draw:custom-shape draw:style-name="gr23" draw:text-style-name="P2" draw:layer="layout" svg:width="0.175cm" svg:height="0.127cm" svg:x="17.761cm" svg:y="17.264cm">
              <text:p/>
              <draw:enhanced-geometry svg:viewBox="0 0 254 181" draw:type="non-primitive" draw:enhanced-path="M 254 181 L 203 128 137 78 70 37 21 10 0 0 N"/>
            </draw:custom-shape>
            <draw:custom-shape draw:style-name="gr23" draw:text-style-name="P2" draw:layer="layout" svg:width="0.206cm" svg:height="0.089cm" svg:x="17.809cm" svg:y="17.201cm">
              <text:p/>
              <draw:enhanced-geometry svg:viewBox="0 0 297 126" draw:type="non-primitive" draw:enhanced-path="M 297 126 L 238 82 160 47 83 21 23 5 0 0 N"/>
            </draw:custom-shape>
            <draw:custom-shape draw:style-name="gr23" draw:text-style-name="P2" draw:layer="layout" svg:width="0.192cm" svg:height="0.113cm" svg:x="17.892cm" svg:y="17.109cm">
              <text:p/>
              <draw:enhanced-geometry svg:viewBox="0 0 279 161" draw:type="non-primitive" draw:enhanced-path="M 279 161 L 222 113 150 69 77 32 23 9 0 0 N"/>
            </draw:custom-shape>
            <draw:custom-shape draw:style-name="gr23" draw:text-style-name="P2" draw:layer="layout" svg:width="0.223cm" svg:height="0.092cm" svg:x="17.947cm" svg:y="17.037cm">
              <text:p/>
              <draw:enhanced-geometry svg:viewBox="0 0 324 135" draw:type="non-primitive" draw:enhanced-path="M 324 135 L 278 100 212 68 138 41 70 19 19 4 0 0 N"/>
            </draw:custom-shape>
            <draw:custom-shape draw:style-name="gr23" draw:text-style-name="P2" draw:layer="layout" svg:width="0.206cm" svg:height="0.099cm" svg:x="18.008cm" svg:y="16.971cm">
              <text:p/>
              <draw:enhanced-geometry svg:viewBox="0 0 300 145" draw:type="non-primitive" draw:enhanced-path="M 300 145 L 248 95 171 56 89 25 26 6 0 0 N"/>
            </draw:custom-shape>
            <draw:custom-shape draw:style-name="gr23" draw:text-style-name="P2" draw:layer="layout" svg:width="0.196cm" svg:height="0.095cm" svg:x="18.091cm" svg:y="16.889cm">
              <text:p/>
              <draw:enhanced-geometry svg:viewBox="0 0 287 138" draw:type="non-primitive" draw:enhanced-path="M 287 138 L 233 95 159 58 82 28 24 8 0 0 N"/>
            </draw:custom-shape>
            <draw:custom-shape draw:style-name="gr23" draw:text-style-name="P2" draw:layer="layout" svg:width="0.178cm" svg:height="0.088cm" svg:x="18.17cm" svg:y="16.81cm">
              <text:p/>
              <draw:enhanced-geometry svg:viewBox="0 0 263 127" draw:type="non-primitive" draw:enhanced-path="M 263 127 L 187 80 101 39 30 11 0 0 N"/>
            </draw:custom-shape>
            <draw:custom-shape draw:style-name="gr23" draw:text-style-name="P2" draw:layer="layout" svg:width="0.192cm" svg:height="0.082cm" svg:x="18.218cm" svg:y="16.733cm">
              <text:p/>
              <draw:enhanced-geometry svg:viewBox="0 0 279 117" draw:type="non-primitive" draw:enhanced-path="M 279 117 L 226 74 154 41 80 18 22 5 0 0 N"/>
            </draw:custom-shape>
            <draw:custom-shape draw:style-name="gr23" draw:text-style-name="P2" draw:layer="layout" svg:width="0.192cm" svg:height="0.092cm" svg:x="18.27cm" svg:y="16.654cm">
              <text:p/>
              <draw:enhanced-geometry svg:viewBox="0 0 281 135" draw:type="non-primitive" draw:enhanced-path="M 281 135 L 223 90 151 53 78 24 22 6 0 0 N"/>
            </draw:custom-shape>
            <draw:custom-shape draw:style-name="gr23" draw:text-style-name="P2" draw:layer="layout" svg:width="0.034cm" svg:height="0.543cm" svg:x="18.405cm" svg:y="16.61cm">
              <text:p/>
              <draw:enhanced-geometry svg:viewBox="0 0 49 788" draw:type="non-primitive" draw:enhanced-path="M 0 0 L 10 28 21 67 29 116 35 172 41 234 46 301 48 369 49 439 48 507 44 572 40 632 33 685 25 730 14 765 0 788 N"/>
            </draw:custom-shape>
            <draw:custom-shape draw:style-name="gr23" draw:text-style-name="P2" draw:layer="layout" svg:width="0.141cm" svg:height="0.216cm" svg:x="18.263cm" svg:y="16.954cm">
              <text:p/>
              <draw:enhanced-geometry svg:viewBox="0 0 208 317" draw:type="non-primitive" draw:enhanced-path="M 208 290 L 182 310 155 317 126 310 97 290 70 257 45 211 25 153 9 83 0 0 N"/>
            </draw:custom-shape>
            <draw:custom-shape draw:style-name="gr23" draw:text-style-name="P2" draw:layer="layout" svg:width="0.099cm" svg:height="0.33cm" svg:x="18.263cm" svg:y="16.623cm">
              <text:p/>
              <draw:enhanced-geometry svg:viewBox="0 0 145 481" draw:type="non-primitive" draw:enhanced-path="M 0 481 L 1 395 11 315 31 240 53 172 79 114 104 67 126 31 140 8 145 0 N"/>
            </draw:custom-shape>
            <draw:custom-shape draw:style-name="gr23" draw:text-style-name="P2" draw:layer="layout" svg:width="0.268cm" svg:height="0.337cm" svg:x="18.095cm" svg:y="16.623cm">
              <text:p/>
              <draw:enhanced-geometry svg:viewBox="0 0 387 491" draw:type="non-primitive" draw:enhanced-path="M 387 0 L 355 61 324 121 292 179 259 234 227 286 195 334 162 377 129 414 97 445 64 469 32 484 0 491 N"/>
            </draw:custom-shape>
            <draw:custom-shape draw:style-name="gr23" draw:text-style-name="P2" draw:layer="layout" svg:width="0.086cm" svg:height="0.189cm" svg:x="18.008cm" svg:y="16.772cm">
              <text:p/>
              <draw:enhanced-geometry svg:viewBox="0 0 128 274" draw:type="non-primitive" draw:enhanced-path="M 128 274 L 78 269 41 247 14 212 0 168 1 116 16 59 46 0 N"/>
            </draw:custom-shape>
            <draw:custom-shape draw:style-name="gr23" draw:text-style-name="P2" draw:layer="layout" svg:width="0.316cm" svg:height="0.199cm" svg:x="18.039cm" svg:y="16.572cm">
              <text:p/>
              <draw:enhanced-geometry svg:viewBox="0 0 460 289" draw:type="non-primitive" draw:enhanced-path="M 0 289 L 39 244 94 199 159 155 229 113 298 77 360 45 412 21 447 5 460 0 N"/>
            </draw:custom-shape>
            <draw:custom-shape draw:style-name="gr23" draw:text-style-name="P2" draw:layer="layout" svg:width="0.202cm" svg:height="0.11cm" svg:x="18.046cm" svg:y="17.497cm">
              <text:p/>
              <draw:enhanced-geometry svg:viewBox="0 0 297 162" draw:type="non-primitive" draw:enhanced-path="M 297 162 L 253 112 192 71 125 40 63 17 18 4 0 0 N"/>
            </draw:custom-shape>
            <draw:custom-shape draw:style-name="gr23" draw:text-style-name="P2" draw:layer="layout" svg:width="0.178cm" svg:height="0.134cm" svg:x="18.17cm" svg:y="17.394cm">
              <text:p/>
              <draw:enhanced-geometry svg:viewBox="0 0 263 191" draw:type="non-primitive" draw:enhanced-path="M 263 191 L 184 119 112 64 54 28 14 7 0 0 N"/>
            </draw:custom-shape>
            <draw:custom-shape draw:style-name="gr23" draw:text-style-name="P2" draw:layer="layout" svg:width="0.206cm" svg:height="0.11cm" svg:x="18.263cm" svg:y="17.336cm">
              <text:p/>
              <draw:enhanced-geometry svg:viewBox="0 0 300 161" draw:type="non-primitive" draw:enhanced-path="M 300 161 L 243 107 166 62 87 28 25 7 0 0 N"/>
            </draw:custom-shape>
            <draw:custom-shape draw:style-name="gr23" draw:text-style-name="P2" draw:layer="layout" svg:width="0.202cm" svg:height="0.092cm" svg:x="18.346cm" svg:y="17.253cm">
              <text:p/>
              <draw:enhanced-geometry svg:viewBox="0 0 297 134" draw:type="non-primitive" draw:enhanced-path="M 297 134 L 228 82 149 44 76 19 21 4 0 0 N"/>
            </draw:custom-shape>
            <draw:custom-shape draw:style-name="gr23" draw:text-style-name="P2" draw:layer="layout" svg:width="0.161cm" svg:height="0.086cm" svg:x="18.449cm" svg:y="17.177cm">
              <text:p/>
              <draw:enhanced-geometry svg:viewBox="0 0 234 126" draw:type="non-primitive" draw:enhanced-path="M 234 126 L 170 75 94 35 27 9 0 0 N"/>
            </draw:custom-shape>
            <draw:custom-shape draw:style-name="gr23" draw:text-style-name="P2" draw:layer="layout" svg:width="0.161cm" svg:height="0.078cm" svg:x="18.532cm" svg:y="17.116cm">
              <text:p/>
              <draw:enhanced-geometry svg:viewBox="0 0 236 118" draw:type="non-primitive" draw:enhanced-path="M 236 118 L 176 70 98 32 30 8 0 0 N"/>
            </draw:custom-shape>
            <draw:custom-shape draw:style-name="gr23" draw:text-style-name="P2" draw:layer="layout" svg:width="0.178cm" svg:height="0.092cm" svg:x="18.6cm" svg:y="17.047cm">
              <text:p/>
              <draw:enhanced-geometry svg:viewBox="0 0 261 136" draw:type="non-primitive" draw:enhanced-path="M 261 136 L 185 84 99 41 29 11 0 0 N"/>
            </draw:custom-shape>
            <draw:custom-shape draw:style-name="gr23" draw:text-style-name="P2" draw:layer="layout" svg:width="0.202cm" svg:height="0.106cm" svg:x="18.656cm" svg:y="16.971cm">
              <text:p/>
              <draw:enhanced-geometry svg:viewBox="0 0 299 154" draw:type="non-primitive" draw:enhanced-path="M 299 154 L 237 103 159 60 82 29 23 7 0 0 N"/>
            </draw:custom-shape>
            <draw:custom-shape draw:style-name="gr23" draw:text-style-name="P2" draw:layer="layout" svg:width="0.041cm" svg:height="0.258cm" svg:x="18.525cm" svg:y="17.429cm">
              <text:p/>
              <draw:enhanced-geometry svg:viewBox="0 0 62 379" draw:type="non-primitive" draw:enhanced-path="M 0 379 L 23 333 40 271 51 201 59 127 62 58 62 0 N"/>
            </draw:custom-shape>
            <draw:custom-shape draw:style-name="gr23" draw:text-style-name="P2" draw:layer="layout" svg:width="0.213cm" svg:height="0.481cm" svg:x="18.566cm" svg:y="16.947cm">
              <text:p/>
              <draw:enhanced-geometry svg:viewBox="0 0 308 698" draw:type="non-primitive" draw:enhanced-path="M 0 698 L 4 675 12 647 24 616 41 579 62 540 85 496 111 448 139 396 167 340 196 280 226 215 254 147 282 76 308 0 N"/>
            </draw:custom-shape>
            <draw:custom-shape draw:style-name="gr23" draw:text-style-name="P2" draw:layer="layout" svg:width="0.03cm" svg:height="0.522cm" svg:x="18.749cm" svg:y="16.947cm">
              <text:p/>
              <draw:enhanced-geometry svg:viewBox="0 0 45 762" draw:type="non-primitive" draw:enhanced-path="M 45 0 L 44 9 41 36 35 78 29 131 23 195 16 265 9 340 4 415 1 491 0 563 1 628 6 685 15 730 28 762 N"/>
            </draw:custom-shape>
            <draw:custom-shape draw:style-name="gr23" draw:text-style-name="P2" draw:layer="layout" svg:width="0.123cm" svg:height="0.106cm" svg:x="18.766cm" svg:y="17.394cm">
              <text:p/>
              <draw:enhanced-geometry svg:viewBox="0 0 179 154" draw:type="non-primitive" draw:enhanced-path="M 0 110 L 32 146 59 154 83 137 109 101 139 54 179 0 N"/>
            </draw:custom-shape>
            <draw:custom-shape draw:style-name="gr23" draw:text-style-name="P2" draw:layer="layout" svg:width="0.075cm" svg:height="0.464cm" svg:x="18.835cm" svg:y="16.93cm">
              <text:p/>
              <draw:enhanced-geometry svg:viewBox="0 0 111 679" draw:type="non-primitive" draw:enhanced-path="M 80 679 L 97 648 107 606 111 556 109 498 103 434 94 369 81 303 66 238 52 176 37 119 22 70 10 29 0 0 N"/>
            </draw:custom-shape>
            <draw:custom-shape draw:style-name="gr23" draw:text-style-name="P2" draw:layer="layout" svg:width="0.178cm" svg:height="0.062cm" svg:x="18.656cm" svg:y="16.867cm">
              <text:p/>
              <draw:enhanced-geometry svg:viewBox="0 0 263 86" draw:type="non-primitive" draw:enhanced-path="M 263 86 L 217 45 168 15 114 0 58 7 0 41 N"/>
            </draw:custom-shape>
            <draw:custom-shape draw:style-name="gr23" draw:text-style-name="P2" draw:layer="layout" svg:width="0.396cm" svg:height="0.409cm" svg:x="18.259cm" svg:y="16.899cm">
              <text:p/>
              <draw:enhanced-geometry svg:viewBox="0 0 571 598" draw:type="non-primitive" draw:enhanced-path="M 571 0 L 547 19 516 46 477 80 434 120 386 164 336 211 284 260 232 310 183 359 136 407 94 452 58 494 29 530 10 561 0 584 2 598 N"/>
            </draw:custom-shape>
            <draw:custom-shape draw:style-name="gr23" draw:text-style-name="P2" draw:layer="layout" svg:width="0.206cm" svg:height="0.079cm" svg:x="18.263cm" svg:y="17.26cm">
              <text:p/>
              <draw:enhanced-geometry svg:viewBox="0 0 300 114" draw:type="non-primitive" draw:enhanced-path="M 0 72 L 31 96 75 112 127 114 184 99 243 63 300 0 N"/>
            </draw:custom-shape>
            <draw:custom-shape draw:style-name="gr23" draw:text-style-name="P2" draw:layer="layout" svg:width="0.258cm" svg:height="0.351cm" svg:x="18.469cm" svg:y="16.909cm">
              <text:p/>
              <draw:enhanced-geometry svg:viewBox="0 0 378 507" draw:type="non-primitive" draw:enhanced-path="M 0 507 L 33 460 72 406 115 347 161 286 207 225 251 166 291 113 326 67 353 32 371 8 378 0 N"/>
            </draw:custom-shape>
            <draw:custom-shape draw:style-name="gr23" draw:text-style-name="P2" draw:layer="layout" svg:width="0.247cm" svg:height="0.512cm" svg:x="18.48cm" svg:y="16.909cm">
              <text:p/>
              <draw:enhanced-geometry svg:viewBox="0 0 361 741" draw:type="non-primitive" draw:enhanced-path="M 361 0 L 352 41 335 90 313 146 286 207 256 273 222 339 188 406 153 471 120 533 88 589 59 639 35 682 17 714 4 734 0 741 N"/>
            </draw:custom-shape>
            <draw:custom-shape draw:style-name="gr24" draw:text-style-name="P2" draw:layer="layout" svg:width="1.345cm" svg:height="1.699cm" svg:x="20.387cm" svg:y="15.636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5" draw:text-style-name="P2" draw:layer="layout" svg:width="2.887cm" svg:height="4.229cm" svg:x="21.866cm" svg:y="12.346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6" draw:text-style-name="P2" draw:layer="layout" svg:width="2.88cm" svg:height="4.229cm" svg:x="21.866cm" svg:y="12.346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6" draw:text-style-name="P2" draw:layer="layout" svg:width="0.302cm" svg:height="0.45cm" svg:x="23.845cm" svg:y="13.527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7" draw:text-style-name="P2" draw:layer="layout" svg:width="0.378cm" svg:height="0.117cm" svg:x="23.422cm" svg:y="16.093cm">
              <text:p/>
              <draw:enhanced-geometry svg:viewBox="0 0 550 167" draw:type="non-primitive" draw:enhanced-path="M 0 149 L 44 157 94 163 148 166 205 167 263 163 320 154 376 139 428 116 475 87 516 48 550 0 N"/>
            </draw:custom-shape>
            <draw:custom-shape draw:style-name="gr27" draw:text-style-name="P2" draw:layer="layout" svg:width="0.254cm" svg:height="0.206cm" svg:x="23.546cm" svg:y="16.093cm">
              <text:p/>
              <draw:enhanced-geometry svg:viewBox="0 0 372 300" draw:type="non-primitive" draw:enhanced-path="M 372 0 L 322 93 279 164 241 218 207 257 175 280 144 294 112 300 78 297 42 291 0 283 N"/>
            </draw:custom-shape>
            <draw:custom-shape draw:style-name="gr27" draw:text-style-name="P2" draw:layer="layout" svg:width="0.172cm" svg:height="0.072cm" svg:x="23.373cm" svg:y="16.218cm">
              <text:p/>
              <draw:enhanced-geometry svg:viewBox="0 0 252 103" draw:type="non-primitive" draw:enhanced-path="M 252 103 L 150 74 70 40 19 12 0 0 N"/>
            </draw:custom-shape>
            <draw:custom-shape draw:style-name="gr27" draw:text-style-name="P2" draw:layer="layout" svg:width="0.736cm" svg:height="0.11cm" svg:x="23.188cm" svg:y="15.859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7" draw:text-style-name="P2" draw:layer="layout" svg:width="0.461cm" svg:height="0.158cm" svg:x="23.188cm" svg:y="15.959cm">
              <text:p/>
              <draw:enhanced-geometry svg:viewBox="0 0 669 228" draw:type="non-primitive" draw:enhanced-path="M 0 0 L 71 28 138 57 204 84 266 110 325 135 381 157 433 178 481 196 527 209 568 220 606 226 640 228 669 224 N"/>
            </draw:custom-shape>
            <draw:custom-shape draw:style-name="gr27" draw:text-style-name="P2" draw:layer="layout" svg:width="0.234cm" svg:height="0.155cm" svg:x="23.649cm" svg:y="15.959cm">
              <text:p/>
              <draw:enhanced-geometry svg:viewBox="0 0 344 224" draw:type="non-primitive" draw:enhanced-path="M 0 224 L 58 203 121 166 186 123 247 79 297 40 332 11 344 0 N"/>
            </draw:custom-shape>
            <draw:custom-shape draw:style-name="gr27" draw:text-style-name="P2" draw:layer="layout" svg:width="0.213cm" svg:height="0.564cm" svg:x="22.544cm" svg:y="13.723cm">
              <text:p/>
              <draw:enhanced-geometry svg:viewBox="0 0 312 821" draw:type="non-primitive" draw:enhanced-path="M 0 821 L 29 760 55 699 79 638 100 578 121 519 139 461 157 404 173 349 189 297 204 246 220 197 236 152 253 109 271 69 290 33 312 0 N"/>
            </draw:custom-shape>
            <draw:custom-shape draw:style-name="gr27" draw:text-style-name="P2" draw:layer="layout" svg:width="0.161cm" svg:height="0.454cm" svg:x="22.758cm" svg:y="13.269cm">
              <text:p/>
              <draw:enhanced-geometry svg:viewBox="0 0 237 656" draw:type="non-primitive" draw:enhanced-path="M 0 656 L 26 618 54 574 82 524 111 471 138 414 164 358 187 301 207 244 222 191 233 141 237 95 235 56 226 24 208 0 N"/>
            </draw:custom-shape>
            <draw:custom-shape draw:style-name="gr27" draw:text-style-name="P2" draw:layer="layout" svg:width="0.264cm" svg:height="0.299cm" svg:x="23.085cm" svg:y="13.372cm">
              <text:p/>
              <draw:enhanced-geometry svg:viewBox="0 0 385 433" draw:type="non-primitive" draw:enhanced-path="M 385 0 L 332 52 278 109 224 167 173 223 126 278 84 328 50 371 23 403 6 425 0 433 N"/>
            </draw:custom-shape>
            <draw:custom-shape draw:style-name="gr27" draw:text-style-name="P2" draw:layer="layout" svg:width="0.234cm" svg:height="0.347cm" svg:x="22.85cm" svg:y="13.671cm">
              <text:p/>
              <draw:enhanced-geometry svg:viewBox="0 0 344 507" draw:type="non-primitive" draw:enhanced-path="M 344 0 L 312 84 279 158 246 224 214 282 181 331 150 374 119 411 89 442 58 467 29 489 0 507 N"/>
            </draw:custom-shape>
            <draw:custom-shape draw:style-name="gr27" draw:text-style-name="P2" draw:layer="layout" svg:width="0.571cm" svg:height="0.781cm" svg:x="22.882cm" svg:y="13.423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7" draw:text-style-name="P2" draw:layer="layout" svg:width="0.778cm" svg:height="0.636cm" svg:x="22.104cm" svg:y="14.204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7" draw:text-style-name="P2" draw:layer="layout" svg:width="0.051cm" svg:height="0.646cm" svg:x="22.203cm" svg:y="12.746cm">
              <text:p/>
              <draw:enhanced-geometry svg:viewBox="0 0 74 942" draw:type="non-primitive" draw:enhanced-path="M 0 942 L 3 894 5 845 9 790 11 734 14 675 18 614 21 553 24 490 29 429 32 367 37 307 43 249 48 193 54 139 60 89 67 42 74 0 N"/>
            </draw:custom-shape>
            <draw:custom-shape draw:style-name="gr27" draw:text-style-name="P2" draw:layer="layout" svg:width="0.051cm" svg:height="0.389cm" svg:x="22.214cm" svg:y="12.357cm">
              <text:p/>
              <draw:enhanced-geometry svg:viewBox="0 0 71 566" draw:type="non-primitive" draw:enhanced-path="M 59 566 L 68 496 71 422 66 346 57 271 47 200 33 135 21 80 11 38 3 9 0 0 N"/>
            </draw:custom-shape>
            <draw:custom-shape draw:style-name="gr27" draw:text-style-name="P2" draw:layer="layout" svg:width="0.192cm" svg:height="0.902cm" svg:x="22.021cm" svg:y="12.357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7" draw:text-style-name="P2" draw:layer="layout" svg:width="0.103cm" svg:height="0.348cm" svg:x="22.42cm" svg:y="12.625cm">
              <text:p/>
              <draw:enhanced-geometry svg:viewBox="0 0 148 507" draw:type="non-primitive" draw:enhanced-path="M 148 0 L 141 56 129 117 113 181 95 244 76 306 55 366 35 421 17 468 0 507 N"/>
            </draw:custom-shape>
            <draw:custom-shape draw:style-name="gr27" draw:text-style-name="P2" draw:layer="layout" svg:width="0.216cm" svg:height="0.491cm" svg:x="22.203cm" svg:y="12.973cm">
              <text:p/>
              <draw:enhanced-geometry svg:viewBox="0 0 313 715" draw:type="non-primitive" draw:enhanced-path="M 313 0 L 301 26 282 59 260 98 234 142 205 192 175 245 145 301 115 360 87 420 61 481 38 542 20 602 6 660 0 715 N"/>
            </draw:custom-shape>
            <draw:custom-shape draw:style-name="gr27" draw:text-style-name="P2" draw:layer="layout" svg:width="0.124cm" svg:height="0.677cm" svg:x="22.203cm" svg:y="12.787cm">
              <text:p/>
              <draw:enhanced-geometry svg:viewBox="0 0 179 985" draw:type="non-primitive" draw:enhanced-path="M 0 985 L 3 914 9 841 14 770 22 701 30 632 40 564 50 499 62 436 73 376 86 318 98 264 110 213 123 167 134 124 147 85 158 52 169 24 179 0 N"/>
            </draw:custom-shape>
            <draw:custom-shape draw:style-name="gr27" draw:text-style-name="P2" draw:layer="layout" svg:width="0.041cm" svg:height="0.316cm" svg:x="22.328cm" svg:y="12.47cm">
              <text:p/>
              <draw:enhanced-geometry svg:viewBox="0 0 59 463" draw:type="non-primitive" draw:enhanced-path="M 0 463 L 20 409 34 341 45 264 52 187 56 115 58 56 59 15 59 0 N"/>
            </draw:custom-shape>
            <draw:custom-shape draw:style-name="gr27" draw:text-style-name="P2" draw:layer="layout" svg:width="0.285cm" svg:height="0.305cm" svg:x="22.492cm" svg:y="13.149cm">
              <text:p/>
              <draw:enhanced-geometry svg:viewBox="0 0 417 448" draw:type="non-primitive" draw:enhanced-path="M 417 0 L 347 44 283 94 225 147 173 202 128 255 89 306 58 352 33 391 15 421 3 441 0 448 N"/>
            </draw:custom-shape>
            <draw:custom-shape draw:style-name="gr27" draw:text-style-name="P2" draw:layer="layout" svg:width="0.206cm" svg:height="0.175cm" svg:x="22.286cm" svg:y="13.454cm">
              <text:p/>
              <draw:enhanced-geometry svg:viewBox="0 0 298 254" draw:type="non-primitive" draw:enhanced-path="M 298 0 L 226 33 161 76 107 125 61 172 29 214 7 244 0 254 N"/>
            </draw:custom-shape>
            <draw:custom-shape draw:style-name="gr27" draw:text-style-name="P2" draw:layer="layout" svg:width="0.288cm" svg:height="0.615cm" svg:x="22.286cm" svg:y="13.014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7" draw:text-style-name="P2" draw:layer="layout" svg:width="0.385cm" svg:height="0.398cm" svg:x="23.415cm" svg:y="15.182cm">
              <text:p/>
              <draw:enhanced-geometry svg:viewBox="0 0 564 582" draw:type="non-primitive" draw:enhanced-path="M 0 582 L 39 551 82 517 127 483 174 446 221 408 268 369 314 328 358 288 400 246 440 204 475 162 505 121 531 79 551 40 564 0 N"/>
            </draw:custom-shape>
            <draw:custom-shape draw:style-name="gr27" draw:text-style-name="P2" draw:layer="layout" svg:width="0.096cm" svg:height="1.019cm" svg:x="23.8cm" svg:y="14.163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7" draw:text-style-name="P2" draw:layer="layout" svg:width="0.113cm" svg:height="0.945cm" svg:x="23.759cm" svg:y="13.217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7" draw:text-style-name="P2" draw:layer="layout" svg:width="0.151cm" svg:height="0.227cm" svg:x="23.659cm" svg:y="13.186cm">
              <text:p/>
              <draw:enhanced-geometry svg:viewBox="0 0 221 331" draw:type="non-primitive" draw:enhanced-path="M 192 46 L 212 17 221 1 219 0 209 9 193 28 172 55 147 88 120 125 93 164 66 205 42 242 21 278 7 308 0 331 N"/>
            </draw:custom-shape>
            <draw:custom-shape draw:style-name="gr27" draw:text-style-name="P2" draw:layer="layout" svg:width="0.007cm" svg:height="0.382cm" svg:x="23.652cm" svg:y="13.413cm">
              <text:p/>
              <draw:enhanced-geometry svg:viewBox="0 0 7 552" draw:type="non-primitive" draw:enhanced-path="M 7 0 L 2 42 0 106 0 183 0 268 1 351 4 428 5 493 6 536 7 552 N"/>
            </draw:custom-shape>
            <draw:custom-shape draw:style-name="gr27" draw:text-style-name="P2" draw:layer="layout" svg:width="0.106cm" svg:height="0.616cm" svg:x="23.614cm" svg:y="13.179cm">
              <text:p/>
              <draw:enhanced-geometry svg:viewBox="0 0 151 896" draw:type="non-primitive" draw:enhanced-path="M 62 896 L 50 865 38 830 28 789 19 744 11 695 5 643 2 590 0 533 1 476 4 418 10 360 19 303 31 246 47 190 68 138 91 89 119 42 151 0 N"/>
            </draw:custom-shape>
            <draw:custom-shape draw:style-name="gr27" draw:text-style-name="P2" draw:layer="layout" svg:width="0.192cm" svg:height="0.853cm" svg:x="23.529cm" svg:y="13.179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7" draw:text-style-name="P2" draw:layer="layout" svg:width="0.048cm" svg:height="0.598cm" svg:x="23.487cm" svg:y="13.434cm">
              <text:p/>
              <draw:enhanced-geometry svg:viewBox="0 0 73 867" draw:type="non-primitive" draw:enhanced-path="M 73 867 L 62 768 51 675 41 589 31 509 24 435 17 368 11 304 7 248 3 197 1 150 0 109 1 74 3 45 7 20 12 0 N"/>
            </draw:custom-shape>
            <draw:custom-shape draw:style-name="gr27" draw:text-style-name="P2" draw:layer="layout" svg:width="0.227cm" svg:height="0.316cm" svg:x="23.494cm" svg:y="13.117cm">
              <text:p/>
              <draw:enhanced-geometry svg:viewBox="0 0 328 462" draw:type="non-primitive" draw:enhanced-path="M 0 462 L 17 428 47 380 85 324 129 261 176 198 222 137 264 83 297 40 320 10 328 0 N"/>
            </draw:custom-shape>
            <draw:custom-shape draw:style-name="gr27" draw:text-style-name="P2" draw:layer="layout" svg:width="0.749cm" svg:height="0.271cm" svg:x="22.94cm" svg:y="13.066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7" draw:text-style-name="P2" draw:layer="layout" svg:width="0.144cm" svg:height="0.185cm" svg:x="24.293cm" svg:y="14.04cm">
              <text:p/>
              <draw:enhanced-geometry svg:viewBox="0 0 210 274" draw:type="non-primitive" draw:enhanced-path="M 210 274 L 176 196 149 130 127 77 104 37 78 11 44 0 0 4 N"/>
            </draw:custom-shape>
            <draw:custom-shape draw:style-name="gr27" draw:text-style-name="P2" draw:layer="layout" svg:width="0.162cm" svg:height="0.072cm" svg:x="24.13cm" svg:y="13.967cm">
              <text:p/>
              <draw:enhanced-geometry svg:viewBox="0 0 236 105" draw:type="non-primitive" draw:enhanced-path="M 236 105 L 149 101 73 63 20 20 0 0 N"/>
            </draw:custom-shape>
            <draw:custom-shape draw:style-name="gr27" draw:text-style-name="P2" draw:layer="layout" svg:width="0.306cm" svg:height="0.77cm" svg:x="23.903cm" svg:y="14.122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7" draw:text-style-name="P2" draw:layer="layout" svg:width="0.185cm" svg:height="0.309cm" svg:x="23.903cm" svg:y="14.122cm">
              <text:p/>
              <draw:enhanced-geometry svg:viewBox="0 0 270 448" draw:type="non-primitive" draw:enhanced-path="M 0 0 L 48 68 86 130 116 188 138 239 158 285 176 327 193 364 213 396 238 423 270 448 N"/>
            </draw:custom-shape>
            <draw:custom-shape draw:style-name="gr27" draw:text-style-name="P2" draw:layer="layout" svg:width="0.203cm" svg:height="0.368cm" svg:x="24.089cm" svg:y="14.431cm">
              <text:p/>
              <draw:enhanced-geometry svg:viewBox="0 0 295 536" draw:type="non-primitive" draw:enhanced-path="M 0 0 L 31 25 62 59 92 101 122 149 150 202 177 257 203 315 228 373 252 430 275 485 295 536 N"/>
            </draw:custom-shape>
            <draw:custom-shape draw:style-name="gr28" draw:text-style-name="P2" draw:layer="layout" svg:width="3.709cm" svg:height="2.735cm" svg:x="20.885cm" svg:y="11.221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9" draw:text-style-name="P2" draw:layer="layout" svg:width="0.615cm" svg:height="0.619cm" svg:x="23.036cm" svg:y="12.632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0" draw:text-style-name="P2" draw:layer="layout" svg:width="0.54cm" svg:height="0.423cm" svg:x="23.036cm" svg:y="12.632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29" draw:text-style-name="P2" draw:layer="layout" svg:width="0.891cm" svg:height="0.925cm" svg:x="21.278cm" svg:y="12.051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1" draw:text-style-name="P2" draw:layer="layout" svg:width="0.451cm" svg:height="0.175cm" svg:x="23.8cm" svg:y="11.765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9" draw:text-style-name="P2" draw:layer="layout" svg:width="1.476cm" svg:height="0.498cm" svg:x="21.088cm" svg:y="11.624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9" draw:text-style-name="P2" draw:layer="layout" svg:width="0.585cm" svg:height="0.674cm" svg:x="23.566cm" svg:y="11.951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0" draw:text-style-name="P2" draw:layer="layout" svg:width="0.038cm" svg:height="0.391cm" svg:x="23.566cm" svg:y="12.233cm">
              <text:p/>
              <draw:enhanced-geometry svg:viewBox="0 0 57 567" draw:type="non-primitive" draw:enhanced-path="M 0 567 L 0 502 3 439 5 377 10 317 14 259 21 202 29 148 37 96 47 46 57 0 N"/>
            </draw:custom-shape>
            <draw:custom-shape draw:style-name="gr29" draw:text-style-name="P2" draw:layer="layout" svg:width="0.675cm" svg:height="1.393cm" svg:x="23.71cm" svg:y="12.391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0" draw:text-style-name="P2" draw:layer="layout" svg:width="0.085cm" svg:height="0.265cm" svg:x="22.544cm" svg:y="12.188cm">
              <text:p/>
              <draw:enhanced-geometry svg:viewBox="0 0 125 386" draw:type="non-primitive" draw:enhanced-path="M 0 386 L 29 309 59 235 86 166 107 105 122 54 125 19 115 0 N"/>
            </draw:custom-shape>
            <draw:custom-shape draw:style-name="gr32" draw:text-style-name="P2" draw:layer="layout" svg:width="0.127cm" svg:height="0.088cm" svg:x="22.496cm" svg:y="12.099cm">
              <text:p/>
              <draw:enhanced-geometry svg:viewBox="0 0 185 128" draw:type="non-primitive" draw:enhanced-path="M 185 128 L 151 74 89 34 27 9 0 0 N"/>
            </draw:custom-shape>
            <draw:custom-shape draw:style-name="gr32" draw:text-style-name="P2" draw:layer="layout" svg:width="0.375cm" svg:height="0.051cm" svg:x="22.775cm" svg:y="12.136cm">
              <text:p/>
              <draw:enhanced-geometry svg:viewBox="0 0 547 73" draw:type="non-primitive" draw:enhanced-path="M 0 31 L 75 15 148 5 217 0 280 1 340 6 394 15 443 26 485 40 520 56 547 73 N"/>
            </draw:custom-shape>
            <draw:custom-shape draw:style-name="gr33" draw:text-style-name="P2" draw:layer="layout" svg:width="0.288cm" svg:height="0.086cm" svg:x="22.792cm" svg:y="12.198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2" draw:layer="layout" svg:width="0.288cm" svg:height="0.086cm" svg:x="22.792cm" svg:y="12.198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0" draw:text-style-name="P2" draw:layer="layout" svg:width="0.12cm" svg:height="0.006cm" svg:x="22.63cm" svg:y="12.822cm">
              <text:p/>
              <draw:enhanced-geometry svg:viewBox="0 0 172 14" draw:type="non-primitive" draw:enhanced-path="M 172 14 L 92 11 27 3 0 0 N"/>
            </draw:custom-shape>
            <draw:custom-shape draw:style-name="gr30" draw:text-style-name="P2" draw:layer="layout" svg:width="0.199cm" svg:height="0.007cm" svg:x="22.626cm" svg:y="12.732cm">
              <text:p/>
              <draw:enhanced-geometry svg:viewBox="0 0 291 11" draw:type="non-primitive" draw:enhanced-path="M 0 0 L 81 10 176 11 257 9 291 8 N"/>
            </draw:custom-shape>
            <draw:custom-shape draw:style-name="gr30" draw:text-style-name="P2" draw:layer="layout" svg:width="0.078cm" svg:height="0.014cm" svg:x="22.623cm" svg:y="12.58cm">
              <text:p/>
              <draw:enhanced-geometry svg:viewBox="0 0 114 21" draw:type="non-primitive" draw:enhanced-path="M 114 21 L 68 0 22 7 0 15 N"/>
            </draw:custom-shape>
            <draw:custom-shape draw:style-name="gr30" draw:text-style-name="P2" draw:layer="layout" svg:width="0.065cm" svg:height="0.089cm" svg:x="22.709cm" svg:y="12.515cm">
              <text:p/>
              <draw:enhanced-geometry svg:viewBox="0 0 94 128" draw:type="non-primitive" draw:enhanced-path="M 0 0 L 69 33 94 76 58 128 N"/>
            </draw:custom-shape>
            <draw:custom-shape draw:style-name="gr30" draw:text-style-name="P2" draw:layer="layout" svg:width="0.137cm" svg:height="0.171cm" svg:x="22.792cm" svg:y="12.512cm">
              <text:p/>
              <draw:enhanced-geometry svg:viewBox="0 0 200 249" draw:type="non-primitive" draw:enhanced-path="M 0 0 L 63 39 121 92 166 151 196 207 200 249 N"/>
            </draw:custom-shape>
            <draw:custom-shape draw:style-name="gr30" draw:text-style-name="P2" draw:layer="layout" svg:width="0.071cm" svg:height="0.179cm" svg:x="22.857cm" svg:y="12.683cm">
              <text:p/>
              <draw:enhanced-geometry svg:viewBox="0 0 107 263" draw:type="non-primitive" draw:enhanced-path="M 107 0 L 83 64 47 152 14 230 0 263 N"/>
            </draw:custom-shape>
            <draw:custom-shape draw:style-name="gr34" draw:text-style-name="P2" draw:layer="layout" svg:width="1.634cm" svg:height="1.118cm" svg:x="22.462cm" svg:y="11.146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3" draw:text-style-name="P2" draw:layer="layout" svg:width="0.075cm" svg:height="0.095cm" svg:x="22.548cm" svg:y="12.178cm">
              <text:p/>
              <draw:enhanced-geometry svg:viewBox="0 0 107 141" draw:type="non-primitive" draw:enhanced-path="M 13 141 L 99 128 107 63 0 0 13 141 13 141 Z N"/>
            </draw:custom-shape>
            <draw:custom-shape draw:style-name="gr9" draw:text-style-name="P2" draw:layer="layout" svg:width="0.075cm" svg:height="0.095cm" svg:x="22.548cm" svg:y="12.178cm">
              <text:p/>
              <draw:enhanced-geometry svg:viewBox="0 0 107 141" draw:type="non-primitive" draw:enhanced-path="M 13 141 L 99 128 107 63 0 0 13 141 13 141 N"/>
            </draw:custom-shape>
            <draw:custom-shape draw:style-name="gr24" draw:text-style-name="P2" draw:layer="layout" svg:width="0.822cm" svg:height="1.262cm" svg:x="22.702cm" svg:y="15.719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5" draw:text-style-name="P2" draw:layer="layout" svg:width="4.972cm" svg:height="3.815cm" svg:x="18.48cm" svg:y="13.623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6" draw:text-style-name="P2" draw:layer="layout" svg:width="0.106cm" svg:height="0.168cm" svg:x="22.736cm" svg:y="15.705cm">
              <text:p/>
              <draw:enhanced-geometry svg:viewBox="0 0 156 247" draw:type="non-primitive" draw:enhanced-path="M 0 0 L 53 71 100 138 135 198 156 247 N"/>
            </draw:custom-shape>
            <draw:custom-shape draw:style-name="gr36" draw:text-style-name="P2" draw:layer="layout" svg:width="0.209cm" svg:height="0.309cm" svg:x="22.843cm" svg:y="15.873cm">
              <text:p/>
              <draw:enhanced-geometry svg:viewBox="0 0 307 451" draw:type="non-primitive" draw:enhanced-path="M 0 0 L 15 37 39 75 68 115 102 155 140 200 178 245 216 292 252 343 282 395 307 451 N"/>
            </draw:custom-shape>
            <draw:custom-shape draw:style-name="gr36" draw:text-style-name="P2" draw:layer="layout" svg:width="0.213cm" svg:height="0.554cm" svg:x="23.053cm" svg:y="16.183cm">
              <text:p/>
              <draw:enhanced-geometry svg:viewBox="0 0 308 806" draw:type="non-primitive" draw:enhanced-path="M 0 0 L 12 36 25 79 37 127 50 180 63 235 77 293 92 353 106 412 122 472 140 528 158 584 179 636 201 682 224 724 250 759 277 786 308 806 N"/>
            </draw:custom-shape>
            <draw:custom-shape draw:style-name="gr36" draw:text-style-name="P2" draw:layer="layout" svg:width="0.185cm" svg:height="0.171cm" svg:x="23.267cm" svg:y="16.737cm">
              <text:p/>
              <draw:enhanced-geometry svg:viewBox="0 0 270 248" draw:type="non-primitive" draw:enhanced-path="M 0 0 L 80 46 148 100 201 154 238 201 262 235 270 248 N"/>
            </draw:custom-shape>
            <draw:custom-shape draw:style-name="gr36" draw:text-style-name="P2" draw:layer="layout" svg:width="0.406cm" svg:height="0.822cm" svg:x="21.164cm" svg:y="16.469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6" draw:text-style-name="P2" draw:layer="layout" svg:width="0.316cm" svg:height="0.708cm" svg:x="20.848cm" svg:y="15.76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6" draw:text-style-name="P2" draw:layer="layout" svg:width="0.526cm" svg:height="0.546cm" svg:x="20.321cm" svg:y="15.76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4" draw:text-style-name="P2" draw:layer="layout" svg:width="1.84cm" svg:height="2.55cm" svg:x="18.828cm" svg:y="14.026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6" draw:text-style-name="P2" draw:layer="layout" svg:width="0.444cm" svg:height="0.399cm" svg:x="20.224cm" svg:y="14.026cm">
              <text:p/>
              <draw:enhanced-geometry svg:viewBox="0 0 648 579" draw:type="non-primitive" draw:enhanced-path="M 648 0 L 598 41 545 83 492 127 439 171 386 215 333 259 282 303 233 346 187 387 144 427 105 463 70 498 41 529 17 556 0 579 N"/>
            </draw:custom-shape>
            <draw:custom-shape draw:style-name="gr36" draw:text-style-name="P2" draw:layer="layout" svg:width="0.35cm" svg:height="0.584cm" svg:x="19.874cm" svg:y="14.425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6" draw:text-style-name="P2" draw:layer="layout" svg:width="0.389cm" svg:height="0.612cm" svg:x="19.485cm" svg:y="15.01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6" draw:text-style-name="P2" draw:layer="layout" svg:width="0.22cm" svg:height="0.447cm" svg:x="19.265cm" svg:y="15.622cm">
              <text:p/>
              <draw:enhanced-geometry svg:viewBox="0 0 319 651" draw:type="non-primitive" draw:enhanced-path="M 319 0 L 297 34 271 74 245 121 217 172 188 226 161 283 133 340 106 399 81 456 57 511 35 562 16 610 0 651 N"/>
            </draw:custom-shape>
            <draw:custom-shape draw:style-name="gr36" draw:text-style-name="P2" draw:layer="layout" svg:width="0.185cm" svg:height="0.209cm" svg:x="19.079cm" svg:y="16.069cm">
              <text:p/>
              <draw:enhanced-geometry svg:viewBox="0 0 270 307" draw:type="non-primitive" draw:enhanced-path="M 270 0 L 241 65 206 118 165 164 122 203 79 238 37 272 0 307 N"/>
            </draw:custom-shape>
            <draw:custom-shape draw:style-name="gr36" draw:text-style-name="P2" draw:layer="layout" svg:width="0.137cm" svg:height="0.296cm" svg:x="18.942cm" svg:y="16.279cm">
              <text:p/>
              <draw:enhanced-geometry svg:viewBox="0 0 200 428" draw:type="non-primitive" draw:enhanced-path="M 200 0 L 168 42 134 102 100 172 69 245 42 315 19 373 5 412 0 428 N"/>
            </draw:custom-shape>
            <draw:custom-shape draw:style-name="gr37" draw:text-style-name="P2" draw:layer="layout" svg:width="2.783cm" svg:height="1.743cm" svg:x="20.304cm" svg:y="14.552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8" draw:text-style-name="P2" draw:layer="layout" svg:width="0.316cm" svg:height="0.237cm" svg:x="23.095cm" svg:y="16.118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6" draw:text-style-name="P2" draw:layer="layout" svg:width="0.333cm" svg:height="0.258cm" svg:x="22.826cm" svg:y="15.842cm">
              <text:p/>
              <draw:enhanced-geometry svg:viewBox="0 0 483 377" draw:type="non-primitive" draw:enhanced-path="M 0 0 L 86 44 164 87 234 130 296 171 349 210 395 246 430 280 457 309 475 336 483 359 482 377 N"/>
            </draw:custom-shape>
            <draw:custom-shape draw:style-name="gr36" draw:text-style-name="P2" draw:layer="layout" svg:width="0.131cm" svg:height="0.099cm" svg:x="23.029cm" svg:y="16.015cm">
              <text:p/>
              <draw:enhanced-geometry svg:viewBox="0 0 189 148" draw:type="non-primitive" draw:enhanced-path="M 189 129 L 169 148 139 137 100 104 53 55 0 0 N"/>
            </draw:custom-shape>
            <draw:custom-shape draw:style-name="gr36" draw:text-style-name="P2" draw:layer="layout" svg:width="0.168cm" svg:height="0.117cm" svg:x="22.861cm" svg:y="15.898cm">
              <text:p/>
              <draw:enhanced-geometry svg:viewBox="0 0 246 166" draw:type="non-primitive" draw:enhanced-path="M 246 166 L 168 99 87 47 25 12 0 0 N"/>
            </draw:custom-shape>
            <draw:custom-shape draw:style-name="gr36" draw:text-style-name="P2" draw:layer="layout" svg:width="0.227cm" svg:height="0.302cm" svg:x="23.07cm" svg:y="16.524cm">
              <text:p/>
              <draw:enhanced-geometry svg:viewBox="0 0 330 439" draw:type="non-primitive" draw:enhanced-path="M 330 439 L 295 399 253 353 208 301 161 246 116 191 75 137 40 86 14 39 0 0 N"/>
            </draw:custom-shape>
            <draw:custom-shape draw:style-name="gr36" draw:text-style-name="P2" draw:layer="layout" svg:width="0.058cm" svg:height="0.089cm" svg:x="23.012cm" svg:y="16.445cm">
              <text:p/>
              <draw:enhanced-geometry svg:viewBox="0 0 83 130" draw:type="non-primitive" draw:enhanced-path="M 83 117 L 71 78 55 43 38 16 21 1 8 0 0 19 1 61 12 130 N"/>
            </draw:custom-shape>
            <draw:custom-shape draw:style-name="gr36" draw:text-style-name="P2" draw:layer="layout" svg:width="0.203cm" svg:height="0.333cm" svg:x="23.022cm" svg:y="16.534cm">
              <text:p/>
              <draw:enhanced-geometry svg:viewBox="0 0 296 486" draw:type="non-primitive" draw:enhanced-path="M 0 0 L 14 61 30 119 49 176 69 230 92 281 118 327 146 370 179 408 214 439 254 465 296 486 N"/>
            </draw:custom-shape>
            <draw:custom-shape draw:style-name="gr36" draw:text-style-name="P2" draw:layer="layout" svg:width="0.302cm" svg:height="0.037cm" svg:x="23.053cm" svg:y="16.964cm">
              <text:p/>
              <draw:enhanced-geometry svg:viewBox="0 0 437 54" draw:type="non-primitive" draw:enhanced-path="M 437 0 L 367 23 296 40 230 50 165 54 104 51 50 42 0 25 N"/>
            </draw:custom-shape>
            <draw:custom-shape draw:style-name="gr36" draw:text-style-name="P2" draw:layer="layout" svg:width="0.147cm" svg:height="0.192cm" svg:x="23.25cm" svg:y="16.152cm">
              <text:p/>
              <draw:enhanced-geometry svg:viewBox="0 0 214 284" draw:type="non-primitive" draw:enhanced-path="M 0 0 L 68 59 119 110 156 155 182 197 200 239 214 284 N"/>
            </draw:custom-shape>
            <draw:custom-shape draw:style-name="gr36" draw:text-style-name="P2" draw:layer="layout" svg:width="0.021cm" svg:height="0.326cm" svg:x="23.397cm" svg:y="16.345cm">
              <text:p/>
              <draw:enhanced-geometry svg:viewBox="0 0 34 473" draw:type="non-primitive" draw:enhanced-path="M 0 0 L 8 48 14 115 20 192 25 273 29 349 31 414 32 458 34 473 N"/>
            </draw:custom-shape>
            <draw:custom-shape draw:style-name="gr36" draw:text-style-name="P2" draw:layer="layout" svg:width="0.082cm" svg:height="0.45cm" svg:x="21.398cm" svg:y="14.921cm">
              <text:p/>
              <draw:enhanced-geometry svg:viewBox="0 0 119 651" draw:type="non-primitive" draw:enhanced-path="M 0 0 L 23 33 45 74 63 120 79 171 92 227 103 286 111 346 117 408 119 470 119 532 115 592 108 651 N"/>
            </draw:custom-shape>
            <draw:custom-shape draw:style-name="gr36" draw:text-style-name="P2" draw:layer="layout" svg:width="0.082cm" svg:height="1.073cm" svg:x="21.391cm" svg:y="15.371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6" draw:text-style-name="P2" draw:layer="layout" svg:width="0.202cm" svg:height="0.853cm" svg:x="20.304cm" svg:y="14.614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6" draw:text-style-name="P2" draw:layer="layout" svg:width="0.072cm" svg:height="0.364cm" svg:x="20.231cm" svg:y="15.468cm">
              <text:p/>
              <draw:enhanced-geometry svg:viewBox="0 0 107 533" draw:type="non-primitive" draw:enhanced-path="M 107 0 L 93 53 78 121 63 196 47 276 32 354 20 424 9 481 3 518 0 533 N"/>
            </draw:custom-shape>
            <draw:custom-shape draw:style-name="gr36" draw:text-style-name="P2" draw:layer="layout" svg:width="0.048cm" svg:height="0.43cm" svg:x="19.609cm" svg:y="16.379cm">
              <text:p/>
              <draw:enhanced-geometry svg:viewBox="0 0 73 626" draw:type="non-primitive" draw:enhanced-path="M 0 626 L 10 571 22 517 33 462 44 406 54 351 62 294 69 238 73 180 71 121 67 61 57 0 N"/>
            </draw:custom-shape>
            <draw:custom-shape draw:style-name="gr36" draw:text-style-name="P2" draw:layer="layout" svg:width="0.289cm" svg:height="0.942cm" svg:x="19.643cm" svg:y="15.436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6" draw:text-style-name="P2" draw:layer="layout" svg:width="0.178cm" svg:height="0.419cm" svg:x="20.084cm" svg:y="14.459cm">
              <text:p/>
              <draw:enhanced-geometry svg:viewBox="0 0 260 613" draw:type="non-primitive" draw:enhanced-path="M 260 0 L 252 32 242 61 228 92 211 122 192 157 171 197 146 242 120 295 92 358 63 430 33 515 0 613 N"/>
            </draw:custom-shape>
            <draw:custom-shape draw:style-name="gr36" draw:text-style-name="P2" draw:layer="layout" svg:width="0.55cm" svg:height="1.221cm" svg:x="19.533cm" svg:y="14.879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6" draw:text-style-name="P2" draw:layer="layout" svg:width="0.178cm" svg:height="0.475cm" svg:x="19.354cm" svg:y="16.1cm">
              <text:p/>
              <draw:enhanced-geometry svg:viewBox="0 0 262 688" draw:type="non-primitive" draw:enhanced-path="M 262 0 L 240 45 216 89 191 132 164 174 138 217 112 260 87 304 65 351 44 398 27 449 14 504 5 560 0 621 3 688 N"/>
            </draw:custom-shape>
            <draw:custom-shape draw:style-name="gr36" draw:text-style-name="P2" draw:layer="layout" svg:width="0.082cm" svg:height="0.291cm" svg:x="19.275cm" svg:y="16.576cm">
              <text:p/>
              <draw:enhanced-geometry svg:viewBox="0 0 123 426" draw:type="non-primitive" draw:enhanced-path="M 118 0 L 123 107 122 193 115 258 102 310 84 349 61 378 33 403 0 426 N"/>
            </draw:custom-shape>
            <draw:custom-shape draw:style-name="gr36" draw:text-style-name="P2" draw:layer="layout" svg:width="0.041cm" svg:height="0.244cm" svg:x="19.275cm" svg:y="16.623cm">
              <text:p/>
              <draw:enhanced-geometry svg:viewBox="0 0 63 356" draw:type="non-primitive" draw:enhanced-path="M 0 356 L 22 300 43 237 58 169 63 102 56 44 36 0 N"/>
            </draw:custom-shape>
            <draw:custom-shape draw:style-name="gr36" draw:text-style-name="P2" draw:layer="layout" svg:width="0.096cm" svg:height="0.161cm" svg:x="19.897cm" svg:y="16.803cm">
              <text:p/>
              <draw:enhanced-geometry svg:viewBox="0 0 141 236" draw:type="non-primitive" draw:enhanced-path="M 0 236 L 64 167 110 119 136 83 141 47 119 0 N"/>
            </draw:custom-shape>
            <draw:custom-shape draw:style-name="gr36" draw:text-style-name="P2" draw:layer="layout" svg:width="0.075cm" svg:height="0.251cm" svg:x="19.97cm" svg:y="16.551cm">
              <text:p/>
              <draw:enhanced-geometry svg:viewBox="0 0 106 367" draw:type="non-primitive" draw:enhanced-path="M 13 367 L 0 317 5 253 24 183 50 115 78 56 98 16 106 0 N"/>
            </draw:custom-shape>
            <draw:custom-shape draw:style-name="gr36" draw:text-style-name="P2" draw:layer="layout" svg:width="0.151cm" svg:height="0.251cm" svg:x="19.894cm" svg:y="16.551cm">
              <text:p/>
              <draw:enhanced-geometry svg:viewBox="0 0 220 367" draw:type="non-primitive" draw:enhanced-path="M 220 0 L 159 69 108 125 66 173 34 215 13 252 1 287 0 326 8 367 N"/>
            </draw:custom-shape>
            <draw:custom-shape draw:style-name="gr36" draw:text-style-name="P2" draw:layer="layout" svg:width="0.168cm" svg:height="0.178cm" svg:x="19.729cm" svg:y="16.803cm">
              <text:p/>
              <draw:enhanced-geometry svg:viewBox="0 0 248 261" draw:type="non-primitive" draw:enhanced-path="M 248 0 L 246 52 215 104 166 152 109 195 56 230 16 253 0 261 N"/>
            </draw:custom-shape>
            <draw:custom-shape draw:style-name="gr36" draw:text-style-name="P2" draw:layer="layout" svg:width="0.088cm" svg:height="0.433cm" svg:x="19.379cm" svg:y="16.517cm">
              <text:p/>
              <draw:enhanced-geometry svg:viewBox="0 0 131 628" draw:type="non-primitive" draw:enhanced-path="M 0 628 L 28 576 51 513 71 442 88 367 100 290 110 215 118 147 124 89 128 42 131 12 131 0 N"/>
            </draw:custom-shape>
            <draw:custom-shape draw:style-name="gr36" draw:text-style-name="P2" draw:layer="layout" svg:width="0.072cm" svg:height="0.447cm" svg:x="19.443cm" svg:y="16.517cm">
              <text:p/>
              <draw:enhanced-geometry svg:viewBox="0 0 105 651" draw:type="non-primitive" draw:enhanced-path="M 34 0 L 60 57 80 115 94 173 101 233 105 292 104 351 97 407 88 460 74 508 58 554 40 592 21 625 0 651 N"/>
            </draw:custom-shape>
            <draw:custom-shape draw:style-name="gr36" draw:text-style-name="P2" draw:layer="layout" svg:width="0.099cm" svg:height="0.22cm" svg:x="19.165cm" svg:y="16.576cm">
              <text:p/>
              <draw:enhanced-geometry svg:viewBox="0 0 146 318" draw:type="non-primitive" draw:enhanced-path="M 146 0 L 81 23 37 58 11 103 0 152 0 200 7 246 16 283 25 309 29 318 N"/>
            </draw:custom-shape>
            <draw:custom-shape draw:style-name="gr36" draw:text-style-name="P2" draw:layer="layout" svg:width="0.078cm" svg:height="0.22cm" svg:x="19.186cm" svg:y="16.576cm">
              <text:p/>
              <draw:enhanced-geometry svg:viewBox="0 0 117 318" draw:type="non-primitive" draw:enhanced-path="M 0 318 L 21 231 52 145 83 71 108 19 117 0 N"/>
            </draw:custom-shape>
            <draw:custom-shape draw:style-name="gr36" draw:text-style-name="P2" draw:layer="layout" svg:width="0.062cm" svg:height="0.178cm" svg:x="19.058cm" svg:y="16.541cm">
              <text:p/>
              <draw:enhanced-geometry svg:viewBox="0 0 88 261" draw:type="non-primitive" draw:enhanced-path="M 52 261 L 28 221 11 195 1 178 0 162 6 143 22 114 49 68 88 0 N"/>
            </draw:custom-shape>
            <draw:custom-shape draw:style-name="gr36" draw:text-style-name="P2" draw:layer="layout" svg:width="0.227cm" svg:height="0.43cm" svg:x="19.12cm" svg:y="16.111cm">
              <text:p/>
              <draw:enhanced-geometry svg:viewBox="0 0 330 627" draw:type="non-primitive" draw:enhanced-path="M 0 627 L 30 574 62 520 94 465 125 409 157 355 188 300 217 247 244 194 270 143 293 93 313 46 330 0 N"/>
            </draw:custom-shape>
            <draw:custom-shape draw:style-name="gr36" draw:text-style-name="P2" draw:layer="layout" svg:width="0.154cm" svg:height="0.357cm" svg:x="19.347cm" svg:y="15.753cm">
              <text:p/>
              <draw:enhanced-geometry svg:viewBox="0 0 223 521" draw:type="non-primitive" draw:enhanced-path="M 0 521 L 23 456 52 383 84 308 118 231 150 159 179 96 202 45 217 12 223 0 N"/>
            </draw:custom-shape>
            <draw:custom-shape draw:style-name="gr36" draw:text-style-name="P2" draw:layer="layout" svg:width="0.041cm" svg:height="0.195cm" svg:x="20.287cm" svg:y="14.108cm">
              <text:p/>
              <draw:enhanced-geometry svg:viewBox="0 0 60 284" draw:type="non-primitive" draw:enhanced-path="M 60 284 L 20 199 3 106 0 30 1 0 N"/>
            </draw:custom-shape>
            <draw:custom-shape draw:style-name="gr36" draw:text-style-name="P2" draw:layer="layout" svg:width="0.027cm" svg:height="0.203cm" svg:x="20.173cm" svg:y="14.239cm">
              <text:p/>
              <draw:enhanced-geometry svg:viewBox="0 0 36 295" draw:type="non-primitive" draw:enhanced-path="M 36 295 L 16 205 4 107 1 31 0 0 N"/>
            </draw:custom-shape>
            <draw:custom-shape draw:style-name="gr36" draw:text-style-name="P2" draw:layer="layout" svg:width="0.031cm" svg:height="0.582cm" svg:x="20.029cm" svg:y="14.163cm">
              <text:p/>
              <draw:enhanced-geometry svg:viewBox="0 0 44 841" draw:type="non-primitive" draw:enhanced-path="M 23 0 L 33 83 40 166 43 246 44 325 43 402 41 475 36 544 31 607 25 665 19 716 14 759 8 794 4 820 1 836 0 841 N"/>
            </draw:custom-shape>
            <draw:custom-shape draw:style-name="gr36" draw:text-style-name="P2" draw:layer="layout" svg:width="0.055cm" svg:height="0.488cm" svg:x="19.746cm" svg:y="14.573cm">
              <text:p/>
              <draw:enhanced-geometry svg:viewBox="0 0 79 710" draw:type="non-primitive" draw:enhanced-path="M 31 710 L 14 655 4 594 0 526 1 455 6 383 15 311 26 241 38 177 51 119 61 70 71 33 77 9 79 0 N"/>
            </draw:custom-shape>
            <draw:custom-shape draw:style-name="gr36" draw:text-style-name="P2" draw:layer="layout" svg:width="0.178cm" svg:height="0.698cm" svg:x="19.437cm" svg:y="14.948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6" draw:text-style-name="P2" draw:layer="layout" svg:width="0.041cm" svg:height="0.326cm" svg:x="19.24cm" svg:y="15.695cm">
              <text:p/>
              <draw:enhanced-geometry svg:viewBox="0 0 60 473" draw:type="non-primitive" draw:enhanced-path="M 60 0 L 44 116 31 214 21 296 13 361 7 411 4 446 1 467 0 473 N"/>
            </draw:custom-shape>
            <draw:custom-shape draw:style-name="gr36" draw:text-style-name="P2" draw:layer="layout" svg:width="0.234cm" svg:height="0.234cm" svg:x="19.006cm" svg:y="16.022cm">
              <text:p/>
              <draw:enhanced-geometry svg:viewBox="0 0 340 343" draw:type="non-primitive" draw:enhanced-path="M 340 0 L 269 73 203 138 144 197 95 247 54 288 25 318 5 338 0 343 N"/>
            </draw:custom-shape>
            <draw:custom-shape draw:style-name="gr36" draw:text-style-name="P2" draw:layer="layout" svg:width="0.12cm" svg:height="0.213cm" svg:x="18.886cm" svg:y="16.256cm">
              <text:p/>
              <draw:enhanced-geometry svg:viewBox="0 0 177 308" draw:type="non-primitive" draw:enhanced-path="M 177 0 L 149 73 126 135 102 189 76 236 43 275 0 308 N"/>
            </draw:custom-shape>
            <draw:custom-shape draw:style-name="gr36" draw:text-style-name="P2" draw:layer="layout" svg:width="0.238cm" svg:height="0.546cm" svg:x="19.192cm" svg:y="14.115cm">
              <text:p/>
              <draw:enhanced-geometry svg:viewBox="0 0 343 795" draw:type="non-primitive" draw:enhanced-path="M 343 0 L 309 60 276 115 246 168 216 216 189 263 164 307 140 351 118 394 97 437 79 480 62 525 46 573 33 622 20 676 9 732 0 795 N"/>
            </draw:custom-shape>
            <draw:custom-shape draw:style-name="gr36" draw:text-style-name="P2" draw:layer="layout" svg:width="0.347cm" svg:height="0.788cm" svg:x="18.845cm" svg:y="14.662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6" draw:text-style-name="P2" draw:layer="layout" svg:width="0.127cm" svg:height="0.124cm" svg:x="20.841cm" svg:y="15.646cm">
              <text:p/>
              <draw:enhanced-geometry svg:viewBox="0 0 188 178" draw:type="non-primitive" draw:enhanced-path="M 0 178 L 34 127 56 93 69 70 83 54 102 42 135 25 188 0 N"/>
            </draw:custom-shape>
            <draw:custom-shape draw:style-name="gr36" draw:text-style-name="P2" draw:layer="layout" svg:width="0.227cm" svg:height="0.251cm" svg:x="20.968cm" svg:y="15.395cm">
              <text:p/>
              <draw:enhanced-geometry svg:viewBox="0 0 330 366" draw:type="non-primitive" draw:enhanced-path="M 0 366 L 58 331 115 279 171 219 222 157 266 98 300 47 323 13 330 0 N"/>
            </draw:custom-shape>
            <draw:custom-shape draw:style-name="gr36" draw:text-style-name="P2" draw:layer="layout" svg:width="0.089cm" svg:height="0.852cm" svg:x="21.116cm" svg:y="14.542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6" draw:text-style-name="P2" draw:layer="layout" svg:width="0.068cm" svg:height="0.326cm" svg:x="21.182cm" svg:y="15.254cm">
            <text:p/>
            <draw:enhanced-geometry svg:viewBox="0 0 100 473" draw:type="non-primitive" draw:enhanced-path="M 83 0 L 96 84 100 157 98 222 89 280 74 334 53 382 28 429 0 473 N"/>
          </draw:custom-shape>
          <draw:custom-shape draw:style-name="gr36" draw:text-style-name="P2" draw:layer="layout" svg:width="0.099cm" svg:height="0.244cm" svg:x="21.082cm" svg:y="15.581cm">
            <text:p/>
            <draw:enhanced-geometry svg:viewBox="0 0 142 355" draw:type="non-primitive" draw:enhanced-path="M 142 0 L 112 53 94 110 80 167 69 223 54 274 33 319 0 355 N"/>
          </draw:custom-shape>
          <draw:custom-shape draw:style-name="gr36" draw:text-style-name="P2" draw:layer="layout" svg:width="0.227cm" svg:height="0.044cm" svg:x="20.855cm" svg:y="15.795cm">
            <text:p/>
            <draw:enhanced-geometry svg:viewBox="0 0 329 68" draw:type="non-primitive" draw:enhanced-path="M 329 47 L 273 68 202 65 129 50 63 27 17 8 0 0 N"/>
          </draw:custom-shape>
          <draw:custom-shape draw:style-name="gr36" draw:text-style-name="P2" draw:layer="layout" svg:width="0.034cm" svg:height="0.429cm" svg:x="21.53cm" svg:y="15.241cm">
            <text:p/>
            <draw:enhanced-geometry svg:viewBox="0 0 51 626" draw:type="non-primitive" draw:enhanced-path="M 0 0 L 13 83 24 154 34 214 42 267 49 316 51 361 51 405 48 452 41 503 29 559 12 626 N"/>
          </draw:custom-shape>
          <draw:custom-shape draw:style-name="gr36" draw:text-style-name="P2" draw:layer="layout" svg:width="0.113cm" svg:height="0.725cm" svg:x="21.423cm" svg:y="15.671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7" draw:text-style-name="P2" draw:layer="layout" svg:width="0.729cm" svg:height="1.211cm" svg:x="19.502cm" svg:y="15.819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6" draw:text-style-name="P2" draw:layer="layout" svg:width="0.405cm" svg:height="1.211cm" svg:x="19.282cm" svg:y="14.216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6" draw:text-style-name="P2" draw:layer="layout" svg:width="0.471cm" svg:height="0.66cm" svg:x="18.811cm" svg:y="15.427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6" draw:text-style-name="P2" draw:layer="layout" svg:width="0.113cm" svg:height="0.351cm" svg:x="18.697cm" svg:y="16.087cm">
            <text:p/>
            <draw:enhanced-geometry svg:viewBox="0 0 167 509" draw:type="non-primitive" draw:enhanced-path="M 167 0 L 121 47 85 103 58 168 37 236 22 304 12 367 5 424 3 468 2 497 0 509 N"/>
          </draw:custom-shape>
          <draw:custom-shape draw:style-name="gr36" draw:text-style-name="P2" draw:layer="layout" svg:width="0.082cm" svg:height="0.474cm" svg:x="18.697cm" svg:y="15.964cm">
            <text:p/>
            <draw:enhanced-geometry svg:viewBox="0 0 120 686" draw:type="non-primitive" draw:enhanced-path="M 1 686 L 0 623 0 562 3 500 6 440 13 380 21 321 32 263 44 208 60 153 77 100 98 50 120 0 N"/>
          </draw:custom-shape>
          <draw:custom-shape draw:style-name="gr36" draw:text-style-name="P2" draw:layer="layout" svg:width="0.423cm" svg:height="0.763cm" svg:x="18.779cm" svg:y="15.2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6" draw:text-style-name="P2" draw:layer="layout" svg:width="0.251cm" svg:height="0.722cm" svg:x="19.203cm" svg:y="14.477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6" draw:text-style-name="P2" draw:layer="layout" svg:width="0.341cm" svg:height="0.794cm" svg:x="19.113cm" svg:y="14.477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6" draw:text-style-name="P2" draw:layer="layout" svg:width="0.375cm" svg:height="0.643cm" svg:x="18.738cm" svg:y="15.272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6" draw:text-style-name="P2" draw:layer="layout" svg:width="0.103cm" svg:height="0.405cm" svg:x="18.635cm" svg:y="15.915cm">
            <text:p/>
            <draw:enhanced-geometry svg:viewBox="0 0 152 592" draw:type="non-primitive" draw:enhanced-path="M 152 0 L 128 53 105 107 83 160 65 214 48 270 34 324 21 378 12 433 5 487 1 540 0 592 N"/>
          </draw:custom-shape>
          <draw:custom-shape draw:style-name="gr34" draw:text-style-name="P2" draw:layer="layout" svg:width="0.095cm" svg:height="0.082cm" svg:x="22.831cm" svg:y="12.199cm">
            <text:p/>
            <draw:enhanced-geometry svg:viewBox="0 0 139 122" draw:type="non-primitive" draw:enhanced-path="M 108 5 L 127 38 139 74 124 107 124 107 76 113 47 120 38 122 38 122 8 81 0 39 14 0 14 0 64 1 96 4 108 5 108 5 108 5 Z N"/>
          </draw:custom-shape>
          <draw:custom-shape draw:style-name="gr34" draw:text-style-name="P2" draw:layer="layout" svg:width="0.051cm" svg:height="0.081cm" svg:x="22.541cm" svg:y="12.192cm">
            <text:p/>
            <draw:enhanced-geometry svg:viewBox="0 0 75 120" draw:type="non-primitive" draw:enhanced-path="M 63 14 L 74 46 75 86 64 117 64 117 43 119 28 120 22 120 22 120 0 67 5 21 13 0 13 0 41 4 57 10 63 14 63 14 63 14 Z N"/>
          </draw:custom-shape>
        </draw:g>
        <draw:line draw:style-name="gr14" draw:text-style-name="P7" draw:layer="layout" svg:x1="25.36cm" svg:y1="10.526cm" svg:x2="19.16cm" svg:y2="10.526cm">
          <text:p/>
        </draw:line>
        <draw:line draw:style-name="gr14" draw:text-style-name="P7" draw:layer="layout" svg:x1="25.36cm" svg:y1="7.126cm" svg:x2="19.16cm" svg:y2="7.126cm">
          <text:p/>
        </draw:line>
        <presentation:notes draw:style-name="dp2">
          <draw:page-thumbnail draw:style-name="gr2" draw:layer="layout" svg:width="13.472cm" svg:height="9.327cm" svg:x="3.126cm" svg:y="1.896cm" draw:page-number="9" presentation:class="page"/>
          <draw:frame presentation:style-name="pr4" draw:layer="layout" svg:width="14.394cm" svg:height="11.499cm" svg:x="2.963cm" svg:y="11.861cm" presentation:class="notes" presentation:placeholder="true">
            <draw:text-box/>
          </draw:frame>
        </presentation:notes>
      </draw:page>
      <draw:page draw:name="answer"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neither are conforming!</text:p>
              </text:list-item>
            </text:list>
          </draw:text-box>
        </draw:frame>
        <draw:custom-shape draw:style-name="gr3" draw:text-style-name="P2" draw:layer="layout" svg:width="16.404cm" svg:height="1.069cm" svg:x="5.755cm" svg:y="3.726cm">
          <text:p text:style-name="P6"><text:span text:style-name="T6">typedef struct </text:span><text:span text:style-name="T15">wibble wibble;</text:span></text:p>
          <draw:enhanced-geometry svg:viewBox="0 0 21600 21600" draw:type="mso-spt202" draw:enhanced-path="M 0 0 L 21600 0 21600 21600 0 21600 0 0 Z N"/>
        </draw:custom-shape>
        <draw:custom-shape draw:style-name="gr7" draw:text-style-name="P2" draw:layer="layout" svg:width="2.417cm" svg:height="2.787cm" svg:x="18.957cm" svg:y="5.508cm">
          <text:p text:style-name="P9"><text:span text:style-name="T16"></text:span></text:p>
          <draw:enhanced-geometry svg:viewBox="0 0 21600 21600" draw:type="rectangle" draw:enhanced-path="M 0 0 L 21600 0 21600 21600 0 21600 0 0 Z N"/>
        </draw:custom-shape>
        <draw:custom-shape draw:style-name="gr42" draw:text-style-name="P2" draw:layer="layout" svg:width="18.798cm" svg:height="1.955cm" svg:x="5.764cm" svg:y="13.926cm">
          <text:p text:style-name="P9"><text:span text:style-name="T17">Incomplete arrays can be incomplete in their size </text:span><text:span text:style-name="T17"><text:line-break/></text:span><text:span text:style-name="T18">but not</text:span><text:span text:style-name="T17"> in their element type</text:span></text:p>
          <draw:enhanced-geometry svg:viewBox="0 0 21600 21600" draw:type="mso-spt202" draw:enhanced-path="M 0 0 L 21600 0 21600 21600 0 21600 0 0 Z N"/>
        </draw:custom-shape>
        <draw:custom-shape draw:style-name="gr43" draw:text-style-name="P2" draw:layer="layout" svg:width="1.367cm" svg:height="1.997cm" svg:x="4.158cm" svg:y="13.52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3" draw:text-style-name="P2" draw:layer="layout" svg:width="12.801cm" svg:height="2.693cm" svg:x="5.755cm" svg:y="5.706cm">
          <text:p text:style-name="P6"><text:span text:style-name="T7"><text:s text:c="8"/></text:span><text:span text:style-name="T7">wibble w1[42];</text:span></text:p>
          <text:p text:style-name="P6"><text:span text:style-name="T6">extern</text:span><text:span text:style-name="T7"> <text:s/>wibble w2[42];</text:span></text:p>
          <text:p text:style-name="P6"><text:span text:style-name="T6">typedef</text:span><text:span text:style-name="T7"> wibble w3[42];</text:span></text:p>
          <draw:enhanced-geometry svg:viewBox="0 0 21600 21600" draw:type="mso-spt202" draw:enhanced-path="M 0 0 L 21600 0 21600 21600 0 21600 0 0 Z N"/>
        </draw:custom-shape>
        <draw:custom-shape draw:style-name="gr3" draw:text-style-name="P2" draw:layer="layout" svg:width="12.801cm" svg:height="2.693cm" svg:x="5.755cm" svg:y="9.305cm">
          <text:p text:style-name="P6"><text:span text:style-name="T7"><text:s text:c="8"/></text:span><text:span text:style-name="T7">wibble w1[];</text:span></text:p>
          <text:p text:style-name="P6"><text:span text:style-name="T6">extern</text:span><text:span text:style-name="T7"> <text:s/>wibble w2[];</text:span></text:p>
          <text:p text:style-name="P6"><text:span text:style-name="T6">typedef</text:span><text:span text:style-name="T7"> wibble w3[];</text:span></text:p>
          <draw:enhanced-geometry svg:viewBox="0 0 21600 21600" draw:type="mso-spt202" draw:enhanced-path="M 0 0 L 21600 0 21600 21600 0 21600 0 0 Z N"/>
        </draw:custom-shape>
        <draw:custom-shape draw:style-name="gr7" draw:text-style-name="P2" draw:layer="layout" svg:width="2.417cm" svg:height="2.787cm" svg:x="18.957cm" svg:y="9.309cm">
          <text:p text:style-name="P9"><text:span text:style-name="T16"></text:span></text:p>
          <draw:enhanced-geometry svg:viewBox="0 0 21600 21600" draw:type="rectangle" draw:enhanced-path="M 0 0 L 21600 0 21600 21600 0 21600 0 0 Z N"/>
        </draw:custom-shape>
        <draw:line draw:style-name="gr5" draw:text-style-name="P7" draw:layer="layout" svg:x1="15.76cm" svg:y1="1.923cm" svg:x2="26.361cm" svg:y2="1.923cm">
          <text:p/>
        </draw:line>
        <draw:line draw:style-name="gr5" draw:text-style-name="P7" draw:layer="layout" svg:x1="26.361cm" svg:y1="1.923cm" svg:x2="26.361cm" svg:y2="14.927cm">
          <text:p/>
        </draw:line>
        <draw:line draw:style-name="gr14" draw:text-style-name="P7" draw:layer="layout" svg:x1="26.361cm" svg:y1="14.927cm" svg:x2="24.761cm" svg:y2="14.927cm">
          <text:p/>
        </draw:line>
        <presentation:notes draw:style-name="dp2">
          <draw:page-thumbnail draw:style-name="gr2" draw:layer="layout" svg:width="13.472cm" svg:height="9.327cm" svg:x="3.126cm" svg:y="1.896cm" draw:page-number="10" presentation:class="page"/>
          <draw:frame presentation:style-name="pr4" draw:layer="layout" svg:width="14.394cm" svg:height="11.499cm" svg:x="2.963cm" svg:y="11.861cm" presentation:class="notes" presentation:placeholder="true">
            <draw:text-box/>
          </draw:frame>
        </presentation:notes>
      </draw:page>
      <draw:page draw:name="page11"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3">6.7.5.2 Array declarators</text:span></text:p>
                <text:list text:style-name="L4">
                  <text:list-item>
                    <text:p text:style-name="P5"><text:span text:style-name="T3">para 1 – the element type shall not be an incomplete type</text:span><text:span text:style-name="T3"><text:line-break/></text:span><text:span text:style-name="T3"/></text:p>
                  </text:list-item>
                </text:list>
              </text:list-item>
              <text:list-item>
                <text:p text:style-name="P4"><text:span text:style-name="T3">are these fragments conforming or not?</text:span></text:p>
              </text:list-item>
            </text:list>
          </draw:text-box>
        </draw:frame>
        <draw:custom-shape draw:style-name="gr3" draw:text-style-name="P2" draw:layer="layout" svg:width="16.405cm" svg:height="5.941cm" svg:x="5.106cm" svg:y="7.792cm">
          <text:p text:style-name="P6"><text:span text:style-name="T6">typedef struct </text:span><text:span text:style-name="T15">wibble wibble;</text:span></text:p>
          <text:p text:style-name="P6"><text:span text:style-name="T7"/></text:p>
          <text:p text:style-name="P6"><text:span text:style-name="T7">wibble x[4];</text:span></text:p>
          <text:p text:style-name="P6"><text:span text:style-name="T7"/></text:p>
          <text:p text:style-name="P6"><text:span text:style-name="T7">wibble x[];</text:span></text:p>
          <text:p text:style-name="P6"><text:span text:style-name="T7"/></text:p>
          <text:p text:style-name="P6"><text:span text:style-name="T7">wibble * ptr;</text:span></text:p>
          <draw:enhanced-geometry svg:viewBox="0 0 21600 21600" draw:type="mso-spt202" draw:enhanced-path="M 0 0 L 21600 0 21600 21600 0 21600 0 0 Z N"/>
        </draw:custom-shape>
        <draw:line draw:style-name="gr5" draw:text-style-name="P7" draw:layer="layout" svg:x1="23.958cm" svg:y1="6.659cm" svg:x2="25.36cm" svg:y2="6.659cm">
          <text:p/>
        </draw:line>
        <draw:line draw:style-name="gr5" draw:text-style-name="P7" draw:layer="layout" svg:x1="25.36cm" svg:y1="13.057cm" svg:x2="25.36cm" svg:y2="6.659cm">
          <text:p/>
        </draw:line>
        <draw:line draw:style-name="gr14" draw:text-style-name="P7" draw:layer="layout" svg:x1="25.359cm" svg:y1="9.86cm" svg:x2="16.558cm" svg:y2="9.86cm">
          <text:p/>
        </draw:line>
        <draw:line draw:style-name="gr14" draw:text-style-name="P7" draw:layer="layout" svg:x1="25.359cm" svg:y1="11.461cm" svg:x2="16.558cm" svg:y2="11.461cm">
          <text:p/>
        </draw:line>
        <draw:line draw:style-name="gr14" draw:text-style-name="P7" draw:layer="layout" svg:x1="25.359cm" svg:y1="13.062cm" svg:x2="16.558cm" svg:y2="13.062cm">
          <text:p/>
        </draw:line>
        <draw:g>
          <draw:rect draw:style-name="gr15" draw:text-style-name="P7" draw:layer="layout" svg:width="7.201cm" svg:height="6.765cm" svg:x="17.158cm" svg:y="11.725cm">
            <text:p/>
          </draw:rect>
          <draw:g>
            <draw:custom-shape draw:style-name="gr16" draw:text-style-name="P2" draw:layer="layout" svg:width="0.257cm" svg:height="0.321cm" svg:x="21.662cm" svg:y="13.388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7" draw:text-style-name="P2" draw:layer="layout" svg:width="0.19cm" svg:height="0.162cm" svg:x="18.478cm" svg:y="16.542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8" draw:text-style-name="P2" draw:layer="layout" svg:width="1.023cm" svg:height="0.822cm" svg:x="18.513cm" svg:y="16.479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9" draw:text-style-name="P2" draw:layer="layout" svg:width="1.023cm" svg:height="0.822cm" svg:x="18.513cm" svg:y="16.479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0" draw:text-style-name="P7" draw:layer="layout" svg:x1="18.9cm" svg:y1="16.691cm" svg:x2="18.818cm" svg:y2="16.773cm">
              <text:p/>
            </draw:line>
            <draw:custom-shape draw:style-name="gr21" draw:text-style-name="P2" draw:layer="layout" svg:width="2.325cm" svg:height="1.915cm" svg:x="17.167cm" svg:y="16.56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9" draw:text-style-name="P2" draw:layer="layout" svg:width="2.325cm" svg:height="1.915cm" svg:x="17.167cm" svg:y="16.56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2" draw:text-style-name="P2" draw:layer="layout" svg:width="1.48cm" svg:height="1.314cm" svg:x="17.383cm" svg:y="16.809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9" draw:text-style-name="P2" draw:layer="layout" svg:width="0.308cm" svg:height="0.221cm" svg:x="19.136cm" svg:y="17.842cm">
              <text:p/>
              <draw:enhanced-geometry svg:viewBox="0 0 486 353" draw:type="non-primitive" draw:enhanced-path="M 486 0 L 459 30 424 62 380 97 331 135 277 173 220 212 163 250 105 288 51 322 0 353 N"/>
            </draw:custom-shape>
            <draw:custom-shape draw:style-name="gr19" draw:text-style-name="P2" draw:layer="layout" svg:width="0.705cm" svg:height="0.289cm" svg:x="18.431cm" svg:y="18.063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19" draw:text-style-name="P2" draw:layer="layout" svg:width="0.626cm" svg:height="0.028cm" svg:x="17.805cm" svg:y="18.337cm">
              <text:p/>
              <draw:enhanced-geometry svg:viewBox="0 0 982 46" draw:type="non-primitive" draw:enhanced-path="M 982 27 L 947 33 905 37 856 41 803 44 745 45 684 46 620 46 554 46 488 44 422 42 356 39 293 36 233 31 175 26 122 20 75 15 34 8 0 0 N"/>
            </draw:custom-shape>
            <draw:custom-shape draw:style-name="gr19" draw:text-style-name="P2" draw:layer="layout" svg:width="0.406cm" svg:height="0.197cm" svg:x="17.398cm" svg:y="18.14cm">
              <text:p/>
              <draw:enhanced-geometry svg:viewBox="0 0 641 307" draw:type="non-primitive" draw:enhanced-path="M 641 307 L 595 295 546 281 492 264 436 245 377 223 318 200 260 176 205 148 153 121 104 92 62 62 27 32 0 0 N"/>
            </draw:custom-shape>
            <draw:custom-shape draw:style-name="gr19" draw:text-style-name="P2" draw:layer="layout" svg:width="0.342cm" svg:height="0.336cm" svg:x="19.123cm" svg:y="17.276cm">
              <text:p/>
              <draw:enhanced-geometry svg:viewBox="0 0 541 528" draw:type="non-primitive" draw:enhanced-path="M 541 0 L 502 59 465 116 427 172 390 225 353 276 315 322 279 365 243 405 207 439 172 468 135 493 102 511 68 523 34 528 0 526 N"/>
            </draw:custom-shape>
            <draw:custom-shape draw:style-name="gr19" draw:text-style-name="P2" draw:layer="layout" svg:width="0.333cm" svg:height="0.164cm" svg:x="18.79cm" svg:y="17.445cm">
              <text:p/>
              <draw:enhanced-geometry svg:viewBox="0 0 524 264" draw:type="non-primitive" draw:enhanced-path="M 524 264 L 469 249 407 225 338 195 269 159 200 121 137 85 82 52 38 25 10 7 0 0 N"/>
            </draw:custom-shape>
            <draw:custom-shape draw:style-name="gr19" draw:text-style-name="P2" draw:layer="layout" svg:width="0.095cm" svg:height="0.504cm" svg:x="18.79cm" svg:y="17.445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19" draw:text-style-name="P2" draw:layer="layout" svg:width="0.428cm" svg:height="0.121cm" svg:x="18.361cm" svg:y="17.844cm">
              <text:p/>
              <draw:enhanced-geometry svg:viewBox="0 0 678 190" draw:type="non-primitive" draw:enhanced-path="M 678 164 L 631 175 583 183 533 188 481 190 429 188 376 181 323 171 268 156 214 136 160 110 106 79 53 43 0 0 N"/>
            </draw:custom-shape>
            <draw:custom-shape draw:style-name="gr19" draw:text-style-name="P2" draw:layer="layout" svg:width="0.092cm" svg:height="0.288cm" svg:x="18.345cm" svg:y="17.844cm">
              <text:p/>
              <draw:enhanced-geometry svg:viewBox="0 0 145 454" draw:type="non-primitive" draw:enhanced-path="M 26 0 L 63 45 94 93 118 142 135 191 144 240 145 286 140 329 127 368 106 401 78 427 43 445 0 454 N"/>
            </draw:custom-shape>
            <draw:custom-shape draw:style-name="gr19" draw:text-style-name="P2" draw:layer="layout" svg:width="0.581cm" svg:height="0.022cm" svg:x="17.764cm" svg:y="18.128cm">
              <text:p/>
              <draw:enhanced-geometry svg:viewBox="0 0 912 32" draw:type="non-primitive" draw:enhanced-path="M 912 9 L 871 12 824 16 768 19 707 22 642 26 574 28 504 30 432 32 362 32 294 30 229 29 169 26 114 22 67 17 28 9 0 0 N"/>
            </draw:custom-shape>
            <draw:custom-shape draw:style-name="gr19" draw:text-style-name="P2" draw:layer="layout" svg:width="0.152cm" svg:height="0.146cm" svg:x="17.611cm" svg:y="17.981cm">
              <text:p/>
              <draw:enhanced-geometry svg:viewBox="0 0 242 234" draw:type="non-primitive" draw:enhanced-path="M 242 234 L 181 204 128 172 80 134 43 94 16 48 0 0 N"/>
            </draw:custom-shape>
            <draw:custom-shape draw:style-name="gr19" draw:text-style-name="P2" draw:layer="layout" svg:width="0.152cm" svg:height="0.229cm" svg:x="18.068cm" svg:y="17.8cm">
              <text:p/>
              <draw:enhanced-geometry svg:viewBox="0 0 242 362" draw:type="non-primitive" draw:enhanced-path="M 0 0 L 46 42 92 82 137 123 175 163 208 202 231 238 242 274 241 306 225 336 191 362 N"/>
            </draw:custom-shape>
            <draw:custom-shape draw:style-name="gr19" draw:text-style-name="P2" draw:layer="layout" svg:width="0.448cm" svg:height="0.085cm" svg:x="17.741cm" svg:y="18.029cm">
              <text:p/>
              <draw:enhanced-geometry svg:viewBox="0 0 705 131" draw:type="non-primitive" draw:enhanced-path="M 705 0 L 669 19 628 37 584 53 536 69 485 84 431 96 375 107 316 116 255 124 192 129 129 131 66 131 0 128 N"/>
            </draw:custom-shape>
            <draw:custom-shape draw:style-name="gr19" draw:text-style-name="P2" draw:layer="layout" svg:width="0.273cm" svg:height="0.095cm" svg:x="19.003cm" svg:y="17.063cm">
              <text:p/>
              <draw:enhanced-geometry svg:viewBox="0 0 430 154" draw:type="non-primitive" draw:enhanced-path="M 430 154 L 373 124 313 94 252 65 193 40 136 20 84 6 38 0 0 5 N"/>
            </draw:custom-shape>
            <draw:custom-shape draw:style-name="gr19" draw:text-style-name="P2" draw:layer="layout" svg:width="0.127cm" svg:height="0.066cm" svg:x="18.875cm" svg:y="17.066cm">
              <text:p/>
              <draw:enhanced-geometry svg:viewBox="0 0 200 105" draw:type="non-primitive" draw:enhanced-path="M 200 0 L 110 40 33 84 0 105 N"/>
            </draw:custom-shape>
            <draw:custom-shape draw:style-name="gr19" draw:text-style-name="P2" draw:layer="layout" svg:width="0.056cm" svg:height="0.117cm" svg:x="18.818cm" svg:y="17.015cm">
              <text:p/>
              <draw:enhanced-geometry svg:viewBox="0 0 86 183" draw:type="non-primitive" draw:enhanced-path="M 86 183 L 41 86 10 22 0 0 N"/>
            </draw:custom-shape>
            <draw:custom-shape draw:style-name="gr19" draw:text-style-name="P2" draw:layer="layout" svg:width="0.149cm" svg:height="0.381cm" svg:x="18.981cm" svg:y="17.092cm">
              <text:p/>
              <draw:enhanced-geometry svg:viewBox="0 0 235 600" draw:type="non-primitive" draw:enhanced-path="M 0 0 L 4 38 17 93 40 157 67 228 99 303 131 378 162 447 190 508 214 556 229 588 235 600 N"/>
            </draw:custom-shape>
            <draw:custom-shape draw:style-name="gr19" draw:text-style-name="P2" draw:layer="layout" svg:width="0.416cm" svg:height="0.085cm" svg:x="18.713cm" svg:y="17.387cm">
              <text:p/>
              <draw:enhanced-geometry svg:viewBox="0 0 653 136" draw:type="non-primitive" draw:enhanced-path="M 653 136 L 572 106 496 80 425 58 358 39 297 24 242 12 191 4 146 0 107 0 73 3 46 11 25 24 10 41 1 61 0 86 4 116 N"/>
            </draw:custom-shape>
            <draw:custom-shape draw:style-name="gr19" draw:text-style-name="P2" draw:layer="layout" svg:width="0.047cm" svg:height="0.409cm" svg:x="18.717cm" svg:y="17.461cm">
              <text:p/>
              <draw:enhanced-geometry svg:viewBox="0 0 73 643" draw:type="non-primitive" draw:enhanced-path="M 0 0 L 12 54 23 119 32 192 41 270 49 348 56 424 63 494 67 554 70 601 72 632 73 643 N"/>
            </draw:custom-shape>
            <draw:custom-shape draw:style-name="gr19" draw:text-style-name="P2" draw:layer="layout" svg:width="0.508cm" svg:height="0.117cm" svg:x="18.256cm" svg:y="17.759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19" draw:text-style-name="P2" draw:layer="layout" svg:width="0.193cm" svg:height="0.155cm" svg:x="18.068cm" svg:y="17.721cm">
              <text:p/>
              <draw:enhanced-geometry svg:viewBox="0 0 306 244" draw:type="non-primitive" draw:enhanced-path="M 306 244 L 231 160 159 96 96 50 45 20 12 5 0 0 N"/>
            </draw:custom-shape>
            <draw:custom-shape draw:style-name="gr19" draw:text-style-name="P2" draw:layer="layout" svg:width="0.432cm" svg:height="0.231cm" svg:x="19.06cm" svg:y="17.482cm">
              <text:p/>
              <draw:enhanced-geometry svg:viewBox="0 0 676 364" draw:type="non-primitive" draw:enhanced-path="M 676 0 L 658 40 634 81 604 121 572 159 534 195 494 231 449 262 403 289 354 314 305 335 253 349 202 360 150 364 99 361 49 352 0 336 N"/>
            </draw:custom-shape>
            <draw:custom-shape draw:style-name="gr19" draw:text-style-name="P2" draw:layer="layout" svg:width="0.123cm" svg:height="0.088cm" svg:x="18.936cm" svg:y="17.61cm">
              <text:p/>
              <draw:enhanced-geometry svg:viewBox="0 0 197 136" draw:type="non-primitive" draw:enhanced-path="M 197 136 L 80 79 21 41 0 16 2 3 6 0 N"/>
            </draw:custom-shape>
            <draw:custom-shape draw:style-name="gr19" draw:text-style-name="P2" draw:layer="layout" svg:width="0.048cm" svg:height="0.295cm" svg:x="18.939cm" svg:y="17.61cm">
              <text:p/>
              <draw:enhanced-geometry svg:viewBox="0 0 75 462" draw:type="non-primitive" draw:enhanced-path="M 0 0 L 28 74 50 140 65 201 72 258 75 311 69 362 57 412 36 462 N"/>
            </draw:custom-shape>
            <draw:custom-shape draw:style-name="gr19" draw:text-style-name="P2" draw:layer="layout" svg:width="0.276cm" svg:height="0.092cm" svg:x="18.961cm" svg:y="17.905cm">
              <text:p/>
              <draw:enhanced-geometry svg:viewBox="0 0 434 145" draw:type="non-primitive" draw:enhanced-path="M 0 0 L 76 0 142 1 199 5 251 14 299 31 343 57 387 95 434 145 N"/>
            </draw:custom-shape>
            <draw:custom-shape draw:style-name="gr19" draw:text-style-name="P2" draw:layer="layout" svg:width="0.337cm" svg:height="0.104cm" svg:x="17.347cm" svg:y="17.765cm">
              <text:p/>
              <draw:enhanced-geometry svg:viewBox="0 0 531 165" draw:type="non-primitive" draw:enhanced-path="M 531 162 L 452 165 375 162 303 155 236 145 175 131 122 114 77 94 40 73 15 49 1 25 0 0 N"/>
            </draw:custom-shape>
            <draw:custom-shape draw:style-name="gr19" draw:text-style-name="P2" draw:layer="layout" svg:width="0.171cm" svg:height="0.121cm" svg:x="17.748cm" svg:y="17.606cm">
              <text:p/>
              <draw:enhanced-geometry svg:viewBox="0 0 271 190" draw:type="non-primitive" draw:enhanced-path="M 0 0 L 55 33 119 67 179 102 231 136 264 165 271 190 N"/>
            </draw:custom-shape>
            <draw:custom-shape draw:style-name="gr19" draw:text-style-name="P2" draw:layer="layout" svg:width="0.511cm" svg:height="0.174cm" svg:x="18.332cm" svg:y="17.972cm">
              <text:p/>
              <draw:enhanced-geometry svg:viewBox="0 0 802 272" draw:type="non-primitive" draw:enhanced-path="M 0 272 L 34 264 77 254 126 241 179 226 238 208 299 188 362 168 426 146 490 124 552 101 612 80 668 58 719 38 765 18 802 0 N"/>
            </draw:custom-shape>
            <draw:custom-shape draw:style-name="gr19" draw:text-style-name="P2" draw:layer="layout" svg:width="0.324cm" svg:height="0.097cm" svg:x="18.844cm" svg:y="17.956cm">
              <text:p/>
              <draw:enhanced-geometry svg:viewBox="0 0 514 155" draw:type="non-primitive" draw:enhanced-path="M 0 29 L 50 11 106 2 163 0 222 3 280 14 335 29 387 49 433 72 470 98 497 127 514 155 N"/>
            </draw:custom-shape>
            <draw:custom-shape draw:style-name="gr19" draw:text-style-name="P2" draw:layer="layout" svg:width="0.314cm" svg:height="0.047cm" svg:x="18.53cm" svg:y="16.781cm">
              <text:p/>
              <draw:enhanced-geometry svg:viewBox="0 0 495 73" draw:type="non-primitive" draw:enhanced-path="M 495 73 L 439 53 378 34 313 18 249 6 186 0 129 0 77 9 33 26 0 54 N"/>
            </draw:custom-shape>
            <draw:custom-shape draw:style-name="gr19" draw:text-style-name="P2" draw:layer="layout" svg:width="0.089cm" svg:height="0.113cm" svg:x="18.44cm" svg:y="16.701cm">
              <text:p/>
              <draw:enhanced-geometry svg:viewBox="0 0 136 180" draw:type="non-primitive" draw:enhanced-path="M 136 180 L 71 90 21 25 0 0 N"/>
            </draw:custom-shape>
            <draw:custom-shape draw:style-name="gr19" draw:text-style-name="P2" draw:layer="layout" svg:width="0.231cm" svg:height="0.118cm" svg:x="17.176cm" svg:y="17.94cm">
              <text:p/>
              <draw:enhanced-geometry svg:viewBox="0 0 365 187" draw:type="non-primitive" draw:enhanced-path="M 365 187 L 304 174 237 152 170 122 108 88 56 55 18 24 0 0 N"/>
            </draw:custom-shape>
            <draw:custom-shape draw:style-name="gr23" draw:text-style-name="P2" draw:layer="layout" svg:width="0.219cm" svg:height="0.092cm" svg:x="17.792cm" svg:y="17.482cm">
              <text:p/>
              <draw:enhanced-geometry svg:viewBox="0 0 344 145" draw:type="non-primitive" draw:enhanced-path="M 344 145 L 297 91 237 53 171 27 108 11 54 3 15 0 0 0 N"/>
            </draw:custom-shape>
            <draw:custom-shape draw:style-name="gr23" draw:text-style-name="P2" draw:layer="layout" svg:width="0.162cm" svg:height="0.117cm" svg:x="17.897cm" svg:y="17.391cm">
              <text:p/>
              <draw:enhanced-geometry svg:viewBox="0 0 254 181" draw:type="non-primitive" draw:enhanced-path="M 254 181 L 203 128 137 78 70 37 21 10 0 0 N"/>
            </draw:custom-shape>
            <draw:custom-shape draw:style-name="gr23" draw:text-style-name="P2" draw:layer="layout" svg:width="0.19cm" svg:height="0.082cm" svg:x="17.942cm" svg:y="17.333cm">
              <text:p/>
              <draw:enhanced-geometry svg:viewBox="0 0 297 126" draw:type="non-primitive" draw:enhanced-path="M 297 126 L 238 82 160 47 83 21 23 5 0 0 N"/>
            </draw:custom-shape>
            <draw:custom-shape draw:style-name="gr23" draw:text-style-name="P2" draw:layer="layout" svg:width="0.177cm" svg:height="0.105cm" svg:x="18.018cm" svg:y="17.247cm">
              <text:p/>
              <draw:enhanced-geometry svg:viewBox="0 0 279 161" draw:type="non-primitive" draw:enhanced-path="M 279 161 L 222 113 150 69 77 32 23 9 0 0 N"/>
            </draw:custom-shape>
            <draw:custom-shape draw:style-name="gr23" draw:text-style-name="P2" draw:layer="layout" svg:width="0.206cm" svg:height="0.085cm" svg:x="18.068cm" svg:y="17.181cm">
              <text:p/>
              <draw:enhanced-geometry svg:viewBox="0 0 324 135" draw:type="non-primitive" draw:enhanced-path="M 324 135 L 278 100 212 68 138 41 70 19 19 4 0 0 N"/>
            </draw:custom-shape>
            <draw:custom-shape draw:style-name="gr23" draw:text-style-name="P2" draw:layer="layout" svg:width="0.19cm" svg:height="0.092cm" svg:x="18.125cm" svg:y="17.121cm">
              <text:p/>
              <draw:enhanced-geometry svg:viewBox="0 0 300 145" draw:type="non-primitive" draw:enhanced-path="M 300 145 L 248 95 171 56 89 25 26 6 0 0 N"/>
            </draw:custom-shape>
            <draw:custom-shape draw:style-name="gr23" draw:text-style-name="P2" draw:layer="layout" svg:width="0.181cm" svg:height="0.088cm" svg:x="18.202cm" svg:y="17.044cm">
              <text:p/>
              <draw:enhanced-geometry svg:viewBox="0 0 287 138" draw:type="non-primitive" draw:enhanced-path="M 287 138 L 233 95 159 58 82 28 24 8 0 0 N"/>
            </draw:custom-shape>
            <draw:custom-shape draw:style-name="gr23" draw:text-style-name="P2" draw:layer="layout" svg:width="0.164cm" svg:height="0.082cm" svg:x="18.275cm" svg:y="16.971cm">
              <text:p/>
              <draw:enhanced-geometry svg:viewBox="0 0 263 127" draw:type="non-primitive" draw:enhanced-path="M 263 127 L 187 80 101 39 30 11 0 0 N"/>
            </draw:custom-shape>
            <draw:custom-shape draw:style-name="gr23" draw:text-style-name="P2" draw:layer="layout" svg:width="0.177cm" svg:height="0.076cm" svg:x="18.319cm" svg:y="16.901cm">
              <text:p/>
              <draw:enhanced-geometry svg:viewBox="0 0 279 117" draw:type="non-primitive" draw:enhanced-path="M 279 117 L 226 74 154 41 80 18 22 5 0 0 N"/>
            </draw:custom-shape>
            <draw:custom-shape draw:style-name="gr23" draw:text-style-name="P2" draw:layer="layout" svg:width="0.177cm" svg:height="0.085cm" svg:x="18.367cm" svg:y="16.828cm">
              <text:p/>
              <draw:enhanced-geometry svg:viewBox="0 0 281 135" draw:type="non-primitive" draw:enhanced-path="M 281 135 L 223 90 151 53 78 24 22 6 0 0 N"/>
            </draw:custom-shape>
            <draw:custom-shape draw:style-name="gr23" draw:text-style-name="P2" draw:layer="layout" svg:width="0.031cm" svg:height="0.501cm" svg:x="18.491cm" svg:y="16.787cm">
              <text:p/>
              <draw:enhanced-geometry svg:viewBox="0 0 49 788" draw:type="non-primitive" draw:enhanced-path="M 0 0 L 10 28 21 67 29 116 35 172 41 234 46 301 48 369 49 439 48 507 44 572 40 632 33 685 25 730 14 765 0 788 N"/>
            </draw:custom-shape>
            <draw:custom-shape draw:style-name="gr23" draw:text-style-name="P2" draw:layer="layout" svg:width="0.13cm" svg:height="0.2cm" svg:x="18.361cm" svg:y="17.105cm">
              <text:p/>
              <draw:enhanced-geometry svg:viewBox="0 0 208 317" draw:type="non-primitive" draw:enhanced-path="M 208 290 L 182 310 155 317 126 310 97 290 70 257 45 211 25 153 9 83 0 0 N"/>
            </draw:custom-shape>
            <draw:custom-shape draw:style-name="gr23" draw:text-style-name="P2" draw:layer="layout" svg:width="0.092cm" svg:height="0.305cm" svg:x="18.361cm" svg:y="16.799cm">
              <text:p/>
              <draw:enhanced-geometry svg:viewBox="0 0 145 481" draw:type="non-primitive" draw:enhanced-path="M 0 481 L 1 395 11 315 31 240 53 172 79 114 104 67 126 31 140 8 145 0 N"/>
            </draw:custom-shape>
            <draw:custom-shape draw:style-name="gr23" draw:text-style-name="P2" draw:layer="layout" svg:width="0.247cm" svg:height="0.311cm" svg:x="18.205cm" svg:y="16.799cm">
              <text:p/>
              <draw:enhanced-geometry svg:viewBox="0 0 387 491" draw:type="non-primitive" draw:enhanced-path="M 387 0 L 355 61 324 121 292 179 259 234 227 286 195 334 162 377 129 414 97 445 64 469 32 484 0 491 N"/>
            </draw:custom-shape>
            <draw:custom-shape draw:style-name="gr23" draw:text-style-name="P2" draw:layer="layout" svg:width="0.079cm" svg:height="0.175cm" svg:x="18.125cm" svg:y="16.936cm">
              <text:p/>
              <draw:enhanced-geometry svg:viewBox="0 0 128 274" draw:type="non-primitive" draw:enhanced-path="M 128 274 L 78 269 41 247 14 212 0 168 1 116 16 59 46 0 N"/>
            </draw:custom-shape>
            <draw:custom-shape draw:style-name="gr23" draw:text-style-name="P2" draw:layer="layout" svg:width="0.292cm" svg:height="0.184cm" svg:x="18.154cm" svg:y="16.752cm">
              <text:p/>
              <draw:enhanced-geometry svg:viewBox="0 0 460 289" draw:type="non-primitive" draw:enhanced-path="M 0 289 L 39 244 94 199 159 155 229 113 298 77 360 45 412 21 447 5 460 0 N"/>
            </draw:custom-shape>
            <draw:custom-shape draw:style-name="gr23" draw:text-style-name="P2" draw:layer="layout" svg:width="0.187cm" svg:height="0.102cm" svg:x="18.161cm" svg:y="17.606cm">
              <text:p/>
              <draw:enhanced-geometry svg:viewBox="0 0 297 162" draw:type="non-primitive" draw:enhanced-path="M 297 162 L 253 112 192 71 125 40 63 17 18 4 0 0 N"/>
            </draw:custom-shape>
            <draw:custom-shape draw:style-name="gr23" draw:text-style-name="P2" draw:layer="layout" svg:width="0.164cm" svg:height="0.123cm" svg:x="18.275cm" svg:y="17.511cm">
              <text:p/>
              <draw:enhanced-geometry svg:viewBox="0 0 263 191" draw:type="non-primitive" draw:enhanced-path="M 263 191 L 184 119 112 64 54 28 14 7 0 0 N"/>
            </draw:custom-shape>
            <draw:custom-shape draw:style-name="gr23" draw:text-style-name="P2" draw:layer="layout" svg:width="0.19cm" svg:height="0.101cm" svg:x="18.361cm" svg:y="17.457cm">
              <text:p/>
              <draw:enhanced-geometry svg:viewBox="0 0 300 161" draw:type="non-primitive" draw:enhanced-path="M 300 161 L 243 107 166 62 87 28 25 7 0 0 N"/>
            </draw:custom-shape>
            <draw:custom-shape draw:style-name="gr23" draw:text-style-name="P2" draw:layer="layout" svg:width="0.187cm" svg:height="0.085cm" svg:x="18.437cm" svg:y="17.381cm">
              <text:p/>
              <draw:enhanced-geometry svg:viewBox="0 0 297 134" draw:type="non-primitive" draw:enhanced-path="M 297 134 L 228 82 149 44 76 19 21 4 0 0 N"/>
            </draw:custom-shape>
            <draw:custom-shape draw:style-name="gr23" draw:text-style-name="P2" draw:layer="layout" svg:width="0.149cm" svg:height="0.079cm" svg:x="18.532cm" svg:y="17.311cm">
              <text:p/>
              <draw:enhanced-geometry svg:viewBox="0 0 234 126" draw:type="non-primitive" draw:enhanced-path="M 234 126 L 170 75 94 35 27 9 0 0 N"/>
            </draw:custom-shape>
            <draw:custom-shape draw:style-name="gr23" draw:text-style-name="P2" draw:layer="layout" svg:width="0.149cm" svg:height="0.072cm" svg:x="18.609cm" svg:y="17.254cm">
              <text:p/>
              <draw:enhanced-geometry svg:viewBox="0 0 236 118" draw:type="non-primitive" draw:enhanced-path="M 236 118 L 176 70 98 32 30 8 0 0 N"/>
            </draw:custom-shape>
            <draw:custom-shape draw:style-name="gr23" draw:text-style-name="P2" draw:layer="layout" svg:width="0.164cm" svg:height="0.085cm" svg:x="18.672cm" svg:y="17.19cm">
              <text:p/>
              <draw:enhanced-geometry svg:viewBox="0 0 261 136" draw:type="non-primitive" draw:enhanced-path="M 261 136 L 185 84 99 41 29 11 0 0 N"/>
            </draw:custom-shape>
            <draw:custom-shape draw:style-name="gr23" draw:text-style-name="P2" draw:layer="layout" svg:width="0.187cm" svg:height="0.097cm" svg:x="18.723cm" svg:y="17.121cm">
              <text:p/>
              <draw:enhanced-geometry svg:viewBox="0 0 299 154" draw:type="non-primitive" draw:enhanced-path="M 299 154 L 237 103 159 60 82 29 23 7 0 0 N"/>
            </draw:custom-shape>
            <draw:custom-shape draw:style-name="gr23" draw:text-style-name="P2" draw:layer="layout" svg:width="0.038cm" svg:height="0.238cm" svg:x="18.602cm" svg:y="17.543cm">
              <text:p/>
              <draw:enhanced-geometry svg:viewBox="0 0 62 379" draw:type="non-primitive" draw:enhanced-path="M 0 379 L 23 333 40 271 51 201 59 127 62 58 62 0 N"/>
            </draw:custom-shape>
            <draw:custom-shape draw:style-name="gr23" draw:text-style-name="P2" draw:layer="layout" svg:width="0.196cm" svg:height="0.444cm" svg:x="18.64cm" svg:y="17.098cm">
              <text:p/>
              <draw:enhanced-geometry svg:viewBox="0 0 308 698" draw:type="non-primitive" draw:enhanced-path="M 0 698 L 4 675 12 647 24 616 41 579 62 540 85 496 111 448 139 396 167 340 196 280 226 215 254 147 282 76 308 0 N"/>
            </draw:custom-shape>
            <draw:custom-shape draw:style-name="gr23" draw:text-style-name="P2" draw:layer="layout" svg:width="0.028cm" svg:height="0.482cm" svg:x="18.809cm" svg:y="17.098cm">
              <text:p/>
              <draw:enhanced-geometry svg:viewBox="0 0 45 762" draw:type="non-primitive" draw:enhanced-path="M 45 0 L 44 9 41 36 35 78 29 131 23 195 16 265 9 340 4 415 1 491 0 563 1 628 6 685 15 730 28 762 N"/>
            </draw:custom-shape>
            <draw:custom-shape draw:style-name="gr23" draw:text-style-name="P2" draw:layer="layout" svg:width="0.113cm" svg:height="0.098cm" svg:x="18.825cm" svg:y="17.511cm">
              <text:p/>
              <draw:enhanced-geometry svg:viewBox="0 0 179 154" draw:type="non-primitive" draw:enhanced-path="M 0 110 L 32 146 59 154 83 137 109 101 139 54 179 0 N"/>
            </draw:custom-shape>
            <draw:custom-shape draw:style-name="gr23" draw:text-style-name="P2" draw:layer="layout" svg:width="0.069cm" svg:height="0.428cm" svg:x="18.888cm" svg:y="17.082cm">
              <text:p/>
              <draw:enhanced-geometry svg:viewBox="0 0 111 679" draw:type="non-primitive" draw:enhanced-path="M 80 679 L 97 648 107 606 111 556 109 498 103 434 94 369 81 303 66 238 52 176 37 119 22 70 10 29 0 0 N"/>
            </draw:custom-shape>
            <draw:custom-shape draw:style-name="gr23" draw:text-style-name="P2" draw:layer="layout" svg:width="0.164cm" svg:height="0.057cm" svg:x="18.723cm" svg:y="17.025cm">
              <text:p/>
              <draw:enhanced-geometry svg:viewBox="0 0 263 86" draw:type="non-primitive" draw:enhanced-path="M 263 86 L 217 45 168 15 114 0 58 7 0 41 N"/>
            </draw:custom-shape>
            <draw:custom-shape draw:style-name="gr23" draw:text-style-name="P2" draw:layer="layout" svg:width="0.365cm" svg:height="0.378cm" svg:x="18.357cm" svg:y="17.054cm">
              <text:p/>
              <draw:enhanced-geometry svg:viewBox="0 0 571 598" draw:type="non-primitive" draw:enhanced-path="M 571 0 L 547 19 516 46 477 80 434 120 386 164 336 211 284 260 232 310 183 359 136 407 94 452 58 494 29 530 10 561 0 584 2 598 N"/>
            </draw:custom-shape>
            <draw:custom-shape draw:style-name="gr23" draw:text-style-name="P2" draw:layer="layout" svg:width="0.19cm" svg:height="0.073cm" svg:x="18.361cm" svg:y="17.387cm">
              <text:p/>
              <draw:enhanced-geometry svg:viewBox="0 0 300 114" draw:type="non-primitive" draw:enhanced-path="M 0 72 L 31 96 75 112 127 114 184 99 243 63 300 0 N"/>
            </draw:custom-shape>
            <draw:custom-shape draw:style-name="gr23" draw:text-style-name="P2" draw:layer="layout" svg:width="0.238cm" svg:height="0.324cm" svg:x="18.551cm" svg:y="17.063cm">
              <text:p/>
              <draw:enhanced-geometry svg:viewBox="0 0 378 507" draw:type="non-primitive" draw:enhanced-path="M 0 507 L 33 460 72 406 115 347 161 286 207 225 251 166 291 113 326 67 353 32 371 8 378 0 N"/>
            </draw:custom-shape>
            <draw:custom-shape draw:style-name="gr23" draw:text-style-name="P2" draw:layer="layout" svg:width="0.228cm" svg:height="0.473cm" svg:x="18.561cm" svg:y="17.063cm">
              <text:p/>
              <draw:enhanced-geometry svg:viewBox="0 0 361 741" draw:type="non-primitive" draw:enhanced-path="M 361 0 L 352 41 335 90 313 146 286 207 256 273 222 339 188 406 153 471 120 533 88 589 59 639 35 682 17 714 4 734 0 741 N"/>
            </draw:custom-shape>
            <draw:custom-shape draw:style-name="gr24" draw:text-style-name="P2" draw:layer="layout" svg:width="1.242cm" svg:height="1.568cm" svg:x="20.321cm" svg:y="15.888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5" draw:text-style-name="P2" draw:layer="layout" svg:width="2.665cm" svg:height="3.904cm" svg:x="21.687cm" svg:y="12.851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6" draw:text-style-name="P2" draw:layer="layout" svg:width="2.659cm" svg:height="3.904cm" svg:x="21.687cm" svg:y="12.851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6" draw:text-style-name="P2" draw:layer="layout" svg:width="0.279cm" svg:height="0.415cm" svg:x="23.513cm" svg:y="13.941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7" draw:text-style-name="P2" draw:layer="layout" svg:width="0.349cm" svg:height="0.108cm" svg:x="23.123cm" svg:y="16.31cm">
              <text:p/>
              <draw:enhanced-geometry svg:viewBox="0 0 550 167" draw:type="non-primitive" draw:enhanced-path="M 0 149 L 44 157 94 163 148 166 205 167 263 163 320 154 376 139 428 116 475 87 516 48 550 0 N"/>
            </draw:custom-shape>
            <draw:custom-shape draw:style-name="gr27" draw:text-style-name="P2" draw:layer="layout" svg:width="0.234cm" svg:height="0.19cm" svg:x="23.238cm" svg:y="16.31cm">
              <text:p/>
              <draw:enhanced-geometry svg:viewBox="0 0 372 300" draw:type="non-primitive" draw:enhanced-path="M 372 0 L 322 93 279 164 241 218 207 257 175 280 144 294 112 300 78 297 42 291 0 283 N"/>
            </draw:custom-shape>
            <draw:custom-shape draw:style-name="gr27" draw:text-style-name="P2" draw:layer="layout" svg:width="0.159cm" svg:height="0.066cm" svg:x="23.078cm" svg:y="16.425cm">
              <text:p/>
              <draw:enhanced-geometry svg:viewBox="0 0 252 103" draw:type="non-primitive" draw:enhanced-path="M 252 103 L 150 74 70 40 19 12 0 0 N"/>
            </draw:custom-shape>
            <draw:custom-shape draw:style-name="gr27" draw:text-style-name="P2" draw:layer="layout" svg:width="0.68cm" svg:height="0.102cm" svg:x="22.907cm" svg:y="16.094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7" draw:text-style-name="P2" draw:layer="layout" svg:width="0.425cm" svg:height="0.146cm" svg:x="22.907cm" svg:y="16.186cm">
              <text:p/>
              <draw:enhanced-geometry svg:viewBox="0 0 669 228" draw:type="non-primitive" draw:enhanced-path="M 0 0 L 71 28 138 57 204 84 266 110 325 135 381 157 433 178 481 196 527 209 568 220 606 226 640 228 669 224 N"/>
            </draw:custom-shape>
            <draw:custom-shape draw:style-name="gr27" draw:text-style-name="P2" draw:layer="layout" svg:width="0.216cm" svg:height="0.143cm" svg:x="23.333cm" svg:y="16.186cm">
              <text:p/>
              <draw:enhanced-geometry svg:viewBox="0 0 344 224" draw:type="non-primitive" draw:enhanced-path="M 0 224 L 58 203 121 166 186 123 247 79 297 40 332 11 344 0 N"/>
            </draw:custom-shape>
            <draw:custom-shape draw:style-name="gr27" draw:text-style-name="P2" draw:layer="layout" svg:width="0.196cm" svg:height="0.52cm" svg:x="22.313cm" svg:y="14.122cm">
              <text:p/>
              <draw:enhanced-geometry svg:viewBox="0 0 312 821" draw:type="non-primitive" draw:enhanced-path="M 0 821 L 29 760 55 699 79 638 100 578 121 519 139 461 157 404 173 349 189 297 204 246 220 197 236 152 253 109 271 69 290 33 312 0 N"/>
            </draw:custom-shape>
            <draw:custom-shape draw:style-name="gr27" draw:text-style-name="P2" draw:layer="layout" svg:width="0.149cm" svg:height="0.419cm" svg:x="22.51cm" svg:y="13.703cm">
              <text:p/>
              <draw:enhanced-geometry svg:viewBox="0 0 237 656" draw:type="non-primitive" draw:enhanced-path="M 0 656 L 26 618 54 574 82 524 111 471 138 414 164 358 187 301 207 244 222 191 233 141 237 95 235 56 226 24 208 0 N"/>
            </draw:custom-shape>
            <draw:custom-shape draw:style-name="gr27" draw:text-style-name="P2" draw:layer="layout" svg:width="0.244cm" svg:height="0.276cm" svg:x="22.812cm" svg:y="13.798cm">
              <text:p/>
              <draw:enhanced-geometry svg:viewBox="0 0 385 433" draw:type="non-primitive" draw:enhanced-path="M 385 0 L 332 52 278 109 224 167 173 223 126 278 84 328 50 371 23 403 6 425 0 433 N"/>
            </draw:custom-shape>
            <draw:custom-shape draw:style-name="gr27" draw:text-style-name="P2" draw:layer="layout" svg:width="0.216cm" svg:height="0.32cm" svg:x="22.596cm" svg:y="14.074cm">
              <text:p/>
              <draw:enhanced-geometry svg:viewBox="0 0 344 507" draw:type="non-primitive" draw:enhanced-path="M 344 0 L 312 84 279 158 246 224 214 282 181 331 150 374 119 411 89 442 58 467 29 489 0 507 N"/>
            </draw:custom-shape>
            <draw:custom-shape draw:style-name="gr27" draw:text-style-name="P2" draw:layer="layout" svg:width="0.527cm" svg:height="0.721cm" svg:x="22.624cm" svg:y="13.845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7" draw:text-style-name="P2" draw:layer="layout" svg:width="0.718cm" svg:height="0.587cm" svg:x="21.906cm" svg:y="14.566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7" draw:text-style-name="P2" draw:layer="layout" svg:width="0.047cm" svg:height="0.597cm" svg:x="21.998cm" svg:y="13.22cm">
              <text:p/>
              <draw:enhanced-geometry svg:viewBox="0 0 74 942" draw:type="non-primitive" draw:enhanced-path="M 0 942 L 3 894 5 845 9 790 11 734 14 675 18 614 21 553 24 490 29 429 32 367 37 307 43 249 48 193 54 139 60 89 67 42 74 0 N"/>
            </draw:custom-shape>
            <draw:custom-shape draw:style-name="gr27" draw:text-style-name="P2" draw:layer="layout" svg:width="0.047cm" svg:height="0.359cm" svg:x="22.008cm" svg:y="12.86cm">
              <text:p/>
              <draw:enhanced-geometry svg:viewBox="0 0 71 566" draw:type="non-primitive" draw:enhanced-path="M 59 566 L 68 496 71 422 66 346 57 271 47 200 33 135 21 80 11 38 3 9 0 0 N"/>
            </draw:custom-shape>
            <draw:custom-shape draw:style-name="gr27" draw:text-style-name="P2" draw:layer="layout" svg:width="0.177cm" svg:height="0.832cm" svg:x="21.83cm" svg:y="12.86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7" draw:text-style-name="P2" draw:layer="layout" svg:width="0.095cm" svg:height="0.321cm" svg:x="22.199cm" svg:y="13.108cm">
              <text:p/>
              <draw:enhanced-geometry svg:viewBox="0 0 148 507" draw:type="non-primitive" draw:enhanced-path="M 148 0 L 141 56 129 117 113 181 95 244 76 306 55 366 35 421 17 468 0 507 N"/>
            </draw:custom-shape>
            <draw:custom-shape draw:style-name="gr27" draw:text-style-name="P2" draw:layer="layout" svg:width="0.2cm" svg:height="0.453cm" svg:x="21.998cm" svg:y="13.43cm">
              <text:p/>
              <draw:enhanced-geometry svg:viewBox="0 0 313 715" draw:type="non-primitive" draw:enhanced-path="M 313 0 L 301 26 282 59 260 98 234 142 205 192 175 245 145 301 115 360 87 420 61 481 38 542 20 602 6 660 0 715 N"/>
            </draw:custom-shape>
            <draw:custom-shape draw:style-name="gr27" draw:text-style-name="P2" draw:layer="layout" svg:width="0.114cm" svg:height="0.625cm" svg:x="21.998cm" svg:y="13.258cm">
              <text:p/>
              <draw:enhanced-geometry svg:viewBox="0 0 179 985" draw:type="non-primitive" draw:enhanced-path="M 0 985 L 3 914 9 841 14 770 22 701 30 632 40 564 50 499 62 436 73 376 86 318 98 264 110 213 123 167 134 124 147 85 158 52 169 24 179 0 N"/>
            </draw:custom-shape>
            <draw:custom-shape draw:style-name="gr27" draw:text-style-name="P2" draw:layer="layout" svg:width="0.038cm" svg:height="0.292cm" svg:x="22.113cm" svg:y="12.966cm">
              <text:p/>
              <draw:enhanced-geometry svg:viewBox="0 0 59 463" draw:type="non-primitive" draw:enhanced-path="M 0 463 L 20 409 34 341 45 264 52 187 56 115 58 56 59 15 59 0 N"/>
            </draw:custom-shape>
            <draw:custom-shape draw:style-name="gr27" draw:text-style-name="P2" draw:layer="layout" svg:width="0.263cm" svg:height="0.282cm" svg:x="22.265cm" svg:y="13.592cm">
              <text:p/>
              <draw:enhanced-geometry svg:viewBox="0 0 417 448" draw:type="non-primitive" draw:enhanced-path="M 417 0 L 347 44 283 94 225 147 173 202 128 255 89 306 58 352 33 391 15 421 3 441 0 448 N"/>
            </draw:custom-shape>
            <draw:custom-shape draw:style-name="gr27" draw:text-style-name="P2" draw:layer="layout" svg:width="0.19cm" svg:height="0.162cm" svg:x="22.075cm" svg:y="13.874cm">
              <text:p/>
              <draw:enhanced-geometry svg:viewBox="0 0 298 254" draw:type="non-primitive" draw:enhanced-path="M 298 0 L 226 33 161 76 107 125 61 172 29 214 7 244 0 254 N"/>
            </draw:custom-shape>
            <draw:custom-shape draw:style-name="gr27" draw:text-style-name="P2" draw:layer="layout" svg:width="0.266cm" svg:height="0.568cm" svg:x="22.075cm" svg:y="13.468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7" draw:text-style-name="P2" draw:layer="layout" svg:width="0.355cm" svg:height="0.368cm" svg:x="23.117cm" svg:y="15.469cm">
              <text:p/>
              <draw:enhanced-geometry svg:viewBox="0 0 564 582" draw:type="non-primitive" draw:enhanced-path="M 0 582 L 39 551 82 517 127 483 174 446 221 408 268 369 314 328 358 288 400 246 440 204 475 162 505 121 531 79 551 40 564 0 N"/>
            </draw:custom-shape>
            <draw:custom-shape draw:style-name="gr27" draw:text-style-name="P2" draw:layer="layout" svg:width="0.089cm" svg:height="0.94cm" svg:x="23.472cm" svg:y="14.528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7" draw:text-style-name="P2" draw:layer="layout" svg:width="0.105cm" svg:height="0.873cm" svg:x="23.434cm" svg:y="13.65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7" draw:text-style-name="P2" draw:layer="layout" svg:width="0.139cm" svg:height="0.209cm" svg:x="23.342cm" svg:y="13.626cm">
              <text:p/>
              <draw:enhanced-geometry svg:viewBox="0 0 221 331" draw:type="non-primitive" draw:enhanced-path="M 192 46 L 212 17 221 1 219 0 209 9 193 28 172 55 147 88 120 125 93 164 66 205 42 242 21 278 7 308 0 331 N"/>
            </draw:custom-shape>
            <draw:custom-shape draw:style-name="gr27" draw:text-style-name="P2" draw:layer="layout" svg:width="0.006cm" svg:height="0.352cm" svg:x="23.336cm" svg:y="13.836cm">
              <text:p/>
              <draw:enhanced-geometry svg:viewBox="0 0 7 552" draw:type="non-primitive" draw:enhanced-path="M 7 0 L 2 42 0 106 0 183 0 268 1 351 4 428 5 493 6 536 7 552 N"/>
            </draw:custom-shape>
            <draw:custom-shape draw:style-name="gr27" draw:text-style-name="P2" draw:layer="layout" svg:width="0.098cm" svg:height="0.569cm" svg:x="23.301cm" svg:y="13.62cm">
              <text:p/>
              <draw:enhanced-geometry svg:viewBox="0 0 151 896" draw:type="non-primitive" draw:enhanced-path="M 62 896 L 50 865 38 830 28 789 19 744 11 695 5 643 2 590 0 533 1 476 4 418 10 360 19 303 31 246 47 190 68 138 91 89 119 42 151 0 N"/>
            </draw:custom-shape>
            <draw:custom-shape draw:style-name="gr27" draw:text-style-name="P2" draw:layer="layout" svg:width="0.177cm" svg:height="0.788cm" svg:x="23.222cm" svg:y="13.62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7" draw:text-style-name="P2" draw:layer="layout" svg:width="0.044cm" svg:height="0.552cm" svg:x="23.184cm" svg:y="13.855cm">
              <text:p/>
              <draw:enhanced-geometry svg:viewBox="0 0 73 867" draw:type="non-primitive" draw:enhanced-path="M 73 867 L 62 768 51 675 41 589 31 509 24 435 17 368 11 304 7 248 3 197 1 150 0 109 1 74 3 45 7 20 12 0 N"/>
            </draw:custom-shape>
            <draw:custom-shape draw:style-name="gr27" draw:text-style-name="P2" draw:layer="layout" svg:width="0.209cm" svg:height="0.292cm" svg:x="23.19cm" svg:y="13.563cm">
              <text:p/>
              <draw:enhanced-geometry svg:viewBox="0 0 328 462" draw:type="non-primitive" draw:enhanced-path="M 0 462 L 17 428 47 380 85 324 129 261 176 198 222 137 264 83 297 40 320 10 328 0 N"/>
            </draw:custom-shape>
            <draw:custom-shape draw:style-name="gr27" draw:text-style-name="P2" draw:layer="layout" svg:width="0.692cm" svg:height="0.25cm" svg:x="22.679cm" svg:y="13.515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7" draw:text-style-name="P2" draw:layer="layout" svg:width="0.133cm" svg:height="0.171cm" svg:x="23.927cm" svg:y="14.414cm">
              <text:p/>
              <draw:enhanced-geometry svg:viewBox="0 0 210 274" draw:type="non-primitive" draw:enhanced-path="M 210 274 L 176 196 149 130 127 77 104 37 78 11 44 0 0 4 N"/>
            </draw:custom-shape>
            <draw:custom-shape draw:style-name="gr27" draw:text-style-name="P2" draw:layer="layout" svg:width="0.149cm" svg:height="0.066cm" svg:x="23.777cm" svg:y="14.347cm">
              <text:p/>
              <draw:enhanced-geometry svg:viewBox="0 0 236 105" draw:type="non-primitive" draw:enhanced-path="M 236 105 L 149 101 73 63 20 20 0 0 N"/>
            </draw:custom-shape>
            <draw:custom-shape draw:style-name="gr27" draw:text-style-name="P2" draw:layer="layout" svg:width="0.283cm" svg:height="0.71cm" svg:x="23.568cm" svg:y="14.491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7" draw:text-style-name="P2" draw:layer="layout" svg:width="0.171cm" svg:height="0.285cm" svg:x="23.568cm" svg:y="14.491cm">
              <text:p/>
              <draw:enhanced-geometry svg:viewBox="0 0 270 448" draw:type="non-primitive" draw:enhanced-path="M 0 0 L 48 68 86 130 116 188 138 239 158 285 176 327 193 364 213 396 238 423 270 448 N"/>
            </draw:custom-shape>
            <draw:custom-shape draw:style-name="gr27" draw:text-style-name="P2" draw:layer="layout" svg:width="0.188cm" svg:height="0.339cm" svg:x="23.739cm" svg:y="14.776cm">
              <text:p/>
              <draw:enhanced-geometry svg:viewBox="0 0 295 536" draw:type="non-primitive" draw:enhanced-path="M 0 0 L 31 25 62 59 92 101 122 149 150 202 177 257 203 315 228 373 252 430 275 485 295 536 N"/>
            </draw:custom-shape>
            <draw:custom-shape draw:style-name="gr28" draw:text-style-name="P2" draw:layer="layout" svg:width="3.424cm" svg:height="2.525cm" svg:x="20.782cm" svg:y="11.812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9" draw:text-style-name="P2" draw:layer="layout" svg:width="0.568cm" svg:height="0.571cm" svg:x="22.767cm" svg:y="13.115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0" draw:text-style-name="P2" draw:layer="layout" svg:width="0.498cm" svg:height="0.391cm" svg:x="22.767cm" svg:y="13.115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29" draw:text-style-name="P2" draw:layer="layout" svg:width="0.822cm" svg:height="0.854cm" svg:x="21.144cm" svg:y="12.578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1" draw:text-style-name="P2" draw:layer="layout" svg:width="0.416cm" svg:height="0.162cm" svg:x="23.472cm" svg:y="12.314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9" draw:text-style-name="P2" draw:layer="layout" svg:width="1.363cm" svg:height="0.46cm" svg:x="20.969cm" svg:y="12.184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9" draw:text-style-name="P2" draw:layer="layout" svg:width="0.54cm" svg:height="0.622cm" svg:x="23.256cm" svg:y="12.486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0" draw:text-style-name="P2" draw:layer="layout" svg:width="0.035cm" svg:height="0.361cm" svg:x="23.256cm" svg:y="12.747cm">
              <text:p/>
              <draw:enhanced-geometry svg:viewBox="0 0 57 567" draw:type="non-primitive" draw:enhanced-path="M 0 567 L 0 502 3 439 5 377 10 317 14 259 21 202 29 148 37 96 47 46 57 0 N"/>
            </draw:custom-shape>
            <draw:custom-shape draw:style-name="gr29" draw:text-style-name="P2" draw:layer="layout" svg:width="0.623cm" svg:height="1.286cm" svg:x="23.39cm" svg:y="12.892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0" draw:text-style-name="P2" draw:layer="layout" svg:width="0.079cm" svg:height="0.244cm" svg:x="22.313cm" svg:y="12.705cm">
              <text:p/>
              <draw:enhanced-geometry svg:viewBox="0 0 125 386" draw:type="non-primitive" draw:enhanced-path="M 0 386 L 29 309 59 235 86 166 107 105 122 54 125 19 115 0 N"/>
            </draw:custom-shape>
            <draw:custom-shape draw:style-name="gr32" draw:text-style-name="P2" draw:layer="layout" svg:width="0.117cm" svg:height="0.082cm" svg:x="22.269cm" svg:y="12.623cm">
              <text:p/>
              <draw:enhanced-geometry svg:viewBox="0 0 185 128" draw:type="non-primitive" draw:enhanced-path="M 185 128 L 151 74 89 34 27 9 0 0 N"/>
            </draw:custom-shape>
            <draw:custom-shape draw:style-name="gr32" draw:text-style-name="P2" draw:layer="layout" svg:width="0.346cm" svg:height="0.047cm" svg:x="22.526cm" svg:y="12.657cm">
              <text:p/>
              <draw:enhanced-geometry svg:viewBox="0 0 547 73" draw:type="non-primitive" draw:enhanced-path="M 0 31 L 75 15 148 5 217 0 280 1 340 6 394 15 443 26 485 40 520 56 547 73 N"/>
            </draw:custom-shape>
            <draw:custom-shape draw:style-name="gr33" draw:text-style-name="P2" draw:layer="layout" svg:width="0.266cm" svg:height="0.079cm" svg:x="22.542cm" svg:y="12.714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2" draw:layer="layout" svg:width="0.266cm" svg:height="0.079cm" svg:x="22.542cm" svg:y="12.714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0" draw:text-style-name="P2" draw:layer="layout" svg:width="0.11cm" svg:height="0.005cm" svg:x="22.392cm" svg:y="13.29cm">
              <text:p/>
              <draw:enhanced-geometry svg:viewBox="0 0 172 14" draw:type="non-primitive" draw:enhanced-path="M 172 14 L 92 11 27 3 0 0 N"/>
            </draw:custom-shape>
            <draw:custom-shape draw:style-name="gr30" draw:text-style-name="P2" draw:layer="layout" svg:width="0.184cm" svg:height="0.006cm" svg:x="22.389cm" svg:y="13.207cm">
              <text:p/>
              <draw:enhanced-geometry svg:viewBox="0 0 291 11" draw:type="non-primitive" draw:enhanced-path="M 0 0 L 81 10 176 11 257 9 291 8 N"/>
            </draw:custom-shape>
            <draw:custom-shape draw:style-name="gr30" draw:text-style-name="P2" draw:layer="layout" svg:width="0.072cm" svg:height="0.012cm" svg:x="22.386cm" svg:y="13.067cm">
              <text:p/>
              <draw:enhanced-geometry svg:viewBox="0 0 114 21" draw:type="non-primitive" draw:enhanced-path="M 114 21 L 68 0 22 7 0 15 N"/>
            </draw:custom-shape>
            <draw:custom-shape draw:style-name="gr30" draw:text-style-name="P2" draw:layer="layout" svg:width="0.06cm" svg:height="0.082cm" svg:x="22.465cm" svg:y="13.007cm">
              <text:p/>
              <draw:enhanced-geometry svg:viewBox="0 0 94 128" draw:type="non-primitive" draw:enhanced-path="M 0 0 L 69 33 94 76 58 128 N"/>
            </draw:custom-shape>
            <draw:custom-shape draw:style-name="gr30" draw:text-style-name="P2" draw:layer="layout" svg:width="0.126cm" svg:height="0.158cm" svg:x="22.542cm" svg:y="13.004cm">
              <text:p/>
              <draw:enhanced-geometry svg:viewBox="0 0 200 249" draw:type="non-primitive" draw:enhanced-path="M 0 0 L 63 39 121 92 166 151 196 207 200 249 N"/>
            </draw:custom-shape>
            <draw:custom-shape draw:style-name="gr30" draw:text-style-name="P2" draw:layer="layout" svg:width="0.066cm" svg:height="0.165cm" svg:x="22.602cm" svg:y="13.162cm">
              <text:p/>
              <draw:enhanced-geometry svg:viewBox="0 0 107 263" draw:type="non-primitive" draw:enhanced-path="M 107 0 L 83 64 47 152 14 230 0 263 N"/>
            </draw:custom-shape>
            <draw:custom-shape draw:style-name="gr34" draw:text-style-name="P2" draw:layer="layout" svg:width="1.508cm" svg:height="1.032cm" svg:x="22.237cm" svg:y="11.743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3" draw:text-style-name="P2" draw:layer="layout" svg:width="0.069cm" svg:height="0.088cm" svg:x="22.316cm" svg:y="12.696cm">
              <text:p/>
              <draw:enhanced-geometry svg:viewBox="0 0 107 141" draw:type="non-primitive" draw:enhanced-path="M 13 141 L 99 128 107 63 0 0 13 141 13 141 Z N"/>
            </draw:custom-shape>
            <draw:custom-shape draw:style-name="gr9" draw:text-style-name="P2" draw:layer="layout" svg:width="0.069cm" svg:height="0.088cm" svg:x="22.316cm" svg:y="12.696cm">
              <text:p/>
              <draw:enhanced-geometry svg:viewBox="0 0 107 141" draw:type="non-primitive" draw:enhanced-path="M 13 141 L 99 128 107 63 0 0 13 141 13 141 N"/>
            </draw:custom-shape>
            <draw:custom-shape draw:style-name="gr24" draw:text-style-name="P2" draw:layer="layout" svg:width="0.759cm" svg:height="1.165cm" svg:x="22.459cm" svg:y="15.964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5" draw:text-style-name="P2" draw:layer="layout" svg:width="4.59cm" svg:height="3.522cm" svg:x="18.561cm" svg:y="14.03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6" draw:text-style-name="P2" draw:layer="layout" svg:width="0.098cm" svg:height="0.155cm" svg:x="22.49cm" svg:y="15.951cm">
              <text:p/>
              <draw:enhanced-geometry svg:viewBox="0 0 156 247" draw:type="non-primitive" draw:enhanced-path="M 0 0 L 53 71 100 138 135 198 156 247 N"/>
            </draw:custom-shape>
            <draw:custom-shape draw:style-name="gr36" draw:text-style-name="P2" draw:layer="layout" svg:width="0.193cm" svg:height="0.285cm" svg:x="22.589cm" svg:y="16.107cm">
              <text:p/>
              <draw:enhanced-geometry svg:viewBox="0 0 307 451" draw:type="non-primitive" draw:enhanced-path="M 0 0 L 15 37 39 75 68 115 102 155 140 200 178 245 216 292 252 343 282 395 307 451 N"/>
            </draw:custom-shape>
            <draw:custom-shape draw:style-name="gr36" draw:text-style-name="P2" draw:layer="layout" svg:width="0.197cm" svg:height="0.511cm" svg:x="22.783cm" svg:y="16.393cm">
              <text:p/>
              <draw:enhanced-geometry svg:viewBox="0 0 308 806" draw:type="non-primitive" draw:enhanced-path="M 0 0 L 12 36 25 79 37 127 50 180 63 235 77 293 92 353 106 412 122 472 140 528 158 584 179 636 201 682 224 724 250 759 277 786 308 806 N"/>
            </draw:custom-shape>
            <draw:custom-shape draw:style-name="gr36" draw:text-style-name="P2" draw:layer="layout" svg:width="0.171cm" svg:height="0.158cm" svg:x="22.98cm" svg:y="16.904cm">
              <text:p/>
              <draw:enhanced-geometry svg:viewBox="0 0 270 248" draw:type="non-primitive" draw:enhanced-path="M 0 0 L 80 46 148 100 201 154 238 201 262 235 270 248 N"/>
            </draw:custom-shape>
            <draw:custom-shape draw:style-name="gr36" draw:text-style-name="P2" draw:layer="layout" svg:width="0.375cm" svg:height="0.759cm" svg:x="21.039cm" svg:y="16.657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6" draw:text-style-name="P2" draw:layer="layout" svg:width="0.291cm" svg:height="0.654cm" svg:x="20.747cm" svg:y="16.003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6" draw:text-style-name="P2" draw:layer="layout" svg:width="0.486cm" svg:height="0.504cm" svg:x="20.261cm" svg:y="16.003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4" draw:text-style-name="P2" draw:layer="layout" svg:width="1.699cm" svg:height="2.354cm" svg:x="18.882cm" svg:y="14.401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6" draw:text-style-name="P2" draw:layer="layout" svg:width="0.409cm" svg:height="0.368cm" svg:x="20.171cm" svg:y="14.401cm">
              <text:p/>
              <draw:enhanced-geometry svg:viewBox="0 0 648 579" draw:type="non-primitive" draw:enhanced-path="M 648 0 L 598 41 545 83 492 127 439 171 386 215 333 259 282 303 233 346 187 387 144 427 105 463 70 498 41 529 17 556 0 579 N"/>
            </draw:custom-shape>
            <draw:custom-shape draw:style-name="gr36" draw:text-style-name="P2" draw:layer="layout" svg:width="0.323cm" svg:height="0.539cm" svg:x="19.848cm" svg:y="14.77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6" draw:text-style-name="P2" draw:layer="layout" svg:width="0.359cm" svg:height="0.565cm" svg:x="19.488cm" svg:y="15.31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6" draw:text-style-name="P2" draw:layer="layout" svg:width="0.203cm" svg:height="0.412cm" svg:x="19.285cm" svg:y="15.875cm">
              <text:p/>
              <draw:enhanced-geometry svg:viewBox="0 0 319 651" draw:type="non-primitive" draw:enhanced-path="M 319 0 L 297 34 271 74 245 121 217 172 188 226 161 283 133 340 106 399 81 456 57 511 35 562 16 610 0 651 N"/>
            </draw:custom-shape>
            <draw:custom-shape draw:style-name="gr36" draw:text-style-name="P2" draw:layer="layout" svg:width="0.171cm" svg:height="0.193cm" svg:x="19.114cm" svg:y="16.288cm">
              <text:p/>
              <draw:enhanced-geometry svg:viewBox="0 0 270 307" draw:type="non-primitive" draw:enhanced-path="M 270 0 L 241 65 206 118 165 164 122 203 79 238 37 272 0 307 N"/>
            </draw:custom-shape>
            <draw:custom-shape draw:style-name="gr36" draw:text-style-name="P2" draw:layer="layout" svg:width="0.126cm" svg:height="0.273cm" svg:x="18.987cm" svg:y="16.482cm">
              <text:p/>
              <draw:enhanced-geometry svg:viewBox="0 0 200 428" draw:type="non-primitive" draw:enhanced-path="M 200 0 L 168 42 134 102 100 172 69 245 42 315 19 373 5 412 0 428 N"/>
            </draw:custom-shape>
            <draw:custom-shape draw:style-name="gr37" draw:text-style-name="P2" draw:layer="layout" svg:width="2.569cm" svg:height="1.609cm" svg:x="20.245cm" svg:y="14.887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8" draw:text-style-name="P2" draw:layer="layout" svg:width="0.292cm" svg:height="0.218cm" svg:x="22.821cm" svg:y="16.332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6" draw:text-style-name="P2" draw:layer="layout" svg:width="0.308cm" svg:height="0.238cm" svg:x="22.573cm" svg:y="16.078cm">
              <text:p/>
              <draw:enhanced-geometry svg:viewBox="0 0 483 377" draw:type="non-primitive" draw:enhanced-path="M 0 0 L 86 44 164 87 234 130 296 171 349 210 395 246 430 280 457 309 475 336 483 359 482 377 N"/>
            </draw:custom-shape>
            <draw:custom-shape draw:style-name="gr36" draw:text-style-name="P2" draw:layer="layout" svg:width="0.121cm" svg:height="0.092cm" svg:x="22.761cm" svg:y="16.237cm">
              <text:p/>
              <draw:enhanced-geometry svg:viewBox="0 0 189 148" draw:type="non-primitive" draw:enhanced-path="M 189 129 L 169 148 139 137 100 104 53 55 0 0 N"/>
            </draw:custom-shape>
            <draw:custom-shape draw:style-name="gr36" draw:text-style-name="P2" draw:layer="layout" svg:width="0.155cm" svg:height="0.108cm" svg:x="22.605cm" svg:y="16.129cm">
              <text:p/>
              <draw:enhanced-geometry svg:viewBox="0 0 246 166" draw:type="non-primitive" draw:enhanced-path="M 246 166 L 168 99 87 47 25 12 0 0 N"/>
            </draw:custom-shape>
            <draw:custom-shape draw:style-name="gr36" draw:text-style-name="P2" draw:layer="layout" svg:width="0.209cm" svg:height="0.279cm" svg:x="22.799cm" svg:y="16.708cm">
              <text:p/>
              <draw:enhanced-geometry svg:viewBox="0 0 330 439" draw:type="non-primitive" draw:enhanced-path="M 330 439 L 295 399 253 353 208 301 161 246 116 191 75 137 40 86 14 39 0 0 N"/>
            </draw:custom-shape>
            <draw:custom-shape draw:style-name="gr36" draw:text-style-name="P2" draw:layer="layout" svg:width="0.054cm" svg:height="0.082cm" svg:x="22.745cm" svg:y="16.634cm">
              <text:p/>
              <draw:enhanced-geometry svg:viewBox="0 0 83 130" draw:type="non-primitive" draw:enhanced-path="M 83 117 L 71 78 55 43 38 16 21 1 8 0 0 19 1 61 12 130 N"/>
            </draw:custom-shape>
            <draw:custom-shape draw:style-name="gr36" draw:text-style-name="P2" draw:layer="layout" svg:width="0.188cm" svg:height="0.307cm" svg:x="22.754cm" svg:y="16.717cm">
              <text:p/>
              <draw:enhanced-geometry svg:viewBox="0 0 296 486" draw:type="non-primitive" draw:enhanced-path="M 0 0 L 14 61 30 119 49 176 69 230 92 281 118 327 146 370 179 408 214 439 254 465 296 486 N"/>
            </draw:custom-shape>
            <draw:custom-shape draw:style-name="gr36" draw:text-style-name="P2" draw:layer="layout" svg:width="0.279cm" svg:height="0.034cm" svg:x="22.783cm" svg:y="17.114cm">
              <text:p/>
              <draw:enhanced-geometry svg:viewBox="0 0 437 54" draw:type="non-primitive" draw:enhanced-path="M 437 0 L 367 23 296 40 230 50 165 54 104 51 50 42 0 25 N"/>
            </draw:custom-shape>
            <draw:custom-shape draw:style-name="gr36" draw:text-style-name="P2" draw:layer="layout" svg:width="0.136cm" svg:height="0.177cm" svg:x="22.965cm" svg:y="16.364cm">
              <text:p/>
              <draw:enhanced-geometry svg:viewBox="0 0 214 284" draw:type="non-primitive" draw:enhanced-path="M 0 0 L 68 59 119 110 156 155 182 197 200 239 214 284 N"/>
            </draw:custom-shape>
            <draw:custom-shape draw:style-name="gr36" draw:text-style-name="P2" draw:layer="layout" svg:width="0.019cm" svg:height="0.301cm" svg:x="23.101cm" svg:y="16.542cm">
              <text:p/>
              <draw:enhanced-geometry svg:viewBox="0 0 34 473" draw:type="non-primitive" draw:enhanced-path="M 0 0 L 8 48 14 115 20 192 25 273 29 349 31 414 32 458 34 473 N"/>
            </draw:custom-shape>
            <draw:custom-shape draw:style-name="gr36" draw:text-style-name="P2" draw:layer="layout" svg:width="0.076cm" svg:height="0.415cm" svg:x="21.255cm" svg:y="15.227cm">
              <text:p/>
              <draw:enhanced-geometry svg:viewBox="0 0 119 651" draw:type="non-primitive" draw:enhanced-path="M 0 0 L 23 33 45 74 63 120 79 171 92 227 103 286 111 346 117 408 119 470 119 532 115 592 108 651 N"/>
            </draw:custom-shape>
            <draw:custom-shape draw:style-name="gr36" draw:text-style-name="P2" draw:layer="layout" svg:width="0.076cm" svg:height="0.991cm" svg:x="21.248cm" svg:y="15.643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6" draw:text-style-name="P2" draw:layer="layout" svg:width="0.187cm" svg:height="0.788cm" svg:x="20.245cm" svg:y="14.944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6" draw:text-style-name="P2" draw:layer="layout" svg:width="0.066cm" svg:height="0.336cm" svg:x="20.178cm" svg:y="15.732cm">
              <text:p/>
              <draw:enhanced-geometry svg:viewBox="0 0 107 533" draw:type="non-primitive" draw:enhanced-path="M 107 0 L 93 53 78 121 63 196 47 276 32 354 20 424 9 481 3 518 0 533 N"/>
            </draw:custom-shape>
            <draw:custom-shape draw:style-name="gr36" draw:text-style-name="P2" draw:layer="layout" svg:width="0.044cm" svg:height="0.397cm" svg:x="19.603cm" svg:y="16.574cm">
              <text:p/>
              <draw:enhanced-geometry svg:viewBox="0 0 73 626" draw:type="non-primitive" draw:enhanced-path="M 0 626 L 10 571 22 517 33 462 44 406 54 351 62 294 69 238 73 180 71 121 67 61 57 0 N"/>
            </draw:custom-shape>
            <draw:custom-shape draw:style-name="gr36" draw:text-style-name="P2" draw:layer="layout" svg:width="0.267cm" svg:height="0.87cm" svg:x="19.635cm" svg:y="15.704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6" draw:text-style-name="P2" draw:layer="layout" svg:width="0.164cm" svg:height="0.387cm" svg:x="20.042cm" svg:y="14.802cm">
              <text:p/>
              <draw:enhanced-geometry svg:viewBox="0 0 260 613" draw:type="non-primitive" draw:enhanced-path="M 260 0 L 252 32 242 61 228 92 211 122 192 157 171 197 146 242 120 295 92 358 63 430 33 515 0 613 N"/>
            </draw:custom-shape>
            <draw:custom-shape draw:style-name="gr36" draw:text-style-name="P2" draw:layer="layout" svg:width="0.508cm" svg:height="1.127cm" svg:x="19.533cm" svg:y="15.189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6" draw:text-style-name="P2" draw:layer="layout" svg:width="0.164cm" svg:height="0.438cm" svg:x="19.368cm" svg:y="16.317cm">
              <text:p/>
              <draw:enhanced-geometry svg:viewBox="0 0 262 688" draw:type="non-primitive" draw:enhanced-path="M 262 0 L 240 45 216 89 191 132 164 174 138 217 112 260 87 304 65 351 44 398 27 449 14 504 5 560 0 621 3 688 N"/>
            </draw:custom-shape>
            <draw:custom-shape draw:style-name="gr36" draw:text-style-name="P2" draw:layer="layout" svg:width="0.076cm" svg:height="0.269cm" svg:x="19.295cm" svg:y="16.755cm">
              <text:p/>
              <draw:enhanced-geometry svg:viewBox="0 0 123 426" draw:type="non-primitive" draw:enhanced-path="M 118 0 L 123 107 122 193 115 258 102 310 84 349 61 378 33 403 0 426 N"/>
            </draw:custom-shape>
            <draw:custom-shape draw:style-name="gr36" draw:text-style-name="P2" draw:layer="layout" svg:width="0.038cm" svg:height="0.225cm" svg:x="19.295cm" svg:y="16.799cm">
              <text:p/>
              <draw:enhanced-geometry svg:viewBox="0 0 63 356" draw:type="non-primitive" draw:enhanced-path="M 0 356 L 22 300 43 237 58 169 63 102 56 44 36 0 N"/>
            </draw:custom-shape>
            <draw:custom-shape draw:style-name="gr36" draw:text-style-name="P2" draw:layer="layout" svg:width="0.089cm" svg:height="0.149cm" svg:x="19.87cm" svg:y="16.965cm">
              <text:p/>
              <draw:enhanced-geometry svg:viewBox="0 0 141 236" draw:type="non-primitive" draw:enhanced-path="M 0 236 L 64 167 110 119 136 83 141 47 119 0 N"/>
            </draw:custom-shape>
            <draw:custom-shape draw:style-name="gr36" draw:text-style-name="P2" draw:layer="layout" svg:width="0.069cm" svg:height="0.231cm" svg:x="19.937cm" svg:y="16.733cm">
              <text:p/>
              <draw:enhanced-geometry svg:viewBox="0 0 106 367" draw:type="non-primitive" draw:enhanced-path="M 13 367 L 0 317 5 253 24 183 50 115 78 56 98 16 106 0 N"/>
            </draw:custom-shape>
            <draw:custom-shape draw:style-name="gr36" draw:text-style-name="P2" draw:layer="layout" svg:width="0.139cm" svg:height="0.231cm" svg:x="19.867cm" svg:y="16.733cm">
              <text:p/>
              <draw:enhanced-geometry svg:viewBox="0 0 220 367" draw:type="non-primitive" draw:enhanced-path="M 220 0 L 159 69 108 125 66 173 34 215 13 252 1 287 0 326 8 367 N"/>
            </draw:custom-shape>
            <draw:custom-shape draw:style-name="gr36" draw:text-style-name="P2" draw:layer="layout" svg:width="0.155cm" svg:height="0.164cm" svg:x="19.714cm" svg:y="16.965cm">
              <text:p/>
              <draw:enhanced-geometry svg:viewBox="0 0 248 261" draw:type="non-primitive" draw:enhanced-path="M 248 0 L 246 52 215 104 166 152 109 195 56 230 16 253 0 261 N"/>
            </draw:custom-shape>
            <draw:custom-shape draw:style-name="gr36" draw:text-style-name="P2" draw:layer="layout" svg:width="0.082cm" svg:height="0.399cm" svg:x="19.39cm" svg:y="16.701cm">
              <text:p/>
              <draw:enhanced-geometry svg:viewBox="0 0 131 628" draw:type="non-primitive" draw:enhanced-path="M 0 628 L 28 576 51 513 71 442 88 367 100 290 110 215 118 147 124 89 128 42 131 12 131 0 N"/>
            </draw:custom-shape>
            <draw:custom-shape draw:style-name="gr36" draw:text-style-name="P2" draw:layer="layout" svg:width="0.066cm" svg:height="0.412cm" svg:x="19.45cm" svg:y="16.701cm">
              <text:p/>
              <draw:enhanced-geometry svg:viewBox="0 0 105 651" draw:type="non-primitive" draw:enhanced-path="M 34 0 L 60 57 80 115 94 173 101 233 105 292 104 351 97 407 88 460 74 508 58 554 40 592 21 625 0 651 N"/>
            </draw:custom-shape>
            <draw:custom-shape draw:style-name="gr36" draw:text-style-name="P2" draw:layer="layout" svg:width="0.092cm" svg:height="0.203cm" svg:x="19.193cm" svg:y="16.755cm">
              <text:p/>
              <draw:enhanced-geometry svg:viewBox="0 0 146 318" draw:type="non-primitive" draw:enhanced-path="M 146 0 L 81 23 37 58 11 103 0 152 0 200 7 246 16 283 25 309 29 318 N"/>
            </draw:custom-shape>
            <draw:custom-shape draw:style-name="gr36" draw:text-style-name="P2" draw:layer="layout" svg:width="0.072cm" svg:height="0.203cm" svg:x="19.213cm" svg:y="16.755cm">
              <text:p/>
              <draw:enhanced-geometry svg:viewBox="0 0 117 318" draw:type="non-primitive" draw:enhanced-path="M 0 318 L 21 231 52 145 83 71 108 19 117 0 N"/>
            </draw:custom-shape>
            <draw:custom-shape draw:style-name="gr36" draw:text-style-name="P2" draw:layer="layout" svg:width="0.057cm" svg:height="0.164cm" svg:x="19.094cm" svg:y="16.724cm">
              <text:p/>
              <draw:enhanced-geometry svg:viewBox="0 0 88 261" draw:type="non-primitive" draw:enhanced-path="M 52 261 L 28 221 11 195 1 178 0 162 6 143 22 114 49 68 88 0 N"/>
            </draw:custom-shape>
            <draw:custom-shape draw:style-name="gr36" draw:text-style-name="P2" draw:layer="layout" svg:width="0.209cm" svg:height="0.397cm" svg:x="19.152cm" svg:y="16.326cm">
              <text:p/>
              <draw:enhanced-geometry svg:viewBox="0 0 330 627" draw:type="non-primitive" draw:enhanced-path="M 0 627 L 30 574 62 520 94 465 125 409 157 355 188 300 217 247 244 194 270 143 293 93 313 46 330 0 N"/>
            </draw:custom-shape>
            <draw:custom-shape draw:style-name="gr36" draw:text-style-name="P2" draw:layer="layout" svg:width="0.142cm" svg:height="0.329cm" svg:x="19.362cm" svg:y="15.996cm">
              <text:p/>
              <draw:enhanced-geometry svg:viewBox="0 0 223 521" draw:type="non-primitive" draw:enhanced-path="M 0 521 L 23 456 52 383 84 308 118 231 150 159 179 96 202 45 217 12 223 0 N"/>
            </draw:custom-shape>
            <draw:custom-shape draw:style-name="gr36" draw:text-style-name="P2" draw:layer="layout" svg:width="0.038cm" svg:height="0.18cm" svg:x="20.229cm" svg:y="14.478cm">
              <text:p/>
              <draw:enhanced-geometry svg:viewBox="0 0 60 284" draw:type="non-primitive" draw:enhanced-path="M 60 284 L 20 199 3 106 0 30 1 0 N"/>
            </draw:custom-shape>
            <draw:custom-shape draw:style-name="gr36" draw:text-style-name="P2" draw:layer="layout" svg:width="0.025cm" svg:height="0.188cm" svg:x="20.124cm" svg:y="14.598cm">
              <text:p/>
              <draw:enhanced-geometry svg:viewBox="0 0 36 295" draw:type="non-primitive" draw:enhanced-path="M 36 295 L 16 205 4 107 1 31 0 0 N"/>
            </draw:custom-shape>
            <draw:custom-shape draw:style-name="gr36" draw:text-style-name="P2" draw:layer="layout" svg:width="0.028cm" svg:height="0.537cm" svg:x="19.991cm" svg:y="14.528cm">
              <text:p/>
              <draw:enhanced-geometry svg:viewBox="0 0 44 841" draw:type="non-primitive" draw:enhanced-path="M 23 0 L 33 83 40 166 43 246 44 325 43 402 41 475 36 544 31 607 25 665 19 716 14 759 8 794 4 820 1 836 0 841 N"/>
            </draw:custom-shape>
            <draw:custom-shape draw:style-name="gr36" draw:text-style-name="P2" draw:layer="layout" svg:width="0.051cm" svg:height="0.45cm" svg:x="19.73cm" svg:y="14.906cm">
              <text:p/>
              <draw:enhanced-geometry svg:viewBox="0 0 79 710" draw:type="non-primitive" draw:enhanced-path="M 31 710 L 14 655 4 594 0 526 1 455 6 383 15 311 26 241 38 177 51 119 61 70 71 33 77 9 79 0 N"/>
            </draw:custom-shape>
            <draw:custom-shape draw:style-name="gr36" draw:text-style-name="P2" draw:layer="layout" svg:width="0.164cm" svg:height="0.644cm" svg:x="19.444cm" svg:y="15.253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6" draw:text-style-name="P2" draw:layer="layout" svg:width="0.038cm" svg:height="0.301cm" svg:x="19.263cm" svg:y="15.942cm">
              <text:p/>
              <draw:enhanced-geometry svg:viewBox="0 0 60 473" draw:type="non-primitive" draw:enhanced-path="M 60 0 L 44 116 31 214 21 296 13 361 7 411 4 446 1 467 0 473 N"/>
            </draw:custom-shape>
            <draw:custom-shape draw:style-name="gr36" draw:text-style-name="P2" draw:layer="layout" svg:width="0.216cm" svg:height="0.216cm" svg:x="19.047cm" svg:y="16.244cm">
              <text:p/>
              <draw:enhanced-geometry svg:viewBox="0 0 340 343" draw:type="non-primitive" draw:enhanced-path="M 340 0 L 269 73 203 138 144 197 95 247 54 288 25 318 5 338 0 343 N"/>
            </draw:custom-shape>
            <draw:custom-shape draw:style-name="gr36" draw:text-style-name="P2" draw:layer="layout" svg:width="0.11cm" svg:height="0.196cm" svg:x="18.936cm" svg:y="16.46cm">
              <text:p/>
              <draw:enhanced-geometry svg:viewBox="0 0 177 308" draw:type="non-primitive" draw:enhanced-path="M 177 0 L 149 73 126 135 102 189 76 236 43 275 0 308 N"/>
            </draw:custom-shape>
            <draw:custom-shape draw:style-name="gr36" draw:text-style-name="P2" draw:layer="layout" svg:width="0.219cm" svg:height="0.504cm" svg:x="19.218cm" svg:y="14.484cm">
              <text:p/>
              <draw:enhanced-geometry svg:viewBox="0 0 343 795" draw:type="non-primitive" draw:enhanced-path="M 343 0 L 309 60 276 115 246 168 216 216 189 263 164 307 140 351 118 394 97 437 79 480 62 525 46 573 33 622 20 676 9 732 0 795 N"/>
            </draw:custom-shape>
            <draw:custom-shape draw:style-name="gr36" draw:text-style-name="P2" draw:layer="layout" svg:width="0.32cm" svg:height="0.727cm" svg:x="18.898cm" svg:y="14.989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6" draw:text-style-name="P2" draw:layer="layout" svg:width="0.117cm" svg:height="0.114cm" svg:x="20.741cm" svg:y="15.897cm">
              <text:p/>
              <draw:enhanced-geometry svg:viewBox="0 0 188 178" draw:type="non-primitive" draw:enhanced-path="M 0 178 L 34 127 56 93 69 70 83 54 102 42 135 25 188 0 N"/>
            </draw:custom-shape>
            <draw:custom-shape draw:style-name="gr36" draw:text-style-name="P2" draw:layer="layout" svg:width="0.209cm" svg:height="0.231cm" svg:x="20.858cm" svg:y="15.665cm">
              <text:p/>
              <draw:enhanced-geometry svg:viewBox="0 0 330 366" draw:type="non-primitive" draw:enhanced-path="M 0 366 L 58 331 115 279 171 219 222 157 266 98 300 47 323 13 330 0 N"/>
            </draw:custom-shape>
            <draw:custom-shape draw:style-name="gr36" draw:text-style-name="P2" draw:layer="layout" svg:width="0.082cm" svg:height="0.787cm" svg:x="20.994cm" svg:y="14.878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6" draw:text-style-name="P2" draw:layer="layout" svg:width="0.063cm" svg:height="0.301cm" svg:x="21.055cm" svg:y="15.536cm">
            <text:p/>
            <draw:enhanced-geometry svg:viewBox="0 0 100 473" draw:type="non-primitive" draw:enhanced-path="M 83 0 L 96 84 100 157 98 222 89 280 74 334 53 382 28 429 0 473 N"/>
          </draw:custom-shape>
          <draw:custom-shape draw:style-name="gr36" draw:text-style-name="P2" draw:layer="layout" svg:width="0.092cm" svg:height="0.225cm" svg:x="20.963cm" svg:y="15.838cm">
            <text:p/>
            <draw:enhanced-geometry svg:viewBox="0 0 142 355" draw:type="non-primitive" draw:enhanced-path="M 142 0 L 112 53 94 110 80 167 69 223 54 274 33 319 0 355 N"/>
          </draw:custom-shape>
          <draw:custom-shape draw:style-name="gr36" draw:text-style-name="P2" draw:layer="layout" svg:width="0.209cm" svg:height="0.041cm" svg:x="20.753cm" svg:y="16.035cm">
            <text:p/>
            <draw:enhanced-geometry svg:viewBox="0 0 329 68" draw:type="non-primitive" draw:enhanced-path="M 329 47 L 273 68 202 65 129 50 63 27 17 8 0 0 N"/>
          </draw:custom-shape>
          <draw:custom-shape draw:style-name="gr36" draw:text-style-name="P2" draw:layer="layout" svg:width="0.031cm" svg:height="0.396cm" svg:x="21.376cm" svg:y="15.523cm">
            <text:p/>
            <draw:enhanced-geometry svg:viewBox="0 0 51 626" draw:type="non-primitive" draw:enhanced-path="M 0 0 L 13 83 24 154 34 214 42 267 49 316 51 361 51 405 48 452 41 503 29 559 12 626 N"/>
          </draw:custom-shape>
          <draw:custom-shape draw:style-name="gr36" draw:text-style-name="P2" draw:layer="layout" svg:width="0.104cm" svg:height="0.669cm" svg:x="21.278cm" svg:y="15.92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7" draw:text-style-name="P2" draw:layer="layout" svg:width="0.673cm" svg:height="1.117cm" svg:x="19.505cm" svg:y="16.057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6" draw:text-style-name="P2" draw:layer="layout" svg:width="0.374cm" svg:height="1.117cm" svg:x="19.301cm" svg:y="14.577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6" draw:text-style-name="P2" draw:layer="layout" svg:width="0.435cm" svg:height="0.609cm" svg:x="18.866cm" svg:y="15.695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6" draw:text-style-name="P2" draw:layer="layout" svg:width="0.105cm" svg:height="0.324cm" svg:x="18.761cm" svg:y="16.304cm">
            <text:p/>
            <draw:enhanced-geometry svg:viewBox="0 0 167 509" draw:type="non-primitive" draw:enhanced-path="M 167 0 L 121 47 85 103 58 168 37 236 22 304 12 367 5 424 3 468 2 497 0 509 N"/>
          </draw:custom-shape>
          <draw:custom-shape draw:style-name="gr36" draw:text-style-name="P2" draw:layer="layout" svg:width="0.076cm" svg:height="0.437cm" svg:x="18.761cm" svg:y="16.191cm">
            <text:p/>
            <draw:enhanced-geometry svg:viewBox="0 0 120 686" draw:type="non-primitive" draw:enhanced-path="M 1 686 L 0 623 0 562 3 500 6 440 13 380 21 321 32 263 44 208 60 153 77 100 98 50 120 0 N"/>
          </draw:custom-shape>
          <draw:custom-shape draw:style-name="gr36" draw:text-style-name="P2" draw:layer="layout" svg:width="0.391cm" svg:height="0.705cm" svg:x="18.838cm" svg:y="15.485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6" draw:text-style-name="P2" draw:layer="layout" svg:width="0.231cm" svg:height="0.667cm" svg:x="19.229cm" svg:y="14.818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6" draw:text-style-name="P2" draw:layer="layout" svg:width="0.314cm" svg:height="0.733cm" svg:x="19.146cm" svg:y="14.818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6" draw:text-style-name="P2" draw:layer="layout" svg:width="0.346cm" svg:height="0.594cm" svg:x="18.799cm" svg:y="15.552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6" draw:text-style-name="P2" draw:layer="layout" svg:width="0.095cm" svg:height="0.374cm" svg:x="18.704cm" svg:y="16.146cm">
            <text:p/>
            <draw:enhanced-geometry svg:viewBox="0 0 152 592" draw:type="non-primitive" draw:enhanced-path="M 152 0 L 128 53 105 107 83 160 65 214 48 270 34 324 21 378 12 433 5 487 1 540 0 592 N"/>
          </draw:custom-shape>
          <draw:custom-shape draw:style-name="gr34" draw:text-style-name="P2" draw:layer="layout" svg:width="0.088cm" svg:height="0.076cm" svg:x="22.577cm" svg:y="12.715cm">
            <text:p/>
            <draw:enhanced-geometry svg:viewBox="0 0 139 122" draw:type="non-primitive" draw:enhanced-path="M 108 5 L 127 38 139 74 124 107 124 107 76 113 47 120 38 122 38 122 8 81 0 39 14 0 14 0 64 1 96 4 108 5 108 5 108 5 Z N"/>
          </draw:custom-shape>
          <draw:custom-shape draw:style-name="gr34" draw:text-style-name="P2" draw:layer="layout" svg:width="0.047cm" svg:height="0.075cm" svg:x="22.31cm" svg:y="12.709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11" presentation:class="page"/>
          <draw:frame presentation:style-name="pr4" draw:layer="layout" svg:width="14.394cm" svg:height="11.499cm" svg:x="2.963cm" svg:y="11.861cm" presentation:class="notes" presentation:placeholder="true">
            <draw:text-box/>
          </draw:frame>
        </presentation:notes>
      </draw:page>
      <draw:page draw:name="page12"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5" draw:layer="layout" svg:width="23.363cm" svg:height="17.185cm" svg:x="3.597cm" svg:y="1.058cm" presentation:class="outline" presentation:placeholder="true" presentation:user-transformed="true">
          <draw:text-box/>
        </draw:frame>
        <draw:custom-shape draw:style-name="gr3" draw:text-style-name="P2" draw:layer="layout" svg:width="16.405cm" svg:height="5.941cm" svg:x="5.106cm" svg:y="6.857cm">
          <text:p text:style-name="P6"><text:span text:style-name="T6">typedef struct </text:span><text:span text:style-name="T15">wibble wibble;</text:span></text:p>
          <text:p text:style-name="P6"><text:span text:style-name="T7"/></text:p>
          <text:p text:style-name="P6"><text:span text:style-name="T7">wibble x[4];</text:span></text:p>
          <text:p text:style-name="P6"><text:span text:style-name="T7"/></text:p>
          <text:p text:style-name="P6"><text:span text:style-name="T7">wibble x[];</text:span></text:p>
          <text:p text:style-name="P6"><text:span text:style-name="T7"/></text:p>
          <text:p text:style-name="P6"><text:span text:style-name="T7">wibble * ptr;</text:span></text:p>
          <draw:enhanced-geometry svg:viewBox="0 0 21600 21600" draw:type="mso-spt202" draw:enhanced-path="M 0 0 L 21600 0 21600 21600 0 21600 0 0 Z N"/>
        </draw:custom-shape>
        <draw:line draw:style-name="gr5" draw:text-style-name="P7" draw:layer="layout" svg:x1="22.2cm" svg:y1="12.2cm" svg:x2="12.2cm" svg:y2="12.2cm">
          <text:p/>
        </draw:line>
        <draw:custom-shape draw:style-name="gr7" draw:text-style-name="P2" draw:layer="layout" svg:width="2.416cm" svg:height="2.787cm" svg:x="22.309cm" svg:y="7.673cm">
          <text:p text:style-name="P9"><text:span text:style-name="T16"></text:span></text:p>
          <draw:enhanced-geometry svg:viewBox="0 0 21600 21600" draw:type="rectangle" draw:enhanced-path="M 0 0 L 21600 0 21600 21600 0 21600 0 0 Z N"/>
        </draw:custom-shape>
        <draw:custom-shape draw:style-name="gr7" draw:text-style-name="P2" draw:layer="layout" svg:width="3.201cm" svg:height="3.295cm" svg:x="22.106cm" svg:y="10.433cm">
          <text:p text:style-name="P9"><text:span text:style-name="T19"></text:span></text:p>
          <draw:enhanced-geometry svg:viewBox="0 0 21600 21600" draw:type="rectangle" draw:enhanced-path="M 0 0 L 21600 0 21600 21600 0 21600 0 0 Z N"/>
        </draw:custom-shape>
        <draw:custom-shape draw:style-name="gr7" draw:text-style-name="P2" draw:layer="layout" svg:width="2.416cm" svg:height="2.787cm" svg:x="22.309cm" svg:y="9.274cm">
          <text:p text:style-name="P9"><text:span text:style-name="T16"></text:span></text:p>
          <draw:enhanced-geometry svg:viewBox="0 0 21600 21600" draw:type="rectangle" draw:enhanced-path="M 0 0 L 21600 0 21600 21600 0 21600 0 0 Z N"/>
        </draw:custom-shape>
        <draw:line draw:style-name="gr5" draw:text-style-name="P7" draw:layer="layout" svg:x1="22.357cm" svg:y1="10.626cm" svg:x2="12cm" svg:y2="10.6cm">
          <text:p/>
        </draw:line>
        <draw:line draw:style-name="gr44" draw:text-style-name="P7" draw:layer="layout" svg:x1="22.358cm" svg:y1="9.126cm" svg:x2="12.001cm" svg:y2="9.1cm">
          <text:p/>
        </draw:line>
        <presentation:notes draw:style-name="dp2">
          <draw:page-thumbnail draw:style-name="gr2" draw:layer="layout" svg:width="13.472cm" svg:height="9.327cm" svg:x="3.126cm" svg:y="1.896cm" draw:page-number="12" presentation:class="page"/>
          <draw:frame presentation:style-name="pr4" draw:layer="layout" svg:width="14.394cm" svg:height="11.499cm" svg:x="2.963cm" svg:y="11.861cm" presentation:class="notes" presentation:placeholder="true">
            <draw:text-box/>
          </draw:frame>
        </presentation:notes>
      </draw:page>
      <draw:page draw:name="page13"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are these code fragments conforming?</text:p>
              </text:list-item>
              <text:list-item>
                <text:p text:style-name="P4">if not, why not?</text:p>
              </text:list-item>
            </text:list>
          </draw:text-box>
        </draw:frame>
        <draw:custom-shape draw:style-name="gr3" draw:text-style-name="P2" draw:layer="layout" svg:width="10.8cm" svg:height="4.317cm" svg:x="7.558cm" svg:y="11.126cm">
          <text:p text:style-name="P6"><text:span text:style-name="T6">int </text:span><text:span text:style-name="T15">table[][] = </text:span></text:p>
          <text:p text:style-name="P6"><text:span text:style-name="T15">{ </text:span></text:p>
          <text:p text:style-name="P6"><text:span text:style-name="T15"><text:s text:c="3"/></text:span><text:span text:style-name="T15">{ 1, 2, 3 },</text:span></text:p>
          <text:p text:style-name="P6"><text:span text:style-name="T15"><text:s text:c="3"/></text:span><text:span text:style-name="T15">{ 4, 5, 6 } </text:span></text:p>
          <text:p text:style-name="P6"><text:span text:style-name="T15">};</text:span></text:p>
          <draw:enhanced-geometry svg:viewBox="0 0 21600 21600" draw:type="mso-spt202" draw:enhanced-path="M 0 0 L 21600 0 21600 21600 0 21600 0 0 Z N"/>
        </draw:custom-shape>
        <draw:custom-shape draw:style-name="gr3" draw:text-style-name="P2" draw:layer="layout" svg:width="10.8cm" svg:height="4.317cm" svg:x="7.558cm" svg:y="5.724cm">
          <text:p text:style-name="P6"><text:span text:style-name="T6">int </text:span><text:span text:style-name="T15">table[] = </text:span></text:p>
          <text:p text:style-name="P6"><text:span text:style-name="T15">{ </text:span></text:p>
          <text:p text:style-name="P6"><text:span text:style-name="T15"><text:s text:c="3"/></text:span><text:span text:style-name="T15">1, 2, 3,</text:span></text:p>
          <text:p text:style-name="P6"><text:span text:style-name="T15"><text:s text:c="3"/></text:span><text:span text:style-name="T15">4, 5, 6 </text:span></text:p>
          <text:p text:style-name="P6"><text:span text:style-name="T15">};</text:span></text:p>
          <draw:enhanced-geometry svg:viewBox="0 0 21600 21600" draw:type="mso-spt202" draw:enhanced-path="M 0 0 L 21600 0 21600 21600 0 21600 0 0 Z N"/>
        </draw:custom-shape>
        <draw:g>
          <draw:rect draw:style-name="gr15" draw:text-style-name="P7" draw:layer="layout" svg:width="9.203cm" svg:height="8.648cm" svg:x="15.959cm" svg:y="8.925cm">
            <text:p/>
          </draw:rect>
          <draw:g>
            <draw:custom-shape draw:style-name="gr16" draw:text-style-name="P2" draw:layer="layout" svg:width="0.328cm" svg:height="0.41cm" svg:x="21.714cm" svg:y="11.051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7" draw:text-style-name="P2" draw:layer="layout" svg:width="0.243cm" svg:height="0.207cm" svg:x="17.646cm" svg:y="15.083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8" draw:text-style-name="P2" draw:layer="layout" svg:width="1.307cm" svg:height="1.051cm" svg:x="17.69cm" svg:y="15.00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9" draw:text-style-name="P2" draw:layer="layout" svg:width="1.307cm" svg:height="1.051cm" svg:x="17.69cm" svg:y="15.00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0" draw:text-style-name="P7" draw:layer="layout" svg:x1="18.184cm" svg:y1="15.273cm" svg:x2="18.08cm" svg:y2="15.378cm">
              <text:p/>
            </draw:line>
            <draw:custom-shape draw:style-name="gr21" draw:text-style-name="P2" draw:layer="layout" svg:width="2.971cm" svg:height="2.448cm" svg:x="15.97cm" svg:y="15.111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9" draw:text-style-name="P2" draw:layer="layout" svg:width="2.971cm" svg:height="2.448cm" svg:x="15.97cm" svg:y="15.111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2" draw:text-style-name="P2" draw:layer="layout" svg:width="1.891cm" svg:height="1.68cm" svg:x="16.246cm" svg:y="15.424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9" draw:text-style-name="P2" draw:layer="layout" svg:width="0.394cm" svg:height="0.283cm" svg:x="18.486cm" svg:y="16.744cm">
              <text:p/>
              <draw:enhanced-geometry svg:viewBox="0 0 486 353" draw:type="non-primitive" draw:enhanced-path="M 486 0 L 459 30 424 62 380 97 331 135 277 173 220 212 163 250 105 288 51 322 0 353 N"/>
            </draw:custom-shape>
            <draw:custom-shape draw:style-name="gr19" draw:text-style-name="P2" draw:layer="layout" svg:width="0.901cm" svg:height="0.37cm" svg:x="17.585cm" svg:y="17.027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19" draw:text-style-name="P2" draw:layer="layout" svg:width="0.8cm" svg:height="0.035cm" svg:x="16.785cm" svg:y="17.377cm">
              <text:p/>
              <draw:enhanced-geometry svg:viewBox="0 0 982 46" draw:type="non-primitive" draw:enhanced-path="M 982 27 L 947 33 905 37 856 41 803 44 745 45 684 46 620 46 554 46 488 44 422 42 356 39 293 36 233 31 175 26 122 20 75 15 34 8 0 0 N"/>
            </draw:custom-shape>
            <draw:custom-shape draw:style-name="gr19" draw:text-style-name="P2" draw:layer="layout" svg:width="0.519cm" svg:height="0.252cm" svg:x="16.266cm" svg:y="17.125cm">
              <text:p/>
              <draw:enhanced-geometry svg:viewBox="0 0 641 307" draw:type="non-primitive" draw:enhanced-path="M 641 307 L 595 295 546 281 492 264 436 245 377 223 318 200 260 176 205 148 153 121 104 92 62 62 27 32 0 0 N"/>
            </draw:custom-shape>
            <draw:custom-shape draw:style-name="gr19" draw:text-style-name="P2" draw:layer="layout" svg:width="0.438cm" svg:height="0.43cm" svg:x="18.47cm" svg:y="16.021cm">
              <text:p/>
              <draw:enhanced-geometry svg:viewBox="0 0 541 528" draw:type="non-primitive" draw:enhanced-path="M 541 0 L 502 59 465 116 427 172 390 225 353 276 315 322 279 365 243 405 207 439 172 468 135 493 102 511 68 523 34 528 0 526 N"/>
            </draw:custom-shape>
            <draw:custom-shape draw:style-name="gr19" draw:text-style-name="P2" draw:layer="layout" svg:width="0.426cm" svg:height="0.21cm" svg:x="18.044cm" svg:y="16.236cm">
              <text:p/>
              <draw:enhanced-geometry svg:viewBox="0 0 524 264" draw:type="non-primitive" draw:enhanced-path="M 524 264 L 469 249 407 225 338 195 269 159 200 121 137 85 82 52 38 25 10 7 0 0 N"/>
            </draw:custom-shape>
            <draw:custom-shape draw:style-name="gr19" draw:text-style-name="P2" draw:layer="layout" svg:width="0.121cm" svg:height="0.645cm" svg:x="18.044cm" svg:y="16.236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19" draw:text-style-name="P2" draw:layer="layout" svg:width="0.547cm" svg:height="0.154cm" svg:x="17.496cm" svg:y="16.747cm">
              <text:p/>
              <draw:enhanced-geometry svg:viewBox="0 0 678 190" draw:type="non-primitive" draw:enhanced-path="M 678 164 L 631 175 583 183 533 188 481 190 429 188 376 181 323 171 268 156 214 136 160 110 106 79 53 43 0 0 N"/>
            </draw:custom-shape>
            <draw:custom-shape draw:style-name="gr19" draw:text-style-name="P2" draw:layer="layout" svg:width="0.117cm" svg:height="0.369cm" svg:x="17.476cm" svg:y="16.747cm">
              <text:p/>
              <draw:enhanced-geometry svg:viewBox="0 0 145 454" draw:type="non-primitive" draw:enhanced-path="M 26 0 L 63 45 94 93 118 142 135 191 144 240 145 286 140 329 127 368 106 401 78 427 43 445 0 454 N"/>
            </draw:custom-shape>
            <draw:custom-shape draw:style-name="gr19" draw:text-style-name="P2" draw:layer="layout" svg:width="0.742cm" svg:height="0.028cm" svg:x="16.733cm" svg:y="17.109cm">
              <text:p/>
              <draw:enhanced-geometry svg:viewBox="0 0 912 32" draw:type="non-primitive" draw:enhanced-path="M 912 9 L 871 12 824 16 768 19 707 22 642 26 574 28 504 30 432 32 362 32 294 30 229 29 169 26 114 22 67 17 28 9 0 0 N"/>
            </draw:custom-shape>
            <draw:custom-shape draw:style-name="gr19" draw:text-style-name="P2" draw:layer="layout" svg:width="0.195cm" svg:height="0.186cm" svg:x="16.538cm" svg:y="16.922cm">
              <text:p/>
              <draw:enhanced-geometry svg:viewBox="0 0 242 234" draw:type="non-primitive" draw:enhanced-path="M 242 234 L 181 204 128 172 80 134 43 94 16 48 0 0 N"/>
            </draw:custom-shape>
            <draw:custom-shape draw:style-name="gr19" draw:text-style-name="P2" draw:layer="layout" svg:width="0.195cm" svg:height="0.292cm" svg:x="17.122cm" svg:y="16.69cm">
              <text:p/>
              <draw:enhanced-geometry svg:viewBox="0 0 242 362" draw:type="non-primitive" draw:enhanced-path="M 0 0 L 46 42 92 82 137 123 175 163 208 202 231 238 242 274 241 306 225 336 191 362 N"/>
            </draw:custom-shape>
            <draw:custom-shape draw:style-name="gr19" draw:text-style-name="P2" draw:layer="layout" svg:width="0.572cm" svg:height="0.109cm" svg:x="16.704cm" svg:y="16.983cm">
              <text:p/>
              <draw:enhanced-geometry svg:viewBox="0 0 705 131" draw:type="non-primitive" draw:enhanced-path="M 705 0 L 669 19 628 37 584 53 536 69 485 84 431 96 375 107 316 116 255 124 192 129 129 131 66 131 0 128 N"/>
            </draw:custom-shape>
            <draw:custom-shape draw:style-name="gr19" draw:text-style-name="P2" draw:layer="layout" svg:width="0.348cm" svg:height="0.122cm" svg:x="18.316cm" svg:y="15.748cm">
              <text:p/>
              <draw:enhanced-geometry svg:viewBox="0 0 430 154" draw:type="non-primitive" draw:enhanced-path="M 430 154 L 373 124 313 94 252 65 193 40 136 20 84 6 38 0 0 5 N"/>
            </draw:custom-shape>
            <draw:custom-shape draw:style-name="gr19" draw:text-style-name="P2" draw:layer="layout" svg:width="0.162cm" svg:height="0.084cm" svg:x="18.153cm" svg:y="15.753cm">
              <text:p/>
              <draw:enhanced-geometry svg:viewBox="0 0 200 105" draw:type="non-primitive" draw:enhanced-path="M 200 0 L 110 40 33 84 0 105 N"/>
            </draw:custom-shape>
            <draw:custom-shape draw:style-name="gr19" draw:text-style-name="P2" draw:layer="layout" svg:width="0.072cm" svg:height="0.15cm" svg:x="18.08cm" svg:y="15.688cm">
              <text:p/>
              <draw:enhanced-geometry svg:viewBox="0 0 86 183" draw:type="non-primitive" draw:enhanced-path="M 86 183 L 41 86 10 22 0 0 N"/>
            </draw:custom-shape>
            <draw:custom-shape draw:style-name="gr19" draw:text-style-name="P2" draw:layer="layout" svg:width="0.19cm" svg:height="0.487cm" svg:x="18.288cm" svg:y="15.785cm">
              <text:p/>
              <draw:enhanced-geometry svg:viewBox="0 0 235 600" draw:type="non-primitive" draw:enhanced-path="M 0 0 L 4 38 17 93 40 157 67 228 99 303 131 378 162 447 190 508 214 556 229 588 235 600 N"/>
            </draw:custom-shape>
            <draw:custom-shape draw:style-name="gr19" draw:text-style-name="P2" draw:layer="layout" svg:width="0.532cm" svg:height="0.109cm" svg:x="17.946cm" svg:y="16.163cm">
              <text:p/>
              <draw:enhanced-geometry svg:viewBox="0 0 653 136" draw:type="non-primitive" draw:enhanced-path="M 653 136 L 572 106 496 80 425 58 358 39 297 24 242 12 191 4 146 0 107 0 73 3 46 11 25 24 10 41 1 61 0 86 4 116 N"/>
            </draw:custom-shape>
            <draw:custom-shape draw:style-name="gr19" draw:text-style-name="P2" draw:layer="layout" svg:width="0.06cm" svg:height="0.523cm" svg:x="17.951cm" svg:y="16.257cm">
              <text:p/>
              <draw:enhanced-geometry svg:viewBox="0 0 73 643" draw:type="non-primitive" draw:enhanced-path="M 0 0 L 12 54 23 119 32 192 41 270 49 348 56 424 63 494 67 554 70 601 72 632 73 643 N"/>
            </draw:custom-shape>
            <draw:custom-shape draw:style-name="gr19" draw:text-style-name="P2" draw:layer="layout" svg:width="0.649cm" svg:height="0.15cm" svg:x="17.361cm" svg:y="16.638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19" draw:text-style-name="P2" draw:layer="layout" svg:width="0.247cm" svg:height="0.198cm" svg:x="17.122cm" svg:y="16.589cm">
              <text:p/>
              <draw:enhanced-geometry svg:viewBox="0 0 306 244" draw:type="non-primitive" draw:enhanced-path="M 306 244 L 231 160 159 96 96 50 45 20 12 5 0 0 N"/>
            </draw:custom-shape>
            <draw:custom-shape draw:style-name="gr19" draw:text-style-name="P2" draw:layer="layout" svg:width="0.552cm" svg:height="0.296cm" svg:x="18.389cm" svg:y="16.284cm">
              <text:p/>
              <draw:enhanced-geometry svg:viewBox="0 0 676 364" draw:type="non-primitive" draw:enhanced-path="M 676 0 L 658 40 634 81 604 121 572 159 534 195 494 231 449 262 403 289 354 314 305 335 253 349 202 360 150 364 99 361 49 352 0 336 N"/>
            </draw:custom-shape>
            <draw:custom-shape draw:style-name="gr19" draw:text-style-name="P2" draw:layer="layout" svg:width="0.158cm" svg:height="0.113cm" svg:x="18.231cm" svg:y="16.447cm">
              <text:p/>
              <draw:enhanced-geometry svg:viewBox="0 0 197 136" draw:type="non-primitive" draw:enhanced-path="M 197 136 L 80 79 21 41 0 16 2 3 6 0 N"/>
            </draw:custom-shape>
            <draw:custom-shape draw:style-name="gr19" draw:text-style-name="P2" draw:layer="layout" svg:width="0.061cm" svg:height="0.377cm" svg:x="18.234cm" svg:y="16.447cm">
              <text:p/>
              <draw:enhanced-geometry svg:viewBox="0 0 75 462" draw:type="non-primitive" draw:enhanced-path="M 0 0 L 28 74 50 140 65 201 72 258 75 311 69 362 57 412 36 462 N"/>
            </draw:custom-shape>
            <draw:custom-shape draw:style-name="gr19" draw:text-style-name="P2" draw:layer="layout" svg:width="0.353cm" svg:height="0.117cm" svg:x="18.263cm" svg:y="16.825cm">
              <text:p/>
              <draw:enhanced-geometry svg:viewBox="0 0 434 145" draw:type="non-primitive" draw:enhanced-path="M 0 0 L 76 0 142 1 199 5 251 14 299 31 343 57 387 95 434 145 N"/>
            </draw:custom-shape>
            <draw:custom-shape draw:style-name="gr19" draw:text-style-name="P2" draw:layer="layout" svg:width="0.43cm" svg:height="0.133cm" svg:x="16.201cm" svg:y="16.646cm">
              <text:p/>
              <draw:enhanced-geometry svg:viewBox="0 0 531 165" draw:type="non-primitive" draw:enhanced-path="M 531 162 L 452 165 375 162 303 155 236 145 175 131 122 114 77 94 40 73 15 49 1 25 0 0 N"/>
            </draw:custom-shape>
            <draw:custom-shape draw:style-name="gr19" draw:text-style-name="P2" draw:layer="layout" svg:width="0.219cm" svg:height="0.154cm" svg:x="16.712cm" svg:y="16.443cm">
              <text:p/>
              <draw:enhanced-geometry svg:viewBox="0 0 271 190" draw:type="non-primitive" draw:enhanced-path="M 0 0 L 55 33 119 67 179 102 231 136 264 165 271 190 N"/>
            </draw:custom-shape>
            <draw:custom-shape draw:style-name="gr19" draw:text-style-name="P2" draw:layer="layout" svg:width="0.653cm" svg:height="0.222cm" svg:x="17.459cm" svg:y="16.91cm">
              <text:p/>
              <draw:enhanced-geometry svg:viewBox="0 0 802 272" draw:type="non-primitive" draw:enhanced-path="M 0 272 L 34 264 77 254 126 241 179 226 238 208 299 188 362 168 426 146 490 124 552 101 612 80 668 58 719 38 765 18 802 0 N"/>
            </draw:custom-shape>
            <draw:custom-shape draw:style-name="gr19" draw:text-style-name="P2" draw:layer="layout" svg:width="0.414cm" svg:height="0.125cm" svg:x="18.113cm" svg:y="16.89cm">
              <text:p/>
              <draw:enhanced-geometry svg:viewBox="0 0 514 155" draw:type="non-primitive" draw:enhanced-path="M 0 29 L 50 11 106 2 163 0 222 3 280 14 335 29 387 49 433 72 470 98 497 127 514 155 N"/>
            </draw:custom-shape>
            <draw:custom-shape draw:style-name="gr19" draw:text-style-name="P2" draw:layer="layout" svg:width="0.401cm" svg:height="0.06cm" svg:x="17.711cm" svg:y="15.387cm">
              <text:p/>
              <draw:enhanced-geometry svg:viewBox="0 0 495 73" draw:type="non-primitive" draw:enhanced-path="M 495 73 L 439 53 378 34 313 18 249 6 186 0 129 0 77 9 33 26 0 54 N"/>
            </draw:custom-shape>
            <draw:custom-shape draw:style-name="gr19" draw:text-style-name="P2" draw:layer="layout" svg:width="0.114cm" svg:height="0.145cm" svg:x="17.597cm" svg:y="15.286cm">
              <text:p/>
              <draw:enhanced-geometry svg:viewBox="0 0 136 180" draw:type="non-primitive" draw:enhanced-path="M 136 180 L 71 90 21 25 0 0 N"/>
            </draw:custom-shape>
            <draw:custom-shape draw:style-name="gr19" draw:text-style-name="P2" draw:layer="layout" svg:width="0.296cm" svg:height="0.151cm" svg:x="15.981cm" svg:y="16.869cm">
              <text:p/>
              <draw:enhanced-geometry svg:viewBox="0 0 365 187" draw:type="non-primitive" draw:enhanced-path="M 365 187 L 304 174 237 152 170 122 108 88 56 55 18 24 0 0 N"/>
            </draw:custom-shape>
            <draw:custom-shape draw:style-name="gr23" draw:text-style-name="P2" draw:layer="layout" svg:width="0.28cm" svg:height="0.117cm" svg:x="16.769cm" svg:y="16.284cm">
              <text:p/>
              <draw:enhanced-geometry svg:viewBox="0 0 344 145" draw:type="non-primitive" draw:enhanced-path="M 344 145 L 297 91 237 53 171 27 108 11 54 3 15 0 0 0 N"/>
            </draw:custom-shape>
            <draw:custom-shape draw:style-name="gr23" draw:text-style-name="P2" draw:layer="layout" svg:width="0.207cm" svg:height="0.15cm" svg:x="16.903cm" svg:y="16.167cm">
              <text:p/>
              <draw:enhanced-geometry svg:viewBox="0 0 254 181" draw:type="non-primitive" draw:enhanced-path="M 254 181 L 203 128 137 78 70 37 21 10 0 0 N"/>
            </draw:custom-shape>
            <draw:custom-shape draw:style-name="gr23" draw:text-style-name="P2" draw:layer="layout" svg:width="0.243cm" svg:height="0.105cm" svg:x="16.96cm" svg:y="16.094cm">
              <text:p/>
              <draw:enhanced-geometry svg:viewBox="0 0 297 126" draw:type="non-primitive" draw:enhanced-path="M 297 126 L 238 82 160 47 83 21 23 5 0 0 N"/>
            </draw:custom-shape>
            <draw:custom-shape draw:style-name="gr23" draw:text-style-name="P2" draw:layer="layout" svg:width="0.227cm" svg:height="0.134cm" svg:x="17.058cm" svg:y="15.984cm">
              <text:p/>
              <draw:enhanced-geometry svg:viewBox="0 0 279 161" draw:type="non-primitive" draw:enhanced-path="M 279 161 L 222 113 150 69 77 32 23 9 0 0 N"/>
            </draw:custom-shape>
            <draw:custom-shape draw:style-name="gr23" draw:text-style-name="P2" draw:layer="layout" svg:width="0.264cm" svg:height="0.109cm" svg:x="17.122cm" svg:y="15.899cm">
              <text:p/>
              <draw:enhanced-geometry svg:viewBox="0 0 324 135" draw:type="non-primitive" draw:enhanced-path="M 324 135 L 278 100 212 68 138 41 70 19 19 4 0 0 N"/>
            </draw:custom-shape>
            <draw:custom-shape draw:style-name="gr23" draw:text-style-name="P2" draw:layer="layout" svg:width="0.243cm" svg:height="0.117cm" svg:x="17.195cm" svg:y="15.822cm">
              <text:p/>
              <draw:enhanced-geometry svg:viewBox="0 0 300 145" draw:type="non-primitive" draw:enhanced-path="M 300 145 L 248 95 171 56 89 25 26 6 0 0 N"/>
            </draw:custom-shape>
            <draw:custom-shape draw:style-name="gr23" draw:text-style-name="P2" draw:layer="layout" svg:width="0.231cm" svg:height="0.113cm" svg:x="17.292cm" svg:y="15.724cm">
              <text:p/>
              <draw:enhanced-geometry svg:viewBox="0 0 287 138" draw:type="non-primitive" draw:enhanced-path="M 287 138 L 233 95 159 58 82 28 24 8 0 0 N"/>
            </draw:custom-shape>
            <draw:custom-shape draw:style-name="gr23" draw:text-style-name="P2" draw:layer="layout" svg:width="0.21cm" svg:height="0.104cm" svg:x="17.386cm" svg:y="15.631cm">
              <text:p/>
              <draw:enhanced-geometry svg:viewBox="0 0 263 127" draw:type="non-primitive" draw:enhanced-path="M 263 127 L 187 80 101 39 30 11 0 0 N"/>
            </draw:custom-shape>
            <draw:custom-shape draw:style-name="gr23" draw:text-style-name="P2" draw:layer="layout" svg:width="0.227cm" svg:height="0.097cm" svg:x="17.442cm" svg:y="15.541cm">
              <text:p/>
              <draw:enhanced-geometry svg:viewBox="0 0 279 117" draw:type="non-primitive" draw:enhanced-path="M 279 117 L 226 74 154 41 80 18 22 5 0 0 N"/>
            </draw:custom-shape>
            <draw:custom-shape draw:style-name="gr23" draw:text-style-name="P2" draw:layer="layout" svg:width="0.227cm" svg:height="0.109cm" svg:x="17.504cm" svg:y="15.448cm">
              <text:p/>
              <draw:enhanced-geometry svg:viewBox="0 0 281 135" draw:type="non-primitive" draw:enhanced-path="M 281 135 L 223 90 151 53 78 24 22 6 0 0 N"/>
            </draw:custom-shape>
            <draw:custom-shape draw:style-name="gr23" draw:text-style-name="P2" draw:layer="layout" svg:width="0.04cm" svg:height="0.64cm" svg:x="17.663cm" svg:y="15.396cm">
              <text:p/>
              <draw:enhanced-geometry svg:viewBox="0 0 49 788" draw:type="non-primitive" draw:enhanced-path="M 0 0 L 10 28 21 67 29 116 35 172 41 234 46 301 48 369 49 439 48 507 44 572 40 632 33 685 25 730 14 765 0 788 N"/>
            </draw:custom-shape>
            <draw:custom-shape draw:style-name="gr23" draw:text-style-name="P2" draw:layer="layout" svg:width="0.166cm" svg:height="0.255cm" svg:x="17.496cm" svg:y="15.802cm">
              <text:p/>
              <draw:enhanced-geometry svg:viewBox="0 0 208 317" draw:type="non-primitive" draw:enhanced-path="M 208 290 L 182 310 155 317 126 310 97 290 70 257 45 211 25 153 9 83 0 0 N"/>
            </draw:custom-shape>
            <draw:custom-shape draw:style-name="gr23" draw:text-style-name="P2" draw:layer="layout" svg:width="0.117cm" svg:height="0.39cm" svg:x="17.496cm" svg:y="15.411cm">
              <text:p/>
              <draw:enhanced-geometry svg:viewBox="0 0 145 481" draw:type="non-primitive" draw:enhanced-path="M 0 481 L 1 395 11 315 31 240 53 172 79 114 104 67 126 31 140 8 145 0 N"/>
            </draw:custom-shape>
            <draw:custom-shape draw:style-name="gr23" draw:text-style-name="P2" draw:layer="layout" svg:width="0.316cm" svg:height="0.398cm" svg:x="17.297cm" svg:y="15.411cm">
              <text:p/>
              <draw:enhanced-geometry svg:viewBox="0 0 387 491" draw:type="non-primitive" draw:enhanced-path="M 387 0 L 355 61 324 121 292 179 259 234 227 286 195 334 162 377 129 414 97 445 64 469 32 484 0 491 N"/>
            </draw:custom-shape>
            <draw:custom-shape draw:style-name="gr23" draw:text-style-name="P2" draw:layer="layout" svg:width="0.102cm" svg:height="0.223cm" svg:x="17.195cm" svg:y="15.586cm">
              <text:p/>
              <draw:enhanced-geometry svg:viewBox="0 0 128 274" draw:type="non-primitive" draw:enhanced-path="M 128 274 L 78 269 41 247 14 212 0 168 1 116 16 59 46 0 N"/>
            </draw:custom-shape>
            <draw:custom-shape draw:style-name="gr23" draw:text-style-name="P2" draw:layer="layout" svg:width="0.373cm" svg:height="0.235cm" svg:x="17.232cm" svg:y="15.351cm">
              <text:p/>
              <draw:enhanced-geometry svg:viewBox="0 0 460 289" draw:type="non-primitive" draw:enhanced-path="M 0 289 L 39 244 94 199 159 155 229 113 298 77 360 45 412 21 447 5 460 0 N"/>
            </draw:custom-shape>
            <draw:custom-shape draw:style-name="gr23" draw:text-style-name="P2" draw:layer="layout" svg:width="0.239cm" svg:height="0.13cm" svg:x="17.24cm" svg:y="16.443cm">
              <text:p/>
              <draw:enhanced-geometry svg:viewBox="0 0 297 162" draw:type="non-primitive" draw:enhanced-path="M 297 162 L 253 112 192 71 125 40 63 17 18 4 0 0 N"/>
            </draw:custom-shape>
            <draw:custom-shape draw:style-name="gr23" draw:text-style-name="P2" draw:layer="layout" svg:width="0.21cm" svg:height="0.158cm" svg:x="17.386cm" svg:y="16.321cm">
              <text:p/>
              <draw:enhanced-geometry svg:viewBox="0 0 263 191" draw:type="non-primitive" draw:enhanced-path="M 263 191 L 184 119 112 64 54 28 14 7 0 0 N"/>
            </draw:custom-shape>
            <draw:custom-shape draw:style-name="gr23" draw:text-style-name="P2" draw:layer="layout" svg:width="0.243cm" svg:height="0.129cm" svg:x="17.496cm" svg:y="16.252cm">
              <text:p/>
              <draw:enhanced-geometry svg:viewBox="0 0 300 161" draw:type="non-primitive" draw:enhanced-path="M 300 161 L 243 107 166 62 87 28 25 7 0 0 N"/>
            </draw:custom-shape>
            <draw:custom-shape draw:style-name="gr23" draw:text-style-name="P2" draw:layer="layout" svg:width="0.239cm" svg:height="0.109cm" svg:x="17.593cm" svg:y="16.154cm">
              <text:p/>
              <draw:enhanced-geometry svg:viewBox="0 0 297 134" draw:type="non-primitive" draw:enhanced-path="M 297 134 L 228 82 149 44 76 19 21 4 0 0 N"/>
            </draw:custom-shape>
            <draw:custom-shape draw:style-name="gr23" draw:text-style-name="P2" draw:layer="layout" svg:width="0.19cm" svg:height="0.102cm" svg:x="17.715cm" svg:y="16.065cm">
              <text:p/>
              <draw:enhanced-geometry svg:viewBox="0 0 234 126" draw:type="non-primitive" draw:enhanced-path="M 234 126 L 170 75 94 35 27 9 0 0 N"/>
            </draw:custom-shape>
            <draw:custom-shape draw:style-name="gr23" draw:text-style-name="P2" draw:layer="layout" svg:width="0.19cm" svg:height="0.092cm" svg:x="17.813cm" svg:y="15.992cm">
              <text:p/>
              <draw:enhanced-geometry svg:viewBox="0 0 236 118" draw:type="non-primitive" draw:enhanced-path="M 236 118 L 176 70 98 32 30 8 0 0 N"/>
            </draw:custom-shape>
            <draw:custom-shape draw:style-name="gr23" draw:text-style-name="P2" draw:layer="layout" svg:width="0.21cm" svg:height="0.109cm" svg:x="17.894cm" svg:y="15.911cm">
              <text:p/>
              <draw:enhanced-geometry svg:viewBox="0 0 261 136" draw:type="non-primitive" draw:enhanced-path="M 261 136 L 185 84 99 41 29 11 0 0 N"/>
            </draw:custom-shape>
            <draw:custom-shape draw:style-name="gr23" draw:text-style-name="P2" draw:layer="layout" svg:width="0.239cm" svg:height="0.125cm" svg:x="17.959cm" svg:y="15.822cm">
              <text:p/>
              <draw:enhanced-geometry svg:viewBox="0 0 299 154" draw:type="non-primitive" draw:enhanced-path="M 299 154 L 237 103 159 60 82 29 23 7 0 0 N"/>
            </draw:custom-shape>
            <draw:custom-shape draw:style-name="gr23" draw:text-style-name="P2" draw:layer="layout" svg:width="0.048cm" svg:height="0.304cm" svg:x="17.804cm" svg:y="16.362cm">
              <text:p/>
              <draw:enhanced-geometry svg:viewBox="0 0 62 379" draw:type="non-primitive" draw:enhanced-path="M 0 379 L 23 333 40 271 51 201 59 127 62 58 62 0 N"/>
            </draw:custom-shape>
            <draw:custom-shape draw:style-name="gr23" draw:text-style-name="P2" draw:layer="layout" svg:width="0.251cm" svg:height="0.568cm" svg:x="17.853cm" svg:y="15.794cm">
              <text:p/>
              <draw:enhanced-geometry svg:viewBox="0 0 308 698" draw:type="non-primitive" draw:enhanced-path="M 0 698 L 4 675 12 647 24 616 41 579 62 540 85 496 111 448 139 396 167 340 196 280 226 215 254 147 282 76 308 0 N"/>
            </draw:custom-shape>
            <draw:custom-shape draw:style-name="gr23" draw:text-style-name="P2" draw:layer="layout" svg:width="0.035cm" svg:height="0.616cm" svg:x="18.068cm" svg:y="15.794cm">
              <text:p/>
              <draw:enhanced-geometry svg:viewBox="0 0 45 762" draw:type="non-primitive" draw:enhanced-path="M 45 0 L 44 9 41 36 35 78 29 131 23 195 16 265 9 340 4 415 1 491 0 563 1 628 6 685 15 730 28 762 N"/>
            </draw:custom-shape>
            <draw:custom-shape draw:style-name="gr23" draw:text-style-name="P2" draw:layer="layout" svg:width="0.145cm" svg:height="0.126cm" svg:x="18.089cm" svg:y="16.321cm">
              <text:p/>
              <draw:enhanced-geometry svg:viewBox="0 0 179 154" draw:type="non-primitive" draw:enhanced-path="M 0 110 L 32 146 59 154 83 137 109 101 139 54 179 0 N"/>
            </draw:custom-shape>
            <draw:custom-shape draw:style-name="gr23" draw:text-style-name="P2" draw:layer="layout" svg:width="0.089cm" svg:height="0.547cm" svg:x="18.17cm" svg:y="15.773cm">
              <text:p/>
              <draw:enhanced-geometry svg:viewBox="0 0 111 679" draw:type="non-primitive" draw:enhanced-path="M 80 679 L 97 648 107 606 111 556 109 498 103 434 94 369 81 303 66 238 52 176 37 119 22 70 10 29 0 0 N"/>
            </draw:custom-shape>
            <draw:custom-shape draw:style-name="gr23" draw:text-style-name="P2" draw:layer="layout" svg:width="0.21cm" svg:height="0.073cm" svg:x="17.959cm" svg:y="15.7cm">
              <text:p/>
              <draw:enhanced-geometry svg:viewBox="0 0 263 86" draw:type="non-primitive" draw:enhanced-path="M 263 86 L 217 45 168 15 114 0 58 7 0 41 N"/>
            </draw:custom-shape>
            <draw:custom-shape draw:style-name="gr23" draw:text-style-name="P2" draw:layer="layout" svg:width="0.467cm" svg:height="0.483cm" svg:x="17.491cm" svg:y="15.736cm">
              <text:p/>
              <draw:enhanced-geometry svg:viewBox="0 0 571 598" draw:type="non-primitive" draw:enhanced-path="M 571 0 L 547 19 516 46 477 80 434 120 386 164 336 211 284 260 232 310 183 359 136 407 94 452 58 494 29 530 10 561 0 584 2 598 N"/>
            </draw:custom-shape>
            <draw:custom-shape draw:style-name="gr23" draw:text-style-name="P2" draw:layer="layout" svg:width="0.243cm" svg:height="0.093cm" svg:x="17.496cm" svg:y="16.163cm">
              <text:p/>
              <draw:enhanced-geometry svg:viewBox="0 0 300 114" draw:type="non-primitive" draw:enhanced-path="M 0 72 L 31 96 75 112 127 114 184 99 243 63 300 0 N"/>
            </draw:custom-shape>
            <draw:custom-shape draw:style-name="gr23" draw:text-style-name="P2" draw:layer="layout" svg:width="0.304cm" svg:height="0.414cm" svg:x="17.739cm" svg:y="15.748cm">
              <text:p/>
              <draw:enhanced-geometry svg:viewBox="0 0 378 507" draw:type="non-primitive" draw:enhanced-path="M 0 507 L 33 460 72 406 115 347 161 286 207 225 251 166 291 113 326 67 353 32 371 8 378 0 N"/>
            </draw:custom-shape>
            <draw:custom-shape draw:style-name="gr23" draw:text-style-name="P2" draw:layer="layout" svg:width="0.291cm" svg:height="0.604cm" svg:x="17.752cm" svg:y="15.748cm">
              <text:p/>
              <draw:enhanced-geometry svg:viewBox="0 0 361 741" draw:type="non-primitive" draw:enhanced-path="M 361 0 L 352 41 335 90 313 146 286 207 256 273 222 339 188 406 153 471 120 533 88 589 59 639 35 682 17 714 4 734 0 741 N"/>
            </draw:custom-shape>
            <draw:custom-shape draw:style-name="gr24" draw:text-style-name="P2" draw:layer="layout" svg:width="1.587cm" svg:height="2.005cm" svg:x="20.001cm" svg:y="14.247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5" draw:text-style-name="P2" draw:layer="layout" svg:width="3.406cm" svg:height="4.99cm" svg:x="21.746cm" svg:y="10.365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6" draw:text-style-name="P2" draw:layer="layout" svg:width="3.397cm" svg:height="4.99cm" svg:x="21.746cm" svg:y="10.365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6" draw:text-style-name="P2" draw:layer="layout" svg:width="0.357cm" svg:height="0.531cm" svg:x="24.08cm" svg:y="11.758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7" draw:text-style-name="P2" draw:layer="layout" svg:width="0.446cm" svg:height="0.138cm" svg:x="23.581cm" svg:y="14.786cm">
              <text:p/>
              <draw:enhanced-geometry svg:viewBox="0 0 550 167" draw:type="non-primitive" draw:enhanced-path="M 0 149 L 44 157 94 163 148 166 205 167 263 163 320 154 376 139 428 116 475 87 516 48 550 0 N"/>
            </draw:custom-shape>
            <draw:custom-shape draw:style-name="gr27" draw:text-style-name="P2" draw:layer="layout" svg:width="0.3cm" svg:height="0.244cm" svg:x="23.727cm" svg:y="14.786cm">
              <text:p/>
              <draw:enhanced-geometry svg:viewBox="0 0 372 300" draw:type="non-primitive" draw:enhanced-path="M 372 0 L 322 93 279 164 241 218 207 257 175 280 144 294 112 300 78 297 42 291 0 283 N"/>
            </draw:custom-shape>
            <draw:custom-shape draw:style-name="gr27" draw:text-style-name="P2" draw:layer="layout" svg:width="0.203cm" svg:height="0.085cm" svg:x="23.524cm" svg:y="14.933cm">
              <text:p/>
              <draw:enhanced-geometry svg:viewBox="0 0 252 103" draw:type="non-primitive" draw:enhanced-path="M 252 103 L 150 74 70 40 19 12 0 0 N"/>
            </draw:custom-shape>
            <draw:custom-shape draw:style-name="gr27" draw:text-style-name="P2" draw:layer="layout" svg:width="0.869cm" svg:height="0.13cm" svg:x="23.305cm" svg:y="14.51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7" draw:text-style-name="P2" draw:layer="layout" svg:width="0.544cm" svg:height="0.186cm" svg:x="23.305cm" svg:y="14.628cm">
              <text:p/>
              <draw:enhanced-geometry svg:viewBox="0 0 669 228" draw:type="non-primitive" draw:enhanced-path="M 0 0 L 71 28 138 57 204 84 266 110 325 135 381 157 433 178 481 196 527 209 568 220 606 226 640 228 669 224 N"/>
            </draw:custom-shape>
            <draw:custom-shape draw:style-name="gr27" draw:text-style-name="P2" draw:layer="layout" svg:width="0.276cm" svg:height="0.183cm" svg:x="23.849cm" svg:y="14.628cm">
              <text:p/>
              <draw:enhanced-geometry svg:viewBox="0 0 344 224" draw:type="non-primitive" draw:enhanced-path="M 0 224 L 58 203 121 166 186 123 247 79 297 40 332 11 344 0 N"/>
            </draw:custom-shape>
            <draw:custom-shape draw:style-name="gr27" draw:text-style-name="P2" draw:layer="layout" svg:width="0.251cm" svg:height="0.665cm" svg:x="22.546cm" svg:y="11.989cm">
              <text:p/>
              <draw:enhanced-geometry svg:viewBox="0 0 312 821" draw:type="non-primitive" draw:enhanced-path="M 0 821 L 29 760 55 699 79 638 100 578 121 519 139 461 157 404 173 349 189 297 204 246 220 197 236 152 253 109 271 69 290 33 312 0 N"/>
            </draw:custom-shape>
            <draw:custom-shape draw:style-name="gr27" draw:text-style-name="P2" draw:layer="layout" svg:width="0.19cm" svg:height="0.535cm" svg:x="22.798cm" svg:y="11.453cm">
              <text:p/>
              <draw:enhanced-geometry svg:viewBox="0 0 237 656" draw:type="non-primitive" draw:enhanced-path="M 0 656 L 26 618 54 574 82 524 111 471 138 414 164 358 187 301 207 244 222 191 233 141 237 95 235 56 226 24 208 0 N"/>
            </draw:custom-shape>
            <draw:custom-shape draw:style-name="gr27" draw:text-style-name="P2" draw:layer="layout" svg:width="0.312cm" svg:height="0.353cm" svg:x="23.183cm" svg:y="11.574cm">
              <text:p/>
              <draw:enhanced-geometry svg:viewBox="0 0 385 433" draw:type="non-primitive" draw:enhanced-path="M 385 0 L 332 52 278 109 224 167 173 223 126 278 84 328 50 371 23 403 6 425 0 433 N"/>
            </draw:custom-shape>
            <draw:custom-shape draw:style-name="gr27" draw:text-style-name="P2" draw:layer="layout" svg:width="0.276cm" svg:height="0.409cm" svg:x="22.907cm" svg:y="11.928cm">
              <text:p/>
              <draw:enhanced-geometry svg:viewBox="0 0 344 507" draw:type="non-primitive" draw:enhanced-path="M 344 0 L 312 84 279 158 246 224 214 282 181 331 150 374 119 411 89 442 58 467 29 489 0 507 N"/>
            </draw:custom-shape>
            <draw:custom-shape draw:style-name="gr27" draw:text-style-name="P2" draw:layer="layout" svg:width="0.673cm" svg:height="0.921cm" svg:x="22.944cm" svg:y="11.635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7" draw:text-style-name="P2" draw:layer="layout" svg:width="0.917cm" svg:height="0.751cm" svg:x="22.026cm" svg:y="12.557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7" draw:text-style-name="P2" draw:layer="layout" svg:width="0.06cm" svg:height="0.763cm" svg:x="22.144cm" svg:y="10.836cm">
              <text:p/>
              <draw:enhanced-geometry svg:viewBox="0 0 74 942" draw:type="non-primitive" draw:enhanced-path="M 0 942 L 3 894 5 845 9 790 11 734 14 675 18 614 21 553 24 490 29 429 32 367 37 307 43 249 48 193 54 139 60 89 67 42 74 0 N"/>
            </draw:custom-shape>
            <draw:custom-shape draw:style-name="gr27" draw:text-style-name="P2" draw:layer="layout" svg:width="0.06cm" svg:height="0.459cm" svg:x="22.156cm" svg:y="10.377cm">
              <text:p/>
              <draw:enhanced-geometry svg:viewBox="0 0 71 566" draw:type="non-primitive" draw:enhanced-path="M 59 566 L 68 496 71 422 66 346 57 271 47 200 33 135 21 80 11 38 3 9 0 0 N"/>
            </draw:custom-shape>
            <draw:custom-shape draw:style-name="gr27" draw:text-style-name="P2" draw:layer="layout" svg:width="0.227cm" svg:height="1.064cm" svg:x="21.929cm" svg:y="10.377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7" draw:text-style-name="P2" draw:layer="layout" svg:width="0.121cm" svg:height="0.41cm" svg:x="22.4cm" svg:y="10.693cm">
              <text:p/>
              <draw:enhanced-geometry svg:viewBox="0 0 148 507" draw:type="non-primitive" draw:enhanced-path="M 148 0 L 141 56 129 117 113 181 95 244 76 306 55 366 35 421 17 468 0 507 N"/>
            </draw:custom-shape>
            <draw:custom-shape draw:style-name="gr27" draw:text-style-name="P2" draw:layer="layout" svg:width="0.255cm" svg:height="0.58cm" svg:x="22.144cm" svg:y="11.104cm">
              <text:p/>
              <draw:enhanced-geometry svg:viewBox="0 0 313 715" draw:type="non-primitive" draw:enhanced-path="M 313 0 L 301 26 282 59 260 98 234 142 205 192 175 245 145 301 115 360 87 420 61 481 38 542 20 602 6 660 0 715 N"/>
            </draw:custom-shape>
            <draw:custom-shape draw:style-name="gr27" draw:text-style-name="P2" draw:layer="layout" svg:width="0.146cm" svg:height="0.799cm" svg:x="22.144cm" svg:y="10.885cm">
              <text:p/>
              <draw:enhanced-geometry svg:viewBox="0 0 179 985" draw:type="non-primitive" draw:enhanced-path="M 0 985 L 3 914 9 841 14 770 22 701 30 632 40 564 50 499 62 436 73 376 86 318 98 264 110 213 123 167 134 124 147 85 158 52 169 24 179 0 N"/>
            </draw:custom-shape>
            <draw:custom-shape draw:style-name="gr27" draw:text-style-name="P2" draw:layer="layout" svg:width="0.048cm" svg:height="0.373cm" svg:x="22.29cm" svg:y="10.511cm">
              <text:p/>
              <draw:enhanced-geometry svg:viewBox="0 0 59 463" draw:type="non-primitive" draw:enhanced-path="M 0 463 L 20 409 34 341 45 264 52 187 56 115 58 56 59 15 59 0 N"/>
            </draw:custom-shape>
            <draw:custom-shape draw:style-name="gr27" draw:text-style-name="P2" draw:layer="layout" svg:width="0.336cm" svg:height="0.36cm" svg:x="22.485cm" svg:y="11.311cm">
              <text:p/>
              <draw:enhanced-geometry svg:viewBox="0 0 417 448" draw:type="non-primitive" draw:enhanced-path="M 417 0 L 347 44 283 94 225 147 173 202 128 255 89 306 58 352 33 391 15 421 3 441 0 448 N"/>
            </draw:custom-shape>
            <draw:custom-shape draw:style-name="gr27" draw:text-style-name="P2" draw:layer="layout" svg:width="0.243cm" svg:height="0.207cm" svg:x="22.242cm" svg:y="11.672cm">
              <text:p/>
              <draw:enhanced-geometry svg:viewBox="0 0 298 254" draw:type="non-primitive" draw:enhanced-path="M 298 0 L 226 33 161 76 107 125 61 172 29 214 7 244 0 254 N"/>
            </draw:custom-shape>
            <draw:custom-shape draw:style-name="gr27" draw:text-style-name="P2" draw:layer="layout" svg:width="0.34cm" svg:height="0.726cm" svg:x="22.242cm" svg:y="11.153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7" draw:text-style-name="P2" draw:layer="layout" svg:width="0.454cm" svg:height="0.47cm" svg:x="23.573cm" svg:y="13.711cm">
              <text:p/>
              <draw:enhanced-geometry svg:viewBox="0 0 564 582" draw:type="non-primitive" draw:enhanced-path="M 0 582 L 39 551 82 517 127 483 174 446 221 408 268 369 314 328 358 288 400 246 440 204 475 162 505 121 531 79 551 40 564 0 N"/>
            </draw:custom-shape>
            <draw:custom-shape draw:style-name="gr27" draw:text-style-name="P2" draw:layer="layout" svg:width="0.114cm" svg:height="1.202cm" svg:x="24.028cm" svg:y="12.508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7" draw:text-style-name="P2" draw:layer="layout" svg:width="0.134cm" svg:height="1.115cm" svg:x="23.979cm" svg:y="11.392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7" draw:text-style-name="P2" draw:layer="layout" svg:width="0.178cm" svg:height="0.267cm" svg:x="23.861cm" svg:y="11.355cm">
              <text:p/>
              <draw:enhanced-geometry svg:viewBox="0 0 221 331" draw:type="non-primitive" draw:enhanced-path="M 192 46 L 212 17 221 1 219 0 209 9 193 28 172 55 147 88 120 125 93 164 66 205 42 242 21 278 7 308 0 331 N"/>
            </draw:custom-shape>
            <draw:custom-shape draw:style-name="gr27" draw:text-style-name="P2" draw:layer="layout" svg:width="0.008cm" svg:height="0.451cm" svg:x="23.853cm" svg:y="11.623cm">
              <text:p/>
              <draw:enhanced-geometry svg:viewBox="0 0 7 552" draw:type="non-primitive" draw:enhanced-path="M 7 0 L 2 42 0 106 0 183 0 268 1 351 4 428 5 493 6 536 7 552 N"/>
            </draw:custom-shape>
            <draw:custom-shape draw:style-name="gr27" draw:text-style-name="P2" draw:layer="layout" svg:width="0.126cm" svg:height="0.727cm" svg:x="23.808cm" svg:y="11.347cm">
              <text:p/>
              <draw:enhanced-geometry svg:viewBox="0 0 151 896" draw:type="non-primitive" draw:enhanced-path="M 62 896 L 50 865 38 830 28 789 19 744 11 695 5 643 2 590 0 533 1 476 4 418 10 360 19 303 31 246 47 190 68 138 91 89 119 42 151 0 N"/>
            </draw:custom-shape>
            <draw:custom-shape draw:style-name="gr27" draw:text-style-name="P2" draw:layer="layout" svg:width="0.227cm" svg:height="1.007cm" svg:x="23.707cm" svg:y="11.347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7" draw:text-style-name="P2" draw:layer="layout" svg:width="0.057cm" svg:height="0.706cm" svg:x="23.658cm" svg:y="11.648cm">
              <text:p/>
              <draw:enhanced-geometry svg:viewBox="0 0 73 867" draw:type="non-primitive" draw:enhanced-path="M 73 867 L 62 768 51 675 41 589 31 509 24 435 17 368 11 304 7 248 3 197 1 150 0 109 1 74 3 45 7 20 12 0 N"/>
            </draw:custom-shape>
            <draw:custom-shape draw:style-name="gr27" draw:text-style-name="P2" draw:layer="layout" svg:width="0.267cm" svg:height="0.373cm" svg:x="23.667cm" svg:y="11.274cm">
              <text:p/>
              <draw:enhanced-geometry svg:viewBox="0 0 328 462" draw:type="non-primitive" draw:enhanced-path="M 0 462 L 17 428 47 380 85 324 129 261 176 198 222 137 264 83 297 40 320 10 328 0 N"/>
            </draw:custom-shape>
            <draw:custom-shape draw:style-name="gr27" draw:text-style-name="P2" draw:layer="layout" svg:width="0.884cm" svg:height="0.32cm" svg:x="23.013cm" svg:y="11.214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7" draw:text-style-name="P2" draw:layer="layout" svg:width="0.17cm" svg:height="0.219cm" svg:x="24.608cm" svg:y="12.363cm">
              <text:p/>
              <draw:enhanced-geometry svg:viewBox="0 0 210 274" draw:type="non-primitive" draw:enhanced-path="M 210 274 L 176 196 149 130 127 77 104 37 78 11 44 0 0 4 N"/>
            </draw:custom-shape>
            <draw:custom-shape draw:style-name="gr27" draw:text-style-name="P2" draw:layer="layout" svg:width="0.191cm" svg:height="0.085cm" svg:x="24.417cm" svg:y="12.277cm">
              <text:p/>
              <draw:enhanced-geometry svg:viewBox="0 0 236 105" draw:type="non-primitive" draw:enhanced-path="M 236 105 L 149 101 73 63 20 20 0 0 N"/>
            </draw:custom-shape>
            <draw:custom-shape draw:style-name="gr27" draw:text-style-name="P2" draw:layer="layout" svg:width="0.361cm" svg:height="0.908cm" svg:x="24.149cm" svg:y="12.46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7" draw:text-style-name="P2" draw:layer="layout" svg:width="0.219cm" svg:height="0.364cm" svg:x="24.149cm" svg:y="12.46cm">
              <text:p/>
              <draw:enhanced-geometry svg:viewBox="0 0 270 448" draw:type="non-primitive" draw:enhanced-path="M 0 0 L 48 68 86 130 116 188 138 239 158 285 176 327 193 364 213 396 238 423 270 448 N"/>
            </draw:custom-shape>
            <draw:custom-shape draw:style-name="gr27" draw:text-style-name="P2" draw:layer="layout" svg:width="0.24cm" svg:height="0.434cm" svg:x="24.368cm" svg:y="12.825cm">
              <text:p/>
              <draw:enhanced-geometry svg:viewBox="0 0 295 536" draw:type="non-primitive" draw:enhanced-path="M 0 0 L 31 25 62 59 92 101 122 149 150 202 177 257 203 315 228 373 252 430 275 485 295 536 N"/>
            </draw:custom-shape>
            <draw:custom-shape draw:style-name="gr28" draw:text-style-name="P2" draw:layer="layout" svg:width="4.376cm" svg:height="3.228cm" svg:x="20.589cm" svg:y="9.037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9" draw:text-style-name="P2" draw:layer="layout" svg:width="0.726cm" svg:height="0.731cm" svg:x="23.126cm" svg:y="10.702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0" draw:text-style-name="P2" draw:layer="layout" svg:width="0.637cm" svg:height="0.499cm" svg:x="23.126cm" svg:y="10.702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29" draw:text-style-name="P2" draw:layer="layout" svg:width="1.051cm" svg:height="1.092cm" svg:x="21.052cm" svg:y="10.016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1" draw:text-style-name="P2" draw:layer="layout" svg:width="0.532cm" svg:height="0.207cm" svg:x="24.028cm" svg:y="9.679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9" draw:text-style-name="P2" draw:layer="layout" svg:width="1.741cm" svg:height="0.588cm" svg:x="20.828cm" svg:y="9.512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9" draw:text-style-name="P2" draw:layer="layout" svg:width="0.69cm" svg:height="0.795cm" svg:x="23.751cm" svg:y="9.898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0" draw:text-style-name="P2" draw:layer="layout" svg:width="0.045cm" svg:height="0.462cm" svg:x="23.751cm" svg:y="10.231cm">
              <text:p/>
              <draw:enhanced-geometry svg:viewBox="0 0 57 567" draw:type="non-primitive" draw:enhanced-path="M 0 567 L 0 502 3 439 5 377 10 317 14 259 21 202 29 148 37 96 47 46 57 0 N"/>
            </draw:custom-shape>
            <draw:custom-shape draw:style-name="gr29" draw:text-style-name="P2" draw:layer="layout" svg:width="0.796cm" svg:height="1.644cm" svg:x="23.922cm" svg:y="10.417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0" draw:text-style-name="P2" draw:layer="layout" svg:width="0.101cm" svg:height="0.313cm" svg:x="22.546cm" svg:y="10.178cm">
              <text:p/>
              <draw:enhanced-geometry svg:viewBox="0 0 125 386" draw:type="non-primitive" draw:enhanced-path="M 0 386 L 29 309 59 235 86 166 107 105 122 54 125 19 115 0 N"/>
            </draw:custom-shape>
            <draw:custom-shape draw:style-name="gr32" draw:text-style-name="P2" draw:layer="layout" svg:width="0.15cm" svg:height="0.104cm" svg:x="22.489cm" svg:y="10.073cm">
              <text:p/>
              <draw:enhanced-geometry svg:viewBox="0 0 185 128" draw:type="non-primitive" draw:enhanced-path="M 185 128 L 151 74 89 34 27 9 0 0 N"/>
            </draw:custom-shape>
            <draw:custom-shape draw:style-name="gr32" draw:text-style-name="P2" draw:layer="layout" svg:width="0.442cm" svg:height="0.06cm" svg:x="22.818cm" svg:y="10.117cm">
              <text:p/>
              <draw:enhanced-geometry svg:viewBox="0 0 547 73" draw:type="non-primitive" draw:enhanced-path="M 0 31 L 75 15 148 5 217 0 280 1 340 6 394 15 443 26 485 40 520 56 547 73 N"/>
            </draw:custom-shape>
            <draw:custom-shape draw:style-name="gr33" draw:text-style-name="P2" draw:layer="layout" svg:width="0.34cm" svg:height="0.102cm" svg:x="22.838cm" svg:y="10.19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2" draw:layer="layout" svg:width="0.34cm" svg:height="0.102cm" svg:x="22.838cm" svg:y="10.19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0" draw:text-style-name="P2" draw:layer="layout" svg:width="0.141cm" svg:height="0.007cm" svg:x="22.648cm" svg:y="10.925cm">
              <text:p/>
              <draw:enhanced-geometry svg:viewBox="0 0 172 14" draw:type="non-primitive" draw:enhanced-path="M 172 14 L 92 11 27 3 0 0 N"/>
            </draw:custom-shape>
            <draw:custom-shape draw:style-name="gr30" draw:text-style-name="P2" draw:layer="layout" svg:width="0.235cm" svg:height="0.008cm" svg:x="22.643cm" svg:y="10.819cm">
              <text:p/>
              <draw:enhanced-geometry svg:viewBox="0 0 291 11" draw:type="non-primitive" draw:enhanced-path="M 0 0 L 81 10 176 11 257 9 291 8 N"/>
            </draw:custom-shape>
            <draw:custom-shape draw:style-name="gr30" draw:text-style-name="P2" draw:layer="layout" svg:width="0.092cm" svg:height="0.016cm" svg:x="22.639cm" svg:y="10.641cm">
              <text:p/>
              <draw:enhanced-geometry svg:viewBox="0 0 114 21" draw:type="non-primitive" draw:enhanced-path="M 114 21 L 68 0 22 7 0 15 N"/>
            </draw:custom-shape>
            <draw:custom-shape draw:style-name="gr30" draw:text-style-name="P2" draw:layer="layout" svg:width="0.077cm" svg:height="0.105cm" svg:x="22.741cm" svg:y="10.563cm">
              <text:p/>
              <draw:enhanced-geometry svg:viewBox="0 0 94 128" draw:type="non-primitive" draw:enhanced-path="M 0 0 L 69 33 94 76 58 128 N"/>
            </draw:custom-shape>
            <draw:custom-shape draw:style-name="gr30" draw:text-style-name="P2" draw:layer="layout" svg:width="0.162cm" svg:height="0.202cm" svg:x="22.838cm" svg:y="10.56cm">
              <text:p/>
              <draw:enhanced-geometry svg:viewBox="0 0 200 249" draw:type="non-primitive" draw:enhanced-path="M 0 0 L 63 39 121 92 166 151 196 207 200 249 N"/>
            </draw:custom-shape>
            <draw:custom-shape draw:style-name="gr30" draw:text-style-name="P2" draw:layer="layout" svg:width="0.084cm" svg:height="0.211cm" svg:x="22.915cm" svg:y="10.762cm">
              <text:p/>
              <draw:enhanced-geometry svg:viewBox="0 0 107 263" draw:type="non-primitive" draw:enhanced-path="M 107 0 L 83 64 47 152 14 230 0 263 N"/>
            </draw:custom-shape>
            <draw:custom-shape draw:style-name="gr34" draw:text-style-name="P2" draw:layer="layout" svg:width="1.927cm" svg:height="1.319cm" svg:x="22.449cm" svg:y="8.948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3" draw:text-style-name="P2" draw:layer="layout" svg:width="0.089cm" svg:height="0.113cm" svg:x="22.55cm" svg:y="10.166cm">
              <text:p/>
              <draw:enhanced-geometry svg:viewBox="0 0 107 141" draw:type="non-primitive" draw:enhanced-path="M 13 141 L 99 128 107 63 0 0 13 141 13 141 Z N"/>
            </draw:custom-shape>
            <draw:custom-shape draw:style-name="gr9" draw:text-style-name="P2" draw:layer="layout" svg:width="0.089cm" svg:height="0.113cm" svg:x="22.55cm" svg:y="10.166cm">
              <text:p/>
              <draw:enhanced-geometry svg:viewBox="0 0 107 141" draw:type="non-primitive" draw:enhanced-path="M 13 141 L 99 128 107 63 0 0 13 141 13 141 N"/>
            </draw:custom-shape>
            <draw:custom-shape draw:style-name="gr24" draw:text-style-name="P2" draw:layer="layout" svg:width="0.97cm" svg:height="1.489cm" svg:x="22.732cm" svg:y="14.344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5" draw:text-style-name="P2" draw:layer="layout" svg:width="5.866cm" svg:height="4.502cm" svg:x="17.752cm" svg:y="11.871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6" draw:text-style-name="P2" draw:layer="layout" svg:width="0.126cm" svg:height="0.198cm" svg:x="22.773cm" svg:y="14.328cm">
              <text:p/>
              <draw:enhanced-geometry svg:viewBox="0 0 156 247" draw:type="non-primitive" draw:enhanced-path="M 0 0 L 53 71 100 138 135 198 156 247 N"/>
            </draw:custom-shape>
            <draw:custom-shape draw:style-name="gr36" draw:text-style-name="P2" draw:layer="layout" svg:width="0.247cm" svg:height="0.365cm" svg:x="22.899cm" svg:y="14.527cm">
              <text:p/>
              <draw:enhanced-geometry svg:viewBox="0 0 307 451" draw:type="non-primitive" draw:enhanced-path="M 0 0 L 15 37 39 75 68 115 102 155 140 200 178 245 216 292 252 343 282 395 307 451 N"/>
            </draw:custom-shape>
            <draw:custom-shape draw:style-name="gr36" draw:text-style-name="P2" draw:layer="layout" svg:width="0.252cm" svg:height="0.653cm" svg:x="23.147cm" svg:y="14.892cm">
              <text:p/>
              <draw:enhanced-geometry svg:viewBox="0 0 308 806" draw:type="non-primitive" draw:enhanced-path="M 0 0 L 12 36 25 79 37 127 50 180 63 235 77 293 92 353 106 412 122 472 140 528 158 584 179 636 201 682 224 724 250 759 277 786 308 806 N"/>
            </draw:custom-shape>
            <draw:custom-shape draw:style-name="gr36" draw:text-style-name="P2" draw:layer="layout" svg:width="0.219cm" svg:height="0.202cm" svg:x="23.399cm" svg:y="15.546cm">
              <text:p/>
              <draw:enhanced-geometry svg:viewBox="0 0 270 248" draw:type="non-primitive" draw:enhanced-path="M 0 0 L 80 46 148 100 201 154 238 201 262 235 270 248 N"/>
            </draw:custom-shape>
            <draw:custom-shape draw:style-name="gr36" draw:text-style-name="P2" draw:layer="layout" svg:width="0.479cm" svg:height="0.97cm" svg:x="20.918cm" svg:y="15.229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6" draw:text-style-name="P2" draw:layer="layout" svg:width="0.372cm" svg:height="0.836cm" svg:x="20.545cm" svg:y="14.393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6" draw:text-style-name="P2" draw:layer="layout" svg:width="0.621cm" svg:height="0.645cm" svg:x="19.924cm" svg:y="14.393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4" draw:text-style-name="P2" draw:layer="layout" svg:width="2.171cm" svg:height="3.009cm" svg:x="18.161cm" svg:y="12.346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6" draw:text-style-name="P2" draw:layer="layout" svg:width="0.523cm" svg:height="0.471cm" svg:x="19.809cm" svg:y="12.346cm">
              <text:p/>
              <draw:enhanced-geometry svg:viewBox="0 0 648 579" draw:type="non-primitive" draw:enhanced-path="M 648 0 L 598 41 545 83 492 127 439 171 386 215 333 259 282 303 233 346 187 387 144 427 105 463 70 498 41 529 17 556 0 579 N"/>
            </draw:custom-shape>
            <draw:custom-shape draw:style-name="gr36" draw:text-style-name="P2" draw:layer="layout" svg:width="0.413cm" svg:height="0.689cm" svg:x="19.396cm" svg:y="12.818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6" draw:text-style-name="P2" draw:layer="layout" svg:width="0.459cm" svg:height="0.722cm" svg:x="18.937cm" svg:y="13.507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6" draw:text-style-name="P2" draw:layer="layout" svg:width="0.259cm" svg:height="0.527cm" svg:x="18.677cm" svg:y="14.23cm">
              <text:p/>
              <draw:enhanced-geometry svg:viewBox="0 0 319 651" draw:type="non-primitive" draw:enhanced-path="M 319 0 L 297 34 271 74 245 121 217 172 188 226 161 283 133 340 106 399 81 456 57 511 35 562 16 610 0 651 N"/>
            </draw:custom-shape>
            <draw:custom-shape draw:style-name="gr36" draw:text-style-name="P2" draw:layer="layout" svg:width="0.219cm" svg:height="0.247cm" svg:x="18.458cm" svg:y="14.758cm">
              <text:p/>
              <draw:enhanced-geometry svg:viewBox="0 0 270 307" draw:type="non-primitive" draw:enhanced-path="M 270 0 L 241 65 206 118 165 164 122 203 79 238 37 272 0 307 N"/>
            </draw:custom-shape>
            <draw:custom-shape draw:style-name="gr36" draw:text-style-name="P2" draw:layer="layout" svg:width="0.162cm" svg:height="0.349cm" svg:x="18.296cm" svg:y="15.005cm">
              <text:p/>
              <draw:enhanced-geometry svg:viewBox="0 0 200 428" draw:type="non-primitive" draw:enhanced-path="M 200 0 L 168 42 134 102 100 172 69 245 42 315 19 373 5 412 0 428 N"/>
            </draw:custom-shape>
            <draw:custom-shape draw:style-name="gr37" draw:text-style-name="P2" draw:layer="layout" svg:width="3.283cm" svg:height="2.057cm" svg:x="19.903cm" svg:y="12.968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8" draw:text-style-name="P2" draw:layer="layout" svg:width="0.373cm" svg:height="0.279cm" svg:x="23.195cm" svg:y="14.815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6" draw:text-style-name="P2" draw:layer="layout" svg:width="0.394cm" svg:height="0.304cm" svg:x="22.879cm" svg:y="14.49cm">
              <text:p/>
              <draw:enhanced-geometry svg:viewBox="0 0 483 377" draw:type="non-primitive" draw:enhanced-path="M 0 0 L 86 44 164 87 234 130 296 171 349 210 395 246 430 280 457 309 475 336 483 359 482 377 N"/>
            </draw:custom-shape>
            <draw:custom-shape draw:style-name="gr36" draw:text-style-name="P2" draw:layer="layout" svg:width="0.154cm" svg:height="0.117cm" svg:x="23.118cm" svg:y="14.693cm">
              <text:p/>
              <draw:enhanced-geometry svg:viewBox="0 0 189 148" draw:type="non-primitive" draw:enhanced-path="M 189 129 L 169 148 139 137 100 104 53 55 0 0 N"/>
            </draw:custom-shape>
            <draw:custom-shape draw:style-name="gr36" draw:text-style-name="P2" draw:layer="layout" svg:width="0.198cm" svg:height="0.138cm" svg:x="22.919cm" svg:y="14.555cm">
              <text:p/>
              <draw:enhanced-geometry svg:viewBox="0 0 246 166" draw:type="non-primitive" draw:enhanced-path="M 246 166 L 168 99 87 47 25 12 0 0 N"/>
            </draw:custom-shape>
            <draw:custom-shape draw:style-name="gr36" draw:text-style-name="P2" draw:layer="layout" svg:width="0.267cm" svg:height="0.357cm" svg:x="23.167cm" svg:y="15.294cm">
              <text:p/>
              <draw:enhanced-geometry svg:viewBox="0 0 330 439" draw:type="non-primitive" draw:enhanced-path="M 330 439 L 295 399 253 353 208 301 161 246 116 191 75 137 40 86 14 39 0 0 N"/>
            </draw:custom-shape>
            <draw:custom-shape draw:style-name="gr36" draw:text-style-name="P2" draw:layer="layout" svg:width="0.069cm" svg:height="0.105cm" svg:x="23.098cm" svg:y="15.201cm">
              <text:p/>
              <draw:enhanced-geometry svg:viewBox="0 0 83 130" draw:type="non-primitive" draw:enhanced-path="M 83 117 L 71 78 55 43 38 16 21 1 8 0 0 19 1 61 12 130 N"/>
            </draw:custom-shape>
            <draw:custom-shape draw:style-name="gr36" draw:text-style-name="P2" draw:layer="layout" svg:width="0.24cm" svg:height="0.393cm" svg:x="23.11cm" svg:y="15.306cm">
              <text:p/>
              <draw:enhanced-geometry svg:viewBox="0 0 296 486" draw:type="non-primitive" draw:enhanced-path="M 0 0 L 14 61 30 119 49 176 69 230 92 281 118 327 146 370 179 408 214 439 254 465 296 486 N"/>
            </draw:custom-shape>
            <draw:custom-shape draw:style-name="gr36" draw:text-style-name="P2" draw:layer="layout" svg:width="0.357cm" svg:height="0.044cm" svg:x="23.147cm" svg:y="15.814cm">
              <text:p/>
              <draw:enhanced-geometry svg:viewBox="0 0 437 54" draw:type="non-primitive" draw:enhanced-path="M 437 0 L 367 23 296 40 230 50 165 54 104 51 50 42 0 25 N"/>
            </draw:custom-shape>
            <draw:custom-shape draw:style-name="gr36" draw:text-style-name="P2" draw:layer="layout" svg:width="0.173cm" svg:height="0.227cm" svg:x="23.379cm" svg:y="14.855cm">
              <text:p/>
              <draw:enhanced-geometry svg:viewBox="0 0 214 284" draw:type="non-primitive" draw:enhanced-path="M 0 0 L 68 59 119 110 156 155 182 197 200 239 214 284 N"/>
            </draw:custom-shape>
            <draw:custom-shape draw:style-name="gr36" draw:text-style-name="P2" draw:layer="layout" svg:width="0.024cm" svg:height="0.385cm" svg:x="23.553cm" svg:y="15.083cm">
              <text:p/>
              <draw:enhanced-geometry svg:viewBox="0 0 34 473" draw:type="non-primitive" draw:enhanced-path="M 0 0 L 8 48 14 115 20 192 25 273 29 349 31 414 32 458 34 473 N"/>
            </draw:custom-shape>
            <draw:custom-shape draw:style-name="gr36" draw:text-style-name="P2" draw:layer="layout" svg:width="0.097cm" svg:height="0.531cm" svg:x="21.194cm" svg:y="13.402cm">
              <text:p/>
              <draw:enhanced-geometry svg:viewBox="0 0 119 651" draw:type="non-primitive" draw:enhanced-path="M 0 0 L 23 33 45 74 63 120 79 171 92 227 103 286 111 346 117 408 119 470 119 532 115 592 108 651 N"/>
            </draw:custom-shape>
            <draw:custom-shape draw:style-name="gr36" draw:text-style-name="P2" draw:layer="layout" svg:width="0.097cm" svg:height="1.266cm" svg:x="21.186cm" svg:y="13.934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6" draw:text-style-name="P2" draw:layer="layout" svg:width="0.239cm" svg:height="1.007cm" svg:x="19.903cm" svg:y="13.04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6" draw:text-style-name="P2" draw:layer="layout" svg:width="0.085cm" svg:height="0.43cm" svg:x="19.818cm" svg:y="14.048cm">
              <text:p/>
              <draw:enhanced-geometry svg:viewBox="0 0 107 533" draw:type="non-primitive" draw:enhanced-path="M 107 0 L 93 53 78 121 63 196 47 276 32 354 20 424 9 481 3 518 0 533 N"/>
            </draw:custom-shape>
            <draw:custom-shape draw:style-name="gr36" draw:text-style-name="P2" draw:layer="layout" svg:width="0.057cm" svg:height="0.508cm" svg:x="19.083cm" svg:y="15.123cm">
              <text:p/>
              <draw:enhanced-geometry svg:viewBox="0 0 73 626" draw:type="non-primitive" draw:enhanced-path="M 0 626 L 10 571 22 517 33 462 44 406 54 351 62 294 69 238 73 180 71 121 67 61 57 0 N"/>
            </draw:custom-shape>
            <draw:custom-shape draw:style-name="gr36" draw:text-style-name="P2" draw:layer="layout" svg:width="0.341cm" svg:height="1.112cm" svg:x="19.124cm" svg:y="14.011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6" draw:text-style-name="P2" draw:layer="layout" svg:width="0.21cm" svg:height="0.495cm" svg:x="19.644cm" svg:y="12.858cm">
              <text:p/>
              <draw:enhanced-geometry svg:viewBox="0 0 260 613" draw:type="non-primitive" draw:enhanced-path="M 260 0 L 252 32 242 61 228 92 211 122 192 157 171 197 146 242 120 295 92 358 63 430 33 515 0 613 N"/>
            </draw:custom-shape>
            <draw:custom-shape draw:style-name="gr36" draw:text-style-name="P2" draw:layer="layout" svg:width="0.649cm" svg:height="1.441cm" svg:x="18.994cm" svg:y="13.353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6" draw:text-style-name="P2" draw:layer="layout" svg:width="0.21cm" svg:height="0.56cm" svg:x="18.783cm" svg:y="14.794cm">
              <text:p/>
              <draw:enhanced-geometry svg:viewBox="0 0 262 688" draw:type="non-primitive" draw:enhanced-path="M 262 0 L 240 45 216 89 191 132 164 174 138 217 112 260 87 304 65 351 44 398 27 449 14 504 5 560 0 621 3 688 N"/>
            </draw:custom-shape>
            <draw:custom-shape draw:style-name="gr36" draw:text-style-name="P2" draw:layer="layout" svg:width="0.097cm" svg:height="0.344cm" svg:x="18.689cm" svg:y="15.355cm">
              <text:p/>
              <draw:enhanced-geometry svg:viewBox="0 0 123 426" draw:type="non-primitive" draw:enhanced-path="M 118 0 L 123 107 122 193 115 258 102 310 84 349 61 378 33 403 0 426 N"/>
            </draw:custom-shape>
            <draw:custom-shape draw:style-name="gr36" draw:text-style-name="P2" draw:layer="layout" svg:width="0.048cm" svg:height="0.288cm" svg:x="18.689cm" svg:y="15.411cm">
              <text:p/>
              <draw:enhanced-geometry svg:viewBox="0 0 63 356" draw:type="non-primitive" draw:enhanced-path="M 0 356 L 22 300 43 237 58 169 63 102 56 44 36 0 N"/>
            </draw:custom-shape>
            <draw:custom-shape draw:style-name="gr36" draw:text-style-name="P2" draw:layer="layout" svg:width="0.114cm" svg:height="0.19cm" svg:x="19.424cm" svg:y="15.623cm">
              <text:p/>
              <draw:enhanced-geometry svg:viewBox="0 0 141 236" draw:type="non-primitive" draw:enhanced-path="M 0 236 L 64 167 110 119 136 83 141 47 119 0 N"/>
            </draw:custom-shape>
            <draw:custom-shape draw:style-name="gr36" draw:text-style-name="P2" draw:layer="layout" svg:width="0.089cm" svg:height="0.296cm" svg:x="19.509cm" svg:y="15.327cm">
              <text:p/>
              <draw:enhanced-geometry svg:viewBox="0 0 106 367" draw:type="non-primitive" draw:enhanced-path="M 13 367 L 0 317 5 253 24 183 50 115 78 56 98 16 106 0 N"/>
            </draw:custom-shape>
            <draw:custom-shape draw:style-name="gr36" draw:text-style-name="P2" draw:layer="layout" svg:width="0.178cm" svg:height="0.296cm" svg:x="19.42cm" svg:y="15.327cm">
              <text:p/>
              <draw:enhanced-geometry svg:viewBox="0 0 220 367" draw:type="non-primitive" draw:enhanced-path="M 220 0 L 159 69 108 125 66 173 34 215 13 252 1 287 0 326 8 367 N"/>
            </draw:custom-shape>
            <draw:custom-shape draw:style-name="gr36" draw:text-style-name="P2" draw:layer="layout" svg:width="0.198cm" svg:height="0.21cm" svg:x="19.225cm" svg:y="15.623cm">
              <text:p/>
              <draw:enhanced-geometry svg:viewBox="0 0 248 261" draw:type="non-primitive" draw:enhanced-path="M 248 0 L 246 52 215 104 166 152 109 195 56 230 16 253 0 261 N"/>
            </draw:custom-shape>
            <draw:custom-shape draw:style-name="gr36" draw:text-style-name="P2" draw:layer="layout" svg:width="0.104cm" svg:height="0.511cm" svg:x="18.811cm" svg:y="15.286cm">
              <text:p/>
              <draw:enhanced-geometry svg:viewBox="0 0 131 628" draw:type="non-primitive" draw:enhanced-path="M 0 628 L 28 576 51 513 71 442 88 367 100 290 110 215 118 147 124 89 128 42 131 12 131 0 N"/>
            </draw:custom-shape>
            <draw:custom-shape draw:style-name="gr36" draw:text-style-name="P2" draw:layer="layout" svg:width="0.085cm" svg:height="0.527cm" svg:x="18.888cm" svg:y="15.286cm">
              <text:p/>
              <draw:enhanced-geometry svg:viewBox="0 0 105 651" draw:type="non-primitive" draw:enhanced-path="M 34 0 L 60 57 80 115 94 173 101 233 105 292 104 351 97 407 88 460 74 508 58 554 40 592 21 625 0 651 N"/>
            </draw:custom-shape>
            <draw:custom-shape draw:style-name="gr36" draw:text-style-name="P2" draw:layer="layout" svg:width="0.117cm" svg:height="0.259cm" svg:x="18.559cm" svg:y="15.355cm">
              <text:p/>
              <draw:enhanced-geometry svg:viewBox="0 0 146 318" draw:type="non-primitive" draw:enhanced-path="M 146 0 L 81 23 37 58 11 103 0 152 0 200 7 246 16 283 25 309 29 318 N"/>
            </draw:custom-shape>
            <draw:custom-shape draw:style-name="gr36" draw:text-style-name="P2" draw:layer="layout" svg:width="0.092cm" svg:height="0.259cm" svg:x="18.584cm" svg:y="15.355cm">
              <text:p/>
              <draw:enhanced-geometry svg:viewBox="0 0 117 318" draw:type="non-primitive" draw:enhanced-path="M 0 318 L 21 231 52 145 83 71 108 19 117 0 N"/>
            </draw:custom-shape>
            <draw:custom-shape draw:style-name="gr36" draw:text-style-name="P2" draw:layer="layout" svg:width="0.073cm" svg:height="0.21cm" svg:x="18.433cm" svg:y="15.315cm">
              <text:p/>
              <draw:enhanced-geometry svg:viewBox="0 0 88 261" draw:type="non-primitive" draw:enhanced-path="M 52 261 L 28 221 11 195 1 178 0 162 6 143 22 114 49 68 88 0 N"/>
            </draw:custom-shape>
            <draw:custom-shape draw:style-name="gr36" draw:text-style-name="P2" draw:layer="layout" svg:width="0.267cm" svg:height="0.508cm" svg:x="18.507cm" svg:y="14.806cm">
              <text:p/>
              <draw:enhanced-geometry svg:viewBox="0 0 330 627" draw:type="non-primitive" draw:enhanced-path="M 0 627 L 30 574 62 520 94 465 125 409 157 355 188 300 217 247 244 194 270 143 293 93 313 46 330 0 N"/>
            </draw:custom-shape>
            <draw:custom-shape draw:style-name="gr36" draw:text-style-name="P2" draw:layer="layout" svg:width="0.182cm" svg:height="0.421cm" svg:x="18.775cm" svg:y="14.385cm">
              <text:p/>
              <draw:enhanced-geometry svg:viewBox="0 0 223 521" draw:type="non-primitive" draw:enhanced-path="M 0 521 L 23 456 52 383 84 308 118 231 150 159 179 96 202 45 217 12 223 0 N"/>
            </draw:custom-shape>
            <draw:custom-shape draw:style-name="gr36" draw:text-style-name="P2" draw:layer="layout" svg:width="0.048cm" svg:height="0.231cm" svg:x="19.883cm" svg:y="12.444cm">
              <text:p/>
              <draw:enhanced-geometry svg:viewBox="0 0 60 284" draw:type="non-primitive" draw:enhanced-path="M 60 284 L 20 199 3 106 0 30 1 0 N"/>
            </draw:custom-shape>
            <draw:custom-shape draw:style-name="gr36" draw:text-style-name="P2" draw:layer="layout" svg:width="0.032cm" svg:height="0.24cm" svg:x="19.749cm" svg:y="12.597cm">
              <text:p/>
              <draw:enhanced-geometry svg:viewBox="0 0 36 295" draw:type="non-primitive" draw:enhanced-path="M 36 295 L 16 205 4 107 1 31 0 0 N"/>
            </draw:custom-shape>
            <draw:custom-shape draw:style-name="gr36" draw:text-style-name="P2" draw:layer="layout" svg:width="0.036cm" svg:height="0.686cm" svg:x="19.578cm" svg:y="12.508cm">
              <text:p/>
              <draw:enhanced-geometry svg:viewBox="0 0 44 841" draw:type="non-primitive" draw:enhanced-path="M 23 0 L 33 83 40 166 43 246 44 325 43 402 41 475 36 544 31 607 25 665 19 716 14 759 8 794 4 820 1 836 0 841 N"/>
            </draw:custom-shape>
            <draw:custom-shape draw:style-name="gr36" draw:text-style-name="P2" draw:layer="layout" svg:width="0.065cm" svg:height="0.576cm" svg:x="19.245cm" svg:y="12.992cm">
              <text:p/>
              <draw:enhanced-geometry svg:viewBox="0 0 79 710" draw:type="non-primitive" draw:enhanced-path="M 31 710 L 14 655 4 594 0 526 1 455 6 383 15 311 26 241 38 177 51 119 61 70 71 33 77 9 79 0 N"/>
            </draw:custom-shape>
            <draw:custom-shape draw:style-name="gr36" draw:text-style-name="P2" draw:layer="layout" svg:width="0.21cm" svg:height="0.824cm" svg:x="18.88cm" svg:y="13.434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6" draw:text-style-name="P2" draw:layer="layout" svg:width="0.048cm" svg:height="0.385cm" svg:x="18.648cm" svg:y="14.316cm">
              <text:p/>
              <draw:enhanced-geometry svg:viewBox="0 0 60 473" draw:type="non-primitive" draw:enhanced-path="M 60 0 L 44 116 31 214 21 296 13 361 7 411 4 446 1 467 0 473 N"/>
            </draw:custom-shape>
            <draw:custom-shape draw:style-name="gr36" draw:text-style-name="P2" draw:layer="layout" svg:width="0.276cm" svg:height="0.276cm" svg:x="18.372cm" svg:y="14.701cm">
              <text:p/>
              <draw:enhanced-geometry svg:viewBox="0 0 340 343" draw:type="non-primitive" draw:enhanced-path="M 340 0 L 269 73 203 138 144 197 95 247 54 288 25 318 5 338 0 343 N"/>
            </draw:custom-shape>
            <draw:custom-shape draw:style-name="gr36" draw:text-style-name="P2" draw:layer="layout" svg:width="0.141cm" svg:height="0.251cm" svg:x="18.231cm" svg:y="14.978cm">
              <text:p/>
              <draw:enhanced-geometry svg:viewBox="0 0 177 308" draw:type="non-primitive" draw:enhanced-path="M 177 0 L 149 73 126 135 102 189 76 236 43 275 0 308 N"/>
            </draw:custom-shape>
            <draw:custom-shape draw:style-name="gr36" draw:text-style-name="P2" draw:layer="layout" svg:width="0.28cm" svg:height="0.645cm" svg:x="18.591cm" svg:y="12.452cm">
              <text:p/>
              <draw:enhanced-geometry svg:viewBox="0 0 343 795" draw:type="non-primitive" draw:enhanced-path="M 343 0 L 309 60 276 115 246 168 216 216 189 263 164 307 140 351 118 394 97 437 79 480 62 525 46 573 33 622 20 676 9 732 0 795 N"/>
            </draw:custom-shape>
            <draw:custom-shape draw:style-name="gr36" draw:text-style-name="P2" draw:layer="layout" svg:width="0.409cm" svg:height="0.929cm" svg:x="18.182cm" svg:y="13.097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6" draw:text-style-name="P2" draw:layer="layout" svg:width="0.15cm" svg:height="0.146cm" svg:x="20.537cm" svg:y="14.259cm">
              <text:p/>
              <draw:enhanced-geometry svg:viewBox="0 0 188 178" draw:type="non-primitive" draw:enhanced-path="M 0 178 L 34 127 56 93 69 70 83 54 102 42 135 25 188 0 N"/>
            </draw:custom-shape>
            <draw:custom-shape draw:style-name="gr36" draw:text-style-name="P2" draw:layer="layout" svg:width="0.267cm" svg:height="0.296cm" svg:x="20.687cm" svg:y="13.962cm">
              <text:p/>
              <draw:enhanced-geometry svg:viewBox="0 0 330 366" draw:type="non-primitive" draw:enhanced-path="M 0 366 L 58 331 115 279 171 219 222 157 266 98 300 47 323 13 330 0 N"/>
            </draw:custom-shape>
            <draw:custom-shape draw:style-name="gr36" draw:text-style-name="P2" draw:layer="layout" svg:width="0.105cm" svg:height="1.006cm" svg:x="20.861cm" svg:y="12.956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6" draw:text-style-name="P2" draw:layer="layout" svg:width="0.081cm" svg:height="0.385cm" svg:x="20.939cm" svg:y="13.796cm">
            <text:p/>
            <draw:enhanced-geometry svg:viewBox="0 0 100 473" draw:type="non-primitive" draw:enhanced-path="M 83 0 L 96 84 100 157 98 222 89 280 74 334 53 382 28 429 0 473 N"/>
          </draw:custom-shape>
          <draw:custom-shape draw:style-name="gr36" draw:text-style-name="P2" draw:layer="layout" svg:width="0.117cm" svg:height="0.288cm" svg:x="20.822cm" svg:y="14.182cm">
            <text:p/>
            <draw:enhanced-geometry svg:viewBox="0 0 142 355" draw:type="non-primitive" draw:enhanced-path="M 142 0 L 112 53 94 110 80 167 69 223 54 274 33 319 0 355 N"/>
          </draw:custom-shape>
          <draw:custom-shape draw:style-name="gr36" draw:text-style-name="P2" draw:layer="layout" svg:width="0.267cm" svg:height="0.052cm" svg:x="20.554cm" svg:y="14.435cm">
            <text:p/>
            <draw:enhanced-geometry svg:viewBox="0 0 329 68" draw:type="non-primitive" draw:enhanced-path="M 329 47 L 273 68 202 65 129 50 63 27 17 8 0 0 N"/>
          </draw:custom-shape>
          <draw:custom-shape draw:style-name="gr36" draw:text-style-name="P2" draw:layer="layout" svg:width="0.04cm" svg:height="0.507cm" svg:x="21.35cm" svg:y="13.781cm">
            <text:p/>
            <draw:enhanced-geometry svg:viewBox="0 0 51 626" draw:type="non-primitive" draw:enhanced-path="M 0 0 L 13 83 24 154 34 214 42 267 49 316 51 361 51 405 48 452 41 503 29 559 12 626 N"/>
          </draw:custom-shape>
          <draw:custom-shape draw:style-name="gr36" draw:text-style-name="P2" draw:layer="layout" svg:width="0.133cm" svg:height="0.856cm" svg:x="21.224cm" svg:y="14.288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7" draw:text-style-name="P2" draw:layer="layout" svg:width="0.86cm" svg:height="1.429cm" svg:x="18.958cm" svg:y="14.463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6" draw:text-style-name="P2" draw:layer="layout" svg:width="0.478cm" svg:height="1.429cm" svg:x="18.698cm" svg:y="12.571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6" draw:text-style-name="P2" draw:layer="layout" svg:width="0.556cm" svg:height="0.778cm" svg:x="18.142cm" svg:y="14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6" draw:text-style-name="P2" draw:layer="layout" svg:width="0.134cm" svg:height="0.414cm" svg:x="18.008cm" svg:y="14.779cm">
            <text:p/>
            <draw:enhanced-geometry svg:viewBox="0 0 167 509" draw:type="non-primitive" draw:enhanced-path="M 167 0 L 121 47 85 103 58 168 37 236 22 304 12 367 5 424 3 468 2 497 0 509 N"/>
          </draw:custom-shape>
          <draw:custom-shape draw:style-name="gr36" draw:text-style-name="P2" draw:layer="layout" svg:width="0.097cm" svg:height="0.559cm" svg:x="18.008cm" svg:y="14.633cm">
            <text:p/>
            <draw:enhanced-geometry svg:viewBox="0 0 120 686" draw:type="non-primitive" draw:enhanced-path="M 1 686 L 0 623 0 562 3 500 6 440 13 380 21 321 32 263 44 208 60 153 77 100 98 50 120 0 N"/>
          </draw:custom-shape>
          <draw:custom-shape draw:style-name="gr36" draw:text-style-name="P2" draw:layer="layout" svg:width="0.499cm" svg:height="0.901cm" svg:x="18.106cm" svg:y="13.732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6" draw:text-style-name="P2" draw:layer="layout" svg:width="0.296cm" svg:height="0.852cm" svg:x="18.605cm" svg:y="12.879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6" draw:text-style-name="P2" draw:layer="layout" svg:width="0.402cm" svg:height="0.937cm" svg:x="18.5cm" svg:y="12.879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6" draw:text-style-name="P2" draw:layer="layout" svg:width="0.442cm" svg:height="0.759cm" svg:x="18.057cm" svg:y="13.817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6" draw:text-style-name="P2" draw:layer="layout" svg:width="0.121cm" svg:height="0.478cm" svg:x="17.935cm" svg:y="14.576cm">
            <text:p/>
            <draw:enhanced-geometry svg:viewBox="0 0 152 592" draw:type="non-primitive" draw:enhanced-path="M 152 0 L 128 53 105 107 83 160 65 214 48 270 34 324 21 378 12 433 5 487 1 540 0 592 N"/>
          </draw:custom-shape>
          <draw:custom-shape draw:style-name="gr34" draw:text-style-name="P2" draw:layer="layout" svg:width="0.113cm" svg:height="0.097cm" svg:x="22.885cm" svg:y="10.191cm">
            <text:p/>
            <draw:enhanced-geometry svg:viewBox="0 0 139 122" draw:type="non-primitive" draw:enhanced-path="M 108 5 L 127 38 139 74 124 107 124 107 76 113 47 120 38 122 38 122 8 81 0 39 14 0 14 0 64 1 96 4 108 5 108 5 108 5 Z N"/>
          </draw:custom-shape>
          <draw:custom-shape draw:style-name="gr34" draw:text-style-name="P2" draw:layer="layout" svg:width="0.06cm" svg:height="0.096cm" svg:x="22.543cm" svg:y="10.183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13" presentation:class="page"/>
          <draw:frame presentation:style-name="pr4" draw:layer="layout" svg:width="14.394cm" svg:height="11.499cm" svg:x="2.963cm" svg:y="11.861cm" presentation:class="notes" presentation:placeholder="true">
            <draw:text-box/>
          </draw:frame>
        </presentation:notes>
      </draw:page>
      <draw:page draw:name="page14"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5" draw:layer="layout" svg:width="23.363cm" svg:height="17.185cm" svg:x="3.597cm" svg:y="1.058cm" presentation:class="outline" presentation:placeholder="true" presentation:user-transformed="true">
          <draw:text-box/>
        </draw:frame>
        <draw:custom-shape draw:style-name="gr7" draw:text-style-name="P2" draw:layer="layout" svg:width="3.202cm" svg:height="3.295cm" svg:x="3.757cm" svg:y="4.123cm">
          <text:p text:style-name="P9"><text:span text:style-name="T19"></text:span></text:p>
          <draw:enhanced-geometry svg:viewBox="0 0 21600 21600" draw:type="rectangle" draw:enhanced-path="M 0 0 L 21600 0 21600 21600 0 21600 0 0 Z N"/>
        </draw:custom-shape>
        <draw:custom-shape draw:style-name="gr3" draw:text-style-name="P2" draw:layer="layout" svg:width="10.799cm" svg:height="4.317cm" svg:x="6.156cm" svg:y="11.615cm">
          <text:p text:style-name="P6"><text:span text:style-name="T6">int </text:span><text:span text:style-name="T15">table[][] = </text:span></text:p>
          <text:p text:style-name="P6"><text:span text:style-name="T15">{ </text:span></text:p>
          <text:p text:style-name="P6"><text:span text:style-name="T15"><text:s text:c="3"/></text:span><text:span text:style-name="T15">{ 1, 2, 3 },</text:span></text:p>
          <text:p text:style-name="P6"><text:span text:style-name="T15"><text:s text:c="3"/></text:span><text:span text:style-name="T15">{ 4, 5, 6 } </text:span></text:p>
          <text:p text:style-name="P6"><text:span text:style-name="T15">};</text:span></text:p>
          <draw:enhanced-geometry svg:viewBox="0 0 21600 21600" draw:type="mso-spt202" draw:enhanced-path="M 0 0 L 21600 0 21600 21600 0 21600 0 0 Z N"/>
        </draw:custom-shape>
        <draw:custom-shape draw:style-name="gr7" draw:text-style-name="P2" draw:layer="layout" svg:width="2.417cm" svg:height="2.787cm" svg:x="3.942cm" svg:y="12.219cm">
          <text:p text:style-name="P9"><text:span text:style-name="T16"></text:span></text:p>
          <draw:enhanced-geometry svg:viewBox="0 0 21600 21600" draw:type="rectangle" draw:enhanced-path="M 0 0 L 21600 0 21600 21600 0 21600 0 0 Z N"/>
        </draw:custom-shape>
        <draw:custom-shape draw:style-name="gr3" draw:text-style-name="P2" draw:layer="layout" svg:width="10.799cm" svg:height="4.317cm" svg:x="6.156cm" svg:y="3.722cm">
          <text:p text:style-name="P6"><text:span text:style-name="T6">int </text:span><text:span text:style-name="T15">table[] = </text:span></text:p>
          <text:p text:style-name="P6"><text:span text:style-name="T15">{ </text:span></text:p>
          <text:p text:style-name="P6"><text:span text:style-name="T15"><text:s text:c="3"/></text:span><text:span text:style-name="T15">1, 2, 3,</text:span></text:p>
          <text:p text:style-name="P6"><text:span text:style-name="T15"><text:s text:c="3"/></text:span><text:span text:style-name="T15">4, 5, 6 </text:span></text:p>
          <text:p text:style-name="P6"><text:span text:style-name="T15">};</text:span></text:p>
          <draw:enhanced-geometry svg:viewBox="0 0 21600 21600" draw:type="mso-spt202" draw:enhanced-path="M 0 0 L 21600 0 21600 21600 0 21600 0 0 Z N"/>
        </draw:custom-shape>
        <draw:custom-shape draw:style-name="gr41" draw:text-style-name="P2" draw:layer="layout" svg:width="7.854cm" svg:height="1.273cm" svg:x="17.152cm" svg:y="3.726cm">
          <text:p text:style-name="P9"><text:span text:style-name="T14">this is conforming</text:span></text:p>
          <draw:enhanced-geometry svg:viewBox="0 0 21600 21600" draw:type="mso-spt202" draw:enhanced-path="M 0 0 L 21600 0 21600 21600 0 21600 0 0 Z N"/>
        </draw:custom-shape>
        <draw:custom-shape draw:style-name="gr41" draw:text-style-name="P2" draw:layer="layout" svg:width="9.407cm" svg:height="1.273cm" svg:x="17.348cm" svg:y="11.615cm">
          <text:p text:style-name="P9"><text:span text:style-name="T14">this is not conforming</text:span></text:p>
          <draw:enhanced-geometry svg:viewBox="0 0 21600 21600" draw:type="mso-spt202" draw:enhanced-path="M 0 0 L 21600 0 21600 21600 0 21600 0 0 Z N"/>
        </draw:custom-shape>
        <draw:line draw:style-name="gr14" draw:text-style-name="P7" draw:layer="layout" svg:x1="10.76cm" svg:y1="10.526cm" svg:x2="11.558cm" svg:y2="11.725cm">
          <text:p/>
        </draw:line>
        <draw:line draw:style-name="gr14" draw:text-style-name="P7" draw:layer="layout" svg:x1="13.357cm" svg:y1="10.526cm" svg:x2="12.559cm" svg:y2="11.725cm">
          <text:p/>
        </draw:line>
        <draw:custom-shape draw:style-name="gr7" draw:text-style-name="P2" draw:layer="layout" svg:width="3.201cm" svg:height="1.94cm" svg:x="9.556cm" svg:y="9.587cm">
          <text:p text:style-name="P9"><text:span text:style-name="T20"></text:span></text:p>
          <draw:enhanced-geometry svg:viewBox="0 0 21600 21600" draw:type="rectangle" draw:enhanced-path="M 0 0 L 21600 0 21600 21600 0 21600 0 0 Z N"/>
        </draw:custom-shape>
        <draw:custom-shape draw:style-name="gr7" draw:text-style-name="P2" draw:layer="layout" svg:width="2.416cm" svg:height="1.94cm" svg:x="13.159cm" svg:y="9.587cm">
          <text:p text:style-name="P9"><text:span text:style-name="T21"></text:span></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14" presentation:class="page"/>
          <draw:frame presentation:style-name="pr4" draw:layer="layout" svg:width="14.394cm" svg:height="11.499cm" svg:x="2.963cm" svg:y="11.861cm" presentation:class="notes" presentation:placeholder="true">
            <draw:text-box/>
          </draw:frame>
        </presentation:notes>
      </draw:page>
      <draw:page draw:name="function declarator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22">function declarator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6.7.5.3 Function declarators</text:span></text:p>
                <text:list text:style-name="L4">
                  <text:list-item>
                    <text:p text:style-name="P5"><text:span text:style-name="T3">para 12 - If the function declarator is not part of a definition of that function, parameters may have incomplete types…</text:span></text:p>
                  </text:list-item>
                </text:list>
                <text:p text:style-name="P4"><text:span text:style-name="T3"/></text:p>
              </text:list-item>
            </text:list>
          </draw:text-box>
        </draw:frame>
        <draw:custom-shape draw:style-name="gr3" draw:text-style-name="P2" draw:layer="layout" svg:width="12.802cm" svg:height="8.174cm" svg:x="9.456cm" svg:y="8.158cm">
          <text:p text:style-name="P6"><text:span text:style-name="T23"/></text:p>
          <text:p text:style-name="P6"><text:span text:style-name="T24">typedef</text:span><text:span text:style-name="T23"> </text:span><text:span text:style-name="T24">struct</text:span><text:span text:style-name="T23"> wibble wibble;</text:span></text:p>
          <text:p text:style-name="P6"><text:span text:style-name="T23"/></text:p>
          <text:p text:style-name="P6"><text:span text:style-name="T23"/></text:p>
          <text:p text:style-name="P6"><text:span text:style-name="T23">wibble value_return(</text:span><text:span text:style-name="T24">void</text:span><text:span text:style-name="T23">);</text:span></text:p>
          <text:p text:style-name="P6"><text:span text:style-name="T23"/></text:p>
          <text:p text:style-name="P6"><text:span text:style-name="T23">wibble * ptr_return(</text:span><text:span text:style-name="T24">void</text:span><text:span text:style-name="T23">);</text:span></text:p>
          <text:p text:style-name="P6"><text:span text:style-name="T23"/></text:p>
          <text:p text:style-name="P6"><text:span text:style-name="T23"/></text:p>
          <text:p text:style-name="P6"><text:span text:style-name="T24">void</text:span><text:span text:style-name="T23"> value_parameter(wibble);</text:span></text:p>
          <text:p text:style-name="P6"><text:span text:style-name="T24"/></text:p>
          <text:p text:style-name="P6"><text:span text:style-name="T24">void</text:span><text:span text:style-name="T23"> <text:s text:c="2"/>ptr_parameter(wibble *);</text:span></text:p>
          <text:p text:style-name="P6"><text:span text:style-name="T23"/></text:p>
          <draw:enhanced-geometry svg:viewBox="0 0 21600 21600" draw:type="mso-spt202" draw:enhanced-path="M 0 0 L 21600 0 21600 21600 0 21600 0 0 Z N"/>
        </draw:custom-shape>
        <draw:custom-shape draw:style-name="gr45" draw:text-style-name="P13" draw:layer="layout" svg:width="2.5cm" svg:height="3.295cm" svg:x="4.2cm" svg:y="8.9cm">
          <text:p text:style-name="P9"><text:span text:style-name="T9"></text:span></text:p>
          <draw:enhanced-geometry svg:viewBox="0 0 21600 21600" draw:type="rectangle" draw:enhanced-path="M 0 0 L 21600 0 21600 21600 0 21600 0 0 Z N"/>
        </draw:custom-shape>
        <draw:custom-shape draw:style-name="gr46" draw:text-style-name="P14" draw:layer="layout" svg:width="2.5cm" svg:height="3.5cm" svg:x="5.972cm" svg:y="9.123cm">
          <text:p text:style-name="P8"><text:span text:style-name="T10"></text:span></text:p>
          <draw:enhanced-geometry svg:viewBox="0 0 21600 21600" draw:type="mso-spt202" draw:enhanced-path="M 0 0 L 21600 0 21600 21600 0 21600 0 0 Z N"/>
        </draw:custom-shape>
        <draw:custom-shape draw:style-name="gr6" draw:text-style-name="P2" draw:layer="layout" svg:width="4.401cm" svg:height="1.023cm" svg:x="4.857cm" svg:y="7.907cm">
          <text:p text:style-name="P9"><text:span text:style-name="T8">no #include </text:span></text:p>
          <draw:enhanced-geometry svg:viewBox="0 0 21600 21600" draw:type="mso-spt202" draw:enhanced-path="M 0 0 L 21600 0 21600 21600 0 21600 0 0 Z N"/>
        </draw:custom-shape>
        <draw:line draw:style-name="gr14" draw:text-style-name="P7" draw:layer="layout" svg:x1="8.857cm" svg:y1="8.506cm" svg:x2="10.457cm" svg:y2="8.506cm">
          <text:p/>
        </draw:line>
        <draw:custom-shape draw:style-name="gr47" draw:text-style-name="P13" draw:layer="layout" svg:width="6.804cm" svg:height="1.023cm" svg:x="18.5cm" svg:y="6.677cm">
          <text:p text:style-name="P9"><text:span text:style-name="T8">forward declaration </text:span></text:p>
          <draw:enhanced-geometry svg:viewBox="0 0 21600 21600" draw:type="mso-spt202" draw:enhanced-path="M 0 0 L 21600 0 21600 21600 0 21600 0 0 Z N"/>
        </draw:custom-shape>
        <draw:line draw:style-name="gr5" draw:text-style-name="P7" draw:layer="layout" svg:x1="16.541cm" svg:y1="7.23cm" svg:x2="18.142cm" svg:y2="7.23cm">
          <text:p/>
        </draw:line>
        <draw:line draw:style-name="gr14" draw:text-style-name="P7" draw:layer="layout" svg:x1="16.448cm" svg:y1="7.2cm" svg:x2="16.448cm" svg:y2="8.7cm">
          <text:p/>
        </draw:line>
        <draw:line draw:style-name="gr14" draw:text-style-name="P7" draw:layer="layout" svg:x1="10.7cm" svg:y1="10.1cm" svg:x2="8.2cm" svg:y2="10.1cm">
          <text:p/>
        </draw:line>
        <draw:line draw:style-name="gr14" draw:text-style-name="P7" draw:layer="layout" svg:x1="18.7cm" svg:y1="13.1cm" svg:x2="23.2cm" svg:y2="13.1cm">
          <text:p/>
        </draw:line>
        <draw:custom-shape draw:style-name="gr7" draw:text-style-name="P2" draw:layer="layout" svg:width="3.201cm" svg:height="3.295cm" svg:x="22.858cm" svg:y="12.215cm">
          <text:p text:style-name="P9"><text:span text:style-name="T9"></text:span></text:p>
          <draw:enhanced-geometry svg:viewBox="0 0 21600 21600" draw:type="rectangle" draw:enhanced-path="M 0 0 L 21600 0 21600 21600 0 21600 0 0 Z N"/>
        </draw:custom-shape>
        <draw:custom-shape draw:style-name="gr6" draw:text-style-name="P2" draw:layer="layout" svg:width="3.193cm" svg:height="2.801cm" svg:x="24.661cm" svg:y="12.409cm">
          <text:p text:style-name="P8"><text:span text:style-name="T10"></text:span></text:p>
          <draw:enhanced-geometry svg:viewBox="0 0 21600 21600" draw:type="mso-spt202" draw:enhanced-path="M 0 0 L 21600 0 21600 21600 0 21600 0 0 Z N"/>
        </draw:custom-shape>
        <draw:line draw:style-name="gr48" draw:layer="layout" svg:x1="10.7cm" svg:y1="10.1cm" svg:x2="10.7cm" svg:y2="10.6cm">
          <text:p/>
        </draw:line>
        <draw:line draw:style-name="gr48" draw:layer="layout" svg:x1="18.7cm" svg:y1="13.1cm" svg:x2="18.7cm" svg:y2="13.6cm">
          <text:p/>
        </draw:line>
        <presentation:notes draw:style-name="dp2">
          <draw:page-thumbnail draw:style-name="gr2" draw:layer="layout" svg:width="13.477cm" svg:height="9.327cm" svg:x="3.126cm" svg:y="1.896cm" draw:page-number="15" presentation:class="page"/>
          <draw:frame presentation:style-name="pr4" draw:layer="layout" svg:width="14.394cm" svg:height="11.499cm" svg:x="2.963cm" svg:y="11.861cm" presentation:class="notes" presentation:placeholder="true">
            <draw:text-box/>
          </draw:frame>
        </presentation:notes>
      </draw:page>
      <draw:page draw:name="dependencie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2">dependencie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manage dependencies aggressively</text:p>
                <text:list text:style-name="L4">
                  <text:list-item>
                    <text:p text:style-name="P5">both physically and logically</text:p>
                  </text:list-item>
                </text:list>
              </text:list-item>
            </text:list>
          </draw:text-box>
        </draw:frame>
        <draw:custom-shape draw:style-name="gr42" draw:text-style-name="P2" draw:layer="layout" svg:width="17.202cm" svg:height="3.309cm" svg:x="6.156cm" svg:y="9.124cm">
          <text:p text:style-name="P9"><text:span text:style-name="T24">struct </text:span><text:span text:style-name="T23">wibble;</text:span></text:p>
          <text:p text:style-name="P9"><text:span text:style-name="T24"/></text:p>
          <text:p text:style-name="P9"><text:span text:style-name="T24">void</text:span><text:span text:style-name="T23"> many_includes(</text:span><text:span text:style-name="T24">struct</text:span><text:span text:style-name="T23"> wibble * ptr);</text:span></text:p>
          <text:p text:style-name="P9"><text:span text:style-name="T24">void</text:span><text:span text:style-name="T23"> are_unnecessary(</text:span><text:span text:style-name="T24">struct</text:span><text:span text:style-name="T23"> wibble value);</text:span></text:p>
          <draw:enhanced-geometry svg:viewBox="0 0 21600 21600" draw:type="mso-spt202" draw:enhanced-path="M 0 0 L 21600 0 21600 21600 0 21600 0 0 Z N"/>
        </draw:custom-shape>
        <draw:custom-shape draw:style-name="gr42" draw:text-style-name="P2" draw:layer="layout" svg:width="17.202cm" svg:height="3.309cm" svg:x="6.156cm" svg:y="4.524cm">
          <text:p text:style-name="P9"><text:span text:style-name="T25">#include "wibble.h"</text:span></text:p>
          <text:p text:style-name="P9"><text:span text:style-name="T25"/></text:p>
          <text:p text:style-name="P9"><text:span text:style-name="T24">void</text:span><text:span text:style-name="T23"> many_includes(wibble * ptr);</text:span></text:p>
          <text:p text:style-name="P9"><text:span text:style-name="T24">void</text:span><text:span text:style-name="T23"> are_unnecessary(wibble value);</text:span></text:p>
          <draw:enhanced-geometry svg:viewBox="0 0 21600 21600" draw:type="mso-spt202" draw:enhanced-path="M 0 0 L 21600 0 21600 21600 0 21600 0 0 Z N"/>
        </draw:custom-shape>
        <draw:custom-shape draw:style-name="gr42" draw:text-style-name="P2" draw:layer="layout" svg:width="17.202cm" svg:height="3.309cm" svg:x="6.156cm" svg:y="14.089cm">
          <text:p text:style-name="P9"><text:span text:style-name="T24">typedef struct </text:span><text:span text:style-name="T23">wibble wibble;</text:span></text:p>
          <text:p text:style-name="P9"><text:span text:style-name="T24"/></text:p>
          <text:p text:style-name="P9"><text:span text:style-name="T24">void</text:span><text:span text:style-name="T23"> many_includes(wibble * ptr);</text:span></text:p>
          <text:p text:style-name="P9"><text:span text:style-name="T24">void</text:span><text:span text:style-name="T23"> are_unnecessary(wibble value);</text:span></text:p>
          <draw:enhanced-geometry svg:viewBox="0 0 21600 21600" draw:type="mso-spt202" draw:enhanced-path="M 0 0 L 21600 0 21600 21600 0 21600 0 0 Z N"/>
        </draw:custom-shape>
        <draw:custom-shape draw:style-name="gr49" draw:text-style-name="P2" draw:layer="layout" svg:width="1.6cm" svg:height="2.456cm" svg:x="22.556cm" svg:y="6.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3.202cm" svg:height="3.295cm" svg:x="24.156cm" svg:y="8.925cm">
          <text:p text:style-name="P9"><text:span text:style-name="T9"></text:span></text:p>
          <draw:enhanced-geometry svg:viewBox="0 0 21600 21600" draw:type="rectangle" draw:enhanced-path="M 0 0 L 21600 0 21600 21600 0 21600 0 0 Z N"/>
        </draw:custom-shape>
        <draw:custom-shape draw:style-name="gr7" draw:text-style-name="P2" draw:layer="layout" svg:width="3.202cm" svg:height="3.295cm" svg:x="24.156cm" svg:y="13.538cm">
          <text:p text:style-name="P9"><text:span text:style-name="T9"></text:span></text:p>
          <draw:enhanced-geometry svg:viewBox="0 0 21600 21600" draw:type="rectangle" draw:enhanced-path="M 0 0 L 21600 0 21600 21600 0 21600 0 0 Z N"/>
        </draw:custom-shape>
        <draw:line draw:style-name="gr14" draw:text-style-name="P7" draw:layer="layout" svg:x1="3.956cm" svg:y1="5.124cm" svg:x2="6.156cm" svg:y2="5.124cm">
          <text:p/>
        </draw:line>
        <draw:custom-shape draw:style-name="gr41" draw:text-style-name="P2" draw:layer="layout" svg:width="1.453cm" svg:height="2.797cm" svg:x="24.155cm" svg:y="4.524cm">
          <text:p text:style-name="P3"><text:span text:style-name="T26">?</text:span></text:p>
          <draw:enhanced-geometry svg:viewBox="0 0 21600 21600" draw:type="mso-spt202" draw:enhanced-path="M 0 0 L 21600 0 21600 21600 0 21600 0 0 Z N"/>
        </draw:custom-shape>
        <draw:line draw:style-name="gr14" draw:text-style-name="P7" draw:layer="layout" svg:x1="3.956cm" svg:y1="9.723cm" svg:x2="6.156cm" svg:y2="9.723cm">
          <text:p/>
        </draw:line>
        <draw:line draw:style-name="gr14" draw:text-style-name="P7" draw:layer="layout" svg:x1="3.956cm" svg:y1="14.631cm" svg:x2="6.156cm" svg:y2="14.631cm">
          <text:p/>
        </draw:line>
        <presentation:notes draw:style-name="dp2">
          <draw:page-thumbnail draw:style-name="gr2" draw:layer="layout" svg:width="13.472cm" svg:height="9.327cm" svg:x="3.126cm" svg:y="1.896cm" draw:page-number="16" presentation:class="page"/>
          <draw:frame presentation:style-name="pr6" draw:text-style-name="P2" draw:layer="layout" svg:width="14.394cm" svg:height="11.242cm" svg:x="2.963cm" svg:y="11.861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msArrowEnd_20_8" draw:display-name="msArrowEnd 8" svg:viewBox="0 0 355 213" svg:d="m178 0 177 213h-355z"/>
    <draw:marker draw:name="msArrowOpenEnd_20_5" draw:display-name="msArrowOpenEnd 5" svg:viewBox="0 0 320 320" svg:d="m160 0 160 291-48 29-112-205-112 205-48-29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3333cc"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Wingdings" style:font-pitch="variable" style:font-charset="x-symbol" fo:color="#cc9900" fo:font-size="100%"/>
          </text:list-level-style-bullet>
          <text:list-level-style-bullet text:level="3" text:bullet-char="">
            <style:list-level-properties text:space-before="2.54cm"/>
            <style:text-properties fo:font-family="Wingdings" style:font-pitch="variable" style:font-charset="x-symbol" fo:color="#cc9900" fo:font-size="100%"/>
          </text:list-level-style-bullet>
          <text:list-level-style-bullet text:level="4" text:bullet-char="–">
            <style:list-level-properties text:space-before="3.81cm"/>
            <style:text-properties fo:font-family="Arial" style:font-family-generic="swiss" style:font-pitch="variable" fo:color="#cc9900" fo:font-size="100%"/>
          </text:list-level-style-bullet>
          <text:list-level-style-bullet text:level="5" text:bullet-char="•">
            <style:list-level-properties text:space-before="5.08cm"/>
            <style:text-properties fo:font-family="Arial" style:font-family-generic="swiss" style:font-pitch="variable" fo:color="#cc9900" fo:font-size="100%"/>
          </text:list-level-style-bullet>
          <text:list-level-style-bullet text:level="6" text:bullet-char="•">
            <style:list-level-properties text:space-before="5.08cm"/>
            <style:text-properties fo:font-family="Arial" style:font-family-generic="swiss" style:font-pitch="variable" fo:color="#cc9900" fo:font-size="100%"/>
          </text:list-level-style-bullet>
          <text:list-level-style-bullet text:level="7" text:bullet-char="•">
            <style:list-level-properties text:space-before="5.08cm"/>
            <style:text-properties fo:font-family="Arial" style:font-family-generic="swiss" style:font-pitch="variable" fo:color="#cc9900" fo:font-size="100%"/>
          </text:list-level-style-bullet>
          <text:list-level-style-bullet text:level="8" text:bullet-char="•">
            <style:list-level-properties text:space-before="5.08cm"/>
            <style:text-properties fo:font-family="Arial" style:font-family-generic="swiss" style:font-pitch="variable" fo:color="#cc9900" fo:font-size="100%"/>
          </text:list-level-style-bullet>
          <text:list-level-style-bullet text:level="9" text:bullet-char="•">
            <style:list-level-properties text:space-before="5.08cm"/>
            <style:text-properties fo:font-family="Arial" style:font-family-generic="swiss" style:font-pitch="variable" fo:color="#cc9900" fo:font-size="100%"/>
          </text:list-level-style-bullet>
          <text:list-level-style-bullet text:level="10" text:bullet-char="•">
            <style:list-level-properties text:space-before="5.08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fff00" style:text-outline="false" style:text-line-through-style="none" style:text-position="0% 100%" fo:font-family="Arial" style:font-pitch="variable" fo:font-size="44pt" fo:font-style="normal" fo:text-shadow="1pt 1pt" style:text-underline-style="none" fo:font-weight="bold" style:font-family-asian="Arial"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3333cc"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Mgr4"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00cc99" draw:textarea-horizontal-align="center" draw:textarea-vertical-align="middle" draw:auto-grow-height="false" draw:auto-grow-width="false" fo:min-height="1.272cm" fo:min-width="0cm" fo:padding-top="0.128cm" fo:padding-bottom="0.128cm" fo:padding-left="0.256cm" fo:padding-right="0.256cm" fo:wrap-option="no-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writing-mode="lr-tb"/>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ial" style:font-pitch="variable" fo:font-size="16pt" fo:language="en" fo:country="GB" fo:text-shadow="1pt 1pt" fo:font-weight="bold" style:font-size-asian="16pt" style:font-weight-asian="bold" style:font-size-complex="16pt" style:font-weight-complex="bold"/>
    </style:style>
    <style:style style:name="MT3" style:family="text">
      <style:text-properties fo:font-size="10pt" fo:language="en" fo:country="GB" fo:font-style="italic" style:font-size-asian="10pt" style:font-style-asian="italic" style:font-size-complex="10pt" style:font-style-complex="italic"/>
    </style:style>
    <style:style style:name="MT4"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thumbnail draw:layer="backgroundobjects" svg:width="8.364cm" svg:height="5.789cm" svg:x="1cm" svg:y="16.754cm"/>
      <draw:page-thumbnail draw:layer="backgroundobjects" svg:width="8.364cm" svg:height="5.789cm" svg:x="10.365cm" svg:y="2.434cm"/>
      <draw:page-thumbnail draw:layer="backgroundobjects" svg:width="8.364cm" svg:height="5.789cm" svg:x="10.365cm" svg:y="9.594cm"/>
      <draw:page-thumbnail draw:layer="backgroundobjects" svg:width="8.364cm" svg:height="5.789cm" svg:x="10.365cm" svg:y="16.754cm"/>
      <draw:frame draw:style-name="Mgr1" draw:text-style-name="MP1" draw:layer="backgroundobjects" svg:width="8.561cm" svg:height="1.248cm" svg:x="0cm" svg:y="0cm" presentation:class="header">
        <draw:text-box>
          <text:p text:style-name="MP1"><text:span text:style-name="MT1"><presentation:header/></text:span></text:p>
        </draw:text-box>
      </draw:frame>
      <draw:frame draw:style-name="Mgr1" draw:text-style-name="MP2" draw:layer="backgroundobjects" svg:width="8.561cm" svg:height="1.248cm" svg:x="11.168cm" svg:y="0cm" presentation:class="date-time">
        <draw:text-box>
          <text:p text:style-name="MP2"><text:span text:style-name="MT1"><presentation:date-time/></text:span></text:p>
        </draw:text-box>
      </draw:frame>
      <draw:frame draw:style-name="Mgr2" draw:text-style-name="MP1" draw:layer="backgroundobjects" svg:width="8.561cm" svg:height="1.248cm" svg:x="0cm" svg:y="23.731cm" presentation:class="footer">
        <draw:text-box>
          <text:p text:style-name="MP1"><text:span text:style-name="MT1"><presentation:footer/></text:span></text:p>
        </draw:text-box>
      </draw:frame>
      <draw:frame draw:style-name="Mgr2" draw:text-style-name="MP2" draw:layer="backgroundobjects" svg:width="8.561cm" svg:height="1.248cm" svg:x="11.168cm" svg:y="23.731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977cm" svg:height="2.329cm" svg:x="1.057cm" svg:y="2.752cm" presentation:class="title" presentation:placeholder="true">
        <draw:text-box/>
      </draw:frame>
      <draw:frame presentation:style-name="Default-outline1" draw:layer="backgroundobjects" svg:width="22.649cm" svg:height="12.573cm" svg:x="3.597cm" svg:y="1.058cm" presentation:class="outline" presentation:placeholder="true">
        <draw:text-box/>
      </draw:frame>
      <draw:frame presentation:style-name="Mpr1" draw:text-style-name="MP4" draw:layer="backgroundobjects" svg:width="2.117cm" svg:height="1.271cm" svg:x="1.057cm" svg:y="1.058cm" presentation:class="page-number">
        <draw:text-box>
          <text:p text:style-name="MP3"><text:span text:style-name="MT2"><text:page-number>&lt;number&gt;</text:page-number></text:span></text:p>
        </draw:text-box>
      </draw:frame>
      <draw:line draw:style-name="Mgr3" draw:text-style-name="MP5" draw:layer="backgroundobjects" svg:x1="3.387cm" svg:y1="17.992cm" svg:x2="3.387cm" svg:y2="1.058cm">
        <text:p/>
      </draw:line>
      <presentation:notes style:page-layout-name="PM0">
        <draw:rect draw:style-name="Mgr4" draw:text-style-name="MP6" draw:layer="backgroundobjects" svg:width="19.73cm" svg:height="24.98cm" svg:x="0cm" svg:y="0cm">
          <text:p/>
        </draw:rect>
        <draw:frame presentation:style-name="Mpr2" draw:text-style-name="MP8" draw:layer="backgroundobjects" svg:width="8.546cm" svg:height="1.249cm" svg:x="0cm" svg:y="0cm" presentation:class="header">
          <draw:text-box>
            <text:p text:style-name="MP7"><text:span text:style-name="MT3"><presentation:header/></text:span></text:p>
          </draw:text-box>
        </draw:frame>
        <draw:frame presentation:style-name="Mpr2" draw:text-style-name="MP10" draw:layer="backgroundobjects" svg:width="8.546cm" svg:height="1.249cm" svg:x="11.183cm" svg:y="0cm" presentation:class="date-time">
          <draw:text-box>
            <text:p text:style-name="MP9"><text:span text:style-name="MT3"><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3" draw:text-style-name="MP8" draw:layer="backgroundobjects" svg:width="8.551cm" svg:height="1.165cm" svg:x="0.528cm" svg:y="23.472cm" presentation:class="footer">
          <draw:text-box>
            <text:p text:style-name="MP7"><text:span text:style-name="MT3"><presentation:footer/></text:span></text:p>
          </draw:text-box>
        </draw:frame>
        <draw:frame presentation:style-name="Mpr4" draw:text-style-name="MP10" draw:layer="backgroundobjects" svg:width="8.335cm" svg:height="0.909cm" svg:x="11.12cm" svg:y="23.728cm" presentation:class="page-number">
          <draw:text-box>
            <text:p text:style-name="MP9"><text:span text:style-name="MT4">Page </text:span><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date>2011-12-13T15:01:50</dc:date>
    <meta:print-date>1999-08-14T10:11:44</meta:print-date>
    <meta:editing-cycles>2731</meta:editing-cycles>
    <meta:editing-duration>PT576H30M56S</meta:editing-duration>
    <meta:generator>NeoOffice/3.1.2$Unix OpenOffice.org_project/Patch 4</meta:generator>
    <meta:document-statistic meta:object-count="1864"/>
  </office:meta>
</office:document-meta>
</file>